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8979in" table:align="center" style:writing-mode="lr-tb"/>
    </style:style>
    <style:style style:name="Table2.A" style:family="table-column">
      <style:table-column-properties style:column-width="1.6569in"/>
    </style:style>
    <style:style style:name="Table2.B" style:family="table-column">
      <style:table-column-properties style:column-width="0.4792in"/>
    </style:style>
    <style:style style:name="Table2.F" style:family="table-column">
      <style:table-column-properties style:column-width="0.7736in"/>
    </style:style>
    <style:style style:name="Table2.H" style:family="table-column">
      <style:table-column-properties style:column-width="0.7771in"/>
    </style:style>
    <style:style style:name="Table2.1" style:family="table-row">
      <style:table-row-properties style:keep-together="true" fo:keep-together="auto"/>
    </style:style>
    <style:style style:name="Table2.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H1" style:family="table-cell">
      <style:table-cell-properties style:vertical-align="top" fo:background-color="#999999" fo:padding="0.0104in" fo:border="0.75pt solid #000000" style:writing-mode="lr-tb">
        <style:background-image/>
      </style:table-cell-properties>
    </style:style>
    <style:style style:name="Table2.A3" style:family="table-cell">
      <style:table-cell-properties style:vertical-align="top" fo:padding="0.0104in" fo:border-left="0.75pt solid #000000" fo:border-right="none" fo:border-top="0.75pt solid #000000" fo:border-bottom="0.75pt solid #000000" style:writing-mode="lr-tb"/>
    </style:style>
    <style:style style:name="Table2.B3" style:family="table-cell">
      <style:table-cell-properties style:vertical-align="top" fo:padding="0.0104in" fo:border-left="0.75pt solid #000000" fo:border-right="none" fo:border-top="0.75pt solid #000000" fo:border-bottom="0.75pt solid #000000" style:writing-mode="lr-tb"/>
    </style:style>
    <style:style style:name="Table2.C3" style:family="table-cell">
      <style:table-cell-properties style:vertical-align="top" fo:padding="0.0104in" fo:border-left="0.75pt solid #000000" fo:border-right="none" fo:border-top="0.75pt solid #000000" fo:border-bottom="0.75pt solid #000000" style:writing-mode="lr-tb"/>
    </style:style>
    <style:style style:name="Table2.D3" style:family="table-cell">
      <style:table-cell-properties style:vertical-align="top" fo:padding="0.0104in" fo:border-left="0.75pt solid #000000" fo:border-right="none" fo:border-top="0.75pt solid #000000" fo:border-bottom="0.75pt solid #000000" style:writing-mode="lr-tb"/>
    </style:style>
    <style:style style:name="Table2.E3" style:family="table-cell">
      <style:table-cell-properties style:vertical-align="top" fo:padding="0.0104in" fo:border-left="0.75pt solid #000000" fo:border-right="none" fo:border-top="0.75pt solid #000000" fo:border-bottom="0.75pt solid #000000" style:writing-mode="lr-tb"/>
    </style:style>
    <style:style style:name="Table2.F3" style:family="table-cell">
      <style:table-cell-properties style:vertical-align="top" fo:padding="0.0104in" fo:border-left="0.75pt solid #000000" fo:border-right="none" fo:border-top="0.75pt solid #000000" fo:border-bottom="0.75pt solid #000000" style:writing-mode="lr-tb"/>
    </style:style>
    <style:style style:name="Table2.G3" style:family="table-cell">
      <style:table-cell-properties style:vertical-align="top" fo:padding="0.0104in" fo:border-left="0.75pt solid #000000" fo:border-right="none" fo:border-top="0.75pt solid #000000" fo:border-bottom="0.75pt solid #000000" style:writing-mode="lr-tb"/>
    </style:style>
    <style:style style:name="Table2.H3" style:family="table-cell">
      <style:table-cell-properties style:vertical-align="top" fo:padding="0.0104in" fo:border="0.75pt solid #000000" style:writing-mode="lr-tb"/>
    </style:style>
    <style:style style:name="Table6" style:family="table">
      <style:table-properties style:width="5.8979in" table:align="center" style:writing-mode="lr-tb"/>
    </style:style>
    <style:style style:name="Table6.A" style:family="table-column">
      <style:table-column-properties style:column-width="1.6764in"/>
    </style:style>
    <style:style style:name="Table6.B" style:family="table-column">
      <style:table-column-properties style:column-width="0.5in"/>
    </style:style>
    <style:style style:name="Table6.F" style:family="table-column">
      <style:table-column-properties style:column-width="0.7944in"/>
    </style:style>
    <style:style style:name="Table6.H" style:family="table-column">
      <style:table-column-properties style:column-width="0.6326in"/>
    </style:style>
    <style:style style:name="Table6.1" style:family="table-row">
      <style:table-row-properties style:min-row-height="0.1667in" style:keep-together="true" fo:keep-together="auto"/>
    </style:style>
    <style:style style:name="Table6.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6.H1" style:family="table-cell">
      <style:table-cell-properties style:vertical-align="top" fo:background-color="#999999" fo:padding="0.0104in" fo:border="0.75pt solid #000000" style:writing-mode="lr-tb">
        <style:background-image/>
      </style:table-cell-properties>
    </style:style>
    <style:style style:name="Table6.2" style:family="table-row">
      <style:table-row-properties style:min-row-height="0.1563in" style:keep-together="true" fo:keep-together="auto"/>
    </style:style>
    <style:style style:name="Table6.3" style:family="table-row">
      <style:table-row-properties style:keep-together="true" fo:keep-together="auto"/>
    </style:style>
    <style:style style:name="Table6.A3" style:family="table-cell">
      <style:table-cell-properties style:vertical-align="top" fo:padding="0.0104in" fo:border-left="0.75pt solid #000000" fo:border-right="none" fo:border-top="none" fo:border-bottom="0.75pt solid #000000" style:writing-mode="lr-tb"/>
    </style:style>
    <style:style style:name="Table6.B3" style:family="table-cell">
      <style:table-cell-properties style:vertical-align="top" fo:padding="0.0104in" fo:border-left="0.75pt solid #000000" fo:border-right="none" fo:border-top="none" fo:border-bottom="0.75pt solid #000000" style:writing-mode="lr-tb"/>
    </style:style>
    <style:style style:name="Table6.C3" style:family="table-cell">
      <style:table-cell-properties style:vertical-align="top" fo:padding="0.0104in" fo:border-left="0.75pt solid #000000" fo:border-right="none" fo:border-top="none" fo:border-bottom="0.75pt solid #000000" style:writing-mode="lr-tb"/>
    </style:style>
    <style:style style:name="Table6.D3" style:family="table-cell">
      <style:table-cell-properties style:vertical-align="top" fo:padding="0.0104in" fo:border-left="0.75pt solid #000000" fo:border-right="none" fo:border-top="none" fo:border-bottom="0.75pt solid #000000" style:writing-mode="lr-tb"/>
    </style:style>
    <style:style style:name="Table6.E3" style:family="table-cell">
      <style:table-cell-properties style:vertical-align="top" fo:padding="0.0104in" fo:border-left="0.75pt solid #000000" fo:border-right="none" fo:border-top="none" fo:border-bottom="0.75pt solid #000000" style:writing-mode="lr-tb"/>
    </style:style>
    <style:style style:name="Table6.F3" style:family="table-cell">
      <style:table-cell-properties style:vertical-align="top" fo:padding="0.0104in" fo:border-left="0.75pt solid #000000" fo:border-right="none" fo:border-top="none" fo:border-bottom="0.75pt solid #000000" style:writing-mode="lr-tb"/>
    </style:style>
    <style:style style:name="Table6.G3" style:family="table-cell">
      <style:table-cell-properties style:vertical-align="top" fo:padding="0.0104in" fo:border-left="0.75pt solid #000000" fo:border-right="none" fo:border-top="none" fo:border-bottom="0.75pt solid #000000" style:writing-mode="lr-tb"/>
    </style:style>
    <style:style style:name="Table6.H3" style:family="table-cell">
      <style:table-cell-properties style:vertical-align="top" fo:padding="0.0104in" fo:border-left="0.75pt solid #000000" fo:border-right="0.75pt solid #000000" fo:border-top="none" fo:border-bottom="0.75pt solid #000000" style:writing-mode="lr-tb"/>
    </style:style>
    <style:style style:name="Table6.4" style:family="table-row">
      <style:table-row-properties style:keep-together="true" fo:keep-together="auto"/>
    </style:style>
    <style:style style:name="Table6.A4" style:family="table-cell">
      <style:table-cell-properties style:vertical-align="top" fo:padding="0.0104in" fo:border-left="0.75pt solid #000000" fo:border-right="none" fo:border-top="none" fo:border-bottom="0.75pt solid #000000" style:writing-mode="lr-tb"/>
    </style:style>
    <style:style style:name="Table6.B4" style:family="table-cell">
      <style:table-cell-properties style:vertical-align="top" fo:padding="0.0104in" fo:border-left="0.75pt solid #000000" fo:border-right="none" fo:border-top="none" fo:border-bottom="0.75pt solid #000000" style:writing-mode="lr-tb"/>
    </style:style>
    <style:style style:name="Table6.C4" style:family="table-cell">
      <style:table-cell-properties style:vertical-align="top" fo:padding="0.0104in" fo:border-left="0.75pt solid #000000" fo:border-right="none" fo:border-top="none" fo:border-bottom="0.75pt solid #000000" style:writing-mode="lr-tb"/>
    </style:style>
    <style:style style:name="Table6.D4" style:family="table-cell">
      <style:table-cell-properties style:vertical-align="top" fo:padding="0.0104in" fo:border-left="0.75pt solid #000000" fo:border-right="none" fo:border-top="none" fo:border-bottom="0.75pt solid #000000" style:writing-mode="lr-tb"/>
    </style:style>
    <style:style style:name="Table6.E4" style:family="table-cell">
      <style:table-cell-properties style:vertical-align="top" fo:padding="0.0104in" fo:border-left="0.75pt solid #000000" fo:border-right="none" fo:border-top="none" fo:border-bottom="0.75pt solid #000000" style:writing-mode="lr-tb"/>
    </style:style>
    <style:style style:name="Table6.F4" style:family="table-cell">
      <style:table-cell-properties style:vertical-align="top" fo:padding="0.0104in" fo:border-left="0.75pt solid #000000" fo:border-right="none" fo:border-top="none" fo:border-bottom="0.75pt solid #000000" style:writing-mode="lr-tb"/>
    </style:style>
    <style:style style:name="Table6.G4" style:family="table-cell">
      <style:table-cell-properties style:vertical-align="top" fo:padding="0.0104in" fo:border-left="0.75pt solid #000000" fo:border-right="none" fo:border-top="none" fo:border-bottom="0.75pt solid #000000" style:writing-mode="lr-tb"/>
    </style:style>
    <style:style style:name="Table6.H4" style:family="table-cell">
      <style:table-cell-properties style:vertical-align="top" fo:padding="0.0104in" fo:border-left="0.75pt solid #000000" fo:border-right="0.75pt solid #000000" fo:border-top="none" fo:border-bottom="0.75pt solid #000000" style:writing-mode="lr-tb"/>
    </style:style>
    <style:style style:name="Table6.5" style:family="table-row">
      <style:table-row-properties style:keep-together="true" fo:keep-together="auto"/>
    </style:style>
    <style:style style:name="Table6.A5" style:family="table-cell">
      <style:table-cell-properties style:vertical-align="top" fo:padding="0.0104in" fo:border-left="0.75pt solid #000000" fo:border-right="none" fo:border-top="0.75pt solid #000000" fo:border-bottom="0.75pt solid #000000" style:writing-mode="lr-tb"/>
    </style:style>
    <style:style style:name="Table6.B5" style:family="table-cell">
      <style:table-cell-properties style:vertical-align="top" fo:padding="0.0104in" fo:border-left="0.75pt solid #000000" fo:border-right="none" fo:border-top="0.75pt solid #000000" fo:border-bottom="0.75pt solid #000000" style:writing-mode="lr-tb"/>
    </style:style>
    <style:style style:name="Table6.C5" style:family="table-cell">
      <style:table-cell-properties style:vertical-align="top" fo:padding="0.0104in" fo:border-left="0.75pt solid #000000" fo:border-right="none" fo:border-top="0.75pt solid #000000" fo:border-bottom="0.75pt solid #000000" style:writing-mode="lr-tb"/>
    </style:style>
    <style:style style:name="Table6.D5" style:family="table-cell">
      <style:table-cell-properties style:vertical-align="top" fo:padding="0.0104in" fo:border-left="0.75pt solid #000000" fo:border-right="none" fo:border-top="0.75pt solid #000000" fo:border-bottom="0.75pt solid #000000" style:writing-mode="lr-tb"/>
    </style:style>
    <style:style style:name="Table6.E5" style:family="table-cell">
      <style:table-cell-properties style:vertical-align="top" fo:padding="0.0104in" fo:border-left="0.75pt solid #000000" fo:border-right="none" fo:border-top="0.75pt solid #000000" fo:border-bottom="0.75pt solid #000000" style:writing-mode="lr-tb"/>
    </style:style>
    <style:style style:name="Table6.F5" style:family="table-cell">
      <style:table-cell-properties style:vertical-align="top" fo:padding="0.0104in" fo:border-left="0.75pt solid #000000" fo:border-right="none" fo:border-top="0.75pt solid #000000" fo:border-bottom="0.75pt solid #000000" style:writing-mode="lr-tb"/>
    </style:style>
    <style:style style:name="Table6.G5" style:family="table-cell">
      <style:table-cell-properties style:vertical-align="top" fo:padding="0.0104in" fo:border-left="0.75pt solid #000000" fo:border-right="none" fo:border-top="0.75pt solid #000000" fo:border-bottom="0.75pt solid #000000" style:writing-mode="lr-tb"/>
    </style:style>
    <style:style style:name="Table6.H5" style:family="table-cell">
      <style:table-cell-properties style:vertical-align="top" fo:padding="0.0104in" fo:border="0.75pt solid #000000" style:writing-mode="lr-tb"/>
    </style:style>
    <style:style style:name="Table6.6" style:family="table-row">
      <style:table-row-properties style:keep-together="true" fo:keep-together="auto"/>
    </style:style>
    <style:style style:name="Table6.A6" style:family="table-cell">
      <style:table-cell-properties style:vertical-align="top" fo:padding="0.0104in" fo:border-left="0.75pt solid #000000" fo:border-right="none" fo:border-top="none" fo:border-bottom="0.75pt solid #000000" style:writing-mode="lr-tb"/>
    </style:style>
    <style:style style:name="Table6.B6" style:family="table-cell">
      <style:table-cell-properties style:vertical-align="top" fo:padding="0.0104in" fo:border-left="0.75pt solid #000000" fo:border-right="none" fo:border-top="none" fo:border-bottom="0.75pt solid #000000" style:writing-mode="lr-tb"/>
    </style:style>
    <style:style style:name="Table6.C6" style:family="table-cell">
      <style:table-cell-properties style:vertical-align="top" fo:padding="0.0104in" fo:border-left="0.75pt solid #000000" fo:border-right="none" fo:border-top="none" fo:border-bottom="0.75pt solid #000000" style:writing-mode="lr-tb"/>
    </style:style>
    <style:style style:name="Table6.D6" style:family="table-cell">
      <style:table-cell-properties style:vertical-align="top" fo:padding="0.0104in" fo:border-left="0.75pt solid #000000" fo:border-right="none" fo:border-top="none" fo:border-bottom="0.75pt solid #000000" style:writing-mode="lr-tb"/>
    </style:style>
    <style:style style:name="Table6.E6" style:family="table-cell">
      <style:table-cell-properties style:vertical-align="top" fo:padding="0.0104in" fo:border-left="0.75pt solid #000000" fo:border-right="none" fo:border-top="none" fo:border-bottom="0.75pt solid #000000" style:writing-mode="lr-tb"/>
    </style:style>
    <style:style style:name="Table6.F6" style:family="table-cell">
      <style:table-cell-properties style:vertical-align="top" fo:padding="0.0104in" fo:border-left="0.75pt solid #000000" fo:border-right="none" fo:border-top="none" fo:border-bottom="0.75pt solid #000000" style:writing-mode="lr-tb"/>
    </style:style>
    <style:style style:name="Table6.G6" style:family="table-cell">
      <style:table-cell-properties style:vertical-align="top" fo:padding="0.0104in" fo:border-left="0.75pt solid #000000" fo:border-right="none" fo:border-top="none" fo:border-bottom="0.75pt solid #000000" style:writing-mode="lr-tb"/>
    </style:style>
    <style:style style:name="Table6.H6" style:family="table-cell">
      <style:table-cell-properties style:vertical-align="top" fo:padding="0.0104in" fo:border-left="0.75pt solid #000000" fo:border-right="0.75pt solid #000000" fo:border-top="none" fo:border-bottom="0.75pt solid #000000" style:writing-mode="lr-tb"/>
    </style:style>
    <style:style style:name="Table6.7" style:family="table-row">
      <style:table-row-properties style:keep-together="true" fo:keep-together="auto"/>
    </style:style>
    <style:style style:name="Table6.A7" style:family="table-cell">
      <style:table-cell-properties style:vertical-align="top" fo:padding="0.0104in" fo:border-left="0.75pt solid #000000" fo:border-right="none" fo:border-top="0.75pt solid #000000" fo:border-bottom="0.75pt solid #000000" style:writing-mode="lr-tb"/>
    </style:style>
    <style:style style:name="Table6.B7" style:family="table-cell">
      <style:table-cell-properties style:vertical-align="top" fo:padding="0.0104in" fo:border-left="0.75pt solid #000000" fo:border-right="none" fo:border-top="0.75pt solid #000000" fo:border-bottom="0.75pt solid #000000" style:writing-mode="lr-tb"/>
    </style:style>
    <style:style style:name="Table6.C7" style:family="table-cell">
      <style:table-cell-properties style:vertical-align="top" fo:padding="0.0104in" fo:border-left="0.75pt solid #000000" fo:border-right="none" fo:border-top="0.75pt solid #000000" fo:border-bottom="0.75pt solid #000000" style:writing-mode="lr-tb"/>
    </style:style>
    <style:style style:name="Table6.D7" style:family="table-cell">
      <style:table-cell-properties style:vertical-align="top" fo:padding="0.0104in" fo:border-left="0.75pt solid #000000" fo:border-right="none" fo:border-top="0.75pt solid #000000" fo:border-bottom="0.75pt solid #000000" style:writing-mode="lr-tb"/>
    </style:style>
    <style:style style:name="Table6.E7" style:family="table-cell">
      <style:table-cell-properties style:vertical-align="top" fo:padding="0.0104in" fo:border-left="0.75pt solid #000000" fo:border-right="none" fo:border-top="0.75pt solid #000000" fo:border-bottom="0.75pt solid #000000" style:writing-mode="lr-tb"/>
    </style:style>
    <style:style style:name="Table6.F7" style:family="table-cell">
      <style:table-cell-properties style:vertical-align="top" fo:padding="0.0104in" fo:border-left="0.75pt solid #000000" fo:border-right="none" fo:border-top="0.75pt solid #000000" fo:border-bottom="0.75pt solid #000000" style:writing-mode="lr-tb"/>
    </style:style>
    <style:style style:name="Table6.G7" style:family="table-cell">
      <style:table-cell-properties style:vertical-align="top" fo:padding="0.0104in" fo:border-left="0.75pt solid #000000" fo:border-right="none" fo:border-top="0.75pt solid #000000" fo:border-bottom="0.75pt solid #000000" style:writing-mode="lr-tb"/>
    </style:style>
    <style:style style:name="Table6.H7" style:family="table-cell">
      <style:table-cell-properties style:vertical-align="top" fo:padding="0.0104in" fo:border="0.75pt solid #000000" style:writing-mode="lr-tb"/>
    </style:style>
    <style:style style:name="Table6.8" style:family="table-row">
      <style:table-row-properties style:keep-together="true" fo:keep-together="auto"/>
    </style:style>
    <style:style style:name="Table6.A8" style:family="table-cell">
      <style:table-cell-properties style:vertical-align="top" fo:padding="0.0104in" fo:border-left="0.75pt solid #000000" fo:border-right="none" fo:border-top="0.75pt solid #000000" fo:border-bottom="0.75pt solid #000000" style:writing-mode="lr-tb"/>
    </style:style>
    <style:style style:name="Table6.B8" style:family="table-cell">
      <style:table-cell-properties style:vertical-align="top" fo:padding="0.0104in" fo:border-left="0.75pt solid #000000" fo:border-right="none" fo:border-top="0.75pt solid #000000" fo:border-bottom="0.75pt solid #000000" style:writing-mode="lr-tb"/>
    </style:style>
    <style:style style:name="Table6.C8" style:family="table-cell">
      <style:table-cell-properties style:vertical-align="top" fo:padding="0.0104in" fo:border-left="0.75pt solid #000000" fo:border-right="none" fo:border-top="0.75pt solid #000000" fo:border-bottom="0.75pt solid #000000" style:writing-mode="lr-tb"/>
    </style:style>
    <style:style style:name="Table6.D8" style:family="table-cell">
      <style:table-cell-properties style:vertical-align="top" fo:padding="0.0104in" fo:border-left="0.75pt solid #000000" fo:border-right="none" fo:border-top="0.75pt solid #000000" fo:border-bottom="0.75pt solid #000000" style:writing-mode="lr-tb"/>
    </style:style>
    <style:style style:name="Table6.E8" style:family="table-cell">
      <style:table-cell-properties style:vertical-align="top" fo:padding="0.0104in" fo:border-left="0.75pt solid #000000" fo:border-right="none" fo:border-top="0.75pt solid #000000" fo:border-bottom="0.75pt solid #000000" style:writing-mode="lr-tb"/>
    </style:style>
    <style:style style:name="Table6.F8" style:family="table-cell">
      <style:table-cell-properties style:vertical-align="top" fo:padding="0.0104in" fo:border-left="0.75pt solid #000000" fo:border-right="none" fo:border-top="0.75pt solid #000000" fo:border-bottom="0.75pt solid #000000" style:writing-mode="lr-tb"/>
    </style:style>
    <style:style style:name="Table6.G8" style:family="table-cell">
      <style:table-cell-properties style:vertical-align="top" fo:padding="0.0104in" fo:border-left="0.75pt solid #000000" fo:border-right="none" fo:border-top="0.75pt solid #000000" fo:border-bottom="0.75pt solid #000000" style:writing-mode="lr-tb"/>
    </style:style>
    <style:style style:name="Table6.H8" style:family="table-cell">
      <style:table-cell-properties style:vertical-align="top" fo:padding="0.0104in" fo:border="0.75pt solid #000000" style:writing-mode="lr-tb"/>
    </style:style>
    <style:style style:name="Table6.9" style:family="table-row">
      <style:table-row-properties style:keep-together="true" fo:keep-together="auto"/>
    </style:style>
    <style:style style:name="Table6.A9" style:family="table-cell">
      <style:table-cell-properties style:vertical-align="top" fo:padding="0.0104in" fo:border-left="0.75pt solid #000000" fo:border-right="none" fo:border-top="0.75pt solid #000000" fo:border-bottom="0.75pt solid #000000" style:writing-mode="lr-tb"/>
    </style:style>
    <style:style style:name="Table6.B9" style:family="table-cell">
      <style:table-cell-properties style:vertical-align="top" fo:padding="0.0104in" fo:border-left="0.75pt solid #000000" fo:border-right="none" fo:border-top="0.75pt solid #000000" fo:border-bottom="0.75pt solid #000000" style:writing-mode="lr-tb"/>
    </style:style>
    <style:style style:name="Table6.C9" style:family="table-cell">
      <style:table-cell-properties style:vertical-align="top" fo:padding="0.0104in" fo:border-left="0.75pt solid #000000" fo:border-right="none" fo:border-top="0.75pt solid #000000" fo:border-bottom="0.75pt solid #000000" style:writing-mode="lr-tb"/>
    </style:style>
    <style:style style:name="Table6.D9" style:family="table-cell">
      <style:table-cell-properties style:vertical-align="top" fo:padding="0.0104in" fo:border-left="0.75pt solid #000000" fo:border-right="none" fo:border-top="0.75pt solid #000000" fo:border-bottom="0.75pt solid #000000" style:writing-mode="lr-tb"/>
    </style:style>
    <style:style style:name="Table6.E9" style:family="table-cell">
      <style:table-cell-properties style:vertical-align="top" fo:padding="0.0104in" fo:border-left="0.75pt solid #000000" fo:border-right="none" fo:border-top="0.75pt solid #000000" fo:border-bottom="0.75pt solid #000000" style:writing-mode="lr-tb"/>
    </style:style>
    <style:style style:name="Table6.F9" style:family="table-cell">
      <style:table-cell-properties style:vertical-align="top" fo:padding="0.0104in" fo:border-left="0.75pt solid #000000" fo:border-right="none" fo:border-top="0.75pt solid #000000" fo:border-bottom="0.75pt solid #000000" style:writing-mode="lr-tb"/>
    </style:style>
    <style:style style:name="Table6.G9" style:family="table-cell">
      <style:table-cell-properties style:vertical-align="top" fo:padding="0.0104in" fo:border-left="0.75pt solid #000000" fo:border-right="none" fo:border-top="0.75pt solid #000000" fo:border-bottom="0.75pt solid #000000" style:writing-mode="lr-tb"/>
    </style:style>
    <style:style style:name="Table6.H9" style:family="table-cell">
      <style:table-cell-properties style:vertical-align="top" fo:padding="0.0104in" fo:border="0.75pt solid #000000" style:writing-mode="lr-tb"/>
    </style:style>
    <style:style style:name="Table6.10" style:family="table-row">
      <style:table-row-properties style:keep-together="true" fo:keep-together="auto"/>
    </style:style>
    <style:style style:name="Table6.A10" style:family="table-cell">
      <style:table-cell-properties style:vertical-align="top" fo:padding="0.0104in" fo:border-left="0.75pt solid #000000" fo:border-right="none" fo:border-top="0.75pt solid #000000" fo:border-bottom="0.75pt solid #000000" style:writing-mode="lr-tb"/>
    </style:style>
    <style:style style:name="Table6.B10" style:family="table-cell">
      <style:table-cell-properties style:vertical-align="top" fo:padding="0.0104in" fo:border-left="0.75pt solid #000000" fo:border-right="none" fo:border-top="0.75pt solid #000000" fo:border-bottom="0.75pt solid #000000" style:writing-mode="lr-tb"/>
    </style:style>
    <style:style style:name="Table6.C10" style:family="table-cell">
      <style:table-cell-properties style:vertical-align="top" fo:padding="0.0104in" fo:border-left="0.75pt solid #000000" fo:border-right="none" fo:border-top="0.75pt solid #000000" fo:border-bottom="0.75pt solid #000000" style:writing-mode="lr-tb"/>
    </style:style>
    <style:style style:name="Table6.D10" style:family="table-cell">
      <style:table-cell-properties style:vertical-align="top" fo:padding="0.0104in" fo:border-left="0.75pt solid #000000" fo:border-right="none" fo:border-top="0.75pt solid #000000" fo:border-bottom="0.75pt solid #000000" style:writing-mode="lr-tb"/>
    </style:style>
    <style:style style:name="Table6.E10" style:family="table-cell">
      <style:table-cell-properties style:vertical-align="top" fo:padding="0.0104in" fo:border-left="0.75pt solid #000000" fo:border-right="none" fo:border-top="0.75pt solid #000000" fo:border-bottom="0.75pt solid #000000" style:writing-mode="lr-tb"/>
    </style:style>
    <style:style style:name="Table6.F10" style:family="table-cell">
      <style:table-cell-properties style:vertical-align="top" fo:padding="0.0104in" fo:border-left="0.75pt solid #000000" fo:border-right="none" fo:border-top="0.75pt solid #000000" fo:border-bottom="0.75pt solid #000000" style:writing-mode="lr-tb"/>
    </style:style>
    <style:style style:name="Table6.G10" style:family="table-cell">
      <style:table-cell-properties style:vertical-align="top" fo:padding="0.0104in" fo:border-left="0.75pt solid #000000" fo:border-right="none" fo:border-top="0.75pt solid #000000" fo:border-bottom="0.75pt solid #000000" style:writing-mode="lr-tb"/>
    </style:style>
    <style:style style:name="Table6.H10" style:family="table-cell">
      <style:table-cell-properties style:vertical-align="top" fo:padding="0.0104in" fo:border="0.75pt solid #000000" style:writing-mode="lr-tb"/>
    </style:style>
    <style:style style:name="Table6.11" style:family="table-row">
      <style:table-row-properties style:keep-together="true" fo:keep-together="auto"/>
    </style:style>
    <style:style style:name="Table6.A11" style:family="table-cell">
      <style:table-cell-properties style:vertical-align="top" fo:padding="0.0104in" fo:border-left="0.75pt solid #000000" fo:border-right="none" fo:border-top="0.75pt solid #000000" fo:border-bottom="0.75pt solid #000000" style:writing-mode="lr-tb"/>
    </style:style>
    <style:style style:name="Table6.B11" style:family="table-cell">
      <style:table-cell-properties style:vertical-align="top" fo:padding="0.0104in" fo:border-left="0.75pt solid #000000" fo:border-right="none" fo:border-top="0.75pt solid #000000" fo:border-bottom="0.75pt solid #000000" style:writing-mode="lr-tb"/>
    </style:style>
    <style:style style:name="Table6.C11" style:family="table-cell">
      <style:table-cell-properties style:vertical-align="top" fo:padding="0.0104in" fo:border-left="0.75pt solid #000000" fo:border-right="none" fo:border-top="0.75pt solid #000000" fo:border-bottom="0.75pt solid #000000" style:writing-mode="lr-tb"/>
    </style:style>
    <style:style style:name="Table6.D11" style:family="table-cell">
      <style:table-cell-properties style:vertical-align="top" fo:padding="0.0104in" fo:border-left="0.75pt solid #000000" fo:border-right="none" fo:border-top="0.75pt solid #000000" fo:border-bottom="0.75pt solid #000000" style:writing-mode="lr-tb"/>
    </style:style>
    <style:style style:name="Table6.E11" style:family="table-cell">
      <style:table-cell-properties style:vertical-align="top" fo:padding="0.0104in" fo:border-left="0.75pt solid #000000" fo:border-right="none" fo:border-top="0.75pt solid #000000" fo:border-bottom="0.75pt solid #000000" style:writing-mode="lr-tb"/>
    </style:style>
    <style:style style:name="Table6.F11" style:family="table-cell">
      <style:table-cell-properties style:vertical-align="top" fo:padding="0.0104in" fo:border-left="0.75pt solid #000000" fo:border-right="none" fo:border-top="0.75pt solid #000000" fo:border-bottom="0.75pt solid #000000" style:writing-mode="lr-tb"/>
    </style:style>
    <style:style style:name="Table6.G11" style:family="table-cell">
      <style:table-cell-properties style:vertical-align="top" fo:padding="0.0104in" fo:border-left="0.75pt solid #000000" fo:border-right="none" fo:border-top="0.75pt solid #000000" fo:border-bottom="0.75pt solid #000000" style:writing-mode="lr-tb"/>
    </style:style>
    <style:style style:name="Table6.H11" style:family="table-cell">
      <style:table-cell-properties style:vertical-align="top" fo:padding="0.0104in" fo:border="0.75pt solid #000000" style:writing-mode="lr-tb"/>
    </style:style>
    <style:style style:name="Table6.12" style:family="table-row">
      <style:table-row-properties style:keep-together="true" fo:keep-together="auto"/>
    </style:style>
    <style:style style:name="Table6.A12" style:family="table-cell">
      <style:table-cell-properties style:vertical-align="top" fo:padding="0.0104in" fo:border-left="0.75pt solid #000000" fo:border-right="none" fo:border-top="none" fo:border-bottom="0.75pt solid #000000" style:writing-mode="lr-tb"/>
    </style:style>
    <style:style style:name="Table6.B12" style:family="table-cell">
      <style:table-cell-properties style:vertical-align="top" fo:padding="0.0104in" fo:border-left="0.75pt solid #000000" fo:border-right="none" fo:border-top="none" fo:border-bottom="0.75pt solid #000000" style:writing-mode="lr-tb"/>
    </style:style>
    <style:style style:name="Table6.C12" style:family="table-cell">
      <style:table-cell-properties style:vertical-align="top" fo:padding="0.0104in" fo:border-left="0.75pt solid #000000" fo:border-right="none" fo:border-top="none" fo:border-bottom="0.75pt solid #000000" style:writing-mode="lr-tb"/>
    </style:style>
    <style:style style:name="Table6.D12" style:family="table-cell">
      <style:table-cell-properties style:vertical-align="top" fo:padding="0.0104in" fo:border-left="0.75pt solid #000000" fo:border-right="none" fo:border-top="none" fo:border-bottom="0.75pt solid #000000" style:writing-mode="lr-tb"/>
    </style:style>
    <style:style style:name="Table6.E12" style:family="table-cell">
      <style:table-cell-properties style:vertical-align="top" fo:padding="0.0104in" fo:border-left="0.75pt solid #000000" fo:border-right="none" fo:border-top="none" fo:border-bottom="0.75pt solid #000000" style:writing-mode="lr-tb"/>
    </style:style>
    <style:style style:name="Table6.F12" style:family="table-cell">
      <style:table-cell-properties style:vertical-align="top" fo:padding="0.0104in" fo:border-left="0.75pt solid #000000" fo:border-right="none" fo:border-top="none" fo:border-bottom="0.75pt solid #000000" style:writing-mode="lr-tb"/>
    </style:style>
    <style:style style:name="Table6.G12" style:family="table-cell">
      <style:table-cell-properties style:vertical-align="top" fo:padding="0.0104in" fo:border-left="0.75pt solid #000000" fo:border-right="none" fo:border-top="none" fo:border-bottom="0.75pt solid #000000" style:writing-mode="lr-tb"/>
    </style:style>
    <style:style style:name="Table6.H12" style:family="table-cell">
      <style:table-cell-properties style:vertical-align="top" fo:padding="0.0104in" fo:border-left="0.75pt solid #000000" fo:border-right="0.75pt solid #000000" fo:border-top="none" fo:border-bottom="0.75pt solid #000000" style:writing-mode="lr-tb"/>
    </style:style>
    <style:style style:name="Table6.13" style:family="table-row">
      <style:table-row-properties style:keep-together="true" fo:keep-together="auto"/>
    </style:style>
    <style:style style:name="Table6.A13" style:family="table-cell">
      <style:table-cell-properties style:vertical-align="top" fo:padding="0.0104in" fo:border-left="0.75pt solid #000000" fo:border-right="none" fo:border-top="0.75pt solid #000000" fo:border-bottom="0.75pt solid #000000" style:writing-mode="lr-tb"/>
    </style:style>
    <style:style style:name="Table6.B13" style:family="table-cell">
      <style:table-cell-properties style:vertical-align="top" fo:padding="0.0104in" fo:border-left="0.75pt solid #000000" fo:border-right="none" fo:border-top="0.75pt solid #000000" fo:border-bottom="0.75pt solid #000000" style:writing-mode="lr-tb"/>
    </style:style>
    <style:style style:name="Table6.C13" style:family="table-cell">
      <style:table-cell-properties style:vertical-align="top" fo:padding="0.0104in" fo:border-left="0.75pt solid #000000" fo:border-right="none" fo:border-top="0.75pt solid #000000" fo:border-bottom="0.75pt solid #000000" style:writing-mode="lr-tb"/>
    </style:style>
    <style:style style:name="Table6.D13" style:family="table-cell">
      <style:table-cell-properties style:vertical-align="top" fo:padding="0.0104in" fo:border-left="0.75pt solid #000000" fo:border-right="none" fo:border-top="0.75pt solid #000000" fo:border-bottom="0.75pt solid #000000" style:writing-mode="lr-tb"/>
    </style:style>
    <style:style style:name="Table6.E13" style:family="table-cell">
      <style:table-cell-properties style:vertical-align="top" fo:padding="0.0104in" fo:border-left="0.75pt solid #000000" fo:border-right="none" fo:border-top="0.75pt solid #000000" fo:border-bottom="0.75pt solid #000000" style:writing-mode="lr-tb"/>
    </style:style>
    <style:style style:name="Table6.F13" style:family="table-cell">
      <style:table-cell-properties style:vertical-align="top" fo:padding="0.0104in" fo:border-left="0.75pt solid #000000" fo:border-right="none" fo:border-top="0.75pt solid #000000" fo:border-bottom="0.75pt solid #000000" style:writing-mode="lr-tb"/>
    </style:style>
    <style:style style:name="Table6.G13" style:family="table-cell">
      <style:table-cell-properties style:vertical-align="top" fo:padding="0.0104in" fo:border-left="0.75pt solid #000000" fo:border-right="none" fo:border-top="0.75pt solid #000000" fo:border-bottom="0.75pt solid #000000" style:writing-mode="lr-tb"/>
    </style:style>
    <style:style style:name="Table6.H13" style:family="table-cell">
      <style:table-cell-properties style:vertical-align="top" fo:padding="0.0104in" fo:border="0.75pt solid #000000" style:writing-mode="lr-tb"/>
    </style:style>
    <style:style style:name="Table6.14" style:family="table-row">
      <style:table-row-properties style:keep-together="true" fo:keep-together="auto"/>
    </style:style>
    <style:style style:name="Table6.A14" style:family="table-cell">
      <style:table-cell-properties style:vertical-align="top" fo:padding="0.0104in" fo:border-left="0.75pt solid #000000" fo:border-right="none" fo:border-top="none" fo:border-bottom="0.75pt solid #000000" style:writing-mode="lr-tb"/>
    </style:style>
    <style:style style:name="Table6.B14" style:family="table-cell">
      <style:table-cell-properties style:vertical-align="top" fo:padding="0.0104in" fo:border-left="0.75pt solid #000000" fo:border-right="none" fo:border-top="none" fo:border-bottom="0.75pt solid #000000" style:writing-mode="lr-tb"/>
    </style:style>
    <style:style style:name="Table6.C14" style:family="table-cell">
      <style:table-cell-properties style:vertical-align="top" fo:padding="0.0104in" fo:border-left="0.75pt solid #000000" fo:border-right="none" fo:border-top="none" fo:border-bottom="0.75pt solid #000000" style:writing-mode="lr-tb"/>
    </style:style>
    <style:style style:name="Table6.D14" style:family="table-cell">
      <style:table-cell-properties style:vertical-align="top" fo:padding="0.0104in" fo:border-left="0.75pt solid #000000" fo:border-right="none" fo:border-top="none" fo:border-bottom="0.75pt solid #000000" style:writing-mode="lr-tb"/>
    </style:style>
    <style:style style:name="Table6.E14" style:family="table-cell">
      <style:table-cell-properties style:vertical-align="top" fo:padding="0.0104in" fo:border-left="0.75pt solid #000000" fo:border-right="none" fo:border-top="none" fo:border-bottom="0.75pt solid #000000" style:writing-mode="lr-tb"/>
    </style:style>
    <style:style style:name="Table6.F14" style:family="table-cell">
      <style:table-cell-properties style:vertical-align="top" fo:padding="0.0104in" fo:border-left="0.75pt solid #000000" fo:border-right="none" fo:border-top="none" fo:border-bottom="0.75pt solid #000000" style:writing-mode="lr-tb"/>
    </style:style>
    <style:style style:name="Table6.G14" style:family="table-cell">
      <style:table-cell-properties style:vertical-align="top" fo:padding="0.0104in" fo:border-left="0.75pt solid #000000" fo:border-right="none" fo:border-top="none" fo:border-bottom="0.75pt solid #000000" style:writing-mode="lr-tb"/>
    </style:style>
    <style:style style:name="Table6.H14" style:family="table-cell">
      <style:table-cell-properties style:vertical-align="top" fo:padding="0.0104in" fo:border-left="0.75pt solid #000000" fo:border-right="0.75pt solid #000000" fo:border-top="none" fo:border-bottom="0.75pt solid #000000" style:writing-mode="lr-tb"/>
    </style:style>
    <style:style style:name="Table9" style:family="table">
      <style:table-properties style:width="5.8979in" table:align="center" style:writing-mode="lr-tb"/>
    </style:style>
    <style:style style:name="Table9.A" style:family="table-column">
      <style:table-column-properties style:column-width="1.6764in"/>
    </style:style>
    <style:style style:name="Table9.B" style:family="table-column">
      <style:table-column-properties style:column-width="0.5in"/>
    </style:style>
    <style:style style:name="Table9.F" style:family="table-column">
      <style:table-column-properties style:column-width="0.7944in"/>
    </style:style>
    <style:style style:name="Table9.H" style:family="table-column">
      <style:table-column-properties style:column-width="0.6326in"/>
    </style:style>
    <style:style style:name="Table9.1" style:family="table-row">
      <style:table-row-properties style:keep-together="true" fo:keep-together="auto"/>
    </style:style>
    <style:style style:name="Table9.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9.H1" style:family="table-cell">
      <style:table-cell-properties style:vertical-align="top" fo:background-color="#999999" fo:padding="0.0104in" fo:border="0.75pt solid #000000" style:writing-mode="lr-tb">
        <style:background-image/>
      </style:table-cell-properties>
    </style:style>
    <style:style style:name="Table9.A3" style:family="table-cell">
      <style:table-cell-properties style:vertical-align="top" fo:padding="0.0104in" fo:border-left="0.75pt solid #000000" fo:border-right="none" fo:border-top="0.75pt solid #000000" fo:border-bottom="0.75pt solid #000000" style:writing-mode="lr-tb"/>
    </style:style>
    <style:style style:name="Table9.B3" style:family="table-cell">
      <style:table-cell-properties style:vertical-align="top" fo:padding="0.0104in" fo:border-left="0.75pt solid #000000" fo:border-right="none" fo:border-top="0.75pt solid #000000" fo:border-bottom="0.75pt solid #000000" style:writing-mode="lr-tb"/>
    </style:style>
    <style:style style:name="Table9.C3" style:family="table-cell">
      <style:table-cell-properties style:vertical-align="top" fo:padding="0.0104in" fo:border-left="0.75pt solid #000000" fo:border-right="none" fo:border-top="0.75pt solid #000000" fo:border-bottom="0.75pt solid #000000" style:writing-mode="lr-tb"/>
    </style:style>
    <style:style style:name="Table9.D3" style:family="table-cell">
      <style:table-cell-properties style:vertical-align="top" fo:padding="0.0104in" fo:border-left="0.75pt solid #000000" fo:border-right="none" fo:border-top="0.75pt solid #000000" fo:border-bottom="0.75pt solid #000000" style:writing-mode="lr-tb"/>
    </style:style>
    <style:style style:name="Table9.E3" style:family="table-cell">
      <style:table-cell-properties style:vertical-align="top" fo:padding="0.0104in" fo:border-left="0.75pt solid #000000" fo:border-right="none" fo:border-top="0.75pt solid #000000" fo:border-bottom="0.75pt solid #000000" style:writing-mode="lr-tb"/>
    </style:style>
    <style:style style:name="Table9.F3" style:family="table-cell">
      <style:table-cell-properties style:vertical-align="top" fo:padding="0.0104in" fo:border-left="0.75pt solid #000000" fo:border-right="none" fo:border-top="0.75pt solid #000000" fo:border-bottom="0.75pt solid #000000" style:writing-mode="lr-tb"/>
    </style:style>
    <style:style style:name="Table9.G3" style:family="table-cell">
      <style:table-cell-properties style:vertical-align="top" fo:padding="0.0104in" fo:border-left="0.75pt solid #000000" fo:border-right="none" fo:border-top="0.75pt solid #000000" fo:border-bottom="0.75pt solid #000000" style:writing-mode="lr-tb"/>
    </style:style>
    <style:style style:name="Table9.H3" style:family="table-cell">
      <style:table-cell-properties style:vertical-align="top" fo:padding="0.0104in" fo:border="0.75pt solid #000000" style:writing-mode="lr-tb"/>
    </style:style>
    <style:style style:name="Table9.A4" style:family="table-cell">
      <style:table-cell-properties style:vertical-align="middle" fo:padding="0.0104in" fo:border-left="0.75pt solid #000000" fo:border-right="none" fo:border-top="0.75pt solid #000000" fo:border-bottom="0.75pt solid #000000" style:writing-mode="lr-tb"/>
    </style:style>
    <style:style style:name="Table9.B4" style:family="table-cell">
      <style:table-cell-properties style:vertical-align="top" fo:padding="0.0104in" fo:border-left="0.75pt solid #000000" fo:border-right="none" fo:border-top="0.75pt solid #000000" fo:border-bottom="0.75pt solid #000000" style:writing-mode="lr-tb"/>
    </style:style>
    <style:style style:name="Table9.C4" style:family="table-cell">
      <style:table-cell-properties style:vertical-align="top" fo:padding="0.0104in" fo:border-left="0.75pt solid #000000" fo:border-right="none" fo:border-top="0.75pt solid #000000" fo:border-bottom="0.75pt solid #000000" style:writing-mode="lr-tb"/>
    </style:style>
    <style:style style:name="Table9.D4" style:family="table-cell">
      <style:table-cell-properties style:vertical-align="top" fo:padding="0.0104in" fo:border-left="0.75pt solid #000000" fo:border-right="none" fo:border-top="0.75pt solid #000000" fo:border-bottom="0.75pt solid #000000" style:writing-mode="lr-tb"/>
    </style:style>
    <style:style style:name="Table9.E4" style:family="table-cell">
      <style:table-cell-properties style:vertical-align="top" fo:padding="0.0104in" fo:border-left="0.75pt solid #000000" fo:border-right="none" fo:border-top="0.75pt solid #000000" fo:border-bottom="0.75pt solid #000000" style:writing-mode="lr-tb"/>
    </style:style>
    <style:style style:name="Table9.F4" style:family="table-cell">
      <style:table-cell-properties style:vertical-align="top" fo:padding="0.0104in" fo:border-left="0.75pt solid #000000" fo:border-right="none" fo:border-top="0.75pt solid #000000" fo:border-bottom="0.75pt solid #000000" style:writing-mode="lr-tb"/>
    </style:style>
    <style:style style:name="Table9.G4" style:family="table-cell">
      <style:table-cell-properties style:vertical-align="top" fo:padding="0.0104in" fo:border-left="0.75pt solid #000000" fo:border-right="none" fo:border-top="0.75pt solid #000000" fo:border-bottom="0.75pt solid #000000" style:writing-mode="lr-tb"/>
    </style:style>
    <style:style style:name="Table9.H4" style:family="table-cell">
      <style:table-cell-properties style:vertical-align="top" fo:padding="0.0104in" fo:border="0.75pt solid #000000" style:writing-mode="lr-tb"/>
    </style:style>
    <style:style style:name="Table9.A5" style:family="table-cell">
      <style:table-cell-properties style:vertical-align="middle" fo:padding="0.0104in" fo:border-left="0.75pt solid #000000" fo:border-right="none" fo:border-top="none" fo:border-bottom="0.75pt solid #000000" style:writing-mode="lr-tb"/>
    </style:style>
    <style:style style:name="Table9.B5" style:family="table-cell">
      <style:table-cell-properties style:vertical-align="top" fo:padding="0.0104in" fo:border-left="0.75pt solid #000000" fo:border-right="none" fo:border-top="none" fo:border-bottom="0.75pt solid #000000" style:writing-mode="lr-tb"/>
    </style:style>
    <style:style style:name="Table9.C5" style:family="table-cell">
      <style:table-cell-properties style:vertical-align="top" fo:padding="0.0104in" fo:border-left="0.75pt solid #000000" fo:border-right="none" fo:border-top="none" fo:border-bottom="0.75pt solid #000000" style:writing-mode="lr-tb"/>
    </style:style>
    <style:style style:name="Table9.D5" style:family="table-cell">
      <style:table-cell-properties style:vertical-align="top" fo:padding="0.0104in" fo:border-left="0.75pt solid #000000" fo:border-right="none" fo:border-top="none" fo:border-bottom="0.75pt solid #000000" style:writing-mode="lr-tb"/>
    </style:style>
    <style:style style:name="Table9.E5" style:family="table-cell">
      <style:table-cell-properties style:vertical-align="top" fo:padding="0.0104in" fo:border-left="0.75pt solid #000000" fo:border-right="none" fo:border-top="none" fo:border-bottom="0.75pt solid #000000" style:writing-mode="lr-tb"/>
    </style:style>
    <style:style style:name="Table9.F5" style:family="table-cell">
      <style:table-cell-properties style:vertical-align="top" fo:padding="0.0104in" fo:border-left="0.75pt solid #000000" fo:border-right="none" fo:border-top="none" fo:border-bottom="0.75pt solid #000000" style:writing-mode="lr-tb"/>
    </style:style>
    <style:style style:name="Table9.G5" style:family="table-cell">
      <style:table-cell-properties style:vertical-align="top" fo:padding="0.0104in" fo:border-left="0.75pt solid #000000" fo:border-right="none" fo:border-top="none" fo:border-bottom="0.75pt solid #000000" style:writing-mode="lr-tb"/>
    </style:style>
    <style:style style:name="Table9.H5" style:family="table-cell">
      <style:table-cell-properties style:vertical-align="top" fo:padding="0.0104in" fo:border-left="0.75pt solid #000000" fo:border-right="0.75pt solid #000000" fo:border-top="none" fo:border-bottom="0.75pt solid #000000" style:writing-mode="lr-tb"/>
    </style:style>
    <style:style style:name="Table9.A6" style:family="table-cell">
      <style:table-cell-properties style:vertical-align="middle" fo:padding="0.0104in" fo:border-left="0.75pt solid #000000" fo:border-right="none" fo:border-top="none" fo:border-bottom="0.75pt solid #000000" style:writing-mode="lr-tb"/>
    </style:style>
    <style:style style:name="Table9.B6" style:family="table-cell">
      <style:table-cell-properties style:vertical-align="top" fo:padding="0.0104in" fo:border-left="0.75pt solid #000000" fo:border-right="none" fo:border-top="none" fo:border-bottom="0.75pt solid #000000" style:writing-mode="lr-tb"/>
    </style:style>
    <style:style style:name="Table9.C6" style:family="table-cell">
      <style:table-cell-properties style:vertical-align="top" fo:padding="0.0104in" fo:border-left="0.75pt solid #000000" fo:border-right="none" fo:border-top="none" fo:border-bottom="0.75pt solid #000000" style:writing-mode="lr-tb"/>
    </style:style>
    <style:style style:name="Table9.D6" style:family="table-cell">
      <style:table-cell-properties style:vertical-align="top" fo:padding="0.0104in" fo:border-left="0.75pt solid #000000" fo:border-right="none" fo:border-top="none" fo:border-bottom="0.75pt solid #000000" style:writing-mode="lr-tb"/>
    </style:style>
    <style:style style:name="Table9.E6" style:family="table-cell">
      <style:table-cell-properties style:vertical-align="top" fo:padding="0.0104in" fo:border-left="0.75pt solid #000000" fo:border-right="none" fo:border-top="none" fo:border-bottom="0.75pt solid #000000" style:writing-mode="lr-tb"/>
    </style:style>
    <style:style style:name="Table9.F6" style:family="table-cell">
      <style:table-cell-properties style:vertical-align="top" fo:padding="0.0104in" fo:border-left="0.75pt solid #000000" fo:border-right="none" fo:border-top="none" fo:border-bottom="0.75pt solid #000000" style:writing-mode="lr-tb"/>
    </style:style>
    <style:style style:name="Table9.G6" style:family="table-cell">
      <style:table-cell-properties style:vertical-align="top" fo:padding="0.0104in" fo:border-left="0.75pt solid #000000" fo:border-right="none" fo:border-top="none" fo:border-bottom="0.75pt solid #000000" style:writing-mode="lr-tb"/>
    </style:style>
    <style:style style:name="Table9.H6" style:family="table-cell">
      <style:table-cell-properties style:vertical-align="top" fo:padding="0.0104in" fo:border-left="0.75pt solid #000000" fo:border-right="0.75pt solid #000000" fo:border-top="none" fo:border-bottom="0.75pt solid #000000" style:writing-mode="lr-tb"/>
    </style:style>
    <style:style style:name="Table9.A7" style:family="table-cell">
      <style:table-cell-properties style:vertical-align="middle" fo:padding="0.0104in" fo:border-left="0.75pt solid #000000" fo:border-right="none" fo:border-top="0.75pt solid #000000" fo:border-bottom="0.75pt solid #000000" style:writing-mode="lr-tb"/>
    </style:style>
    <style:style style:name="Table9.B7" style:family="table-cell">
      <style:table-cell-properties style:vertical-align="top" fo:padding="0.0104in" fo:border-left="0.75pt solid #000000" fo:border-right="none" fo:border-top="0.75pt solid #000000" fo:border-bottom="0.75pt solid #000000" style:writing-mode="lr-tb"/>
    </style:style>
    <style:style style:name="Table9.C7" style:family="table-cell">
      <style:table-cell-properties style:vertical-align="top" fo:padding="0.0104in" fo:border-left="0.75pt solid #000000" fo:border-right="none" fo:border-top="0.75pt solid #000000" fo:border-bottom="0.75pt solid #000000" style:writing-mode="lr-tb"/>
    </style:style>
    <style:style style:name="Table9.D7" style:family="table-cell">
      <style:table-cell-properties style:vertical-align="top" fo:padding="0.0104in" fo:border-left="0.75pt solid #000000" fo:border-right="none" fo:border-top="0.75pt solid #000000" fo:border-bottom="0.75pt solid #000000" style:writing-mode="lr-tb"/>
    </style:style>
    <style:style style:name="Table9.E7" style:family="table-cell">
      <style:table-cell-properties style:vertical-align="top" fo:padding="0.0104in" fo:border-left="0.75pt solid #000000" fo:border-right="none" fo:border-top="0.75pt solid #000000" fo:border-bottom="0.75pt solid #000000" style:writing-mode="lr-tb"/>
    </style:style>
    <style:style style:name="Table9.F7" style:family="table-cell">
      <style:table-cell-properties style:vertical-align="top" fo:padding="0.0104in" fo:border-left="0.75pt solid #000000" fo:border-right="none" fo:border-top="0.75pt solid #000000" fo:border-bottom="0.75pt solid #000000" style:writing-mode="lr-tb"/>
    </style:style>
    <style:style style:name="Table9.G7" style:family="table-cell">
      <style:table-cell-properties style:vertical-align="top" fo:padding="0.0104in" fo:border-left="0.75pt solid #000000" fo:border-right="none" fo:border-top="0.75pt solid #000000" fo:border-bottom="0.75pt solid #000000" style:writing-mode="lr-tb"/>
    </style:style>
    <style:style style:name="Table9.H7" style:family="table-cell">
      <style:table-cell-properties style:vertical-align="top" fo:padding="0.0104in" fo:border="0.75pt solid #000000" style:writing-mode="lr-tb"/>
    </style:style>
    <style:style style:name="Table9.A8" style:family="table-cell">
      <style:table-cell-properties style:vertical-align="middle" fo:padding="0.0104in" fo:border-left="0.75pt solid #000000" fo:border-right="none" fo:border-top="0.75pt solid #000000" fo:border-bottom="0.75pt solid #000000" style:writing-mode="lr-tb"/>
    </style:style>
    <style:style style:name="Table9.B8" style:family="table-cell">
      <style:table-cell-properties style:vertical-align="top" fo:padding="0.0104in" fo:border-left="0.75pt solid #000000" fo:border-right="none" fo:border-top="0.75pt solid #000000" fo:border-bottom="0.75pt solid #000000" style:writing-mode="lr-tb"/>
    </style:style>
    <style:style style:name="Table9.C8" style:family="table-cell">
      <style:table-cell-properties style:vertical-align="top" fo:padding="0.0104in" fo:border-left="0.75pt solid #000000" fo:border-right="none" fo:border-top="0.75pt solid #000000" fo:border-bottom="0.75pt solid #000000" style:writing-mode="lr-tb"/>
    </style:style>
    <style:style style:name="Table9.D8" style:family="table-cell">
      <style:table-cell-properties style:vertical-align="top" fo:padding="0.0104in" fo:border-left="0.75pt solid #000000" fo:border-right="none" fo:border-top="0.75pt solid #000000" fo:border-bottom="0.75pt solid #000000" style:writing-mode="lr-tb"/>
    </style:style>
    <style:style style:name="Table9.E8" style:family="table-cell">
      <style:table-cell-properties style:vertical-align="top" fo:padding="0.0104in" fo:border-left="0.75pt solid #000000" fo:border-right="none" fo:border-top="0.75pt solid #000000" fo:border-bottom="0.75pt solid #000000" style:writing-mode="lr-tb"/>
    </style:style>
    <style:style style:name="Table9.F8" style:family="table-cell">
      <style:table-cell-properties style:vertical-align="top" fo:padding="0.0104in" fo:border-left="0.75pt solid #000000" fo:border-right="none" fo:border-top="0.75pt solid #000000" fo:border-bottom="0.75pt solid #000000" style:writing-mode="lr-tb"/>
    </style:style>
    <style:style style:name="Table9.G8" style:family="table-cell">
      <style:table-cell-properties style:vertical-align="top" fo:padding="0.0104in" fo:border-left="0.75pt solid #000000" fo:border-right="none" fo:border-top="0.75pt solid #000000" fo:border-bottom="0.75pt solid #000000" style:writing-mode="lr-tb"/>
    </style:style>
    <style:style style:name="Table9.H8" style:family="table-cell">
      <style:table-cell-properties style:vertical-align="top" fo:padding="0.0104in" fo:border="0.75pt solid #000000" style:writing-mode="lr-tb"/>
    </style:style>
    <style:style style:name="Table9.A9" style:family="table-cell">
      <style:table-cell-properties style:vertical-align="middle" fo:padding="0.0104in" fo:border-left="0.75pt solid #000000" fo:border-right="none" fo:border-top="0.75pt solid #000000" fo:border-bottom="0.75pt solid #000000" style:writing-mode="lr-tb"/>
    </style:style>
    <style:style style:name="Table9.B9" style:family="table-cell">
      <style:table-cell-properties style:vertical-align="top" fo:padding="0.0104in" fo:border-left="0.75pt solid #000000" fo:border-right="none" fo:border-top="0.75pt solid #000000" fo:border-bottom="0.75pt solid #000000" style:writing-mode="lr-tb"/>
    </style:style>
    <style:style style:name="Table9.C9" style:family="table-cell">
      <style:table-cell-properties style:vertical-align="top" fo:padding="0.0104in" fo:border-left="0.75pt solid #000000" fo:border-right="none" fo:border-top="0.75pt solid #000000" fo:border-bottom="0.75pt solid #000000" style:writing-mode="lr-tb"/>
    </style:style>
    <style:style style:name="Table9.D9" style:family="table-cell">
      <style:table-cell-properties style:vertical-align="top" fo:padding="0.0104in" fo:border-left="0.75pt solid #000000" fo:border-right="none" fo:border-top="0.75pt solid #000000" fo:border-bottom="0.75pt solid #000000" style:writing-mode="lr-tb"/>
    </style:style>
    <style:style style:name="Table9.E9" style:family="table-cell">
      <style:table-cell-properties style:vertical-align="top" fo:padding="0.0104in" fo:border-left="0.75pt solid #000000" fo:border-right="none" fo:border-top="0.75pt solid #000000" fo:border-bottom="0.75pt solid #000000" style:writing-mode="lr-tb"/>
    </style:style>
    <style:style style:name="Table9.F9" style:family="table-cell">
      <style:table-cell-properties style:vertical-align="top" fo:padding="0.0104in" fo:border-left="0.75pt solid #000000" fo:border-right="none" fo:border-top="0.75pt solid #000000" fo:border-bottom="0.75pt solid #000000" style:writing-mode="lr-tb"/>
    </style:style>
    <style:style style:name="Table9.G9" style:family="table-cell">
      <style:table-cell-properties style:vertical-align="top" fo:padding="0.0104in" fo:border-left="0.75pt solid #000000" fo:border-right="none" fo:border-top="0.75pt solid #000000" fo:border-bottom="0.75pt solid #000000" style:writing-mode="lr-tb"/>
    </style:style>
    <style:style style:name="Table9.H9" style:family="table-cell">
      <style:table-cell-properties style:vertical-align="top" fo:padding="0.0104in" fo:border="0.75pt solid #000000" style:writing-mode="lr-tb"/>
    </style:style>
    <style:style style:name="Table9.A10" style:family="table-cell">
      <style:table-cell-properties style:vertical-align="middle" fo:padding="0.0104in" fo:border-left="0.75pt solid #000000" fo:border-right="none" fo:border-top="0.75pt solid #000000" fo:border-bottom="0.75pt solid #000000" style:writing-mode="lr-tb"/>
    </style:style>
    <style:style style:name="Table9.B10" style:family="table-cell">
      <style:table-cell-properties style:vertical-align="top" fo:padding="0.0104in" fo:border-left="0.75pt solid #000000" fo:border-right="none" fo:border-top="0.75pt solid #000000" fo:border-bottom="0.75pt solid #000000" style:writing-mode="lr-tb"/>
    </style:style>
    <style:style style:name="Table9.C10" style:family="table-cell">
      <style:table-cell-properties style:vertical-align="top" fo:padding="0.0104in" fo:border-left="0.75pt solid #000000" fo:border-right="none" fo:border-top="0.75pt solid #000000" fo:border-bottom="0.75pt solid #000000" style:writing-mode="lr-tb"/>
    </style:style>
    <style:style style:name="Table9.D10" style:family="table-cell">
      <style:table-cell-properties style:vertical-align="top" fo:padding="0.0104in" fo:border-left="0.75pt solid #000000" fo:border-right="none" fo:border-top="0.75pt solid #000000" fo:border-bottom="0.75pt solid #000000" style:writing-mode="lr-tb"/>
    </style:style>
    <style:style style:name="Table9.E10" style:family="table-cell">
      <style:table-cell-properties style:vertical-align="top" fo:padding="0.0104in" fo:border-left="0.75pt solid #000000" fo:border-right="none" fo:border-top="0.75pt solid #000000" fo:border-bottom="0.75pt solid #000000" style:writing-mode="lr-tb"/>
    </style:style>
    <style:style style:name="Table9.F10" style:family="table-cell">
      <style:table-cell-properties style:vertical-align="top" fo:padding="0.0104in" fo:border-left="0.75pt solid #000000" fo:border-right="none" fo:border-top="0.75pt solid #000000" fo:border-bottom="0.75pt solid #000000" style:writing-mode="lr-tb"/>
    </style:style>
    <style:style style:name="Table9.G10" style:family="table-cell">
      <style:table-cell-properties style:vertical-align="top" fo:padding="0.0104in" fo:border-left="0.75pt solid #000000" fo:border-right="none" fo:border-top="0.75pt solid #000000" fo:border-bottom="0.75pt solid #000000" style:writing-mode="lr-tb"/>
    </style:style>
    <style:style style:name="Table9.H10" style:family="table-cell">
      <style:table-cell-properties style:vertical-align="top" fo:padding="0.0104in" fo:border="0.75pt solid #000000" style:writing-mode="lr-tb"/>
    </style:style>
    <style:style style:name="Table9.A11" style:family="table-cell">
      <style:table-cell-properties style:vertical-align="middle" fo:padding="0.0104in" fo:border-left="0.75pt solid #000000" fo:border-right="none" fo:border-top="0.75pt solid #000000" fo:border-bottom="0.75pt solid #000000" style:writing-mode="lr-tb"/>
    </style:style>
    <style:style style:name="Table9.B11" style:family="table-cell">
      <style:table-cell-properties style:vertical-align="top" fo:padding="0.0104in" fo:border-left="0.75pt solid #000000" fo:border-right="none" fo:border-top="0.75pt solid #000000" fo:border-bottom="0.75pt solid #000000" style:writing-mode="lr-tb"/>
    </style:style>
    <style:style style:name="Table9.C11" style:family="table-cell">
      <style:table-cell-properties style:vertical-align="top" fo:padding="0.0104in" fo:border-left="0.75pt solid #000000" fo:border-right="none" fo:border-top="0.75pt solid #000000" fo:border-bottom="0.75pt solid #000000" style:writing-mode="lr-tb"/>
    </style:style>
    <style:style style:name="Table9.D11" style:family="table-cell">
      <style:table-cell-properties style:vertical-align="top" fo:padding="0.0104in" fo:border-left="0.75pt solid #000000" fo:border-right="none" fo:border-top="0.75pt solid #000000" fo:border-bottom="0.75pt solid #000000" style:writing-mode="lr-tb"/>
    </style:style>
    <style:style style:name="Table9.E11" style:family="table-cell">
      <style:table-cell-properties style:vertical-align="top" fo:padding="0.0104in" fo:border-left="0.75pt solid #000000" fo:border-right="none" fo:border-top="0.75pt solid #000000" fo:border-bottom="0.75pt solid #000000" style:writing-mode="lr-tb"/>
    </style:style>
    <style:style style:name="Table9.F11" style:family="table-cell">
      <style:table-cell-properties style:vertical-align="top" fo:padding="0.0104in" fo:border-left="0.75pt solid #000000" fo:border-right="none" fo:border-top="0.75pt solid #000000" fo:border-bottom="0.75pt solid #000000" style:writing-mode="lr-tb"/>
    </style:style>
    <style:style style:name="Table9.G11" style:family="table-cell">
      <style:table-cell-properties style:vertical-align="top" fo:padding="0.0104in" fo:border-left="0.75pt solid #000000" fo:border-right="none" fo:border-top="0.75pt solid #000000" fo:border-bottom="0.75pt solid #000000" style:writing-mode="lr-tb"/>
    </style:style>
    <style:style style:name="Table9.H11" style:family="table-cell">
      <style:table-cell-properties style:vertical-align="top" fo:padding="0.0104in" fo:border="0.75pt solid #000000" style:writing-mode="lr-tb"/>
    </style:style>
    <style:style style:name="Table9.A12" style:family="table-cell">
      <style:table-cell-properties style:vertical-align="middle" fo:padding="0.0104in" fo:border-left="0.75pt solid #000000" fo:border-right="none" fo:border-top="0.75pt solid #000000" fo:border-bottom="0.75pt solid #000000" style:writing-mode="lr-tb"/>
    </style:style>
    <style:style style:name="Table9.B12" style:family="table-cell">
      <style:table-cell-properties style:vertical-align="top" fo:padding="0.0104in" fo:border-left="0.75pt solid #000000" fo:border-right="none" fo:border-top="0.75pt solid #000000" fo:border-bottom="0.75pt solid #000000" style:writing-mode="lr-tb"/>
    </style:style>
    <style:style style:name="Table9.C12" style:family="table-cell">
      <style:table-cell-properties style:vertical-align="top" fo:padding="0.0104in" fo:border-left="0.75pt solid #000000" fo:border-right="none" fo:border-top="0.75pt solid #000000" fo:border-bottom="0.75pt solid #000000" style:writing-mode="lr-tb"/>
    </style:style>
    <style:style style:name="Table9.D12" style:family="table-cell">
      <style:table-cell-properties style:vertical-align="top" fo:padding="0.0104in" fo:border-left="0.75pt solid #000000" fo:border-right="none" fo:border-top="0.75pt solid #000000" fo:border-bottom="0.75pt solid #000000" style:writing-mode="lr-tb"/>
    </style:style>
    <style:style style:name="Table9.E12" style:family="table-cell">
      <style:table-cell-properties style:vertical-align="top" fo:padding="0.0104in" fo:border-left="0.75pt solid #000000" fo:border-right="none" fo:border-top="0.75pt solid #000000" fo:border-bottom="0.75pt solid #000000" style:writing-mode="lr-tb"/>
    </style:style>
    <style:style style:name="Table9.F12" style:family="table-cell">
      <style:table-cell-properties style:vertical-align="top" fo:padding="0.0104in" fo:border-left="0.75pt solid #000000" fo:border-right="none" fo:border-top="0.75pt solid #000000" fo:border-bottom="0.75pt solid #000000" style:writing-mode="lr-tb"/>
    </style:style>
    <style:style style:name="Table9.G12" style:family="table-cell">
      <style:table-cell-properties style:vertical-align="top" fo:padding="0.0104in" fo:border-left="0.75pt solid #000000" fo:border-right="none" fo:border-top="0.75pt solid #000000" fo:border-bottom="0.75pt solid #000000" style:writing-mode="lr-tb"/>
    </style:style>
    <style:style style:name="Table9.H12" style:family="table-cell">
      <style:table-cell-properties style:vertical-align="top" fo:padding="0.0104in" fo:border="0.75pt solid #000000" style:writing-mode="lr-tb"/>
    </style:style>
    <style:style style:name="Table9.A13" style:family="table-cell">
      <style:table-cell-properties style:vertical-align="middle" fo:padding="0.0104in" fo:border-left="0.75pt solid #000000" fo:border-right="none" fo:border-top="0.75pt solid #000000" fo:border-bottom="0.75pt solid #000000" style:writing-mode="lr-tb"/>
    </style:style>
    <style:style style:name="Table9.B13" style:family="table-cell">
      <style:table-cell-properties style:vertical-align="top" fo:padding="0.0104in" fo:border-left="0.75pt solid #000000" fo:border-right="none" fo:border-top="0.75pt solid #000000" fo:border-bottom="0.75pt solid #000000" style:writing-mode="lr-tb"/>
    </style:style>
    <style:style style:name="Table9.C13" style:family="table-cell">
      <style:table-cell-properties style:vertical-align="top" fo:padding="0.0104in" fo:border-left="0.75pt solid #000000" fo:border-right="none" fo:border-top="0.75pt solid #000000" fo:border-bottom="0.75pt solid #000000" style:writing-mode="lr-tb"/>
    </style:style>
    <style:style style:name="Table9.D13" style:family="table-cell">
      <style:table-cell-properties style:vertical-align="top" fo:padding="0.0104in" fo:border-left="0.75pt solid #000000" fo:border-right="none" fo:border-top="0.75pt solid #000000" fo:border-bottom="0.75pt solid #000000" style:writing-mode="lr-tb"/>
    </style:style>
    <style:style style:name="Table9.E13" style:family="table-cell">
      <style:table-cell-properties style:vertical-align="top" fo:padding="0.0104in" fo:border-left="0.75pt solid #000000" fo:border-right="none" fo:border-top="0.75pt solid #000000" fo:border-bottom="0.75pt solid #000000" style:writing-mode="lr-tb"/>
    </style:style>
    <style:style style:name="Table9.F13" style:family="table-cell">
      <style:table-cell-properties style:vertical-align="top" fo:padding="0.0104in" fo:border-left="0.75pt solid #000000" fo:border-right="none" fo:border-top="0.75pt solid #000000" fo:border-bottom="0.75pt solid #000000" style:writing-mode="lr-tb"/>
    </style:style>
    <style:style style:name="Table9.G13" style:family="table-cell">
      <style:table-cell-properties style:vertical-align="top" fo:padding="0.0104in" fo:border-left="0.75pt solid #000000" fo:border-right="none" fo:border-top="0.75pt solid #000000" fo:border-bottom="0.75pt solid #000000" style:writing-mode="lr-tb"/>
    </style:style>
    <style:style style:name="Table9.H13" style:family="table-cell">
      <style:table-cell-properties style:vertical-align="top" fo:padding="0.0104in" fo:border="0.75pt solid #000000" style:writing-mode="lr-tb"/>
    </style:style>
    <style:style style:name="Table10" style:family="table">
      <style:table-properties style:width="5.8979in" table:align="center" style:writing-mode="lr-tb"/>
    </style:style>
    <style:style style:name="Table10.A" style:family="table-column">
      <style:table-column-properties style:column-width="1.1771in"/>
    </style:style>
    <style:style style:name="Table10.B" style:family="table-column">
      <style:table-column-properties style:column-width="0.8833in"/>
    </style:style>
    <style:style style:name="Table10.C" style:family="table-column">
      <style:table-column-properties style:column-width="3.8375in"/>
    </style:style>
    <style:style style:name="Table10.1" style:family="table-row">
      <style:table-row-properties style:keep-together="true" fo:keep-together="auto"/>
    </style:style>
    <style:style style:name="Table10.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0.C1" style:family="table-cell">
      <style:table-cell-properties style:vertical-align="middle" fo:background-color="#999999" fo:padding="0.0104in" fo:border="0.75pt solid #000000" style:writing-mode="lr-tb">
        <style:background-image/>
      </style:table-cell-properties>
    </style:style>
    <style:style style:name="Table10.A2" style:family="table-cell">
      <style:table-cell-properties style:vertical-align="middle" fo:padding="0.0104in" fo:border-left="0.75pt solid #000000" fo:border-right="none" fo:border-top="0.75pt solid #000000" fo:border-bottom="0.75pt solid #000000" style:writing-mode="lr-tb"/>
    </style:style>
    <style:style style:name="Table10.B2" style:family="table-cell">
      <style:table-cell-properties style:vertical-align="middle" fo:padding="0.0104in" fo:border-left="0.75pt solid #000000" fo:border-right="none" fo:border-top="0.75pt solid #000000" fo:border-bottom="0.75pt solid #000000" style:writing-mode="lr-tb"/>
    </style:style>
    <style:style style:name="Table10.C2" style:family="table-cell">
      <style:table-cell-properties style:vertical-align="middle" fo:padding="0.0104in" fo:border="0.75pt solid #000000" style:writing-mode="lr-tb"/>
    </style:style>
    <style:style style:name="Table12" style:family="table">
      <style:table-properties style:width="5.8979in" table:align="center" style:writing-mode="lr-tb"/>
    </style:style>
    <style:style style:name="Table12.A" style:family="table-column">
      <style:table-column-properties style:column-width="1.6569in"/>
    </style:style>
    <style:style style:name="Table12.B" style:family="table-column">
      <style:table-column-properties style:column-width="0.4792in"/>
    </style:style>
    <style:style style:name="Table12.F" style:family="table-column">
      <style:table-column-properties style:column-width="0.7736in"/>
    </style:style>
    <style:style style:name="Table12.H" style:family="table-column">
      <style:table-column-properties style:column-width="0.7771in"/>
    </style:style>
    <style:style style:name="Table12.1" style:family="table-row">
      <style:table-row-properties style:keep-together="true" fo:keep-together="auto"/>
    </style:style>
    <style:style style:name="Table12.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2.H1" style:family="table-cell">
      <style:table-cell-properties style:vertical-align="top" fo:background-color="#999999" fo:padding="0.0104in" fo:border="0.75pt solid #000000" style:writing-mode="lr-tb">
        <style:background-image/>
      </style:table-cell-properties>
    </style:style>
    <style:style style:name="Table12.3" style:family="table-row">
      <style:table-row-properties style:min-row-height="0.1979in" style:keep-together="true" fo:keep-together="auto"/>
    </style:style>
    <style:style style:name="Table12.A3" style:family="table-cell">
      <style:table-cell-properties style:vertical-align="middle" fo:padding="0.0104in" fo:border-left="0.75pt solid #000000" fo:border-right="none" fo:border-top="0.75pt solid #000000" fo:border-bottom="0.75pt solid #000000" style:writing-mode="lr-tb"/>
    </style:style>
    <style:style style:name="Table12.B3" style:family="table-cell">
      <style:table-cell-properties style:vertical-align="top" fo:padding="0.0104in" fo:border-left="0.75pt solid #000000" fo:border-right="none" fo:border-top="0.75pt solid #000000" fo:border-bottom="0.75pt solid #000000" style:writing-mode="lr-tb"/>
    </style:style>
    <style:style style:name="Table12.C3" style:family="table-cell">
      <style:table-cell-properties style:vertical-align="top" fo:padding="0.0104in" fo:border-left="0.75pt solid #000000" fo:border-right="none" fo:border-top="0.75pt solid #000000" fo:border-bottom="0.75pt solid #000000" style:writing-mode="lr-tb"/>
    </style:style>
    <style:style style:name="Table12.D3" style:family="table-cell">
      <style:table-cell-properties style:vertical-align="top" fo:padding="0.0104in" fo:border-left="0.75pt solid #000000" fo:border-right="none" fo:border-top="0.75pt solid #000000" fo:border-bottom="0.75pt solid #000000" style:writing-mode="lr-tb"/>
    </style:style>
    <style:style style:name="Table12.E3" style:family="table-cell">
      <style:table-cell-properties style:vertical-align="top" fo:padding="0.0104in" fo:border-left="0.75pt solid #000000" fo:border-right="none" fo:border-top="0.75pt solid #000000" fo:border-bottom="0.75pt solid #000000" style:writing-mode="lr-tb"/>
    </style:style>
    <style:style style:name="Table12.F3" style:family="table-cell">
      <style:table-cell-properties style:vertical-align="top" fo:padding="0.0104in" fo:border-left="0.75pt solid #000000" fo:border-right="none" fo:border-top="0.75pt solid #000000" fo:border-bottom="0.75pt solid #000000" style:writing-mode="lr-tb"/>
    </style:style>
    <style:style style:name="Table12.G3" style:family="table-cell">
      <style:table-cell-properties style:vertical-align="top" fo:padding="0.0104in" fo:border-left="0.75pt solid #000000" fo:border-right="none" fo:border-top="0.75pt solid #000000" fo:border-bottom="0.75pt solid #000000" style:writing-mode="lr-tb"/>
    </style:style>
    <style:style style:name="Table12.H3" style:family="table-cell">
      <style:table-cell-properties style:vertical-align="top" fo:padding="0.0104in" fo:border="0.75pt solid #000000" style:writing-mode="lr-tb"/>
    </style:style>
    <style:style style:name="Table12.A4" style:family="table-cell">
      <style:table-cell-properties style:vertical-align="middle" fo:padding="0.0104in" fo:border-left="0.75pt solid #000000" fo:border-right="none" fo:border-top="0.75pt solid #000000" fo:border-bottom="0.75pt solid #000000" style:writing-mode="lr-tb"/>
    </style:style>
    <style:style style:name="Table12.B4" style:family="table-cell">
      <style:table-cell-properties style:vertical-align="top" fo:padding="0.0104in" fo:border-left="0.75pt solid #000000" fo:border-right="none" fo:border-top="0.75pt solid #000000" fo:border-bottom="0.75pt solid #000000" style:writing-mode="lr-tb"/>
    </style:style>
    <style:style style:name="Table12.C4" style:family="table-cell">
      <style:table-cell-properties style:vertical-align="top" fo:padding="0.0104in" fo:border-left="0.75pt solid #000000" fo:border-right="none" fo:border-top="0.75pt solid #000000" fo:border-bottom="0.75pt solid #000000" style:writing-mode="lr-tb"/>
    </style:style>
    <style:style style:name="Table12.D4" style:family="table-cell">
      <style:table-cell-properties style:vertical-align="top" fo:padding="0.0104in" fo:border-left="0.75pt solid #000000" fo:border-right="none" fo:border-top="0.75pt solid #000000" fo:border-bottom="0.75pt solid #000000" style:writing-mode="lr-tb"/>
    </style:style>
    <style:style style:name="Table12.E4" style:family="table-cell">
      <style:table-cell-properties style:vertical-align="top" fo:padding="0.0104in" fo:border-left="0.75pt solid #000000" fo:border-right="none" fo:border-top="0.75pt solid #000000" fo:border-bottom="0.75pt solid #000000" style:writing-mode="lr-tb"/>
    </style:style>
    <style:style style:name="Table12.F4" style:family="table-cell">
      <style:table-cell-properties style:vertical-align="top" fo:padding="0.0104in" fo:border-left="0.75pt solid #000000" fo:border-right="none" fo:border-top="0.75pt solid #000000" fo:border-bottom="0.75pt solid #000000" style:writing-mode="lr-tb"/>
    </style:style>
    <style:style style:name="Table12.G4" style:family="table-cell">
      <style:table-cell-properties style:vertical-align="top" fo:padding="0.0104in" fo:border-left="0.75pt solid #000000" fo:border-right="none" fo:border-top="0.75pt solid #000000" fo:border-bottom="0.75pt solid #000000" style:writing-mode="lr-tb"/>
    </style:style>
    <style:style style:name="Table12.H4" style:family="table-cell">
      <style:table-cell-properties style:vertical-align="top" fo:padding="0.0104in" fo:border="0.75pt solid #000000" style:writing-mode="lr-tb"/>
    </style:style>
    <style:style style:name="Table12.A5" style:family="table-cell">
      <style:table-cell-properties style:vertical-align="middle" fo:padding="0.0104in" fo:border-left="0.75pt solid #000000" fo:border-right="none" fo:border-top="0.75pt solid #000000" fo:border-bottom="0.75pt solid #000000" style:writing-mode="lr-tb"/>
    </style:style>
    <style:style style:name="Table12.B5" style:family="table-cell">
      <style:table-cell-properties style:vertical-align="top" fo:padding="0.0104in" fo:border-left="0.75pt solid #000000" fo:border-right="none" fo:border-top="0.75pt solid #000000" fo:border-bottom="0.75pt solid #000000" style:writing-mode="lr-tb"/>
    </style:style>
    <style:style style:name="Table12.C5" style:family="table-cell">
      <style:table-cell-properties style:vertical-align="top" fo:padding="0.0104in" fo:border-left="0.75pt solid #000000" fo:border-right="none" fo:border-top="0.75pt solid #000000" fo:border-bottom="0.75pt solid #000000" style:writing-mode="lr-tb"/>
    </style:style>
    <style:style style:name="Table12.D5" style:family="table-cell">
      <style:table-cell-properties style:vertical-align="top" fo:padding="0.0104in" fo:border-left="0.75pt solid #000000" fo:border-right="none" fo:border-top="0.75pt solid #000000" fo:border-bottom="0.75pt solid #000000" style:writing-mode="lr-tb"/>
    </style:style>
    <style:style style:name="Table12.E5" style:family="table-cell">
      <style:table-cell-properties style:vertical-align="top" fo:padding="0.0104in" fo:border-left="0.75pt solid #000000" fo:border-right="none" fo:border-top="0.75pt solid #000000" fo:border-bottom="0.75pt solid #000000" style:writing-mode="lr-tb"/>
    </style:style>
    <style:style style:name="Table12.F5" style:family="table-cell">
      <style:table-cell-properties style:vertical-align="top" fo:padding="0.0104in" fo:border-left="0.75pt solid #000000" fo:border-right="none" fo:border-top="0.75pt solid #000000" fo:border-bottom="0.75pt solid #000000" style:writing-mode="lr-tb"/>
    </style:style>
    <style:style style:name="Table12.G5" style:family="table-cell">
      <style:table-cell-properties style:vertical-align="top" fo:padding="0.0104in" fo:border-left="0.75pt solid #000000" fo:border-right="none" fo:border-top="0.75pt solid #000000" fo:border-bottom="0.75pt solid #000000" style:writing-mode="lr-tb"/>
    </style:style>
    <style:style style:name="Table12.H5" style:family="table-cell">
      <style:table-cell-properties style:vertical-align="top" fo:padding="0.0104in" fo:border="0.75pt solid #000000" style:writing-mode="lr-tb"/>
    </style:style>
    <style:style style:name="Table12.6" style:family="table-row">
      <style:table-row-properties style:min-row-height="0.1771in" style:keep-together="true" fo:keep-together="auto"/>
    </style:style>
    <style:style style:name="Table12.A6" style:family="table-cell">
      <style:table-cell-properties style:vertical-align="middle" fo:padding="0.0104in" fo:border-left="0.75pt solid #000000" fo:border-right="none" fo:border-top="0.75pt solid #000000" fo:border-bottom="0.75pt solid #000000" style:writing-mode="lr-tb"/>
    </style:style>
    <style:style style:name="Table12.B6" style:family="table-cell">
      <style:table-cell-properties style:vertical-align="top" fo:padding="0.0104in" fo:border-left="0.75pt solid #000000" fo:border-right="none" fo:border-top="0.75pt solid #000000" fo:border-bottom="0.75pt solid #000000" style:writing-mode="lr-tb"/>
    </style:style>
    <style:style style:name="Table12.C6" style:family="table-cell">
      <style:table-cell-properties style:vertical-align="top" fo:padding="0.0104in" fo:border-left="0.75pt solid #000000" fo:border-right="none" fo:border-top="0.75pt solid #000000" fo:border-bottom="0.75pt solid #000000" style:writing-mode="lr-tb"/>
    </style:style>
    <style:style style:name="Table12.D6" style:family="table-cell">
      <style:table-cell-properties style:vertical-align="top" fo:padding="0.0104in" fo:border-left="0.75pt solid #000000" fo:border-right="none" fo:border-top="0.75pt solid #000000" fo:border-bottom="0.75pt solid #000000" style:writing-mode="lr-tb"/>
    </style:style>
    <style:style style:name="Table12.E6" style:family="table-cell">
      <style:table-cell-properties style:vertical-align="top" fo:padding="0.0104in" fo:border-left="0.75pt solid #000000" fo:border-right="none" fo:border-top="0.75pt solid #000000" fo:border-bottom="0.75pt solid #000000" style:writing-mode="lr-tb"/>
    </style:style>
    <style:style style:name="Table12.F6" style:family="table-cell">
      <style:table-cell-properties style:vertical-align="top" fo:padding="0.0104in" fo:border-left="0.75pt solid #000000" fo:border-right="none" fo:border-top="0.75pt solid #000000" fo:border-bottom="0.75pt solid #000000" style:writing-mode="lr-tb"/>
    </style:style>
    <style:style style:name="Table12.G6" style:family="table-cell">
      <style:table-cell-properties style:vertical-align="top" fo:padding="0.0104in" fo:border-left="0.75pt solid #000000" fo:border-right="none" fo:border-top="0.75pt solid #000000" fo:border-bottom="0.75pt solid #000000" style:writing-mode="lr-tb"/>
    </style:style>
    <style:style style:name="Table12.H6" style:family="table-cell">
      <style:table-cell-properties style:vertical-align="top" fo:padding="0.0104in" fo:border="0.75pt solid #000000" style:writing-mode="lr-tb"/>
    </style:style>
    <style:style style:name="Table12.A7" style:family="table-cell">
      <style:table-cell-properties style:vertical-align="middle" fo:padding="0.0104in" fo:border-left="0.75pt solid #000000" fo:border-right="none" fo:border-top="0.75pt solid #000000" fo:border-bottom="0.75pt solid #000000" style:writing-mode="lr-tb"/>
    </style:style>
    <style:style style:name="Table12.B7" style:family="table-cell">
      <style:table-cell-properties style:vertical-align="top" fo:padding="0.0104in" fo:border-left="0.75pt solid #000000" fo:border-right="none" fo:border-top="0.75pt solid #000000" fo:border-bottom="0.75pt solid #000000" style:writing-mode="lr-tb"/>
    </style:style>
    <style:style style:name="Table12.C7" style:family="table-cell">
      <style:table-cell-properties style:vertical-align="top" fo:padding="0.0104in" fo:border-left="0.75pt solid #000000" fo:border-right="none" fo:border-top="0.75pt solid #000000" fo:border-bottom="0.75pt solid #000000" style:writing-mode="lr-tb"/>
    </style:style>
    <style:style style:name="Table12.D7" style:family="table-cell">
      <style:table-cell-properties style:vertical-align="top" fo:padding="0.0104in" fo:border-left="0.75pt solid #000000" fo:border-right="none" fo:border-top="0.75pt solid #000000" fo:border-bottom="0.75pt solid #000000" style:writing-mode="lr-tb"/>
    </style:style>
    <style:style style:name="Table12.E7" style:family="table-cell">
      <style:table-cell-properties style:vertical-align="top" fo:padding="0.0104in" fo:border-left="0.75pt solid #000000" fo:border-right="none" fo:border-top="0.75pt solid #000000" fo:border-bottom="0.75pt solid #000000" style:writing-mode="lr-tb"/>
    </style:style>
    <style:style style:name="Table12.F7" style:family="table-cell">
      <style:table-cell-properties style:vertical-align="top" fo:padding="0.0104in" fo:border-left="0.75pt solid #000000" fo:border-right="none" fo:border-top="0.75pt solid #000000" fo:border-bottom="0.75pt solid #000000" style:writing-mode="lr-tb"/>
    </style:style>
    <style:style style:name="Table12.G7" style:family="table-cell">
      <style:table-cell-properties style:vertical-align="top" fo:padding="0.0104in" fo:border-left="0.75pt solid #000000" fo:border-right="none" fo:border-top="0.75pt solid #000000" fo:border-bottom="0.75pt solid #000000" style:writing-mode="lr-tb"/>
    </style:style>
    <style:style style:name="Table12.H7" style:family="table-cell">
      <style:table-cell-properties style:vertical-align="top" fo:padding="0.0104in" fo:border="0.75pt solid #000000" style:writing-mode="lr-tb"/>
    </style:style>
    <style:style style:name="Table12.A8" style:family="table-cell">
      <style:table-cell-properties style:vertical-align="middle" fo:padding="0.0104in" fo:border-left="0.75pt solid #000000" fo:border-right="none" fo:border-top="0.75pt solid #000000" fo:border-bottom="0.75pt solid #000000" style:writing-mode="lr-tb"/>
    </style:style>
    <style:style style:name="Table12.B8" style:family="table-cell">
      <style:table-cell-properties style:vertical-align="top" fo:padding="0.0104in" fo:border-left="0.75pt solid #000000" fo:border-right="none" fo:border-top="0.75pt solid #000000" fo:border-bottom="0.75pt solid #000000" style:writing-mode="lr-tb"/>
    </style:style>
    <style:style style:name="Table12.C8" style:family="table-cell">
      <style:table-cell-properties style:vertical-align="top" fo:padding="0.0104in" fo:border-left="0.75pt solid #000000" fo:border-right="none" fo:border-top="0.75pt solid #000000" fo:border-bottom="0.75pt solid #000000" style:writing-mode="lr-tb"/>
    </style:style>
    <style:style style:name="Table12.D8" style:family="table-cell">
      <style:table-cell-properties style:vertical-align="top" fo:padding="0.0104in" fo:border-left="0.75pt solid #000000" fo:border-right="none" fo:border-top="0.75pt solid #000000" fo:border-bottom="0.75pt solid #000000" style:writing-mode="lr-tb"/>
    </style:style>
    <style:style style:name="Table12.E8" style:family="table-cell">
      <style:table-cell-properties style:vertical-align="top" fo:padding="0.0104in" fo:border-left="0.75pt solid #000000" fo:border-right="none" fo:border-top="0.75pt solid #000000" fo:border-bottom="0.75pt solid #000000" style:writing-mode="lr-tb"/>
    </style:style>
    <style:style style:name="Table12.F8" style:family="table-cell">
      <style:table-cell-properties style:vertical-align="top" fo:padding="0.0104in" fo:border-left="0.75pt solid #000000" fo:border-right="none" fo:border-top="0.75pt solid #000000" fo:border-bottom="0.75pt solid #000000" style:writing-mode="lr-tb"/>
    </style:style>
    <style:style style:name="Table12.G8" style:family="table-cell">
      <style:table-cell-properties style:vertical-align="top" fo:padding="0.0104in" fo:border-left="0.75pt solid #000000" fo:border-right="none" fo:border-top="0.75pt solid #000000" fo:border-bottom="0.75pt solid #000000" style:writing-mode="lr-tb"/>
    </style:style>
    <style:style style:name="Table12.H8" style:family="table-cell">
      <style:table-cell-properties style:vertical-align="top" fo:padding="0.0104in" fo:border="0.75pt solid #000000" style:writing-mode="lr-tb"/>
    </style:style>
    <style:style style:name="Table12.A9" style:family="table-cell">
      <style:table-cell-properties style:vertical-align="middle" fo:padding="0.0104in" fo:border-left="0.75pt solid #000000" fo:border-right="none" fo:border-top="0.75pt solid #000000" fo:border-bottom="0.75pt solid #000000" style:writing-mode="lr-tb"/>
    </style:style>
    <style:style style:name="Table12.B9" style:family="table-cell">
      <style:table-cell-properties style:vertical-align="top" fo:padding="0.0104in" fo:border-left="0.75pt solid #000000" fo:border-right="none" fo:border-top="0.75pt solid #000000" fo:border-bottom="0.75pt solid #000000" style:writing-mode="lr-tb"/>
    </style:style>
    <style:style style:name="Table12.C9" style:family="table-cell">
      <style:table-cell-properties style:vertical-align="top" fo:padding="0.0104in" fo:border-left="0.75pt solid #000000" fo:border-right="none" fo:border-top="0.75pt solid #000000" fo:border-bottom="0.75pt solid #000000" style:writing-mode="lr-tb"/>
    </style:style>
    <style:style style:name="Table12.D9" style:family="table-cell">
      <style:table-cell-properties style:vertical-align="top" fo:padding="0.0104in" fo:border-left="0.75pt solid #000000" fo:border-right="none" fo:border-top="0.75pt solid #000000" fo:border-bottom="0.75pt solid #000000" style:writing-mode="lr-tb"/>
    </style:style>
    <style:style style:name="Table12.E9" style:family="table-cell">
      <style:table-cell-properties style:vertical-align="top" fo:padding="0.0104in" fo:border-left="0.75pt solid #000000" fo:border-right="none" fo:border-top="0.75pt solid #000000" fo:border-bottom="0.75pt solid #000000" style:writing-mode="lr-tb"/>
    </style:style>
    <style:style style:name="Table12.F9" style:family="table-cell">
      <style:table-cell-properties style:vertical-align="top" fo:padding="0.0104in" fo:border-left="0.75pt solid #000000" fo:border-right="none" fo:border-top="0.75pt solid #000000" fo:border-bottom="0.75pt solid #000000" style:writing-mode="lr-tb"/>
    </style:style>
    <style:style style:name="Table12.G9" style:family="table-cell">
      <style:table-cell-properties style:vertical-align="top" fo:padding="0.0104in" fo:border-left="0.75pt solid #000000" fo:border-right="none" fo:border-top="0.75pt solid #000000" fo:border-bottom="0.75pt solid #000000" style:writing-mode="lr-tb"/>
    </style:style>
    <style:style style:name="Table12.H9" style:family="table-cell">
      <style:table-cell-properties style:vertical-align="top" fo:padding="0.0104in" fo:border="0.75pt solid #000000" style:writing-mode="lr-tb"/>
    </style:style>
    <style:style style:name="Table12.A10" style:family="table-cell">
      <style:table-cell-properties style:vertical-align="middle" fo:padding="0.0104in" fo:border-left="0.75pt solid #000000" fo:border-right="none" fo:border-top="0.75pt solid #000000" fo:border-bottom="0.75pt solid #000000" style:writing-mode="lr-tb"/>
    </style:style>
    <style:style style:name="Table12.B10" style:family="table-cell">
      <style:table-cell-properties style:vertical-align="top" fo:padding="0.0104in" fo:border-left="0.75pt solid #000000" fo:border-right="none" fo:border-top="0.75pt solid #000000" fo:border-bottom="0.75pt solid #000000" style:writing-mode="lr-tb"/>
    </style:style>
    <style:style style:name="Table12.C10" style:family="table-cell">
      <style:table-cell-properties style:vertical-align="top" fo:padding="0.0104in" fo:border-left="0.75pt solid #000000" fo:border-right="none" fo:border-top="0.75pt solid #000000" fo:border-bottom="0.75pt solid #000000" style:writing-mode="lr-tb"/>
    </style:style>
    <style:style style:name="Table12.D10" style:family="table-cell">
      <style:table-cell-properties style:vertical-align="top" fo:padding="0.0104in" fo:border-left="0.75pt solid #000000" fo:border-right="none" fo:border-top="0.75pt solid #000000" fo:border-bottom="0.75pt solid #000000" style:writing-mode="lr-tb"/>
    </style:style>
    <style:style style:name="Table12.E10" style:family="table-cell">
      <style:table-cell-properties style:vertical-align="top" fo:padding="0.0104in" fo:border-left="0.75pt solid #000000" fo:border-right="none" fo:border-top="0.75pt solid #000000" fo:border-bottom="0.75pt solid #000000" style:writing-mode="lr-tb"/>
    </style:style>
    <style:style style:name="Table12.F10" style:family="table-cell">
      <style:table-cell-properties style:vertical-align="top" fo:padding="0.0104in" fo:border-left="0.75pt solid #000000" fo:border-right="none" fo:border-top="0.75pt solid #000000" fo:border-bottom="0.75pt solid #000000" style:writing-mode="lr-tb"/>
    </style:style>
    <style:style style:name="Table12.G10" style:family="table-cell">
      <style:table-cell-properties style:vertical-align="top" fo:padding="0.0104in" fo:border-left="0.75pt solid #000000" fo:border-right="none" fo:border-top="0.75pt solid #000000" fo:border-bottom="0.75pt solid #000000" style:writing-mode="lr-tb"/>
    </style:style>
    <style:style style:name="Table12.H10" style:family="table-cell">
      <style:table-cell-properties style:vertical-align="top" fo:padding="0.0104in" fo:border="0.75pt solid #000000" style:writing-mode="lr-tb"/>
    </style:style>
    <style:style style:name="Table12.A11" style:family="table-cell">
      <style:table-cell-properties style:vertical-align="middle" fo:padding="0.0104in" fo:border-left="0.75pt solid #000000" fo:border-right="none" fo:border-top="0.75pt solid #000000" fo:border-bottom="0.75pt solid #000000" style:writing-mode="lr-tb"/>
    </style:style>
    <style:style style:name="Table12.B11" style:family="table-cell">
      <style:table-cell-properties style:vertical-align="top" fo:padding="0.0104in" fo:border-left="0.75pt solid #000000" fo:border-right="none" fo:border-top="0.75pt solid #000000" fo:border-bottom="0.75pt solid #000000" style:writing-mode="lr-tb"/>
    </style:style>
    <style:style style:name="Table12.C11" style:family="table-cell">
      <style:table-cell-properties style:vertical-align="top" fo:padding="0.0104in" fo:border-left="0.75pt solid #000000" fo:border-right="none" fo:border-top="0.75pt solid #000000" fo:border-bottom="0.75pt solid #000000" style:writing-mode="lr-tb"/>
    </style:style>
    <style:style style:name="Table12.D11" style:family="table-cell">
      <style:table-cell-properties style:vertical-align="top" fo:padding="0.0104in" fo:border-left="0.75pt solid #000000" fo:border-right="none" fo:border-top="0.75pt solid #000000" fo:border-bottom="0.75pt solid #000000" style:writing-mode="lr-tb"/>
    </style:style>
    <style:style style:name="Table12.E11" style:family="table-cell">
      <style:table-cell-properties style:vertical-align="top" fo:padding="0.0104in" fo:border-left="0.75pt solid #000000" fo:border-right="none" fo:border-top="0.75pt solid #000000" fo:border-bottom="0.75pt solid #000000" style:writing-mode="lr-tb"/>
    </style:style>
    <style:style style:name="Table12.F11" style:family="table-cell">
      <style:table-cell-properties style:vertical-align="top" fo:padding="0.0104in" fo:border-left="0.75pt solid #000000" fo:border-right="none" fo:border-top="0.75pt solid #000000" fo:border-bottom="0.75pt solid #000000" style:writing-mode="lr-tb"/>
    </style:style>
    <style:style style:name="Table12.G11" style:family="table-cell">
      <style:table-cell-properties style:vertical-align="top" fo:padding="0.0104in" fo:border-left="0.75pt solid #000000" fo:border-right="none" fo:border-top="0.75pt solid #000000" fo:border-bottom="0.75pt solid #000000" style:writing-mode="lr-tb"/>
    </style:style>
    <style:style style:name="Table12.H11" style:family="table-cell">
      <style:table-cell-properties style:vertical-align="top" fo:padding="0.0104in" fo:border="0.75pt solid #000000" style:writing-mode="lr-tb"/>
    </style:style>
    <style:style style:name="Table12.A12" style:family="table-cell">
      <style:table-cell-properties style:vertical-align="middle" fo:padding="0.0104in" fo:border-left="0.75pt solid #000000" fo:border-right="none" fo:border-top="0.75pt solid #000000" fo:border-bottom="0.75pt solid #000000" style:writing-mode="lr-tb"/>
    </style:style>
    <style:style style:name="Table12.B12" style:family="table-cell">
      <style:table-cell-properties style:vertical-align="top" fo:padding="0.0104in" fo:border-left="0.75pt solid #000000" fo:border-right="none" fo:border-top="0.75pt solid #000000" fo:border-bottom="0.75pt solid #000000" style:writing-mode="lr-tb"/>
    </style:style>
    <style:style style:name="Table12.C12" style:family="table-cell">
      <style:table-cell-properties style:vertical-align="top" fo:padding="0.0104in" fo:border-left="0.75pt solid #000000" fo:border-right="none" fo:border-top="0.75pt solid #000000" fo:border-bottom="0.75pt solid #000000" style:writing-mode="lr-tb"/>
    </style:style>
    <style:style style:name="Table12.D12" style:family="table-cell">
      <style:table-cell-properties style:vertical-align="top" fo:padding="0.0104in" fo:border-left="0.75pt solid #000000" fo:border-right="none" fo:border-top="0.75pt solid #000000" fo:border-bottom="0.75pt solid #000000" style:writing-mode="lr-tb"/>
    </style:style>
    <style:style style:name="Table12.E12" style:family="table-cell">
      <style:table-cell-properties style:vertical-align="top" fo:padding="0.0104in" fo:border-left="0.75pt solid #000000" fo:border-right="none" fo:border-top="0.75pt solid #000000" fo:border-bottom="0.75pt solid #000000" style:writing-mode="lr-tb"/>
    </style:style>
    <style:style style:name="Table12.F12" style:family="table-cell">
      <style:table-cell-properties style:vertical-align="top" fo:padding="0.0104in" fo:border-left="0.75pt solid #000000" fo:border-right="none" fo:border-top="0.75pt solid #000000" fo:border-bottom="0.75pt solid #000000" style:writing-mode="lr-tb"/>
    </style:style>
    <style:style style:name="Table12.G12" style:family="table-cell">
      <style:table-cell-properties style:vertical-align="top" fo:padding="0.0104in" fo:border-left="0.75pt solid #000000" fo:border-right="none" fo:border-top="0.75pt solid #000000" fo:border-bottom="0.75pt solid #000000" style:writing-mode="lr-tb"/>
    </style:style>
    <style:style style:name="Table12.H12" style:family="table-cell">
      <style:table-cell-properties style:vertical-align="top" fo:padding="0.0104in" fo:border="0.75pt solid #000000" style:writing-mode="lr-tb"/>
    </style:style>
    <style:style style:name="Table12.A13" style:family="table-cell">
      <style:table-cell-properties style:vertical-align="middle" fo:padding="0.0104in" fo:border-left="0.75pt solid #000000" fo:border-right="none" fo:border-top="0.75pt solid #000000" fo:border-bottom="0.75pt solid #000000" style:writing-mode="lr-tb"/>
    </style:style>
    <style:style style:name="Table12.B13" style:family="table-cell">
      <style:table-cell-properties style:vertical-align="top" fo:padding="0.0104in" fo:border-left="0.75pt solid #000000" fo:border-right="none" fo:border-top="0.75pt solid #000000" fo:border-bottom="0.75pt solid #000000" style:writing-mode="lr-tb"/>
    </style:style>
    <style:style style:name="Table12.C13" style:family="table-cell">
      <style:table-cell-properties style:vertical-align="top" fo:padding="0.0104in" fo:border-left="0.75pt solid #000000" fo:border-right="none" fo:border-top="0.75pt solid #000000" fo:border-bottom="0.75pt solid #000000" style:writing-mode="lr-tb"/>
    </style:style>
    <style:style style:name="Table12.D13" style:family="table-cell">
      <style:table-cell-properties style:vertical-align="top" fo:padding="0.0104in" fo:border-left="0.75pt solid #000000" fo:border-right="none" fo:border-top="0.75pt solid #000000" fo:border-bottom="0.75pt solid #000000" style:writing-mode="lr-tb"/>
    </style:style>
    <style:style style:name="Table12.E13" style:family="table-cell">
      <style:table-cell-properties style:vertical-align="top" fo:padding="0.0104in" fo:border-left="0.75pt solid #000000" fo:border-right="none" fo:border-top="0.75pt solid #000000" fo:border-bottom="0.75pt solid #000000" style:writing-mode="lr-tb"/>
    </style:style>
    <style:style style:name="Table12.F13" style:family="table-cell">
      <style:table-cell-properties style:vertical-align="top" fo:padding="0.0104in" fo:border-left="0.75pt solid #000000" fo:border-right="none" fo:border-top="0.75pt solid #000000" fo:border-bottom="0.75pt solid #000000" style:writing-mode="lr-tb"/>
    </style:style>
    <style:style style:name="Table12.G13" style:family="table-cell">
      <style:table-cell-properties style:vertical-align="top" fo:padding="0.0104in" fo:border-left="0.75pt solid #000000" fo:border-right="none" fo:border-top="0.75pt solid #000000" fo:border-bottom="0.75pt solid #000000" style:writing-mode="lr-tb"/>
    </style:style>
    <style:style style:name="Table12.H13" style:family="table-cell">
      <style:table-cell-properties style:vertical-align="top" fo:padding="0.0104in" fo:border="0.75pt solid #000000" style:writing-mode="lr-tb"/>
    </style:style>
    <style:style style:name="Table12.A14" style:family="table-cell">
      <style:table-cell-properties style:vertical-align="middle" fo:padding="0.0104in" fo:border-left="0.75pt solid #000000" fo:border-right="none" fo:border-top="0.75pt solid #000000" fo:border-bottom="0.75pt solid #000000" style:writing-mode="lr-tb"/>
    </style:style>
    <style:style style:name="Table12.B14" style:family="table-cell">
      <style:table-cell-properties style:vertical-align="top" fo:padding="0.0104in" fo:border-left="0.75pt solid #000000" fo:border-right="none" fo:border-top="0.75pt solid #000000" fo:border-bottom="0.75pt solid #000000" style:writing-mode="lr-tb"/>
    </style:style>
    <style:style style:name="Table12.C14" style:family="table-cell">
      <style:table-cell-properties style:vertical-align="top" fo:padding="0.0104in" fo:border-left="0.75pt solid #000000" fo:border-right="none" fo:border-top="0.75pt solid #000000" fo:border-bottom="0.75pt solid #000000" style:writing-mode="lr-tb"/>
    </style:style>
    <style:style style:name="Table12.D14" style:family="table-cell">
      <style:table-cell-properties style:vertical-align="top" fo:padding="0.0104in" fo:border-left="0.75pt solid #000000" fo:border-right="none" fo:border-top="0.75pt solid #000000" fo:border-bottom="0.75pt solid #000000" style:writing-mode="lr-tb"/>
    </style:style>
    <style:style style:name="Table12.E14" style:family="table-cell">
      <style:table-cell-properties style:vertical-align="top" fo:padding="0.0104in" fo:border-left="0.75pt solid #000000" fo:border-right="none" fo:border-top="0.75pt solid #000000" fo:border-bottom="0.75pt solid #000000" style:writing-mode="lr-tb"/>
    </style:style>
    <style:style style:name="Table12.F14" style:family="table-cell">
      <style:table-cell-properties style:vertical-align="top" fo:padding="0.0104in" fo:border-left="0.75pt solid #000000" fo:border-right="none" fo:border-top="0.75pt solid #000000" fo:border-bottom="0.75pt solid #000000" style:writing-mode="lr-tb"/>
    </style:style>
    <style:style style:name="Table12.G14" style:family="table-cell">
      <style:table-cell-properties style:vertical-align="top" fo:padding="0.0104in" fo:border-left="0.75pt solid #000000" fo:border-right="none" fo:border-top="0.75pt solid #000000" fo:border-bottom="0.75pt solid #000000" style:writing-mode="lr-tb"/>
    </style:style>
    <style:style style:name="Table12.H14" style:family="table-cell">
      <style:table-cell-properties style:vertical-align="top" fo:padding="0.0104in" fo:border="0.75pt solid #000000" style:writing-mode="lr-tb"/>
    </style:style>
    <style:style style:name="Table12.A15" style:family="table-cell">
      <style:table-cell-properties style:vertical-align="middle" fo:padding="0.0104in" fo:border-left="0.75pt solid #000000" fo:border-right="none" fo:border-top="0.75pt solid #000000" fo:border-bottom="0.75pt solid #000000" style:writing-mode="lr-tb"/>
    </style:style>
    <style:style style:name="Table12.B15" style:family="table-cell">
      <style:table-cell-properties style:vertical-align="top" fo:padding="0.0104in" fo:border-left="0.75pt solid #000000" fo:border-right="none" fo:border-top="0.75pt solid #000000" fo:border-bottom="0.75pt solid #000000" style:writing-mode="lr-tb"/>
    </style:style>
    <style:style style:name="Table12.C15" style:family="table-cell">
      <style:table-cell-properties style:vertical-align="top" fo:padding="0.0104in" fo:border-left="0.75pt solid #000000" fo:border-right="none" fo:border-top="0.75pt solid #000000" fo:border-bottom="0.75pt solid #000000" style:writing-mode="lr-tb"/>
    </style:style>
    <style:style style:name="Table12.D15" style:family="table-cell">
      <style:table-cell-properties style:vertical-align="top" fo:padding="0.0104in" fo:border-left="0.75pt solid #000000" fo:border-right="none" fo:border-top="0.75pt solid #000000" fo:border-bottom="0.75pt solid #000000" style:writing-mode="lr-tb"/>
    </style:style>
    <style:style style:name="Table12.E15" style:family="table-cell">
      <style:table-cell-properties style:vertical-align="top" fo:padding="0.0104in" fo:border-left="0.75pt solid #000000" fo:border-right="none" fo:border-top="0.75pt solid #000000" fo:border-bottom="0.75pt solid #000000" style:writing-mode="lr-tb"/>
    </style:style>
    <style:style style:name="Table12.F15" style:family="table-cell">
      <style:table-cell-properties style:vertical-align="top" fo:padding="0.0104in" fo:border-left="0.75pt solid #000000" fo:border-right="none" fo:border-top="0.75pt solid #000000" fo:border-bottom="0.75pt solid #000000" style:writing-mode="lr-tb"/>
    </style:style>
    <style:style style:name="Table12.G15" style:family="table-cell">
      <style:table-cell-properties style:vertical-align="top" fo:padding="0.0104in" fo:border-left="0.75pt solid #000000" fo:border-right="none" fo:border-top="0.75pt solid #000000" fo:border-bottom="0.75pt solid #000000" style:writing-mode="lr-tb"/>
    </style:style>
    <style:style style:name="Table12.H15" style:family="table-cell">
      <style:table-cell-properties style:vertical-align="top" fo:padding="0.0104in" fo:border="0.75pt solid #000000" style:writing-mode="lr-tb"/>
    </style:style>
    <style:style style:name="Table12.A16" style:family="table-cell">
      <style:table-cell-properties style:vertical-align="middle" fo:padding="0.0104in" fo:border-left="0.75pt solid #000000" fo:border-right="none" fo:border-top="0.75pt solid #000000" fo:border-bottom="0.75pt solid #000000" style:writing-mode="lr-tb"/>
    </style:style>
    <style:style style:name="Table12.B16" style:family="table-cell">
      <style:table-cell-properties style:vertical-align="top" fo:padding="0.0104in" fo:border-left="0.75pt solid #000000" fo:border-right="none" fo:border-top="0.75pt solid #000000" fo:border-bottom="0.75pt solid #000000" style:writing-mode="lr-tb"/>
    </style:style>
    <style:style style:name="Table12.C16" style:family="table-cell">
      <style:table-cell-properties style:vertical-align="top" fo:padding="0.0104in" fo:border-left="0.75pt solid #000000" fo:border-right="none" fo:border-top="0.75pt solid #000000" fo:border-bottom="0.75pt solid #000000" style:writing-mode="lr-tb"/>
    </style:style>
    <style:style style:name="Table12.D16" style:family="table-cell">
      <style:table-cell-properties style:vertical-align="top" fo:padding="0.0104in" fo:border-left="0.75pt solid #000000" fo:border-right="none" fo:border-top="0.75pt solid #000000" fo:border-bottom="0.75pt solid #000000" style:writing-mode="lr-tb"/>
    </style:style>
    <style:style style:name="Table12.E16" style:family="table-cell">
      <style:table-cell-properties style:vertical-align="top" fo:padding="0.0104in" fo:border-left="0.75pt solid #000000" fo:border-right="none" fo:border-top="0.75pt solid #000000" fo:border-bottom="0.75pt solid #000000" style:writing-mode="lr-tb"/>
    </style:style>
    <style:style style:name="Table12.F16" style:family="table-cell">
      <style:table-cell-properties style:vertical-align="top" fo:padding="0.0104in" fo:border-left="0.75pt solid #000000" fo:border-right="none" fo:border-top="0.75pt solid #000000" fo:border-bottom="0.75pt solid #000000" style:writing-mode="lr-tb"/>
    </style:style>
    <style:style style:name="Table12.G16" style:family="table-cell">
      <style:table-cell-properties style:vertical-align="top" fo:padding="0.0104in" fo:border-left="0.75pt solid #000000" fo:border-right="none" fo:border-top="0.75pt solid #000000" fo:border-bottom="0.75pt solid #000000" style:writing-mode="lr-tb"/>
    </style:style>
    <style:style style:name="Table12.H16" style:family="table-cell">
      <style:table-cell-properties style:vertical-align="top" fo:padding="0.0104in" fo:border="0.75pt solid #000000" style:writing-mode="lr-tb"/>
    </style:style>
    <style:style style:name="Table12.A17" style:family="table-cell">
      <style:table-cell-properties style:vertical-align="middle" fo:padding="0.0104in" fo:border-left="0.75pt solid #000000" fo:border-right="none" fo:border-top="0.75pt solid #000000" fo:border-bottom="0.75pt solid #000000" style:writing-mode="lr-tb"/>
    </style:style>
    <style:style style:name="Table12.B17" style:family="table-cell">
      <style:table-cell-properties style:vertical-align="top" fo:padding="0.0104in" fo:border-left="0.75pt solid #000000" fo:border-right="none" fo:border-top="0.75pt solid #000000" fo:border-bottom="0.75pt solid #000000" style:writing-mode="lr-tb"/>
    </style:style>
    <style:style style:name="Table12.C17" style:family="table-cell">
      <style:table-cell-properties style:vertical-align="top" fo:padding="0.0104in" fo:border-left="0.75pt solid #000000" fo:border-right="none" fo:border-top="0.75pt solid #000000" fo:border-bottom="0.75pt solid #000000" style:writing-mode="lr-tb"/>
    </style:style>
    <style:style style:name="Table12.D17" style:family="table-cell">
      <style:table-cell-properties style:vertical-align="top" fo:padding="0.0104in" fo:border-left="0.75pt solid #000000" fo:border-right="none" fo:border-top="0.75pt solid #000000" fo:border-bottom="0.75pt solid #000000" style:writing-mode="lr-tb"/>
    </style:style>
    <style:style style:name="Table12.E17" style:family="table-cell">
      <style:table-cell-properties style:vertical-align="top" fo:padding="0.0104in" fo:border-left="0.75pt solid #000000" fo:border-right="none" fo:border-top="0.75pt solid #000000" fo:border-bottom="0.75pt solid #000000" style:writing-mode="lr-tb"/>
    </style:style>
    <style:style style:name="Table12.F17" style:family="table-cell">
      <style:table-cell-properties style:vertical-align="top" fo:padding="0.0104in" fo:border-left="0.75pt solid #000000" fo:border-right="none" fo:border-top="0.75pt solid #000000" fo:border-bottom="0.75pt solid #000000" style:writing-mode="lr-tb"/>
    </style:style>
    <style:style style:name="Table12.G17" style:family="table-cell">
      <style:table-cell-properties style:vertical-align="top" fo:padding="0.0104in" fo:border-left="0.75pt solid #000000" fo:border-right="none" fo:border-top="0.75pt solid #000000" fo:border-bottom="0.75pt solid #000000" style:writing-mode="lr-tb"/>
    </style:style>
    <style:style style:name="Table12.H17" style:family="table-cell">
      <style:table-cell-properties style:vertical-align="top" fo:padding="0.0104in" fo:border="0.75pt solid #000000" style:writing-mode="lr-tb"/>
    </style:style>
    <style:style style:name="Table12.A18" style:family="table-cell">
      <style:table-cell-properties style:vertical-align="middle" fo:padding="0.0104in" fo:border-left="0.75pt solid #000000" fo:border-right="none" fo:border-top="0.75pt solid #000000" fo:border-bottom="0.75pt solid #000000" style:writing-mode="lr-tb"/>
    </style:style>
    <style:style style:name="Table12.B18" style:family="table-cell">
      <style:table-cell-properties style:vertical-align="top" fo:padding="0.0104in" fo:border-left="0.75pt solid #000000" fo:border-right="none" fo:border-top="0.75pt solid #000000" fo:border-bottom="0.75pt solid #000000" style:writing-mode="lr-tb"/>
    </style:style>
    <style:style style:name="Table12.C18" style:family="table-cell">
      <style:table-cell-properties style:vertical-align="top" fo:padding="0.0104in" fo:border-left="0.75pt solid #000000" fo:border-right="none" fo:border-top="0.75pt solid #000000" fo:border-bottom="0.75pt solid #000000" style:writing-mode="lr-tb"/>
    </style:style>
    <style:style style:name="Table12.D18" style:family="table-cell">
      <style:table-cell-properties style:vertical-align="top" fo:padding="0.0104in" fo:border-left="0.75pt solid #000000" fo:border-right="none" fo:border-top="0.75pt solid #000000" fo:border-bottom="0.75pt solid #000000" style:writing-mode="lr-tb"/>
    </style:style>
    <style:style style:name="Table12.E18" style:family="table-cell">
      <style:table-cell-properties style:vertical-align="top" fo:padding="0.0104in" fo:border-left="0.75pt solid #000000" fo:border-right="none" fo:border-top="0.75pt solid #000000" fo:border-bottom="0.75pt solid #000000" style:writing-mode="lr-tb"/>
    </style:style>
    <style:style style:name="Table12.F18" style:family="table-cell">
      <style:table-cell-properties style:vertical-align="top" fo:padding="0.0104in" fo:border-left="0.75pt solid #000000" fo:border-right="none" fo:border-top="0.75pt solid #000000" fo:border-bottom="0.75pt solid #000000" style:writing-mode="lr-tb"/>
    </style:style>
    <style:style style:name="Table12.G18" style:family="table-cell">
      <style:table-cell-properties style:vertical-align="top" fo:padding="0.0104in" fo:border-left="0.75pt solid #000000" fo:border-right="none" fo:border-top="0.75pt solid #000000" fo:border-bottom="0.75pt solid #000000" style:writing-mode="lr-tb"/>
    </style:style>
    <style:style style:name="Table12.H18" style:family="table-cell">
      <style:table-cell-properties style:vertical-align="top" fo:padding="0.0104in" fo:border="0.75pt solid #000000" style:writing-mode="lr-tb"/>
    </style:style>
    <style:style style:name="Table13" style:family="table">
      <style:table-properties style:width="5.8979in" table:align="center" style:writing-mode="lr-tb"/>
    </style:style>
    <style:style style:name="Table13.A" style:family="table-column">
      <style:table-column-properties style:column-width="1.1771in"/>
    </style:style>
    <style:style style:name="Table13.B" style:family="table-column">
      <style:table-column-properties style:column-width="0.8833in"/>
    </style:style>
    <style:style style:name="Table13.C" style:family="table-column">
      <style:table-column-properties style:column-width="3.8375in"/>
    </style:style>
    <style:style style:name="Table13.1" style:family="table-row">
      <style:table-row-properties style:keep-together="true" fo:keep-together="auto"/>
    </style:style>
    <style:style style:name="Table13.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3.C1" style:family="table-cell">
      <style:table-cell-properties style:vertical-align="middle" fo:background-color="#999999" fo:padding="0.0104in" fo:border="0.75pt solid #000000" style:writing-mode="lr-tb">
        <style:background-image/>
      </style:table-cell-properties>
    </style:style>
    <style:style style:name="Table13.A2" style:family="table-cell">
      <style:table-cell-properties style:vertical-align="middle" fo:padding="0.0104in" fo:border-left="0.75pt solid #000000" fo:border-right="none" fo:border-top="0.75pt solid #000000" fo:border-bottom="0.75pt solid #000000" style:writing-mode="lr-tb"/>
    </style:style>
    <style:style style:name="Table13.B2" style:family="table-cell">
      <style:table-cell-properties style:vertical-align="middle" fo:padding="0.0104in" fo:border-left="0.75pt solid #000000" fo:border-right="none" fo:border-top="0.75pt solid #000000" fo:border-bottom="0.75pt solid #000000" style:writing-mode="lr-tb"/>
    </style:style>
    <style:style style:name="Table13.C2" style:family="table-cell">
      <style:table-cell-properties style:vertical-align="middle" fo:padding="0.0104in" fo:border="0.75pt solid #000000" style:writing-mode="lr-tb"/>
    </style:style>
    <style:style style:name="Table15" style:family="table">
      <style:table-properties style:width="5.8979in" table:align="center" style:writing-mode="lr-tb"/>
    </style:style>
    <style:style style:name="Table15.A" style:family="table-column">
      <style:table-column-properties style:column-width="1.6764in"/>
    </style:style>
    <style:style style:name="Table15.B" style:family="table-column">
      <style:table-column-properties style:column-width="0.5in"/>
    </style:style>
    <style:style style:name="Table15.F" style:family="table-column">
      <style:table-column-properties style:column-width="0.7944in"/>
    </style:style>
    <style:style style:name="Table15.H" style:family="table-column">
      <style:table-column-properties style:column-width="0.6326in"/>
    </style:style>
    <style:style style:name="Table15.1" style:family="table-row">
      <style:table-row-properties style:keep-together="true" fo:keep-together="auto"/>
    </style:style>
    <style:style style:name="Table15.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5.H1" style:family="table-cell">
      <style:table-cell-properties style:vertical-align="top" fo:background-color="#999999" fo:padding="0.0104in" fo:border="0.75pt solid #000000" style:writing-mode="lr-tb">
        <style:background-image/>
      </style:table-cell-properties>
    </style:style>
    <style:style style:name="Table15.A3" style:family="table-cell">
      <style:table-cell-properties style:vertical-align="middle" fo:padding="0.0104in" fo:border-left="0.75pt solid #000000" fo:border-right="none" fo:border-top="0.75pt solid #000000" fo:border-bottom="0.75pt solid #000000" style:writing-mode="lr-tb"/>
    </style:style>
    <style:style style:name="Table15.B3" style:family="table-cell">
      <style:table-cell-properties style:vertical-align="top" fo:padding="0.0104in" fo:border-left="0.75pt solid #000000" fo:border-right="none" fo:border-top="0.75pt solid #000000" fo:border-bottom="0.75pt solid #000000" style:writing-mode="lr-tb"/>
    </style:style>
    <style:style style:name="Table15.C3" style:family="table-cell">
      <style:table-cell-properties style:vertical-align="top" fo:padding="0.0104in" fo:border-left="0.75pt solid #000000" fo:border-right="none" fo:border-top="0.75pt solid #000000" fo:border-bottom="0.75pt solid #000000" style:writing-mode="lr-tb"/>
    </style:style>
    <style:style style:name="Table15.D3" style:family="table-cell">
      <style:table-cell-properties style:vertical-align="top" fo:padding="0.0104in" fo:border-left="0.75pt solid #000000" fo:border-right="none" fo:border-top="0.75pt solid #000000" fo:border-bottom="0.75pt solid #000000" style:writing-mode="lr-tb"/>
    </style:style>
    <style:style style:name="Table15.E3" style:family="table-cell">
      <style:table-cell-properties style:vertical-align="top" fo:padding="0.0104in" fo:border-left="0.75pt solid #000000" fo:border-right="none" fo:border-top="0.75pt solid #000000" fo:border-bottom="0.75pt solid #000000" style:writing-mode="lr-tb"/>
    </style:style>
    <style:style style:name="Table15.F3" style:family="table-cell">
      <style:table-cell-properties style:vertical-align="top" fo:padding="0.0104in" fo:border-left="0.75pt solid #000000" fo:border-right="none" fo:border-top="0.75pt solid #000000" fo:border-bottom="0.75pt solid #000000" style:writing-mode="lr-tb"/>
    </style:style>
    <style:style style:name="Table15.G3" style:family="table-cell">
      <style:table-cell-properties style:vertical-align="top" fo:padding="0.0104in" fo:border-left="0.75pt solid #000000" fo:border-right="none" fo:border-top="0.75pt solid #000000" fo:border-bottom="0.75pt solid #000000" style:writing-mode="lr-tb"/>
    </style:style>
    <style:style style:name="Table15.H3" style:family="table-cell">
      <style:table-cell-properties style:vertical-align="top" fo:padding="0.0104in" fo:border="0.75pt solid #000000" style:writing-mode="lr-tb"/>
    </style:style>
    <style:style style:name="Table15.A4" style:family="table-cell">
      <style:table-cell-properties style:vertical-align="middle" fo:padding="0.0104in" fo:border-left="0.75pt solid #000000" fo:border-right="none" fo:border-top="none" fo:border-bottom="0.75pt solid #000000" style:writing-mode="lr-tb"/>
    </style:style>
    <style:style style:name="Table15.B4" style:family="table-cell">
      <style:table-cell-properties style:vertical-align="top" fo:padding="0.0104in" fo:border-left="0.75pt solid #000000" fo:border-right="none" fo:border-top="none" fo:border-bottom="0.75pt solid #000000" style:writing-mode="lr-tb"/>
    </style:style>
    <style:style style:name="Table15.C4" style:family="table-cell">
      <style:table-cell-properties style:vertical-align="top" fo:padding="0.0104in" fo:border-left="0.75pt solid #000000" fo:border-right="none" fo:border-top="none" fo:border-bottom="0.75pt solid #000000" style:writing-mode="lr-tb"/>
    </style:style>
    <style:style style:name="Table15.D4" style:family="table-cell">
      <style:table-cell-properties style:vertical-align="top" fo:padding="0.0104in" fo:border-left="0.75pt solid #000000" fo:border-right="none" fo:border-top="none" fo:border-bottom="0.75pt solid #000000" style:writing-mode="lr-tb"/>
    </style:style>
    <style:style style:name="Table15.E4" style:family="table-cell">
      <style:table-cell-properties style:vertical-align="top" fo:padding="0.0104in" fo:border-left="0.75pt solid #000000" fo:border-right="none" fo:border-top="none" fo:border-bottom="0.75pt solid #000000" style:writing-mode="lr-tb"/>
    </style:style>
    <style:style style:name="Table15.F4" style:family="table-cell">
      <style:table-cell-properties style:vertical-align="top" fo:padding="0.0104in" fo:border-left="0.75pt solid #000000" fo:border-right="none" fo:border-top="none" fo:border-bottom="0.75pt solid #000000" style:writing-mode="lr-tb"/>
    </style:style>
    <style:style style:name="Table15.G4" style:family="table-cell">
      <style:table-cell-properties style:vertical-align="top" fo:padding="0.0104in" fo:border-left="0.75pt solid #000000" fo:border-right="none" fo:border-top="none" fo:border-bottom="0.75pt solid #000000" style:writing-mode="lr-tb"/>
    </style:style>
    <style:style style:name="Table15.H4" style:family="table-cell">
      <style:table-cell-properties style:vertical-align="top" fo:padding="0.0104in" fo:border-left="0.75pt solid #000000" fo:border-right="0.75pt solid #000000" fo:border-top="none" fo:border-bottom="0.75pt solid #000000" style:writing-mode="lr-tb"/>
    </style:style>
    <style:style style:name="Table15.A5" style:family="table-cell">
      <style:table-cell-properties style:vertical-align="middle" fo:padding="0.0104in" fo:border-left="0.75pt solid #000000" fo:border-right="none" fo:border-top="0.75pt solid #000000" fo:border-bottom="0.75pt solid #000000" style:writing-mode="lr-tb"/>
    </style:style>
    <style:style style:name="Table15.B5" style:family="table-cell">
      <style:table-cell-properties style:vertical-align="top" fo:padding="0.0104in" fo:border-left="0.75pt solid #000000" fo:border-right="none" fo:border-top="0.75pt solid #000000" fo:border-bottom="0.75pt solid #000000" style:writing-mode="lr-tb"/>
    </style:style>
    <style:style style:name="Table15.C5" style:family="table-cell">
      <style:table-cell-properties style:vertical-align="top" fo:padding="0.0104in" fo:border-left="0.75pt solid #000000" fo:border-right="none" fo:border-top="0.75pt solid #000000" fo:border-bottom="0.75pt solid #000000" style:writing-mode="lr-tb"/>
    </style:style>
    <style:style style:name="Table15.D5" style:family="table-cell">
      <style:table-cell-properties style:vertical-align="top" fo:padding="0.0104in" fo:border-left="0.75pt solid #000000" fo:border-right="none" fo:border-top="0.75pt solid #000000" fo:border-bottom="0.75pt solid #000000" style:writing-mode="lr-tb"/>
    </style:style>
    <style:style style:name="Table15.E5" style:family="table-cell">
      <style:table-cell-properties style:vertical-align="top" fo:padding="0.0104in" fo:border-left="0.75pt solid #000000" fo:border-right="none" fo:border-top="0.75pt solid #000000" fo:border-bottom="0.75pt solid #000000" style:writing-mode="lr-tb"/>
    </style:style>
    <style:style style:name="Table15.F5" style:family="table-cell">
      <style:table-cell-properties style:vertical-align="top" fo:padding="0.0104in" fo:border-left="0.75pt solid #000000" fo:border-right="none" fo:border-top="0.75pt solid #000000" fo:border-bottom="0.75pt solid #000000" style:writing-mode="lr-tb"/>
    </style:style>
    <style:style style:name="Table15.G5" style:family="table-cell">
      <style:table-cell-properties style:vertical-align="top" fo:padding="0.0104in" fo:border-left="0.75pt solid #000000" fo:border-right="none" fo:border-top="0.75pt solid #000000" fo:border-bottom="0.75pt solid #000000" style:writing-mode="lr-tb"/>
    </style:style>
    <style:style style:name="Table15.H5" style:family="table-cell">
      <style:table-cell-properties style:vertical-align="top" fo:padding="0.0104in" fo:border="0.75pt solid #000000" style:writing-mode="lr-tb"/>
    </style:style>
    <style:style style:name="Table15.A6" style:family="table-cell">
      <style:table-cell-properties style:vertical-align="middle" fo:padding="0.0104in" fo:border-left="0.75pt solid #000000" fo:border-right="none" fo:border-top="0.75pt solid #000000" fo:border-bottom="0.75pt solid #000000" style:writing-mode="lr-tb"/>
    </style:style>
    <style:style style:name="Table15.B6" style:family="table-cell">
      <style:table-cell-properties style:vertical-align="top" fo:padding="0.0104in" fo:border-left="0.75pt solid #000000" fo:border-right="none" fo:border-top="0.75pt solid #000000" fo:border-bottom="0.75pt solid #000000" style:writing-mode="lr-tb"/>
    </style:style>
    <style:style style:name="Table15.C6" style:family="table-cell">
      <style:table-cell-properties style:vertical-align="top" fo:padding="0.0104in" fo:border-left="0.75pt solid #000000" fo:border-right="none" fo:border-top="0.75pt solid #000000" fo:border-bottom="0.75pt solid #000000" style:writing-mode="lr-tb"/>
    </style:style>
    <style:style style:name="Table15.D6" style:family="table-cell">
      <style:table-cell-properties style:vertical-align="top" fo:padding="0.0104in" fo:border-left="0.75pt solid #000000" fo:border-right="none" fo:border-top="0.75pt solid #000000" fo:border-bottom="0.75pt solid #000000" style:writing-mode="lr-tb"/>
    </style:style>
    <style:style style:name="Table15.E6" style:family="table-cell">
      <style:table-cell-properties style:vertical-align="top" fo:padding="0.0104in" fo:border-left="0.75pt solid #000000" fo:border-right="none" fo:border-top="0.75pt solid #000000" fo:border-bottom="0.75pt solid #000000" style:writing-mode="lr-tb"/>
    </style:style>
    <style:style style:name="Table15.F6" style:family="table-cell">
      <style:table-cell-properties style:vertical-align="top" fo:padding="0.0104in" fo:border-left="0.75pt solid #000000" fo:border-right="none" fo:border-top="0.75pt solid #000000" fo:border-bottom="0.75pt solid #000000" style:writing-mode="lr-tb"/>
    </style:style>
    <style:style style:name="Table15.G6" style:family="table-cell">
      <style:table-cell-properties style:vertical-align="top" fo:padding="0.0104in" fo:border-left="0.75pt solid #000000" fo:border-right="none" fo:border-top="0.75pt solid #000000" fo:border-bottom="0.75pt solid #000000" style:writing-mode="lr-tb"/>
    </style:style>
    <style:style style:name="Table15.H6" style:family="table-cell">
      <style:table-cell-properties style:vertical-align="top" fo:padding="0.0104in" fo:border="0.75pt solid #000000" style:writing-mode="lr-tb"/>
    </style:style>
    <style:style style:name="Table15.A7" style:family="table-cell">
      <style:table-cell-properties style:vertical-align="middle" fo:padding="0.0104in" fo:border-left="0.75pt solid #000000" fo:border-right="none" fo:border-top="0.75pt solid #000000" fo:border-bottom="0.75pt solid #000000" style:writing-mode="lr-tb"/>
    </style:style>
    <style:style style:name="Table15.B7" style:family="table-cell">
      <style:table-cell-properties style:vertical-align="top" fo:padding="0.0104in" fo:border-left="0.75pt solid #000000" fo:border-right="none" fo:border-top="0.75pt solid #000000" fo:border-bottom="0.75pt solid #000000" style:writing-mode="lr-tb"/>
    </style:style>
    <style:style style:name="Table15.C7" style:family="table-cell">
      <style:table-cell-properties style:vertical-align="top" fo:padding="0.0104in" fo:border-left="0.75pt solid #000000" fo:border-right="none" fo:border-top="0.75pt solid #000000" fo:border-bottom="0.75pt solid #000000" style:writing-mode="lr-tb"/>
    </style:style>
    <style:style style:name="Table15.D7" style:family="table-cell">
      <style:table-cell-properties style:vertical-align="top" fo:padding="0.0104in" fo:border-left="0.75pt solid #000000" fo:border-right="none" fo:border-top="0.75pt solid #000000" fo:border-bottom="0.75pt solid #000000" style:writing-mode="lr-tb"/>
    </style:style>
    <style:style style:name="Table15.E7" style:family="table-cell">
      <style:table-cell-properties style:vertical-align="top" fo:padding="0.0104in" fo:border-left="0.75pt solid #000000" fo:border-right="none" fo:border-top="0.75pt solid #000000" fo:border-bottom="0.75pt solid #000000" style:writing-mode="lr-tb"/>
    </style:style>
    <style:style style:name="Table15.F7" style:family="table-cell">
      <style:table-cell-properties style:vertical-align="top" fo:padding="0.0104in" fo:border-left="0.75pt solid #000000" fo:border-right="none" fo:border-top="0.75pt solid #000000" fo:border-bottom="0.75pt solid #000000" style:writing-mode="lr-tb"/>
    </style:style>
    <style:style style:name="Table15.G7" style:family="table-cell">
      <style:table-cell-properties style:vertical-align="top" fo:padding="0.0104in" fo:border-left="0.75pt solid #000000" fo:border-right="none" fo:border-top="0.75pt solid #000000" fo:border-bottom="0.75pt solid #000000" style:writing-mode="lr-tb"/>
    </style:style>
    <style:style style:name="Table15.H7" style:family="table-cell">
      <style:table-cell-properties style:vertical-align="top" fo:padding="0.0104in" fo:border="0.75pt solid #000000" style:writing-mode="lr-tb"/>
    </style:style>
    <style:style style:name="Table15.A8" style:family="table-cell">
      <style:table-cell-properties style:vertical-align="middle" fo:padding="0.0104in" fo:border-left="0.75pt solid #000000" fo:border-right="none" fo:border-top="0.75pt solid #000000" fo:border-bottom="0.75pt solid #000000" style:writing-mode="lr-tb"/>
    </style:style>
    <style:style style:name="Table15.B8" style:family="table-cell">
      <style:table-cell-properties style:vertical-align="top" fo:padding="0.0104in" fo:border-left="0.75pt solid #000000" fo:border-right="none" fo:border-top="0.75pt solid #000000" fo:border-bottom="0.75pt solid #000000" style:writing-mode="lr-tb"/>
    </style:style>
    <style:style style:name="Table15.C8" style:family="table-cell">
      <style:table-cell-properties style:vertical-align="top" fo:padding="0.0104in" fo:border-left="0.75pt solid #000000" fo:border-right="none" fo:border-top="0.75pt solid #000000" fo:border-bottom="0.75pt solid #000000" style:writing-mode="lr-tb"/>
    </style:style>
    <style:style style:name="Table15.D8" style:family="table-cell">
      <style:table-cell-properties style:vertical-align="top" fo:padding="0.0104in" fo:border-left="0.75pt solid #000000" fo:border-right="none" fo:border-top="0.75pt solid #000000" fo:border-bottom="0.75pt solid #000000" style:writing-mode="lr-tb"/>
    </style:style>
    <style:style style:name="Table15.E8" style:family="table-cell">
      <style:table-cell-properties style:vertical-align="top" fo:padding="0.0104in" fo:border-left="0.75pt solid #000000" fo:border-right="none" fo:border-top="0.75pt solid #000000" fo:border-bottom="0.75pt solid #000000" style:writing-mode="lr-tb"/>
    </style:style>
    <style:style style:name="Table15.F8" style:family="table-cell">
      <style:table-cell-properties style:vertical-align="top" fo:padding="0.0104in" fo:border-left="0.75pt solid #000000" fo:border-right="none" fo:border-top="0.75pt solid #000000" fo:border-bottom="0.75pt solid #000000" style:writing-mode="lr-tb"/>
    </style:style>
    <style:style style:name="Table15.G8" style:family="table-cell">
      <style:table-cell-properties style:vertical-align="top" fo:padding="0.0104in" fo:border-left="0.75pt solid #000000" fo:border-right="none" fo:border-top="0.75pt solid #000000" fo:border-bottom="0.75pt solid #000000" style:writing-mode="lr-tb"/>
    </style:style>
    <style:style style:name="Table15.H8" style:family="table-cell">
      <style:table-cell-properties style:vertical-align="top" fo:padding="0.0104in" fo:border="0.75pt solid #000000" style:writing-mode="lr-tb"/>
    </style:style>
    <style:style style:name="Table15.A9" style:family="table-cell">
      <style:table-cell-properties style:vertical-align="middle" fo:padding="0.0104in" fo:border-left="0.75pt solid #000000" fo:border-right="none" fo:border-top="none" fo:border-bottom="0.75pt solid #000000" style:writing-mode="lr-tb"/>
    </style:style>
    <style:style style:name="Table15.B9" style:family="table-cell">
      <style:table-cell-properties style:vertical-align="top" fo:padding="0.0104in" fo:border-left="0.75pt solid #000000" fo:border-right="none" fo:border-top="none" fo:border-bottom="0.75pt solid #000000" style:writing-mode="lr-tb"/>
    </style:style>
    <style:style style:name="Table15.C9" style:family="table-cell">
      <style:table-cell-properties style:vertical-align="top" fo:padding="0.0104in" fo:border-left="0.75pt solid #000000" fo:border-right="none" fo:border-top="none" fo:border-bottom="0.75pt solid #000000" style:writing-mode="lr-tb"/>
    </style:style>
    <style:style style:name="Table15.D9" style:family="table-cell">
      <style:table-cell-properties style:vertical-align="top" fo:padding="0.0104in" fo:border-left="0.75pt solid #000000" fo:border-right="none" fo:border-top="none" fo:border-bottom="0.75pt solid #000000" style:writing-mode="lr-tb"/>
    </style:style>
    <style:style style:name="Table15.E9" style:family="table-cell">
      <style:table-cell-properties style:vertical-align="top" fo:padding="0.0104in" fo:border-left="0.75pt solid #000000" fo:border-right="none" fo:border-top="none" fo:border-bottom="0.75pt solid #000000" style:writing-mode="lr-tb"/>
    </style:style>
    <style:style style:name="Table15.F9" style:family="table-cell">
      <style:table-cell-properties style:vertical-align="top" fo:padding="0.0104in" fo:border-left="0.75pt solid #000000" fo:border-right="none" fo:border-top="none" fo:border-bottom="0.75pt solid #000000" style:writing-mode="lr-tb"/>
    </style:style>
    <style:style style:name="Table15.G9" style:family="table-cell">
      <style:table-cell-properties style:vertical-align="top" fo:padding="0.0104in" fo:border-left="0.75pt solid #000000" fo:border-right="none" fo:border-top="none" fo:border-bottom="0.75pt solid #000000" style:writing-mode="lr-tb"/>
    </style:style>
    <style:style style:name="Table15.H9" style:family="table-cell">
      <style:table-cell-properties style:vertical-align="top" fo:padding="0.0104in" fo:border-left="0.75pt solid #000000" fo:border-right="0.75pt solid #000000" fo:border-top="none" fo:border-bottom="0.75pt solid #000000" style:writing-mode="lr-tb"/>
    </style:style>
    <style:style style:name="Table15.A10" style:family="table-cell">
      <style:table-cell-properties style:vertical-align="middle" fo:padding="0.0104in" fo:border-left="0.75pt solid #000000" fo:border-right="none" fo:border-top="none" fo:border-bottom="0.75pt solid #000000" style:writing-mode="lr-tb"/>
    </style:style>
    <style:style style:name="Table15.B10" style:family="table-cell">
      <style:table-cell-properties style:vertical-align="top" fo:padding="0.0104in" fo:border-left="0.75pt solid #000000" fo:border-right="none" fo:border-top="none" fo:border-bottom="0.75pt solid #000000" style:writing-mode="lr-tb"/>
    </style:style>
    <style:style style:name="Table15.C10" style:family="table-cell">
      <style:table-cell-properties style:vertical-align="top" fo:padding="0.0104in" fo:border-left="0.75pt solid #000000" fo:border-right="none" fo:border-top="none" fo:border-bottom="0.75pt solid #000000" style:writing-mode="lr-tb"/>
    </style:style>
    <style:style style:name="Table15.D10" style:family="table-cell">
      <style:table-cell-properties style:vertical-align="top" fo:padding="0.0104in" fo:border-left="0.75pt solid #000000" fo:border-right="none" fo:border-top="none" fo:border-bottom="0.75pt solid #000000" style:writing-mode="lr-tb"/>
    </style:style>
    <style:style style:name="Table15.E10" style:family="table-cell">
      <style:table-cell-properties style:vertical-align="top" fo:padding="0.0104in" fo:border-left="0.75pt solid #000000" fo:border-right="none" fo:border-top="none" fo:border-bottom="0.75pt solid #000000" style:writing-mode="lr-tb"/>
    </style:style>
    <style:style style:name="Table15.F10" style:family="table-cell">
      <style:table-cell-properties style:vertical-align="top" fo:padding="0.0104in" fo:border-left="0.75pt solid #000000" fo:border-right="none" fo:border-top="none" fo:border-bottom="0.75pt solid #000000" style:writing-mode="lr-tb"/>
    </style:style>
    <style:style style:name="Table15.G10" style:family="table-cell">
      <style:table-cell-properties style:vertical-align="top" fo:padding="0.0104in" fo:border-left="0.75pt solid #000000" fo:border-right="none" fo:border-top="none" fo:border-bottom="0.75pt solid #000000" style:writing-mode="lr-tb"/>
    </style:style>
    <style:style style:name="Table15.H10" style:family="table-cell">
      <style:table-cell-properties style:vertical-align="top" fo:padding="0.0104in" fo:border-left="0.75pt solid #000000" fo:border-right="0.75pt solid #000000" fo:border-top="none" fo:border-bottom="0.75pt solid #000000" style:writing-mode="lr-tb"/>
    </style:style>
    <style:style style:name="Table16" style:family="table">
      <style:table-properties style:width="5.8979in" table:align="center" style:writing-mode="lr-tb"/>
    </style:style>
    <style:style style:name="Table16.A" style:family="table-column">
      <style:table-column-properties style:column-width="1.1771in"/>
    </style:style>
    <style:style style:name="Table16.B" style:family="table-column">
      <style:table-column-properties style:column-width="0.8833in"/>
    </style:style>
    <style:style style:name="Table16.C" style:family="table-column">
      <style:table-column-properties style:column-width="3.8375in"/>
    </style:style>
    <style:style style:name="Table16.1" style:family="table-row">
      <style:table-row-properties style:keep-together="true" fo:keep-together="auto"/>
    </style:style>
    <style:style style:name="Table16.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6.C1" style:family="table-cell">
      <style:table-cell-properties style:vertical-align="middle" fo:background-color="#999999" fo:padding="0.0104in" fo:border="0.75pt solid #000000" style:writing-mode="lr-tb">
        <style:background-image/>
      </style:table-cell-properties>
    </style:style>
    <style:style style:name="Table16.A2" style:family="table-cell">
      <style:table-cell-properties style:vertical-align="middle" fo:padding="0.0104in" fo:border-left="0.75pt solid #000000" fo:border-right="none" fo:border-top="0.75pt solid #000000" fo:border-bottom="0.75pt solid #000000" style:writing-mode="lr-tb"/>
    </style:style>
    <style:style style:name="Table16.B2" style:family="table-cell">
      <style:table-cell-properties style:vertical-align="middle" fo:padding="0.0104in" fo:border-left="0.75pt solid #000000" fo:border-right="none" fo:border-top="0.75pt solid #000000" fo:border-bottom="0.75pt solid #000000" style:writing-mode="lr-tb"/>
    </style:style>
    <style:style style:name="Table16.C2" style:family="table-cell">
      <style:table-cell-properties style:vertical-align="middle" fo:padding="0.0104in" fo:border="0.75pt solid #000000" style:writing-mode="lr-tb"/>
    </style:style>
    <style:style style:name="Table18" style:family="table">
      <style:table-properties style:width="5.8979in" table:align="center" style:writing-mode="lr-tb"/>
    </style:style>
    <style:style style:name="Table18.A" style:family="table-column">
      <style:table-column-properties style:column-width="1.6764in"/>
    </style:style>
    <style:style style:name="Table18.B" style:family="table-column">
      <style:table-column-properties style:column-width="0.5in"/>
    </style:style>
    <style:style style:name="Table18.F" style:family="table-column">
      <style:table-column-properties style:column-width="0.7944in"/>
    </style:style>
    <style:style style:name="Table18.H" style:family="table-column">
      <style:table-column-properties style:column-width="0.6326in"/>
    </style:style>
    <style:style style:name="Table18.1" style:family="table-row">
      <style:table-row-properties style:keep-together="true" fo:keep-together="auto"/>
    </style:style>
    <style:style style:name="Table18.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8.H1" style:family="table-cell">
      <style:table-cell-properties style:vertical-align="top" fo:background-color="#999999" fo:padding="0.0104in" fo:border="0.75pt solid #000000" style:writing-mode="lr-tb">
        <style:background-image/>
      </style:table-cell-properties>
    </style:style>
    <style:style style:name="Table18.A3" style:family="table-cell">
      <style:table-cell-properties style:vertical-align="middle" fo:padding="0.0104in" fo:border-left="0.75pt solid #000000" fo:border-right="none" fo:border-top="none" fo:border-bottom="0.75pt solid #000000" style:writing-mode="lr-tb"/>
    </style:style>
    <style:style style:name="Table18.B3" style:family="table-cell">
      <style:table-cell-properties style:vertical-align="top" fo:padding="0.0104in" fo:border-left="0.75pt solid #000000" fo:border-right="none" fo:border-top="none" fo:border-bottom="0.75pt solid #000000" style:writing-mode="lr-tb"/>
    </style:style>
    <style:style style:name="Table18.C3" style:family="table-cell">
      <style:table-cell-properties style:vertical-align="top" fo:padding="0.0104in" fo:border-left="0.75pt solid #000000" fo:border-right="none" fo:border-top="none" fo:border-bottom="0.75pt solid #000000" style:writing-mode="lr-tb"/>
    </style:style>
    <style:style style:name="Table18.D3" style:family="table-cell">
      <style:table-cell-properties style:vertical-align="top" fo:padding="0.0104in" fo:border-left="0.75pt solid #000000" fo:border-right="none" fo:border-top="none" fo:border-bottom="0.75pt solid #000000" style:writing-mode="lr-tb"/>
    </style:style>
    <style:style style:name="Table18.E3" style:family="table-cell">
      <style:table-cell-properties style:vertical-align="top" fo:padding="0.0104in" fo:border-left="0.75pt solid #000000" fo:border-right="none" fo:border-top="none" fo:border-bottom="0.75pt solid #000000" style:writing-mode="lr-tb"/>
    </style:style>
    <style:style style:name="Table18.F3" style:family="table-cell">
      <style:table-cell-properties style:vertical-align="top" fo:padding="0.0104in" fo:border-left="0.75pt solid #000000" fo:border-right="none" fo:border-top="none" fo:border-bottom="0.75pt solid #000000" style:writing-mode="lr-tb"/>
    </style:style>
    <style:style style:name="Table18.G3" style:family="table-cell">
      <style:table-cell-properties style:vertical-align="top" fo:padding="0.0104in" fo:border-left="0.75pt solid #000000" fo:border-right="none" fo:border-top="none" fo:border-bottom="0.75pt solid #000000" style:writing-mode="lr-tb"/>
    </style:style>
    <style:style style:name="Table18.H3" style:family="table-cell">
      <style:table-cell-properties style:vertical-align="top" fo:padding="0.0104in" fo:border-left="0.75pt solid #000000" fo:border-right="0.75pt solid #000000" fo:border-top="none" fo:border-bottom="0.75pt solid #000000" style:writing-mode="lr-tb"/>
    </style:style>
    <style:style style:name="Table18.A4" style:family="table-cell">
      <style:table-cell-properties style:vertical-align="middle" fo:padding="0.0104in" fo:border-left="0.75pt solid #000000" fo:border-right="none" fo:border-top="none" fo:border-bottom="0.75pt solid #000000" style:writing-mode="lr-tb"/>
    </style:style>
    <style:style style:name="Table18.B4" style:family="table-cell">
      <style:table-cell-properties style:vertical-align="top" fo:padding="0.0104in" fo:border-left="0.75pt solid #000000" fo:border-right="none" fo:border-top="none" fo:border-bottom="0.75pt solid #000000" style:writing-mode="lr-tb"/>
    </style:style>
    <style:style style:name="Table18.C4" style:family="table-cell">
      <style:table-cell-properties style:vertical-align="top" fo:padding="0.0104in" fo:border-left="0.75pt solid #000000" fo:border-right="none" fo:border-top="none" fo:border-bottom="0.75pt solid #000000" style:writing-mode="lr-tb"/>
    </style:style>
    <style:style style:name="Table18.D4" style:family="table-cell">
      <style:table-cell-properties style:vertical-align="top" fo:padding="0.0104in" fo:border-left="0.75pt solid #000000" fo:border-right="none" fo:border-top="none" fo:border-bottom="0.75pt solid #000000" style:writing-mode="lr-tb"/>
    </style:style>
    <style:style style:name="Table18.E4" style:family="table-cell">
      <style:table-cell-properties style:vertical-align="top" fo:padding="0.0104in" fo:border-left="0.75pt solid #000000" fo:border-right="none" fo:border-top="none" fo:border-bottom="0.75pt solid #000000" style:writing-mode="lr-tb"/>
    </style:style>
    <style:style style:name="Table18.F4" style:family="table-cell">
      <style:table-cell-properties style:vertical-align="top" fo:padding="0.0104in" fo:border-left="0.75pt solid #000000" fo:border-right="none" fo:border-top="none" fo:border-bottom="0.75pt solid #000000" style:writing-mode="lr-tb"/>
    </style:style>
    <style:style style:name="Table18.G4" style:family="table-cell">
      <style:table-cell-properties style:vertical-align="top" fo:padding="0.0104in" fo:border-left="0.75pt solid #000000" fo:border-right="none" fo:border-top="none" fo:border-bottom="0.75pt solid #000000" style:writing-mode="lr-tb"/>
    </style:style>
    <style:style style:name="Table18.H4" style:family="table-cell">
      <style:table-cell-properties style:vertical-align="top" fo:padding="0.0104in" fo:border-left="0.75pt solid #000000" fo:border-right="0.75pt solid #000000" fo:border-top="none" fo:border-bottom="0.75pt solid #000000" style:writing-mode="lr-tb"/>
    </style:style>
    <style:style style:name="Table18.A5" style:family="table-cell">
      <style:table-cell-properties style:vertical-align="middle" fo:padding="0.0104in" fo:border-left="0.75pt solid #000000" fo:border-right="none" fo:border-top="none" fo:border-bottom="0.75pt solid #000000" style:writing-mode="lr-tb"/>
    </style:style>
    <style:style style:name="Table18.B5" style:family="table-cell">
      <style:table-cell-properties style:vertical-align="top" fo:padding="0.0104in" fo:border-left="0.75pt solid #000000" fo:border-right="none" fo:border-top="none" fo:border-bottom="0.75pt solid #000000" style:writing-mode="lr-tb"/>
    </style:style>
    <style:style style:name="Table18.C5" style:family="table-cell">
      <style:table-cell-properties style:vertical-align="top" fo:padding="0.0104in" fo:border-left="0.75pt solid #000000" fo:border-right="none" fo:border-top="none" fo:border-bottom="0.75pt solid #000000" style:writing-mode="lr-tb"/>
    </style:style>
    <style:style style:name="Table18.D5" style:family="table-cell">
      <style:table-cell-properties style:vertical-align="top" fo:padding="0.0104in" fo:border-left="0.75pt solid #000000" fo:border-right="none" fo:border-top="none" fo:border-bottom="0.75pt solid #000000" style:writing-mode="lr-tb"/>
    </style:style>
    <style:style style:name="Table18.E5" style:family="table-cell">
      <style:table-cell-properties style:vertical-align="top" fo:padding="0.0104in" fo:border-left="0.75pt solid #000000" fo:border-right="none" fo:border-top="none" fo:border-bottom="0.75pt solid #000000" style:writing-mode="lr-tb"/>
    </style:style>
    <style:style style:name="Table18.F5" style:family="table-cell">
      <style:table-cell-properties style:vertical-align="top" fo:padding="0.0104in" fo:border-left="0.75pt solid #000000" fo:border-right="none" fo:border-top="none" fo:border-bottom="0.75pt solid #000000" style:writing-mode="lr-tb"/>
    </style:style>
    <style:style style:name="Table18.G5" style:family="table-cell">
      <style:table-cell-properties style:vertical-align="top" fo:padding="0.0104in" fo:border-left="0.75pt solid #000000" fo:border-right="none" fo:border-top="none" fo:border-bottom="0.75pt solid #000000" style:writing-mode="lr-tb"/>
    </style:style>
    <style:style style:name="Table18.H5" style:family="table-cell">
      <style:table-cell-properties style:vertical-align="top" fo:padding="0.0104in" fo:border-left="0.75pt solid #000000" fo:border-right="0.75pt solid #000000" fo:border-top="none" fo:border-bottom="0.75pt solid #000000" style:writing-mode="lr-tb"/>
    </style:style>
    <style:style style:name="Table18.A6" style:family="table-cell">
      <style:table-cell-properties style:vertical-align="middle" fo:padding="0.0104in" fo:border-left="0.75pt solid #000000" fo:border-right="none" fo:border-top="none" fo:border-bottom="0.75pt solid #000000" style:writing-mode="lr-tb"/>
    </style:style>
    <style:style style:name="Table18.B6" style:family="table-cell">
      <style:table-cell-properties style:vertical-align="top" fo:padding="0.0104in" fo:border-left="0.75pt solid #000000" fo:border-right="none" fo:border-top="none" fo:border-bottom="0.75pt solid #000000" style:writing-mode="lr-tb"/>
    </style:style>
    <style:style style:name="Table18.C6" style:family="table-cell">
      <style:table-cell-properties style:vertical-align="top" fo:padding="0.0104in" fo:border-left="0.75pt solid #000000" fo:border-right="none" fo:border-top="none" fo:border-bottom="0.75pt solid #000000" style:writing-mode="lr-tb"/>
    </style:style>
    <style:style style:name="Table18.D6" style:family="table-cell">
      <style:table-cell-properties style:vertical-align="top" fo:padding="0.0104in" fo:border-left="0.75pt solid #000000" fo:border-right="none" fo:border-top="none" fo:border-bottom="0.75pt solid #000000" style:writing-mode="lr-tb"/>
    </style:style>
    <style:style style:name="Table18.E6" style:family="table-cell">
      <style:table-cell-properties style:vertical-align="top" fo:padding="0.0104in" fo:border-left="0.75pt solid #000000" fo:border-right="none" fo:border-top="none" fo:border-bottom="0.75pt solid #000000" style:writing-mode="lr-tb"/>
    </style:style>
    <style:style style:name="Table18.F6" style:family="table-cell">
      <style:table-cell-properties style:vertical-align="top" fo:padding="0.0104in" fo:border-left="0.75pt solid #000000" fo:border-right="none" fo:border-top="none" fo:border-bottom="0.75pt solid #000000" style:writing-mode="lr-tb"/>
    </style:style>
    <style:style style:name="Table18.G6" style:family="table-cell">
      <style:table-cell-properties style:vertical-align="top" fo:padding="0.0104in" fo:border-left="0.75pt solid #000000" fo:border-right="none" fo:border-top="none" fo:border-bottom="0.75pt solid #000000" style:writing-mode="lr-tb"/>
    </style:style>
    <style:style style:name="Table18.H6" style:family="table-cell">
      <style:table-cell-properties style:vertical-align="top" fo:padding="0.0104in" fo:border-left="0.75pt solid #000000" fo:border-right="0.75pt solid #000000" fo:border-top="none" fo:border-bottom="0.75pt solid #000000" style:writing-mode="lr-tb"/>
    </style:style>
    <style:style style:name="Table18.A7" style:family="table-cell">
      <style:table-cell-properties style:vertical-align="middle" fo:padding="0.0104in" fo:border-left="0.75pt solid #000000" fo:border-right="none" fo:border-top="0.75pt solid #000000" fo:border-bottom="0.75pt solid #000000" style:writing-mode="lr-tb"/>
    </style:style>
    <style:style style:name="Table18.B7" style:family="table-cell">
      <style:table-cell-properties style:vertical-align="top" fo:padding="0.0104in" fo:border-left="0.75pt solid #000000" fo:border-right="none" fo:border-top="0.75pt solid #000000" fo:border-bottom="0.75pt solid #000000" style:writing-mode="lr-tb"/>
    </style:style>
    <style:style style:name="Table18.C7" style:family="table-cell">
      <style:table-cell-properties style:vertical-align="top" fo:padding="0.0104in" fo:border-left="0.75pt solid #000000" fo:border-right="none" fo:border-top="0.75pt solid #000000" fo:border-bottom="0.75pt solid #000000" style:writing-mode="lr-tb"/>
    </style:style>
    <style:style style:name="Table18.D7" style:family="table-cell">
      <style:table-cell-properties style:vertical-align="top" fo:padding="0.0104in" fo:border-left="0.75pt solid #000000" fo:border-right="none" fo:border-top="0.75pt solid #000000" fo:border-bottom="0.75pt solid #000000" style:writing-mode="lr-tb"/>
    </style:style>
    <style:style style:name="Table18.E7" style:family="table-cell">
      <style:table-cell-properties style:vertical-align="top" fo:padding="0.0104in" fo:border-left="0.75pt solid #000000" fo:border-right="none" fo:border-top="0.75pt solid #000000" fo:border-bottom="0.75pt solid #000000" style:writing-mode="lr-tb"/>
    </style:style>
    <style:style style:name="Table18.F7" style:family="table-cell">
      <style:table-cell-properties style:vertical-align="top" fo:padding="0.0104in" fo:border-left="0.75pt solid #000000" fo:border-right="none" fo:border-top="0.75pt solid #000000" fo:border-bottom="0.75pt solid #000000" style:writing-mode="lr-tb"/>
    </style:style>
    <style:style style:name="Table18.G7" style:family="table-cell">
      <style:table-cell-properties style:vertical-align="top" fo:padding="0.0104in" fo:border-left="0.75pt solid #000000" fo:border-right="none" fo:border-top="0.75pt solid #000000" fo:border-bottom="0.75pt solid #000000" style:writing-mode="lr-tb"/>
    </style:style>
    <style:style style:name="Table18.H7" style:family="table-cell">
      <style:table-cell-properties style:vertical-align="top" fo:padding="0.0104in" fo:border="0.75pt solid #000000" style:writing-mode="lr-tb"/>
    </style:style>
    <style:style style:name="Table18.A8" style:family="table-cell">
      <style:table-cell-properties style:vertical-align="middle" fo:padding="0.0104in" fo:border-left="0.75pt solid #000000" fo:border-right="none" fo:border-top="0.75pt solid #000000" fo:border-bottom="0.75pt solid #000000" style:writing-mode="lr-tb"/>
    </style:style>
    <style:style style:name="Table18.B8" style:family="table-cell">
      <style:table-cell-properties style:vertical-align="top" fo:padding="0.0104in" fo:border-left="0.75pt solid #000000" fo:border-right="none" fo:border-top="0.75pt solid #000000" fo:border-bottom="0.75pt solid #000000" style:writing-mode="lr-tb"/>
    </style:style>
    <style:style style:name="Table18.C8" style:family="table-cell">
      <style:table-cell-properties style:vertical-align="top" fo:padding="0.0104in" fo:border-left="0.75pt solid #000000" fo:border-right="none" fo:border-top="0.75pt solid #000000" fo:border-bottom="0.75pt solid #000000" style:writing-mode="lr-tb"/>
    </style:style>
    <style:style style:name="Table18.D8" style:family="table-cell">
      <style:table-cell-properties style:vertical-align="top" fo:padding="0.0104in" fo:border-left="0.75pt solid #000000" fo:border-right="none" fo:border-top="0.75pt solid #000000" fo:border-bottom="0.75pt solid #000000" style:writing-mode="lr-tb"/>
    </style:style>
    <style:style style:name="Table18.E8" style:family="table-cell">
      <style:table-cell-properties style:vertical-align="top" fo:padding="0.0104in" fo:border-left="0.75pt solid #000000" fo:border-right="none" fo:border-top="0.75pt solid #000000" fo:border-bottom="0.75pt solid #000000" style:writing-mode="lr-tb"/>
    </style:style>
    <style:style style:name="Table18.F8" style:family="table-cell">
      <style:table-cell-properties style:vertical-align="top" fo:padding="0.0104in" fo:border-left="0.75pt solid #000000" fo:border-right="none" fo:border-top="0.75pt solid #000000" fo:border-bottom="0.75pt solid #000000" style:writing-mode="lr-tb"/>
    </style:style>
    <style:style style:name="Table18.G8" style:family="table-cell">
      <style:table-cell-properties style:vertical-align="top" fo:padding="0.0104in" fo:border-left="0.75pt solid #000000" fo:border-right="none" fo:border-top="0.75pt solid #000000" fo:border-bottom="0.75pt solid #000000" style:writing-mode="lr-tb"/>
    </style:style>
    <style:style style:name="Table18.H8" style:family="table-cell">
      <style:table-cell-properties style:vertical-align="top" fo:padding="0.0104in" fo:border="0.75pt solid #000000" style:writing-mode="lr-tb"/>
    </style:style>
    <style:style style:name="Table18.A9" style:family="table-cell">
      <style:table-cell-properties style:vertical-align="middle" fo:padding="0.0104in" fo:border-left="0.75pt solid #000000" fo:border-right="none" fo:border-top="0.75pt solid #000000" fo:border-bottom="0.75pt solid #000000" style:writing-mode="lr-tb"/>
    </style:style>
    <style:style style:name="Table18.B9" style:family="table-cell">
      <style:table-cell-properties style:vertical-align="top" fo:padding="0.0104in" fo:border-left="0.75pt solid #000000" fo:border-right="none" fo:border-top="0.75pt solid #000000" fo:border-bottom="0.75pt solid #000000" style:writing-mode="lr-tb"/>
    </style:style>
    <style:style style:name="Table18.C9" style:family="table-cell">
      <style:table-cell-properties style:vertical-align="top" fo:padding="0.0104in" fo:border-left="0.75pt solid #000000" fo:border-right="none" fo:border-top="0.75pt solid #000000" fo:border-bottom="0.75pt solid #000000" style:writing-mode="lr-tb"/>
    </style:style>
    <style:style style:name="Table18.D9" style:family="table-cell">
      <style:table-cell-properties style:vertical-align="top" fo:padding="0.0104in" fo:border-left="0.75pt solid #000000" fo:border-right="none" fo:border-top="0.75pt solid #000000" fo:border-bottom="0.75pt solid #000000" style:writing-mode="lr-tb"/>
    </style:style>
    <style:style style:name="Table18.E9" style:family="table-cell">
      <style:table-cell-properties style:vertical-align="top" fo:padding="0.0104in" fo:border-left="0.75pt solid #000000" fo:border-right="none" fo:border-top="0.75pt solid #000000" fo:border-bottom="0.75pt solid #000000" style:writing-mode="lr-tb"/>
    </style:style>
    <style:style style:name="Table18.F9" style:family="table-cell">
      <style:table-cell-properties style:vertical-align="top" fo:padding="0.0104in" fo:border-left="0.75pt solid #000000" fo:border-right="none" fo:border-top="0.75pt solid #000000" fo:border-bottom="0.75pt solid #000000" style:writing-mode="lr-tb"/>
    </style:style>
    <style:style style:name="Table18.G9" style:family="table-cell">
      <style:table-cell-properties style:vertical-align="top" fo:padding="0.0104in" fo:border-left="0.75pt solid #000000" fo:border-right="none" fo:border-top="0.75pt solid #000000" fo:border-bottom="0.75pt solid #000000" style:writing-mode="lr-tb"/>
    </style:style>
    <style:style style:name="Table18.H9" style:family="table-cell">
      <style:table-cell-properties style:vertical-align="top" fo:padding="0.0104in" fo:border="0.75pt solid #000000" style:writing-mode="lr-tb"/>
    </style:style>
    <style:style style:name="Table18.A10" style:family="table-cell">
      <style:table-cell-properties style:vertical-align="middle" fo:padding="0.0104in" fo:border-left="0.75pt solid #000000" fo:border-right="none" fo:border-top="0.75pt solid #000000" fo:border-bottom="0.75pt solid #000000" style:writing-mode="lr-tb"/>
    </style:style>
    <style:style style:name="Table18.B10" style:family="table-cell">
      <style:table-cell-properties style:vertical-align="top" fo:padding="0.0104in" fo:border-left="0.75pt solid #000000" fo:border-right="none" fo:border-top="0.75pt solid #000000" fo:border-bottom="0.75pt solid #000000" style:writing-mode="lr-tb"/>
    </style:style>
    <style:style style:name="Table18.C10" style:family="table-cell">
      <style:table-cell-properties style:vertical-align="top" fo:padding="0.0104in" fo:border-left="0.75pt solid #000000" fo:border-right="none" fo:border-top="0.75pt solid #000000" fo:border-bottom="0.75pt solid #000000" style:writing-mode="lr-tb"/>
    </style:style>
    <style:style style:name="Table18.D10" style:family="table-cell">
      <style:table-cell-properties style:vertical-align="top" fo:padding="0.0104in" fo:border-left="0.75pt solid #000000" fo:border-right="none" fo:border-top="0.75pt solid #000000" fo:border-bottom="0.75pt solid #000000" style:writing-mode="lr-tb"/>
    </style:style>
    <style:style style:name="Table18.E10" style:family="table-cell">
      <style:table-cell-properties style:vertical-align="top" fo:padding="0.0104in" fo:border-left="0.75pt solid #000000" fo:border-right="none" fo:border-top="0.75pt solid #000000" fo:border-bottom="0.75pt solid #000000" style:writing-mode="lr-tb"/>
    </style:style>
    <style:style style:name="Table18.F10" style:family="table-cell">
      <style:table-cell-properties style:vertical-align="top" fo:padding="0.0104in" fo:border-left="0.75pt solid #000000" fo:border-right="none" fo:border-top="0.75pt solid #000000" fo:border-bottom="0.75pt solid #000000" style:writing-mode="lr-tb"/>
    </style:style>
    <style:style style:name="Table18.G10" style:family="table-cell">
      <style:table-cell-properties style:vertical-align="top" fo:padding="0.0104in" fo:border-left="0.75pt solid #000000" fo:border-right="none" fo:border-top="0.75pt solid #000000" fo:border-bottom="0.75pt solid #000000" style:writing-mode="lr-tb"/>
    </style:style>
    <style:style style:name="Table18.H10" style:family="table-cell">
      <style:table-cell-properties style:vertical-align="top" fo:padding="0.0104in" fo:border="0.75pt solid #000000" style:writing-mode="lr-tb"/>
    </style:style>
    <style:style style:name="Table18.A11" style:family="table-cell">
      <style:table-cell-properties style:vertical-align="middle" fo:padding="0.0104in" fo:border-left="0.75pt solid #000000" fo:border-right="none" fo:border-top="0.75pt solid #000000" fo:border-bottom="0.75pt solid #000000" style:writing-mode="lr-tb"/>
    </style:style>
    <style:style style:name="Table18.B11" style:family="table-cell">
      <style:table-cell-properties style:vertical-align="top" fo:padding="0.0104in" fo:border-left="0.75pt solid #000000" fo:border-right="none" fo:border-top="0.75pt solid #000000" fo:border-bottom="0.75pt solid #000000" style:writing-mode="lr-tb"/>
    </style:style>
    <style:style style:name="Table18.C11" style:family="table-cell">
      <style:table-cell-properties style:vertical-align="top" fo:padding="0.0104in" fo:border-left="0.75pt solid #000000" fo:border-right="none" fo:border-top="0.75pt solid #000000" fo:border-bottom="0.75pt solid #000000" style:writing-mode="lr-tb"/>
    </style:style>
    <style:style style:name="Table18.D11" style:family="table-cell">
      <style:table-cell-properties style:vertical-align="top" fo:padding="0.0104in" fo:border-left="0.75pt solid #000000" fo:border-right="none" fo:border-top="0.75pt solid #000000" fo:border-bottom="0.75pt solid #000000" style:writing-mode="lr-tb"/>
    </style:style>
    <style:style style:name="Table18.E11" style:family="table-cell">
      <style:table-cell-properties style:vertical-align="top" fo:padding="0.0104in" fo:border-left="0.75pt solid #000000" fo:border-right="none" fo:border-top="0.75pt solid #000000" fo:border-bottom="0.75pt solid #000000" style:writing-mode="lr-tb"/>
    </style:style>
    <style:style style:name="Table18.F11" style:family="table-cell">
      <style:table-cell-properties style:vertical-align="top" fo:padding="0.0104in" fo:border-left="0.75pt solid #000000" fo:border-right="none" fo:border-top="0.75pt solid #000000" fo:border-bottom="0.75pt solid #000000" style:writing-mode="lr-tb"/>
    </style:style>
    <style:style style:name="Table18.G11" style:family="table-cell">
      <style:table-cell-properties style:vertical-align="top" fo:padding="0.0104in" fo:border-left="0.75pt solid #000000" fo:border-right="none" fo:border-top="0.75pt solid #000000" fo:border-bottom="0.75pt solid #000000" style:writing-mode="lr-tb"/>
    </style:style>
    <style:style style:name="Table18.H11" style:family="table-cell">
      <style:table-cell-properties style:vertical-align="top" fo:padding="0.0104in" fo:border="0.75pt solid #000000" style:writing-mode="lr-tb"/>
    </style:style>
    <style:style style:name="Table18.A12" style:family="table-cell">
      <style:table-cell-properties style:vertical-align="middle" fo:padding="0.0104in" fo:border-left="0.75pt solid #000000" fo:border-right="none" fo:border-top="0.75pt solid #000000" fo:border-bottom="0.75pt solid #000000" style:writing-mode="lr-tb"/>
    </style:style>
    <style:style style:name="Table18.B12" style:family="table-cell">
      <style:table-cell-properties style:vertical-align="top" fo:padding="0.0104in" fo:border-left="0.75pt solid #000000" fo:border-right="none" fo:border-top="0.75pt solid #000000" fo:border-bottom="0.75pt solid #000000" style:writing-mode="lr-tb"/>
    </style:style>
    <style:style style:name="Table18.C12" style:family="table-cell">
      <style:table-cell-properties style:vertical-align="top" fo:padding="0.0104in" fo:border-left="0.75pt solid #000000" fo:border-right="none" fo:border-top="0.75pt solid #000000" fo:border-bottom="0.75pt solid #000000" style:writing-mode="lr-tb"/>
    </style:style>
    <style:style style:name="Table18.D12" style:family="table-cell">
      <style:table-cell-properties style:vertical-align="top" fo:padding="0.0104in" fo:border-left="0.75pt solid #000000" fo:border-right="none" fo:border-top="0.75pt solid #000000" fo:border-bottom="0.75pt solid #000000" style:writing-mode="lr-tb"/>
    </style:style>
    <style:style style:name="Table18.E12" style:family="table-cell">
      <style:table-cell-properties style:vertical-align="top" fo:padding="0.0104in" fo:border-left="0.75pt solid #000000" fo:border-right="none" fo:border-top="0.75pt solid #000000" fo:border-bottom="0.75pt solid #000000" style:writing-mode="lr-tb"/>
    </style:style>
    <style:style style:name="Table18.F12" style:family="table-cell">
      <style:table-cell-properties style:vertical-align="top" fo:padding="0.0104in" fo:border-left="0.75pt solid #000000" fo:border-right="none" fo:border-top="0.75pt solid #000000" fo:border-bottom="0.75pt solid #000000" style:writing-mode="lr-tb"/>
    </style:style>
    <style:style style:name="Table18.G12" style:family="table-cell">
      <style:table-cell-properties style:vertical-align="top" fo:padding="0.0104in" fo:border-left="0.75pt solid #000000" fo:border-right="none" fo:border-top="0.75pt solid #000000" fo:border-bottom="0.75pt solid #000000" style:writing-mode="lr-tb"/>
    </style:style>
    <style:style style:name="Table18.H12" style:family="table-cell">
      <style:table-cell-properties style:vertical-align="top" fo:padding="0.0104in" fo:border="0.75pt solid #000000" style:writing-mode="lr-tb"/>
    </style:style>
    <style:style style:name="Table18.A13" style:family="table-cell">
      <style:table-cell-properties style:vertical-align="middle" fo:padding="0.0104in" fo:border-left="0.75pt solid #000000" fo:border-right="none" fo:border-top="0.75pt solid #000000" fo:border-bottom="0.75pt solid #000000" style:writing-mode="lr-tb"/>
    </style:style>
    <style:style style:name="Table18.B13" style:family="table-cell">
      <style:table-cell-properties style:vertical-align="top" fo:padding="0.0104in" fo:border-left="0.75pt solid #000000" fo:border-right="none" fo:border-top="0.75pt solid #000000" fo:border-bottom="0.75pt solid #000000" style:writing-mode="lr-tb"/>
    </style:style>
    <style:style style:name="Table18.C13" style:family="table-cell">
      <style:table-cell-properties style:vertical-align="top" fo:padding="0.0104in" fo:border-left="0.75pt solid #000000" fo:border-right="none" fo:border-top="0.75pt solid #000000" fo:border-bottom="0.75pt solid #000000" style:writing-mode="lr-tb"/>
    </style:style>
    <style:style style:name="Table18.D13" style:family="table-cell">
      <style:table-cell-properties style:vertical-align="top" fo:padding="0.0104in" fo:border-left="0.75pt solid #000000" fo:border-right="none" fo:border-top="0.75pt solid #000000" fo:border-bottom="0.75pt solid #000000" style:writing-mode="lr-tb"/>
    </style:style>
    <style:style style:name="Table18.E13" style:family="table-cell">
      <style:table-cell-properties style:vertical-align="top" fo:padding="0.0104in" fo:border-left="0.75pt solid #000000" fo:border-right="none" fo:border-top="0.75pt solid #000000" fo:border-bottom="0.75pt solid #000000" style:writing-mode="lr-tb"/>
    </style:style>
    <style:style style:name="Table18.F13" style:family="table-cell">
      <style:table-cell-properties style:vertical-align="top" fo:padding="0.0104in" fo:border-left="0.75pt solid #000000" fo:border-right="none" fo:border-top="0.75pt solid #000000" fo:border-bottom="0.75pt solid #000000" style:writing-mode="lr-tb"/>
    </style:style>
    <style:style style:name="Table18.G13" style:family="table-cell">
      <style:table-cell-properties style:vertical-align="top" fo:padding="0.0104in" fo:border-left="0.75pt solid #000000" fo:border-right="none" fo:border-top="0.75pt solid #000000" fo:border-bottom="0.75pt solid #000000" style:writing-mode="lr-tb"/>
    </style:style>
    <style:style style:name="Table18.H13" style:family="table-cell">
      <style:table-cell-properties style:vertical-align="top" fo:padding="0.0104in" fo:border="0.75pt solid #000000" style:writing-mode="lr-tb"/>
    </style:style>
    <style:style style:name="Table18.A14" style:family="table-cell">
      <style:table-cell-properties style:vertical-align="middle" fo:padding="0.0104in" fo:border-left="0.75pt solid #000000" fo:border-right="none" fo:border-top="0.75pt solid #000000" fo:border-bottom="0.75pt solid #000000" style:writing-mode="lr-tb"/>
    </style:style>
    <style:style style:name="Table18.B14" style:family="table-cell">
      <style:table-cell-properties style:vertical-align="top" fo:padding="0.0104in" fo:border-left="0.75pt solid #000000" fo:border-right="none" fo:border-top="0.75pt solid #000000" fo:border-bottom="0.75pt solid #000000" style:writing-mode="lr-tb"/>
    </style:style>
    <style:style style:name="Table18.C14" style:family="table-cell">
      <style:table-cell-properties style:vertical-align="top" fo:padding="0.0104in" fo:border-left="0.75pt solid #000000" fo:border-right="none" fo:border-top="0.75pt solid #000000" fo:border-bottom="0.75pt solid #000000" style:writing-mode="lr-tb"/>
    </style:style>
    <style:style style:name="Table18.D14" style:family="table-cell">
      <style:table-cell-properties style:vertical-align="top" fo:padding="0.0104in" fo:border-left="0.75pt solid #000000" fo:border-right="none" fo:border-top="0.75pt solid #000000" fo:border-bottom="0.75pt solid #000000" style:writing-mode="lr-tb"/>
    </style:style>
    <style:style style:name="Table18.E14" style:family="table-cell">
      <style:table-cell-properties style:vertical-align="top" fo:padding="0.0104in" fo:border-left="0.75pt solid #000000" fo:border-right="none" fo:border-top="0.75pt solid #000000" fo:border-bottom="0.75pt solid #000000" style:writing-mode="lr-tb"/>
    </style:style>
    <style:style style:name="Table18.F14" style:family="table-cell">
      <style:table-cell-properties style:vertical-align="top" fo:padding="0.0104in" fo:border-left="0.75pt solid #000000" fo:border-right="none" fo:border-top="0.75pt solid #000000" fo:border-bottom="0.75pt solid #000000" style:writing-mode="lr-tb"/>
    </style:style>
    <style:style style:name="Table18.G14" style:family="table-cell">
      <style:table-cell-properties style:vertical-align="top" fo:padding="0.0104in" fo:border-left="0.75pt solid #000000" fo:border-right="none" fo:border-top="0.75pt solid #000000" fo:border-bottom="0.75pt solid #000000" style:writing-mode="lr-tb"/>
    </style:style>
    <style:style style:name="Table18.H14" style:family="table-cell">
      <style:table-cell-properties style:vertical-align="top" fo:padding="0.0104in" fo:border="0.75pt solid #000000" style:writing-mode="lr-tb"/>
    </style:style>
    <style:style style:name="Table18.A15" style:family="table-cell">
      <style:table-cell-properties style:vertical-align="middle" fo:padding="0.0104in" fo:border-left="0.75pt solid #000000" fo:border-right="none" fo:border-top="0.75pt solid #000000" fo:border-bottom="0.75pt solid #000000" style:writing-mode="lr-tb"/>
    </style:style>
    <style:style style:name="Table18.B15" style:family="table-cell">
      <style:table-cell-properties style:vertical-align="top" fo:padding="0.0104in" fo:border-left="0.75pt solid #000000" fo:border-right="none" fo:border-top="0.75pt solid #000000" fo:border-bottom="0.75pt solid #000000" style:writing-mode="lr-tb"/>
    </style:style>
    <style:style style:name="Table18.C15" style:family="table-cell">
      <style:table-cell-properties style:vertical-align="top" fo:padding="0.0104in" fo:border-left="0.75pt solid #000000" fo:border-right="none" fo:border-top="0.75pt solid #000000" fo:border-bottom="0.75pt solid #000000" style:writing-mode="lr-tb"/>
    </style:style>
    <style:style style:name="Table18.D15" style:family="table-cell">
      <style:table-cell-properties style:vertical-align="top" fo:padding="0.0104in" fo:border-left="0.75pt solid #000000" fo:border-right="none" fo:border-top="0.75pt solid #000000" fo:border-bottom="0.75pt solid #000000" style:writing-mode="lr-tb"/>
    </style:style>
    <style:style style:name="Table18.E15" style:family="table-cell">
      <style:table-cell-properties style:vertical-align="top" fo:padding="0.0104in" fo:border-left="0.75pt solid #000000" fo:border-right="none" fo:border-top="0.75pt solid #000000" fo:border-bottom="0.75pt solid #000000" style:writing-mode="lr-tb"/>
    </style:style>
    <style:style style:name="Table18.F15" style:family="table-cell">
      <style:table-cell-properties style:vertical-align="top" fo:padding="0.0104in" fo:border-left="0.75pt solid #000000" fo:border-right="none" fo:border-top="0.75pt solid #000000" fo:border-bottom="0.75pt solid #000000" style:writing-mode="lr-tb"/>
    </style:style>
    <style:style style:name="Table18.G15" style:family="table-cell">
      <style:table-cell-properties style:vertical-align="top" fo:padding="0.0104in" fo:border-left="0.75pt solid #000000" fo:border-right="none" fo:border-top="0.75pt solid #000000" fo:border-bottom="0.75pt solid #000000" style:writing-mode="lr-tb"/>
    </style:style>
    <style:style style:name="Table18.H15" style:family="table-cell">
      <style:table-cell-properties style:vertical-align="top" fo:padding="0.0104in" fo:border="0.75pt solid #000000" style:writing-mode="lr-tb"/>
    </style:style>
    <style:style style:name="Table18.A16" style:family="table-cell">
      <style:table-cell-properties style:vertical-align="middle" fo:padding="0.0104in" fo:border-left="0.75pt solid #000000" fo:border-right="none" fo:border-top="0.75pt solid #000000" fo:border-bottom="0.75pt solid #000000" style:writing-mode="lr-tb"/>
    </style:style>
    <style:style style:name="Table18.B16" style:family="table-cell">
      <style:table-cell-properties style:vertical-align="top" fo:padding="0.0104in" fo:border-left="0.75pt solid #000000" fo:border-right="none" fo:border-top="0.75pt solid #000000" fo:border-bottom="0.75pt solid #000000" style:writing-mode="lr-tb"/>
    </style:style>
    <style:style style:name="Table18.C16" style:family="table-cell">
      <style:table-cell-properties style:vertical-align="top" fo:padding="0.0104in" fo:border-left="0.75pt solid #000000" fo:border-right="none" fo:border-top="0.75pt solid #000000" fo:border-bottom="0.75pt solid #000000" style:writing-mode="lr-tb"/>
    </style:style>
    <style:style style:name="Table18.D16" style:family="table-cell">
      <style:table-cell-properties style:vertical-align="top" fo:padding="0.0104in" fo:border-left="0.75pt solid #000000" fo:border-right="none" fo:border-top="0.75pt solid #000000" fo:border-bottom="0.75pt solid #000000" style:writing-mode="lr-tb"/>
    </style:style>
    <style:style style:name="Table18.E16" style:family="table-cell">
      <style:table-cell-properties style:vertical-align="top" fo:padding="0.0104in" fo:border-left="0.75pt solid #000000" fo:border-right="none" fo:border-top="0.75pt solid #000000" fo:border-bottom="0.75pt solid #000000" style:writing-mode="lr-tb"/>
    </style:style>
    <style:style style:name="Table18.F16" style:family="table-cell">
      <style:table-cell-properties style:vertical-align="top" fo:padding="0.0104in" fo:border-left="0.75pt solid #000000" fo:border-right="none" fo:border-top="0.75pt solid #000000" fo:border-bottom="0.75pt solid #000000" style:writing-mode="lr-tb"/>
    </style:style>
    <style:style style:name="Table18.G16" style:family="table-cell">
      <style:table-cell-properties style:vertical-align="top" fo:padding="0.0104in" fo:border-left="0.75pt solid #000000" fo:border-right="none" fo:border-top="0.75pt solid #000000" fo:border-bottom="0.75pt solid #000000" style:writing-mode="lr-tb"/>
    </style:style>
    <style:style style:name="Table18.H16" style:family="table-cell">
      <style:table-cell-properties style:vertical-align="top" fo:padding="0.0104in" fo:border="0.75pt solid #000000" style:writing-mode="lr-tb"/>
    </style:style>
    <style:style style:name="Table18.A17" style:family="table-cell">
      <style:table-cell-properties style:vertical-align="middle" fo:padding="0.0104in" fo:border-left="0.75pt solid #000000" fo:border-right="none" fo:border-top="0.75pt solid #000000" fo:border-bottom="0.75pt solid #000000" style:writing-mode="lr-tb"/>
    </style:style>
    <style:style style:name="Table18.B17" style:family="table-cell">
      <style:table-cell-properties style:vertical-align="top" fo:padding="0.0104in" fo:border-left="0.75pt solid #000000" fo:border-right="none" fo:border-top="0.75pt solid #000000" fo:border-bottom="0.75pt solid #000000" style:writing-mode="lr-tb"/>
    </style:style>
    <style:style style:name="Table18.C17" style:family="table-cell">
      <style:table-cell-properties style:vertical-align="top" fo:padding="0.0104in" fo:border-left="0.75pt solid #000000" fo:border-right="none" fo:border-top="0.75pt solid #000000" fo:border-bottom="0.75pt solid #000000" style:writing-mode="lr-tb"/>
    </style:style>
    <style:style style:name="Table18.D17" style:family="table-cell">
      <style:table-cell-properties style:vertical-align="top" fo:padding="0.0104in" fo:border-left="0.75pt solid #000000" fo:border-right="none" fo:border-top="0.75pt solid #000000" fo:border-bottom="0.75pt solid #000000" style:writing-mode="lr-tb"/>
    </style:style>
    <style:style style:name="Table18.E17" style:family="table-cell">
      <style:table-cell-properties style:vertical-align="top" fo:padding="0.0104in" fo:border-left="0.75pt solid #000000" fo:border-right="none" fo:border-top="0.75pt solid #000000" fo:border-bottom="0.75pt solid #000000" style:writing-mode="lr-tb"/>
    </style:style>
    <style:style style:name="Table18.F17" style:family="table-cell">
      <style:table-cell-properties style:vertical-align="top" fo:padding="0.0104in" fo:border-left="0.75pt solid #000000" fo:border-right="none" fo:border-top="0.75pt solid #000000" fo:border-bottom="0.75pt solid #000000" style:writing-mode="lr-tb"/>
    </style:style>
    <style:style style:name="Table18.G17" style:family="table-cell">
      <style:table-cell-properties style:vertical-align="top" fo:padding="0.0104in" fo:border-left="0.75pt solid #000000" fo:border-right="none" fo:border-top="0.75pt solid #000000" fo:border-bottom="0.75pt solid #000000" style:writing-mode="lr-tb"/>
    </style:style>
    <style:style style:name="Table18.H17" style:family="table-cell">
      <style:table-cell-properties style:vertical-align="top" fo:padding="0.0104in" fo:border="0.75pt solid #000000" style:writing-mode="lr-tb"/>
    </style:style>
    <style:style style:name="Table19" style:family="table">
      <style:table-properties style:width="5.8979in" table:align="center" style:writing-mode="lr-tb"/>
    </style:style>
    <style:style style:name="Table19.A" style:family="table-column">
      <style:table-column-properties style:column-width="1.1771in"/>
    </style:style>
    <style:style style:name="Table19.B" style:family="table-column">
      <style:table-column-properties style:column-width="0.8833in"/>
    </style:style>
    <style:style style:name="Table19.C" style:family="table-column">
      <style:table-column-properties style:column-width="3.8375in"/>
    </style:style>
    <style:style style:name="Table19.1" style:family="table-row">
      <style:table-row-properties style:keep-together="true" fo:keep-together="auto"/>
    </style:style>
    <style:style style:name="Table19.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9.C1" style:family="table-cell">
      <style:table-cell-properties style:vertical-align="middle" fo:background-color="#999999" fo:padding="0.0104in" fo:border="0.75pt solid #000000" style:writing-mode="lr-tb">
        <style:background-image/>
      </style:table-cell-properties>
    </style:style>
    <style:style style:name="Table19.A2" style:family="table-cell">
      <style:table-cell-properties style:vertical-align="middle" fo:padding="0.0104in" fo:border-left="0.75pt solid #000000" fo:border-right="none" fo:border-top="0.75pt solid #000000" fo:border-bottom="0.75pt solid #000000" style:writing-mode="lr-tb"/>
    </style:style>
    <style:style style:name="Table19.B2" style:family="table-cell">
      <style:table-cell-properties style:vertical-align="middle" fo:padding="0.0104in" fo:border-left="0.75pt solid #000000" fo:border-right="none" fo:border-top="0.75pt solid #000000" fo:border-bottom="0.75pt solid #000000" style:writing-mode="lr-tb"/>
    </style:style>
    <style:style style:name="Table19.C2" style:family="table-cell">
      <style:table-cell-properties style:vertical-align="middle" fo:padding="0.0104in" fo:border="0.75pt solid #000000" style:writing-mode="lr-tb"/>
    </style:style>
    <style:style style:name="Table21" style:family="table">
      <style:table-properties style:width="5.8979in" table:align="center" style:writing-mode="lr-tb"/>
    </style:style>
    <style:style style:name="Table21.A" style:family="table-column">
      <style:table-column-properties style:column-width="1.6222in"/>
    </style:style>
    <style:style style:name="Table21.B" style:family="table-column">
      <style:table-column-properties style:column-width="0.6785in"/>
    </style:style>
    <style:style style:name="Table21.C" style:family="table-column">
      <style:table-column-properties style:column-width="0.4458in"/>
    </style:style>
    <style:style style:name="Table21.E" style:family="table-column">
      <style:table-column-properties style:column-width="0.4465in"/>
    </style:style>
    <style:style style:name="Table21.F" style:family="table-column">
      <style:table-column-properties style:column-width="0.741in"/>
    </style:style>
    <style:style style:name="Table21.H" style:family="table-column">
      <style:table-column-properties style:column-width="0.7771in"/>
    </style:style>
    <style:style style:name="Table21.1" style:family="table-row">
      <style:table-row-properties style:keep-together="true" fo:keep-together="auto"/>
    </style:style>
    <style:style style:name="Table21.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1.H1" style:family="table-cell">
      <style:table-cell-properties style:vertical-align="top" fo:background-color="#999999" fo:padding="0.0104in" fo:border="0.75pt solid #000000" style:writing-mode="lr-tb">
        <style:background-image/>
      </style:table-cell-properties>
    </style:style>
    <style:style style:name="Table21.A3" style:family="table-cell">
      <style:table-cell-properties style:vertical-align="middle" fo:padding="0.0104in" fo:border-left="0.75pt solid #000000" fo:border-right="none" fo:border-top="0.75pt solid #000000" fo:border-bottom="0.75pt solid #000000" style:writing-mode="lr-tb"/>
    </style:style>
    <style:style style:name="Table21.B3" style:family="table-cell">
      <style:table-cell-properties style:vertical-align="top" fo:padding="0.0104in" fo:border-left="0.75pt solid #000000" fo:border-right="none" fo:border-top="0.75pt solid #000000" fo:border-bottom="0.75pt solid #000000" style:writing-mode="lr-tb"/>
    </style:style>
    <style:style style:name="Table21.C3" style:family="table-cell">
      <style:table-cell-properties style:vertical-align="top" fo:padding="0.0104in" fo:border-left="0.75pt solid #000000" fo:border-right="none" fo:border-top="0.75pt solid #000000" fo:border-bottom="0.75pt solid #000000" style:writing-mode="lr-tb"/>
    </style:style>
    <style:style style:name="Table21.D3" style:family="table-cell">
      <style:table-cell-properties style:vertical-align="top" fo:padding="0.0104in" fo:border-left="0.75pt solid #000000" fo:border-right="none" fo:border-top="0.75pt solid #000000" fo:border-bottom="0.75pt solid #000000" style:writing-mode="lr-tb"/>
    </style:style>
    <style:style style:name="Table21.E3" style:family="table-cell">
      <style:table-cell-properties style:vertical-align="top" fo:padding="0.0104in" fo:border-left="0.75pt solid #000000" fo:border-right="none" fo:border-top="0.75pt solid #000000" fo:border-bottom="0.75pt solid #000000" style:writing-mode="lr-tb"/>
    </style:style>
    <style:style style:name="Table21.F3" style:family="table-cell">
      <style:table-cell-properties style:vertical-align="top" fo:padding="0.0104in" fo:border-left="0.75pt solid #000000" fo:border-right="none" fo:border-top="0.75pt solid #000000" fo:border-bottom="0.75pt solid #000000" style:writing-mode="lr-tb"/>
    </style:style>
    <style:style style:name="Table21.G3" style:family="table-cell">
      <style:table-cell-properties style:vertical-align="top" fo:padding="0.0104in" fo:border-left="0.75pt solid #000000" fo:border-right="none" fo:border-top="0.75pt solid #000000" fo:border-bottom="0.75pt solid #000000" style:writing-mode="lr-tb"/>
    </style:style>
    <style:style style:name="Table21.H3" style:family="table-cell">
      <style:table-cell-properties style:vertical-align="top" fo:padding="0.0104in" fo:border="0.75pt solid #000000" style:writing-mode="lr-tb"/>
    </style:style>
    <style:style style:name="Table21.A4" style:family="table-cell">
      <style:table-cell-properties style:vertical-align="middle" fo:padding="0.0104in" fo:border-left="0.75pt solid #000000" fo:border-right="none" fo:border-top="0.75pt solid #000000" fo:border-bottom="0.75pt solid #000000" style:writing-mode="lr-tb"/>
    </style:style>
    <style:style style:name="Table21.B4" style:family="table-cell">
      <style:table-cell-properties style:vertical-align="top" fo:padding="0.0104in" fo:border-left="0.75pt solid #000000" fo:border-right="none" fo:border-top="0.75pt solid #000000" fo:border-bottom="0.75pt solid #000000" style:writing-mode="lr-tb"/>
    </style:style>
    <style:style style:name="Table21.C4" style:family="table-cell">
      <style:table-cell-properties style:vertical-align="top" fo:padding="0.0104in" fo:border-left="0.75pt solid #000000" fo:border-right="none" fo:border-top="0.75pt solid #000000" fo:border-bottom="0.75pt solid #000000" style:writing-mode="lr-tb"/>
    </style:style>
    <style:style style:name="Table21.D4" style:family="table-cell">
      <style:table-cell-properties style:vertical-align="top" fo:padding="0.0104in" fo:border-left="0.75pt solid #000000" fo:border-right="none" fo:border-top="0.75pt solid #000000" fo:border-bottom="0.75pt solid #000000" style:writing-mode="lr-tb"/>
    </style:style>
    <style:style style:name="Table21.E4" style:family="table-cell">
      <style:table-cell-properties style:vertical-align="top" fo:padding="0.0104in" fo:border-left="0.75pt solid #000000" fo:border-right="none" fo:border-top="0.75pt solid #000000" fo:border-bottom="0.75pt solid #000000" style:writing-mode="lr-tb"/>
    </style:style>
    <style:style style:name="Table21.F4" style:family="table-cell">
      <style:table-cell-properties style:vertical-align="top" fo:padding="0.0104in" fo:border-left="0.75pt solid #000000" fo:border-right="none" fo:border-top="0.75pt solid #000000" fo:border-bottom="0.75pt solid #000000" style:writing-mode="lr-tb"/>
    </style:style>
    <style:style style:name="Table21.G4" style:family="table-cell">
      <style:table-cell-properties style:vertical-align="top" fo:padding="0.0104in" fo:border-left="0.75pt solid #000000" fo:border-right="none" fo:border-top="0.75pt solid #000000" fo:border-bottom="0.75pt solid #000000" style:writing-mode="lr-tb"/>
    </style:style>
    <style:style style:name="Table21.H4" style:family="table-cell">
      <style:table-cell-properties style:vertical-align="top" fo:padding="0.0104in" fo:border="0.75pt solid #000000" style:writing-mode="lr-tb"/>
    </style:style>
    <style:style style:name="Table21.A5" style:family="table-cell">
      <style:table-cell-properties style:vertical-align="middle" fo:padding="0.0104in" fo:border-left="0.75pt solid #000000" fo:border-right="none" fo:border-top="0.75pt solid #000000" fo:border-bottom="0.75pt solid #000000" style:writing-mode="lr-tb"/>
    </style:style>
    <style:style style:name="Table21.B5" style:family="table-cell">
      <style:table-cell-properties style:vertical-align="top" fo:padding="0.0104in" fo:border-left="0.75pt solid #000000" fo:border-right="none" fo:border-top="0.75pt solid #000000" fo:border-bottom="0.75pt solid #000000" style:writing-mode="lr-tb"/>
    </style:style>
    <style:style style:name="Table21.C5" style:family="table-cell">
      <style:table-cell-properties style:vertical-align="top" fo:padding="0.0104in" fo:border-left="0.75pt solid #000000" fo:border-right="none" fo:border-top="0.75pt solid #000000" fo:border-bottom="0.75pt solid #000000" style:writing-mode="lr-tb"/>
    </style:style>
    <style:style style:name="Table21.D5" style:family="table-cell">
      <style:table-cell-properties style:vertical-align="top" fo:padding="0.0104in" fo:border-left="0.75pt solid #000000" fo:border-right="none" fo:border-top="0.75pt solid #000000" fo:border-bottom="0.75pt solid #000000" style:writing-mode="lr-tb"/>
    </style:style>
    <style:style style:name="Table21.E5" style:family="table-cell">
      <style:table-cell-properties style:vertical-align="top" fo:padding="0.0104in" fo:border-left="0.75pt solid #000000" fo:border-right="none" fo:border-top="0.75pt solid #000000" fo:border-bottom="0.75pt solid #000000" style:writing-mode="lr-tb"/>
    </style:style>
    <style:style style:name="Table21.F5" style:family="table-cell">
      <style:table-cell-properties style:vertical-align="top" fo:padding="0.0104in" fo:border-left="0.75pt solid #000000" fo:border-right="none" fo:border-top="0.75pt solid #000000" fo:border-bottom="0.75pt solid #000000" style:writing-mode="lr-tb"/>
    </style:style>
    <style:style style:name="Table21.G5" style:family="table-cell">
      <style:table-cell-properties style:vertical-align="top" fo:padding="0.0104in" fo:border-left="0.75pt solid #000000" fo:border-right="none" fo:border-top="0.75pt solid #000000" fo:border-bottom="0.75pt solid #000000" style:writing-mode="lr-tb"/>
    </style:style>
    <style:style style:name="Table21.H5" style:family="table-cell">
      <style:table-cell-properties style:vertical-align="top" fo:padding="0.0104in" fo:border="0.75pt solid #000000" style:writing-mode="lr-tb"/>
    </style:style>
    <style:style style:name="Table21.A6" style:family="table-cell">
      <style:table-cell-properties style:vertical-align="middle" fo:padding="0.0104in" fo:border-left="0.75pt solid #000000" fo:border-right="none" fo:border-top="0.75pt solid #000000" fo:border-bottom="0.75pt solid #000000" style:writing-mode="lr-tb"/>
    </style:style>
    <style:style style:name="Table21.B6" style:family="table-cell">
      <style:table-cell-properties style:vertical-align="top" fo:padding="0.0104in" fo:border-left="0.75pt solid #000000" fo:border-right="none" fo:border-top="0.75pt solid #000000" fo:border-bottom="0.75pt solid #000000" style:writing-mode="lr-tb"/>
    </style:style>
    <style:style style:name="Table21.C6" style:family="table-cell">
      <style:table-cell-properties style:vertical-align="top" fo:padding="0.0104in" fo:border-left="0.75pt solid #000000" fo:border-right="none" fo:border-top="0.75pt solid #000000" fo:border-bottom="0.75pt solid #000000" style:writing-mode="lr-tb"/>
    </style:style>
    <style:style style:name="Table21.D6" style:family="table-cell">
      <style:table-cell-properties style:vertical-align="top" fo:padding="0.0104in" fo:border-left="0.75pt solid #000000" fo:border-right="none" fo:border-top="0.75pt solid #000000" fo:border-bottom="0.75pt solid #000000" style:writing-mode="lr-tb"/>
    </style:style>
    <style:style style:name="Table21.E6" style:family="table-cell">
      <style:table-cell-properties style:vertical-align="top" fo:padding="0.0104in" fo:border-left="0.75pt solid #000000" fo:border-right="none" fo:border-top="0.75pt solid #000000" fo:border-bottom="0.75pt solid #000000" style:writing-mode="lr-tb"/>
    </style:style>
    <style:style style:name="Table21.F6" style:family="table-cell">
      <style:table-cell-properties style:vertical-align="top" fo:padding="0.0104in" fo:border-left="0.75pt solid #000000" fo:border-right="none" fo:border-top="0.75pt solid #000000" fo:border-bottom="0.75pt solid #000000" style:writing-mode="lr-tb"/>
    </style:style>
    <style:style style:name="Table21.G6" style:family="table-cell">
      <style:table-cell-properties style:vertical-align="top" fo:padding="0.0104in" fo:border-left="0.75pt solid #000000" fo:border-right="none" fo:border-top="0.75pt solid #000000" fo:border-bottom="0.75pt solid #000000" style:writing-mode="lr-tb"/>
    </style:style>
    <style:style style:name="Table21.H6" style:family="table-cell">
      <style:table-cell-properties style:vertical-align="top" fo:padding="0.0104in" fo:border="0.75pt solid #000000" style:writing-mode="lr-tb"/>
    </style:style>
    <style:style style:name="Table21.A7" style:family="table-cell">
      <style:table-cell-properties style:vertical-align="middle" fo:padding="0.0104in" fo:border-left="0.75pt solid #000000" fo:border-right="none" fo:border-top="0.75pt solid #000000" fo:border-bottom="0.75pt solid #000000" style:writing-mode="lr-tb"/>
    </style:style>
    <style:style style:name="Table21.B7" style:family="table-cell">
      <style:table-cell-properties style:vertical-align="top" fo:padding="0.0104in" fo:border-left="0.75pt solid #000000" fo:border-right="none" fo:border-top="0.75pt solid #000000" fo:border-bottom="0.75pt solid #000000" style:writing-mode="lr-tb"/>
    </style:style>
    <style:style style:name="Table21.C7" style:family="table-cell">
      <style:table-cell-properties style:vertical-align="top" fo:padding="0.0104in" fo:border-left="0.75pt solid #000000" fo:border-right="none" fo:border-top="0.75pt solid #000000" fo:border-bottom="0.75pt solid #000000" style:writing-mode="lr-tb"/>
    </style:style>
    <style:style style:name="Table21.D7" style:family="table-cell">
      <style:table-cell-properties style:vertical-align="top" fo:padding="0.0104in" fo:border-left="0.75pt solid #000000" fo:border-right="none" fo:border-top="0.75pt solid #000000" fo:border-bottom="0.75pt solid #000000" style:writing-mode="lr-tb"/>
    </style:style>
    <style:style style:name="Table21.E7" style:family="table-cell">
      <style:table-cell-properties style:vertical-align="top" fo:padding="0.0104in" fo:border-left="0.75pt solid #000000" fo:border-right="none" fo:border-top="0.75pt solid #000000" fo:border-bottom="0.75pt solid #000000" style:writing-mode="lr-tb"/>
    </style:style>
    <style:style style:name="Table21.F7" style:family="table-cell">
      <style:table-cell-properties style:vertical-align="top" fo:padding="0.0104in" fo:border-left="0.75pt solid #000000" fo:border-right="none" fo:border-top="0.75pt solid #000000" fo:border-bottom="0.75pt solid #000000" style:writing-mode="lr-tb"/>
    </style:style>
    <style:style style:name="Table21.G7" style:family="table-cell">
      <style:table-cell-properties style:vertical-align="top" fo:padding="0.0104in" fo:border-left="0.75pt solid #000000" fo:border-right="none" fo:border-top="0.75pt solid #000000" fo:border-bottom="0.75pt solid #000000" style:writing-mode="lr-tb"/>
    </style:style>
    <style:style style:name="Table21.H7" style:family="table-cell">
      <style:table-cell-properties style:vertical-align="top" fo:padding="0.0104in" fo:border="0.75pt solid #000000" style:writing-mode="lr-tb"/>
    </style:style>
    <style:style style:name="Table21.A8" style:family="table-cell">
      <style:table-cell-properties style:vertical-align="middle" fo:padding="0.0104in" fo:border-left="0.75pt solid #000000" fo:border-right="none" fo:border-top="0.75pt solid #000000" fo:border-bottom="0.75pt solid #000000" style:writing-mode="lr-tb"/>
    </style:style>
    <style:style style:name="Table21.B8" style:family="table-cell">
      <style:table-cell-properties style:vertical-align="top" fo:padding="0.0104in" fo:border-left="0.75pt solid #000000" fo:border-right="none" fo:border-top="0.75pt solid #000000" fo:border-bottom="0.75pt solid #000000" style:writing-mode="lr-tb"/>
    </style:style>
    <style:style style:name="Table21.C8" style:family="table-cell">
      <style:table-cell-properties style:vertical-align="top" fo:padding="0.0104in" fo:border-left="0.75pt solid #000000" fo:border-right="none" fo:border-top="0.75pt solid #000000" fo:border-bottom="0.75pt solid #000000" style:writing-mode="lr-tb"/>
    </style:style>
    <style:style style:name="Table21.D8" style:family="table-cell">
      <style:table-cell-properties style:vertical-align="top" fo:padding="0.0104in" fo:border-left="0.75pt solid #000000" fo:border-right="none" fo:border-top="0.75pt solid #000000" fo:border-bottom="0.75pt solid #000000" style:writing-mode="lr-tb"/>
    </style:style>
    <style:style style:name="Table21.E8" style:family="table-cell">
      <style:table-cell-properties style:vertical-align="top" fo:padding="0.0104in" fo:border-left="0.75pt solid #000000" fo:border-right="none" fo:border-top="0.75pt solid #000000" fo:border-bottom="0.75pt solid #000000" style:writing-mode="lr-tb"/>
    </style:style>
    <style:style style:name="Table21.F8" style:family="table-cell">
      <style:table-cell-properties style:vertical-align="top" fo:padding="0.0104in" fo:border-left="0.75pt solid #000000" fo:border-right="none" fo:border-top="0.75pt solid #000000" fo:border-bottom="0.75pt solid #000000" style:writing-mode="lr-tb"/>
    </style:style>
    <style:style style:name="Table21.G8" style:family="table-cell">
      <style:table-cell-properties style:vertical-align="top" fo:padding="0.0104in" fo:border-left="0.75pt solid #000000" fo:border-right="none" fo:border-top="0.75pt solid #000000" fo:border-bottom="0.75pt solid #000000" style:writing-mode="lr-tb"/>
    </style:style>
    <style:style style:name="Table21.H8" style:family="table-cell">
      <style:table-cell-properties style:vertical-align="top" fo:padding="0.0104in" fo:border="0.75pt solid #000000" style:writing-mode="lr-tb"/>
    </style:style>
    <style:style style:name="Table21.A9" style:family="table-cell">
      <style:table-cell-properties style:vertical-align="middle" fo:padding="0.0104in" fo:border-left="0.75pt solid #000000" fo:border-right="none" fo:border-top="0.75pt solid #000000" fo:border-bottom="0.75pt solid #000000" style:writing-mode="lr-tb"/>
    </style:style>
    <style:style style:name="Table21.B9" style:family="table-cell">
      <style:table-cell-properties style:vertical-align="top" fo:padding="0.0104in" fo:border-left="0.75pt solid #000000" fo:border-right="none" fo:border-top="0.75pt solid #000000" fo:border-bottom="0.75pt solid #000000" style:writing-mode="lr-tb"/>
    </style:style>
    <style:style style:name="Table21.C9" style:family="table-cell">
      <style:table-cell-properties style:vertical-align="top" fo:padding="0.0104in" fo:border-left="0.75pt solid #000000" fo:border-right="none" fo:border-top="0.75pt solid #000000" fo:border-bottom="0.75pt solid #000000" style:writing-mode="lr-tb"/>
    </style:style>
    <style:style style:name="Table21.D9" style:family="table-cell">
      <style:table-cell-properties style:vertical-align="top" fo:padding="0.0104in" fo:border-left="0.75pt solid #000000" fo:border-right="none" fo:border-top="0.75pt solid #000000" fo:border-bottom="0.75pt solid #000000" style:writing-mode="lr-tb"/>
    </style:style>
    <style:style style:name="Table21.E9" style:family="table-cell">
      <style:table-cell-properties style:vertical-align="top" fo:padding="0.0104in" fo:border-left="0.75pt solid #000000" fo:border-right="none" fo:border-top="0.75pt solid #000000" fo:border-bottom="0.75pt solid #000000" style:writing-mode="lr-tb"/>
    </style:style>
    <style:style style:name="Table21.F9" style:family="table-cell">
      <style:table-cell-properties style:vertical-align="top" fo:padding="0.0104in" fo:border-left="0.75pt solid #000000" fo:border-right="none" fo:border-top="0.75pt solid #000000" fo:border-bottom="0.75pt solid #000000" style:writing-mode="lr-tb"/>
    </style:style>
    <style:style style:name="Table21.G9" style:family="table-cell">
      <style:table-cell-properties style:vertical-align="top" fo:padding="0.0104in" fo:border-left="0.75pt solid #000000" fo:border-right="none" fo:border-top="0.75pt solid #000000" fo:border-bottom="0.75pt solid #000000" style:writing-mode="lr-tb"/>
    </style:style>
    <style:style style:name="Table21.H9" style:family="table-cell">
      <style:table-cell-properties style:vertical-align="top" fo:padding="0.0104in" fo:border="0.75pt solid #000000" style:writing-mode="lr-tb"/>
    </style:style>
    <style:style style:name="Table21.A10" style:family="table-cell">
      <style:table-cell-properties style:vertical-align="middle" fo:padding="0.0104in" fo:border-left="0.75pt solid #000000" fo:border-right="none" fo:border-top="0.75pt solid #000000" fo:border-bottom="0.75pt solid #000000" style:writing-mode="lr-tb"/>
    </style:style>
    <style:style style:name="Table21.B10" style:family="table-cell">
      <style:table-cell-properties style:vertical-align="top" fo:padding="0.0104in" fo:border-left="0.75pt solid #000000" fo:border-right="none" fo:border-top="0.75pt solid #000000" fo:border-bottom="0.75pt solid #000000" style:writing-mode="lr-tb"/>
    </style:style>
    <style:style style:name="Table21.C10" style:family="table-cell">
      <style:table-cell-properties style:vertical-align="top" fo:padding="0.0104in" fo:border-left="0.75pt solid #000000" fo:border-right="none" fo:border-top="0.75pt solid #000000" fo:border-bottom="0.75pt solid #000000" style:writing-mode="lr-tb"/>
    </style:style>
    <style:style style:name="Table21.D10" style:family="table-cell">
      <style:table-cell-properties style:vertical-align="top" fo:padding="0.0104in" fo:border-left="0.75pt solid #000000" fo:border-right="none" fo:border-top="0.75pt solid #000000" fo:border-bottom="0.75pt solid #000000" style:writing-mode="lr-tb"/>
    </style:style>
    <style:style style:name="Table21.E10" style:family="table-cell">
      <style:table-cell-properties style:vertical-align="top" fo:padding="0.0104in" fo:border-left="0.75pt solid #000000" fo:border-right="none" fo:border-top="0.75pt solid #000000" fo:border-bottom="0.75pt solid #000000" style:writing-mode="lr-tb"/>
    </style:style>
    <style:style style:name="Table21.F10" style:family="table-cell">
      <style:table-cell-properties style:vertical-align="top" fo:padding="0.0104in" fo:border-left="0.75pt solid #000000" fo:border-right="none" fo:border-top="0.75pt solid #000000" fo:border-bottom="0.75pt solid #000000" style:writing-mode="lr-tb"/>
    </style:style>
    <style:style style:name="Table21.G10" style:family="table-cell">
      <style:table-cell-properties style:vertical-align="top" fo:padding="0.0104in" fo:border-left="0.75pt solid #000000" fo:border-right="none" fo:border-top="0.75pt solid #000000" fo:border-bottom="0.75pt solid #000000" style:writing-mode="lr-tb"/>
    </style:style>
    <style:style style:name="Table21.H10" style:family="table-cell">
      <style:table-cell-properties style:vertical-align="top" fo:padding="0.0104in" fo:border="0.75pt solid #000000" style:writing-mode="lr-tb"/>
    </style:style>
    <style:style style:name="Table21.A11" style:family="table-cell">
      <style:table-cell-properties style:vertical-align="middle" fo:padding="0.0104in" fo:border-left="0.75pt solid #000000" fo:border-right="none" fo:border-top="0.75pt solid #000000" fo:border-bottom="0.75pt solid #000000" style:writing-mode="lr-tb"/>
    </style:style>
    <style:style style:name="Table21.B11" style:family="table-cell">
      <style:table-cell-properties style:vertical-align="top" fo:padding="0.0104in" fo:border-left="0.75pt solid #000000" fo:border-right="none" fo:border-top="0.75pt solid #000000" fo:border-bottom="0.75pt solid #000000" style:writing-mode="lr-tb"/>
    </style:style>
    <style:style style:name="Table21.C11" style:family="table-cell">
      <style:table-cell-properties style:vertical-align="top" fo:padding="0.0104in" fo:border-left="0.75pt solid #000000" fo:border-right="none" fo:border-top="0.75pt solid #000000" fo:border-bottom="0.75pt solid #000000" style:writing-mode="lr-tb"/>
    </style:style>
    <style:style style:name="Table21.D11" style:family="table-cell">
      <style:table-cell-properties style:vertical-align="top" fo:padding="0.0104in" fo:border-left="0.75pt solid #000000" fo:border-right="none" fo:border-top="0.75pt solid #000000" fo:border-bottom="0.75pt solid #000000" style:writing-mode="lr-tb"/>
    </style:style>
    <style:style style:name="Table21.E11" style:family="table-cell">
      <style:table-cell-properties style:vertical-align="top" fo:padding="0.0104in" fo:border-left="0.75pt solid #000000" fo:border-right="none" fo:border-top="0.75pt solid #000000" fo:border-bottom="0.75pt solid #000000" style:writing-mode="lr-tb"/>
    </style:style>
    <style:style style:name="Table21.F11" style:family="table-cell">
      <style:table-cell-properties style:vertical-align="top" fo:padding="0.0104in" fo:border-left="0.75pt solid #000000" fo:border-right="none" fo:border-top="0.75pt solid #000000" fo:border-bottom="0.75pt solid #000000" style:writing-mode="lr-tb"/>
    </style:style>
    <style:style style:name="Table21.G11" style:family="table-cell">
      <style:table-cell-properties style:vertical-align="top" fo:padding="0.0104in" fo:border-left="0.75pt solid #000000" fo:border-right="none" fo:border-top="0.75pt solid #000000" fo:border-bottom="0.75pt solid #000000" style:writing-mode="lr-tb"/>
    </style:style>
    <style:style style:name="Table21.H11" style:family="table-cell">
      <style:table-cell-properties style:vertical-align="top" fo:padding="0.0104in" fo:border="0.75pt solid #000000" style:writing-mode="lr-tb"/>
    </style:style>
    <style:style style:name="Table22" style:family="table">
      <style:table-properties style:width="5.8979in" table:align="center" style:writing-mode="lr-tb"/>
    </style:style>
    <style:style style:name="Table22.A" style:family="table-column">
      <style:table-column-properties style:column-width="1.1771in"/>
    </style:style>
    <style:style style:name="Table22.B" style:family="table-column">
      <style:table-column-properties style:column-width="0.8833in"/>
    </style:style>
    <style:style style:name="Table22.C" style:family="table-column">
      <style:table-column-properties style:column-width="3.8375in"/>
    </style:style>
    <style:style style:name="Table22.1" style:family="table-row">
      <style:table-row-properties style:keep-together="true" fo:keep-together="auto"/>
    </style:style>
    <style:style style:name="Table22.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22.C1" style:family="table-cell">
      <style:table-cell-properties style:vertical-align="middle" fo:background-color="#999999" fo:padding="0.0104in" fo:border="0.75pt solid #000000" style:writing-mode="lr-tb">
        <style:background-image/>
      </style:table-cell-properties>
    </style:style>
    <style:style style:name="Table22.A2" style:family="table-cell">
      <style:table-cell-properties style:vertical-align="middle" fo:padding="0.0104in" fo:border-left="0.75pt solid #000000" fo:border-right="none" fo:border-top="0.75pt solid #000000" fo:border-bottom="0.75pt solid #000000" style:writing-mode="lr-tb"/>
    </style:style>
    <style:style style:name="Table22.B2" style:family="table-cell">
      <style:table-cell-properties style:vertical-align="middle" fo:padding="0.0104in" fo:border-left="0.75pt solid #000000" fo:border-right="none" fo:border-top="0.75pt solid #000000" fo:border-bottom="0.75pt solid #000000" style:writing-mode="lr-tb"/>
    </style:style>
    <style:style style:name="Table22.C2" style:family="table-cell">
      <style:table-cell-properties style:vertical-align="middle" fo:padding="0.0104in" fo:border="0.75pt solid #000000" style:writing-mode="lr-tb"/>
    </style:style>
    <style:style style:name="Table24" style:family="table">
      <style:table-properties style:width="5.8979in" table:align="center" style:writing-mode="lr-tb"/>
    </style:style>
    <style:style style:name="Table24.A" style:family="table-column">
      <style:table-column-properties style:column-width="1.6569in"/>
    </style:style>
    <style:style style:name="Table24.B" style:family="table-column">
      <style:table-column-properties style:column-width="0.4792in"/>
    </style:style>
    <style:style style:name="Table24.F" style:family="table-column">
      <style:table-column-properties style:column-width="0.7736in"/>
    </style:style>
    <style:style style:name="Table24.H" style:family="table-column">
      <style:table-column-properties style:column-width="0.7771in"/>
    </style:style>
    <style:style style:name="Table24.1" style:family="table-row">
      <style:table-row-properties style:keep-together="true" fo:keep-together="auto"/>
    </style:style>
    <style:style style:name="Table24.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4.H1" style:family="table-cell">
      <style:table-cell-properties style:vertical-align="top" fo:background-color="#999999" fo:padding="0.0104in" fo:border="0.75pt solid #000000" style:writing-mode="lr-tb">
        <style:background-image/>
      </style:table-cell-properties>
    </style:style>
    <style:style style:name="Table24.A3" style:family="table-cell">
      <style:table-cell-properties style:vertical-align="middle" fo:padding="0.0104in" fo:border-left="0.75pt solid #000000" fo:border-right="none" fo:border-top="0.75pt solid #000000" fo:border-bottom="0.75pt solid #000000" style:writing-mode="lr-tb"/>
    </style:style>
    <style:style style:name="Table24.B3" style:family="table-cell">
      <style:table-cell-properties style:vertical-align="top" fo:padding="0.0104in" fo:border-left="0.75pt solid #000000" fo:border-right="none" fo:border-top="0.75pt solid #000000" fo:border-bottom="0.75pt solid #000000" style:writing-mode="lr-tb"/>
    </style:style>
    <style:style style:name="Table24.C3" style:family="table-cell">
      <style:table-cell-properties style:vertical-align="top" fo:padding="0.0104in" fo:border-left="0.75pt solid #000000" fo:border-right="none" fo:border-top="0.75pt solid #000000" fo:border-bottom="0.75pt solid #000000" style:writing-mode="lr-tb"/>
    </style:style>
    <style:style style:name="Table24.D3" style:family="table-cell">
      <style:table-cell-properties style:vertical-align="top" fo:padding="0.0104in" fo:border-left="0.75pt solid #000000" fo:border-right="none" fo:border-top="0.75pt solid #000000" fo:border-bottom="0.75pt solid #000000" style:writing-mode="lr-tb"/>
    </style:style>
    <style:style style:name="Table24.E3" style:family="table-cell">
      <style:table-cell-properties style:vertical-align="top" fo:padding="0.0104in" fo:border-left="0.75pt solid #000000" fo:border-right="none" fo:border-top="0.75pt solid #000000" fo:border-bottom="0.75pt solid #000000" style:writing-mode="lr-tb"/>
    </style:style>
    <style:style style:name="Table24.F3" style:family="table-cell">
      <style:table-cell-properties style:vertical-align="top" fo:padding="0.0104in" fo:border-left="0.75pt solid #000000" fo:border-right="none" fo:border-top="0.75pt solid #000000" fo:border-bottom="0.75pt solid #000000" style:writing-mode="lr-tb"/>
    </style:style>
    <style:style style:name="Table24.G3" style:family="table-cell">
      <style:table-cell-properties style:vertical-align="top" fo:padding="0.0104in" fo:border-left="0.75pt solid #000000" fo:border-right="none" fo:border-top="0.75pt solid #000000" fo:border-bottom="0.75pt solid #000000" style:writing-mode="lr-tb"/>
    </style:style>
    <style:style style:name="Table24.H3" style:family="table-cell">
      <style:table-cell-properties style:vertical-align="top" fo:padding="0.0104in" fo:border="0.75pt solid #000000" style:writing-mode="lr-tb"/>
    </style:style>
    <style:style style:name="Table24.A4" style:family="table-cell">
      <style:table-cell-properties style:vertical-align="middle" fo:padding="0.0104in" fo:border-left="0.75pt solid #000000" fo:border-right="none" fo:border-top="0.75pt solid #000000" fo:border-bottom="0.75pt solid #000000" style:writing-mode="lr-tb"/>
    </style:style>
    <style:style style:name="Table24.B4" style:family="table-cell">
      <style:table-cell-properties style:vertical-align="top" fo:padding="0.0104in" fo:border-left="0.75pt solid #000000" fo:border-right="none" fo:border-top="0.75pt solid #000000" fo:border-bottom="0.75pt solid #000000" style:writing-mode="lr-tb"/>
    </style:style>
    <style:style style:name="Table24.C4" style:family="table-cell">
      <style:table-cell-properties style:vertical-align="top" fo:padding="0.0104in" fo:border-left="0.75pt solid #000000" fo:border-right="none" fo:border-top="0.75pt solid #000000" fo:border-bottom="0.75pt solid #000000" style:writing-mode="lr-tb"/>
    </style:style>
    <style:style style:name="Table24.D4" style:family="table-cell">
      <style:table-cell-properties style:vertical-align="top" fo:padding="0.0104in" fo:border-left="0.75pt solid #000000" fo:border-right="none" fo:border-top="0.75pt solid #000000" fo:border-bottom="0.75pt solid #000000" style:writing-mode="lr-tb"/>
    </style:style>
    <style:style style:name="Table24.E4" style:family="table-cell">
      <style:table-cell-properties style:vertical-align="top" fo:padding="0.0104in" fo:border-left="0.75pt solid #000000" fo:border-right="none" fo:border-top="0.75pt solid #000000" fo:border-bottom="0.75pt solid #000000" style:writing-mode="lr-tb"/>
    </style:style>
    <style:style style:name="Table24.F4" style:family="table-cell">
      <style:table-cell-properties style:vertical-align="top" fo:padding="0.0104in" fo:border-left="0.75pt solid #000000" fo:border-right="none" fo:border-top="0.75pt solid #000000" fo:border-bottom="0.75pt solid #000000" style:writing-mode="lr-tb"/>
    </style:style>
    <style:style style:name="Table24.G4" style:family="table-cell">
      <style:table-cell-properties style:vertical-align="top" fo:padding="0.0104in" fo:border-left="0.75pt solid #000000" fo:border-right="none" fo:border-top="0.75pt solid #000000" fo:border-bottom="0.75pt solid #000000" style:writing-mode="lr-tb"/>
    </style:style>
    <style:style style:name="Table24.H4" style:family="table-cell">
      <style:table-cell-properties style:vertical-align="top" fo:padding="0.0104in" fo:border="0.75pt solid #000000" style:writing-mode="lr-tb"/>
    </style:style>
    <style:style style:name="Table24.A5" style:family="table-cell">
      <style:table-cell-properties style:vertical-align="middle" fo:padding="0.0104in" fo:border-left="0.75pt solid #000000" fo:border-right="none" fo:border-top="0.75pt solid #000000" fo:border-bottom="0.75pt solid #000000" style:writing-mode="lr-tb"/>
    </style:style>
    <style:style style:name="Table24.B5" style:family="table-cell">
      <style:table-cell-properties style:vertical-align="top" fo:padding="0.0104in" fo:border-left="0.75pt solid #000000" fo:border-right="none" fo:border-top="0.75pt solid #000000" fo:border-bottom="0.75pt solid #000000" style:writing-mode="lr-tb"/>
    </style:style>
    <style:style style:name="Table24.C5" style:family="table-cell">
      <style:table-cell-properties style:vertical-align="top" fo:padding="0.0104in" fo:border-left="0.75pt solid #000000" fo:border-right="none" fo:border-top="0.75pt solid #000000" fo:border-bottom="0.75pt solid #000000" style:writing-mode="lr-tb"/>
    </style:style>
    <style:style style:name="Table24.D5" style:family="table-cell">
      <style:table-cell-properties style:vertical-align="top" fo:padding="0.0104in" fo:border-left="0.75pt solid #000000" fo:border-right="none" fo:border-top="0.75pt solid #000000" fo:border-bottom="0.75pt solid #000000" style:writing-mode="lr-tb"/>
    </style:style>
    <style:style style:name="Table24.E5" style:family="table-cell">
      <style:table-cell-properties style:vertical-align="top" fo:padding="0.0104in" fo:border-left="0.75pt solid #000000" fo:border-right="none" fo:border-top="0.75pt solid #000000" fo:border-bottom="0.75pt solid #000000" style:writing-mode="lr-tb"/>
    </style:style>
    <style:style style:name="Table24.F5" style:family="table-cell">
      <style:table-cell-properties style:vertical-align="top" fo:padding="0.0104in" fo:border-left="0.75pt solid #000000" fo:border-right="none" fo:border-top="0.75pt solid #000000" fo:border-bottom="0.75pt solid #000000" style:writing-mode="lr-tb"/>
    </style:style>
    <style:style style:name="Table24.G5" style:family="table-cell">
      <style:table-cell-properties style:vertical-align="top" fo:padding="0.0104in" fo:border-left="0.75pt solid #000000" fo:border-right="none" fo:border-top="0.75pt solid #000000" fo:border-bottom="0.75pt solid #000000" style:writing-mode="lr-tb"/>
    </style:style>
    <style:style style:name="Table24.H5" style:family="table-cell">
      <style:table-cell-properties style:vertical-align="top" fo:padding="0.0104in" fo:border="0.75pt solid #000000" style:writing-mode="lr-tb"/>
    </style:style>
    <style:style style:name="Table24.A6" style:family="table-cell">
      <style:table-cell-properties style:vertical-align="middle" fo:padding="0.0104in" fo:border-left="0.75pt solid #000000" fo:border-right="none" fo:border-top="0.75pt solid #000000" fo:border-bottom="0.75pt solid #000000" style:writing-mode="lr-tb"/>
    </style:style>
    <style:style style:name="Table24.B6" style:family="table-cell">
      <style:table-cell-properties style:vertical-align="top" fo:padding="0.0104in" fo:border-left="0.75pt solid #000000" fo:border-right="none" fo:border-top="0.75pt solid #000000" fo:border-bottom="0.75pt solid #000000" style:writing-mode="lr-tb"/>
    </style:style>
    <style:style style:name="Table24.C6" style:family="table-cell">
      <style:table-cell-properties style:vertical-align="top" fo:padding="0.0104in" fo:border-left="0.75pt solid #000000" fo:border-right="none" fo:border-top="0.75pt solid #000000" fo:border-bottom="0.75pt solid #000000" style:writing-mode="lr-tb"/>
    </style:style>
    <style:style style:name="Table24.D6" style:family="table-cell">
      <style:table-cell-properties style:vertical-align="top" fo:padding="0.0104in" fo:border-left="0.75pt solid #000000" fo:border-right="none" fo:border-top="0.75pt solid #000000" fo:border-bottom="0.75pt solid #000000" style:writing-mode="lr-tb"/>
    </style:style>
    <style:style style:name="Table24.E6" style:family="table-cell">
      <style:table-cell-properties style:vertical-align="top" fo:padding="0.0104in" fo:border-left="0.75pt solid #000000" fo:border-right="none" fo:border-top="0.75pt solid #000000" fo:border-bottom="0.75pt solid #000000" style:writing-mode="lr-tb"/>
    </style:style>
    <style:style style:name="Table24.F6" style:family="table-cell">
      <style:table-cell-properties style:vertical-align="top" fo:padding="0.0104in" fo:border-left="0.75pt solid #000000" fo:border-right="none" fo:border-top="0.75pt solid #000000" fo:border-bottom="0.75pt solid #000000" style:writing-mode="lr-tb"/>
    </style:style>
    <style:style style:name="Table24.G6" style:family="table-cell">
      <style:table-cell-properties style:vertical-align="top" fo:padding="0.0104in" fo:border-left="0.75pt solid #000000" fo:border-right="none" fo:border-top="0.75pt solid #000000" fo:border-bottom="0.75pt solid #000000" style:writing-mode="lr-tb"/>
    </style:style>
    <style:style style:name="Table24.H6" style:family="table-cell">
      <style:table-cell-properties style:vertical-align="top" fo:padding="0.0104in" fo:border="0.75pt solid #000000" style:writing-mode="lr-tb"/>
    </style:style>
    <style:style style:name="Table24.A7" style:family="table-cell">
      <style:table-cell-properties style:vertical-align="middle" fo:padding="0.0104in" fo:border-left="0.75pt solid #000000" fo:border-right="none" fo:border-top="none" fo:border-bottom="0.75pt solid #000000" style:writing-mode="lr-tb"/>
    </style:style>
    <style:style style:name="Table24.B7" style:family="table-cell">
      <style:table-cell-properties style:vertical-align="top" fo:padding="0.0104in" fo:border-left="0.75pt solid #000000" fo:border-right="none" fo:border-top="none" fo:border-bottom="0.75pt solid #000000" style:writing-mode="lr-tb"/>
    </style:style>
    <style:style style:name="Table24.C7" style:family="table-cell">
      <style:table-cell-properties style:vertical-align="top" fo:padding="0.0104in" fo:border-left="0.75pt solid #000000" fo:border-right="none" fo:border-top="none" fo:border-bottom="0.75pt solid #000000" style:writing-mode="lr-tb"/>
    </style:style>
    <style:style style:name="Table24.D7" style:family="table-cell">
      <style:table-cell-properties style:vertical-align="top" fo:padding="0.0104in" fo:border-left="0.75pt solid #000000" fo:border-right="none" fo:border-top="none" fo:border-bottom="0.75pt solid #000000" style:writing-mode="lr-tb"/>
    </style:style>
    <style:style style:name="Table24.E7" style:family="table-cell">
      <style:table-cell-properties style:vertical-align="top" fo:padding="0.0104in" fo:border-left="0.75pt solid #000000" fo:border-right="none" fo:border-top="none" fo:border-bottom="0.75pt solid #000000" style:writing-mode="lr-tb"/>
    </style:style>
    <style:style style:name="Table24.F7" style:family="table-cell">
      <style:table-cell-properties style:vertical-align="top" fo:padding="0.0104in" fo:border-left="0.75pt solid #000000" fo:border-right="none" fo:border-top="none" fo:border-bottom="0.75pt solid #000000" style:writing-mode="lr-tb"/>
    </style:style>
    <style:style style:name="Table24.G7" style:family="table-cell">
      <style:table-cell-properties style:vertical-align="top" fo:padding="0.0104in" fo:border-left="0.75pt solid #000000" fo:border-right="none" fo:border-top="none" fo:border-bottom="0.75pt solid #000000" style:writing-mode="lr-tb"/>
    </style:style>
    <style:style style:name="Table24.H7" style:family="table-cell">
      <style:table-cell-properties style:vertical-align="top" fo:padding="0.0104in" fo:border-left="0.75pt solid #000000" fo:border-right="0.75pt solid #000000" fo:border-top="none" fo:border-bottom="0.75pt solid #000000" style:writing-mode="lr-tb"/>
    </style:style>
    <style:style style:name="Table24.A8" style:family="table-cell">
      <style:table-cell-properties style:vertical-align="middle" fo:padding="0.0104in" fo:border-left="0.75pt solid #000000" fo:border-right="none" fo:border-top="0.75pt solid #000000" fo:border-bottom="0.75pt solid #000000" style:writing-mode="lr-tb"/>
    </style:style>
    <style:style style:name="Table24.B8" style:family="table-cell">
      <style:table-cell-properties style:vertical-align="top" fo:padding="0.0104in" fo:border-left="0.75pt solid #000000" fo:border-right="none" fo:border-top="0.75pt solid #000000" fo:border-bottom="0.75pt solid #000000" style:writing-mode="lr-tb"/>
    </style:style>
    <style:style style:name="Table24.C8" style:family="table-cell">
      <style:table-cell-properties style:vertical-align="top" fo:padding="0.0104in" fo:border-left="0.75pt solid #000000" fo:border-right="none" fo:border-top="0.75pt solid #000000" fo:border-bottom="0.75pt solid #000000" style:writing-mode="lr-tb"/>
    </style:style>
    <style:style style:name="Table24.D8" style:family="table-cell">
      <style:table-cell-properties style:vertical-align="top" fo:padding="0.0104in" fo:border-left="0.75pt solid #000000" fo:border-right="none" fo:border-top="0.75pt solid #000000" fo:border-bottom="0.75pt solid #000000" style:writing-mode="lr-tb"/>
    </style:style>
    <style:style style:name="Table24.E8" style:family="table-cell">
      <style:table-cell-properties style:vertical-align="top" fo:padding="0.0104in" fo:border-left="0.75pt solid #000000" fo:border-right="none" fo:border-top="0.75pt solid #000000" fo:border-bottom="0.75pt solid #000000" style:writing-mode="lr-tb"/>
    </style:style>
    <style:style style:name="Table24.F8" style:family="table-cell">
      <style:table-cell-properties style:vertical-align="top" fo:padding="0.0104in" fo:border-left="0.75pt solid #000000" fo:border-right="none" fo:border-top="0.75pt solid #000000" fo:border-bottom="0.75pt solid #000000" style:writing-mode="lr-tb"/>
    </style:style>
    <style:style style:name="Table24.G8" style:family="table-cell">
      <style:table-cell-properties style:vertical-align="top" fo:padding="0.0104in" fo:border-left="0.75pt solid #000000" fo:border-right="none" fo:border-top="0.75pt solid #000000" fo:border-bottom="0.75pt solid #000000" style:writing-mode="lr-tb"/>
    </style:style>
    <style:style style:name="Table24.H8" style:family="table-cell">
      <style:table-cell-properties style:vertical-align="top" fo:padding="0.0104in" fo:border="0.75pt solid #000000" style:writing-mode="lr-tb"/>
    </style:style>
    <style:style style:name="Table25" style:family="table">
      <style:table-properties style:width="5.8979in" table:align="center" style:writing-mode="lr-tb"/>
    </style:style>
    <style:style style:name="Table25.A" style:family="table-column">
      <style:table-column-properties style:column-width="1.1771in"/>
    </style:style>
    <style:style style:name="Table25.B" style:family="table-column">
      <style:table-column-properties style:column-width="0.8833in"/>
    </style:style>
    <style:style style:name="Table25.C" style:family="table-column">
      <style:table-column-properties style:column-width="3.8375in"/>
    </style:style>
    <style:style style:name="Table25.1" style:family="table-row">
      <style:table-row-properties style:keep-together="true" fo:keep-together="auto"/>
    </style:style>
    <style:style style:name="Table25.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25.C1" style:family="table-cell">
      <style:table-cell-properties style:vertical-align="middle" fo:background-color="#999999" fo:padding="0.0104in" fo:border="0.75pt solid #000000" style:writing-mode="lr-tb">
        <style:background-image/>
      </style:table-cell-properties>
    </style:style>
    <style:style style:name="Table25.A2" style:family="table-cell">
      <style:table-cell-properties style:vertical-align="middle" fo:padding="0.0104in" fo:border-left="0.75pt solid #000000" fo:border-right="none" fo:border-top="0.75pt solid #000000" fo:border-bottom="0.75pt solid #000000" style:writing-mode="lr-tb"/>
    </style:style>
    <style:style style:name="Table25.B2" style:family="table-cell">
      <style:table-cell-properties style:vertical-align="middle" fo:padding="0.0104in" fo:border-left="0.75pt solid #000000" fo:border-right="none" fo:border-top="0.75pt solid #000000" fo:border-bottom="0.75pt solid #000000" style:writing-mode="lr-tb"/>
    </style:style>
    <style:style style:name="Table25.C2" style:family="table-cell">
      <style:table-cell-properties style:vertical-align="middle" fo:padding="0.0104in" fo:border="0.75pt solid #000000" style:writing-mode="lr-tb"/>
    </style:style>
    <style:style style:name="Table30" style:family="table">
      <style:table-properties style:width="5.8979in" table:align="center" style:writing-mode="lr-tb"/>
    </style:style>
    <style:style style:name="Table30.A" style:family="table-column">
      <style:table-column-properties style:column-width="1.6764in"/>
    </style:style>
    <style:style style:name="Table30.B" style:family="table-column">
      <style:table-column-properties style:column-width="0.5in"/>
    </style:style>
    <style:style style:name="Table30.F" style:family="table-column">
      <style:table-column-properties style:column-width="0.7944in"/>
    </style:style>
    <style:style style:name="Table30.H" style:family="table-column">
      <style:table-column-properties style:column-width="0.6326in"/>
    </style:style>
    <style:style style:name="Table30.1" style:family="table-row">
      <style:table-row-properties style:keep-together="true" fo:keep-together="auto"/>
    </style:style>
    <style:style style:name="Table30.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30.H1" style:family="table-cell">
      <style:table-cell-properties style:vertical-align="top" fo:background-color="#999999" fo:padding="0.0104in" fo:border="0.75pt solid #000000" style:writing-mode="lr-tb">
        <style:background-image/>
      </style:table-cell-properties>
    </style:style>
    <style:style style:name="Table30.A3" style:family="table-cell">
      <style:table-cell-properties style:vertical-align="middle" fo:padding="0.0104in" fo:border-left="0.75pt solid #000000" fo:border-right="none" fo:border-top="0.75pt solid #000000" fo:border-bottom="0.75pt solid #000000" style:writing-mode="lr-tb"/>
    </style:style>
    <style:style style:name="Table30.B3" style:family="table-cell">
      <style:table-cell-properties style:vertical-align="top" fo:padding="0.0104in" fo:border-left="0.75pt solid #000000" fo:border-right="none" fo:border-top="0.75pt solid #000000" fo:border-bottom="0.75pt solid #000000" style:writing-mode="lr-tb"/>
    </style:style>
    <style:style style:name="Table30.C3" style:family="table-cell">
      <style:table-cell-properties style:vertical-align="top" fo:padding="0.0104in" fo:border-left="0.75pt solid #000000" fo:border-right="none" fo:border-top="0.75pt solid #000000" fo:border-bottom="0.75pt solid #000000" style:writing-mode="lr-tb"/>
    </style:style>
    <style:style style:name="Table30.D3" style:family="table-cell">
      <style:table-cell-properties style:vertical-align="top" fo:padding="0.0104in" fo:border-left="0.75pt solid #000000" fo:border-right="none" fo:border-top="0.75pt solid #000000" fo:border-bottom="0.75pt solid #000000" style:writing-mode="lr-tb"/>
    </style:style>
    <style:style style:name="Table30.E3" style:family="table-cell">
      <style:table-cell-properties style:vertical-align="top" fo:padding="0.0104in" fo:border-left="0.75pt solid #000000" fo:border-right="none" fo:border-top="0.75pt solid #000000" fo:border-bottom="0.75pt solid #000000" style:writing-mode="lr-tb"/>
    </style:style>
    <style:style style:name="Table30.F3" style:family="table-cell">
      <style:table-cell-properties style:vertical-align="top" fo:padding="0.0104in" fo:border-left="0.75pt solid #000000" fo:border-right="none" fo:border-top="0.75pt solid #000000" fo:border-bottom="0.75pt solid #000000" style:writing-mode="lr-tb"/>
    </style:style>
    <style:style style:name="Table30.G3" style:family="table-cell">
      <style:table-cell-properties style:vertical-align="top" fo:padding="0.0104in" fo:border-left="0.75pt solid #000000" fo:border-right="none" fo:border-top="0.75pt solid #000000" fo:border-bottom="0.75pt solid #000000" style:writing-mode="lr-tb"/>
    </style:style>
    <style:style style:name="Table30.H3" style:family="table-cell">
      <style:table-cell-properties style:vertical-align="top" fo:padding="0.0104in" fo:border="0.75pt solid #000000" style:writing-mode="lr-tb"/>
    </style:style>
    <style:style style:name="Table30.A4" style:family="table-cell">
      <style:table-cell-properties style:vertical-align="middle" fo:padding="0.0104in" fo:border-left="0.75pt solid #000000" fo:border-right="none" fo:border-top="none" fo:border-bottom="0.75pt solid #000000" style:writing-mode="lr-tb"/>
    </style:style>
    <style:style style:name="Table30.B4" style:family="table-cell">
      <style:table-cell-properties style:vertical-align="top" fo:padding="0.0104in" fo:border-left="0.75pt solid #000000" fo:border-right="none" fo:border-top="none" fo:border-bottom="0.75pt solid #000000" style:writing-mode="lr-tb"/>
    </style:style>
    <style:style style:name="Table30.C4" style:family="table-cell">
      <style:table-cell-properties style:vertical-align="top" fo:padding="0.0104in" fo:border-left="0.75pt solid #000000" fo:border-right="none" fo:border-top="none" fo:border-bottom="0.75pt solid #000000" style:writing-mode="lr-tb"/>
    </style:style>
    <style:style style:name="Table30.D4" style:family="table-cell">
      <style:table-cell-properties style:vertical-align="top" fo:padding="0.0104in" fo:border-left="0.75pt solid #000000" fo:border-right="none" fo:border-top="none" fo:border-bottom="0.75pt solid #000000" style:writing-mode="lr-tb"/>
    </style:style>
    <style:style style:name="Table30.E4" style:family="table-cell">
      <style:table-cell-properties style:vertical-align="top" fo:padding="0.0104in" fo:border-left="0.75pt solid #000000" fo:border-right="none" fo:border-top="none" fo:border-bottom="0.75pt solid #000000" style:writing-mode="lr-tb"/>
    </style:style>
    <style:style style:name="Table30.F4" style:family="table-cell">
      <style:table-cell-properties style:vertical-align="top" fo:padding="0.0104in" fo:border-left="0.75pt solid #000000" fo:border-right="none" fo:border-top="none" fo:border-bottom="0.75pt solid #000000" style:writing-mode="lr-tb"/>
    </style:style>
    <style:style style:name="Table30.G4" style:family="table-cell">
      <style:table-cell-properties style:vertical-align="top" fo:padding="0.0104in" fo:border-left="0.75pt solid #000000" fo:border-right="none" fo:border-top="none" fo:border-bottom="0.75pt solid #000000" style:writing-mode="lr-tb"/>
    </style:style>
    <style:style style:name="Table30.H4" style:family="table-cell">
      <style:table-cell-properties style:vertical-align="top" fo:padding="0.0104in" fo:border-left="0.75pt solid #000000" fo:border-right="0.75pt solid #000000" fo:border-top="none" fo:border-bottom="0.75pt solid #000000" style:writing-mode="lr-tb"/>
    </style:style>
    <style:style style:name="Table30.A5" style:family="table-cell">
      <style:table-cell-properties style:vertical-align="middle" fo:padding="0.0104in" fo:border-left="0.75pt solid #000000" fo:border-right="none" fo:border-top="none" fo:border-bottom="0.75pt solid #000000" style:writing-mode="lr-tb"/>
    </style:style>
    <style:style style:name="Table30.B5" style:family="table-cell">
      <style:table-cell-properties style:vertical-align="top" fo:padding="0.0104in" fo:border-left="0.75pt solid #000000" fo:border-right="none" fo:border-top="none" fo:border-bottom="0.75pt solid #000000" style:writing-mode="lr-tb"/>
    </style:style>
    <style:style style:name="Table30.C5" style:family="table-cell">
      <style:table-cell-properties style:vertical-align="top" fo:padding="0.0104in" fo:border-left="0.75pt solid #000000" fo:border-right="none" fo:border-top="none" fo:border-bottom="0.75pt solid #000000" style:writing-mode="lr-tb"/>
    </style:style>
    <style:style style:name="Table30.D5" style:family="table-cell">
      <style:table-cell-properties style:vertical-align="top" fo:padding="0.0104in" fo:border-left="0.75pt solid #000000" fo:border-right="none" fo:border-top="none" fo:border-bottom="0.75pt solid #000000" style:writing-mode="lr-tb"/>
    </style:style>
    <style:style style:name="Table30.E5" style:family="table-cell">
      <style:table-cell-properties style:vertical-align="top" fo:padding="0.0104in" fo:border-left="0.75pt solid #000000" fo:border-right="none" fo:border-top="none" fo:border-bottom="0.75pt solid #000000" style:writing-mode="lr-tb"/>
    </style:style>
    <style:style style:name="Table30.F5" style:family="table-cell">
      <style:table-cell-properties style:vertical-align="top" fo:padding="0.0104in" fo:border-left="0.75pt solid #000000" fo:border-right="none" fo:border-top="none" fo:border-bottom="0.75pt solid #000000" style:writing-mode="lr-tb"/>
    </style:style>
    <style:style style:name="Table30.G5" style:family="table-cell">
      <style:table-cell-properties style:vertical-align="top" fo:padding="0.0104in" fo:border-left="0.75pt solid #000000" fo:border-right="none" fo:border-top="none" fo:border-bottom="0.75pt solid #000000" style:writing-mode="lr-tb"/>
    </style:style>
    <style:style style:name="Table30.H5" style:family="table-cell">
      <style:table-cell-properties style:vertical-align="top" fo:padding="0.0104in" fo:border-left="0.75pt solid #000000" fo:border-right="0.75pt solid #000000" fo:border-top="none" fo:border-bottom="0.75pt solid #000000" style:writing-mode="lr-tb"/>
    </style:style>
    <style:style style:name="Table30.A6" style:family="table-cell">
      <style:table-cell-properties style:vertical-align="middle" fo:padding="0.0104in" fo:border-left="0.75pt solid #000000" fo:border-right="none" fo:border-top="none" fo:border-bottom="0.75pt solid #000000" style:writing-mode="lr-tb"/>
    </style:style>
    <style:style style:name="Table30.B6" style:family="table-cell">
      <style:table-cell-properties style:vertical-align="top" fo:padding="0.0104in" fo:border-left="0.75pt solid #000000" fo:border-right="none" fo:border-top="none" fo:border-bottom="0.75pt solid #000000" style:writing-mode="lr-tb"/>
    </style:style>
    <style:style style:name="Table30.C6" style:family="table-cell">
      <style:table-cell-properties style:vertical-align="top" fo:padding="0.0104in" fo:border-left="0.75pt solid #000000" fo:border-right="none" fo:border-top="none" fo:border-bottom="0.75pt solid #000000" style:writing-mode="lr-tb"/>
    </style:style>
    <style:style style:name="Table30.D6" style:family="table-cell">
      <style:table-cell-properties style:vertical-align="top" fo:padding="0.0104in" fo:border-left="0.75pt solid #000000" fo:border-right="none" fo:border-top="none" fo:border-bottom="0.75pt solid #000000" style:writing-mode="lr-tb"/>
    </style:style>
    <style:style style:name="Table30.E6" style:family="table-cell">
      <style:table-cell-properties style:vertical-align="top" fo:padding="0.0104in" fo:border-left="0.75pt solid #000000" fo:border-right="none" fo:border-top="none" fo:border-bottom="0.75pt solid #000000" style:writing-mode="lr-tb"/>
    </style:style>
    <style:style style:name="Table30.F6" style:family="table-cell">
      <style:table-cell-properties style:vertical-align="top" fo:padding="0.0104in" fo:border-left="0.75pt solid #000000" fo:border-right="none" fo:border-top="none" fo:border-bottom="0.75pt solid #000000" style:writing-mode="lr-tb"/>
    </style:style>
    <style:style style:name="Table30.G6" style:family="table-cell">
      <style:table-cell-properties style:vertical-align="top" fo:padding="0.0104in" fo:border-left="0.75pt solid #000000" fo:border-right="none" fo:border-top="none" fo:border-bottom="0.75pt solid #000000" style:writing-mode="lr-tb"/>
    </style:style>
    <style:style style:name="Table30.H6" style:family="table-cell">
      <style:table-cell-properties style:vertical-align="top" fo:padding="0.0104in" fo:border-left="0.75pt solid #000000" fo:border-right="0.75pt solid #000000" fo:border-top="none" fo:border-bottom="0.75pt solid #000000" style:writing-mode="lr-tb"/>
    </style:style>
    <style:style style:name="Table30.A7" style:family="table-cell">
      <style:table-cell-properties style:vertical-align="middle" fo:padding="0.0104in" fo:border-left="0.75pt solid #000000" fo:border-right="none" fo:border-top="0.75pt solid #000000" fo:border-bottom="0.75pt solid #000000" style:writing-mode="lr-tb"/>
    </style:style>
    <style:style style:name="Table30.B7" style:family="table-cell">
      <style:table-cell-properties style:vertical-align="top" fo:padding="0.0104in" fo:border-left="0.75pt solid #000000" fo:border-right="none" fo:border-top="0.75pt solid #000000" fo:border-bottom="0.75pt solid #000000" style:writing-mode="lr-tb"/>
    </style:style>
    <style:style style:name="Table30.C7" style:family="table-cell">
      <style:table-cell-properties style:vertical-align="top" fo:padding="0.0104in" fo:border-left="0.75pt solid #000000" fo:border-right="none" fo:border-top="0.75pt solid #000000" fo:border-bottom="0.75pt solid #000000" style:writing-mode="lr-tb"/>
    </style:style>
    <style:style style:name="Table30.D7" style:family="table-cell">
      <style:table-cell-properties style:vertical-align="top" fo:padding="0.0104in" fo:border-left="0.75pt solid #000000" fo:border-right="none" fo:border-top="0.75pt solid #000000" fo:border-bottom="0.75pt solid #000000" style:writing-mode="lr-tb"/>
    </style:style>
    <style:style style:name="Table30.E7" style:family="table-cell">
      <style:table-cell-properties style:vertical-align="top" fo:padding="0.0104in" fo:border-left="0.75pt solid #000000" fo:border-right="none" fo:border-top="0.75pt solid #000000" fo:border-bottom="0.75pt solid #000000" style:writing-mode="lr-tb"/>
    </style:style>
    <style:style style:name="Table30.F7" style:family="table-cell">
      <style:table-cell-properties style:vertical-align="top" fo:padding="0.0104in" fo:border-left="0.75pt solid #000000" fo:border-right="none" fo:border-top="0.75pt solid #000000" fo:border-bottom="0.75pt solid #000000" style:writing-mode="lr-tb"/>
    </style:style>
    <style:style style:name="Table30.G7" style:family="table-cell">
      <style:table-cell-properties style:vertical-align="top" fo:padding="0.0104in" fo:border-left="0.75pt solid #000000" fo:border-right="none" fo:border-top="0.75pt solid #000000" fo:border-bottom="0.75pt solid #000000" style:writing-mode="lr-tb"/>
    </style:style>
    <style:style style:name="Table30.H7" style:family="table-cell">
      <style:table-cell-properties style:vertical-align="top" fo:padding="0.0104in" fo:border="0.75pt solid #000000" style:writing-mode="lr-tb"/>
    </style:style>
    <style:style style:name="Table30.A8" style:family="table-cell">
      <style:table-cell-properties style:vertical-align="middle" fo:padding="0.0104in" fo:border-left="0.75pt solid #000000" fo:border-right="none" fo:border-top="none" fo:border-bottom="0.75pt solid #000000" style:writing-mode="lr-tb"/>
    </style:style>
    <style:style style:name="Table30.B8" style:family="table-cell">
      <style:table-cell-properties style:vertical-align="top" fo:padding="0.0104in" fo:border-left="0.75pt solid #000000" fo:border-right="none" fo:border-top="none" fo:border-bottom="0.75pt solid #000000" style:writing-mode="lr-tb"/>
    </style:style>
    <style:style style:name="Table30.C8" style:family="table-cell">
      <style:table-cell-properties style:vertical-align="top" fo:padding="0.0104in" fo:border-left="0.75pt solid #000000" fo:border-right="none" fo:border-top="none" fo:border-bottom="0.75pt solid #000000" style:writing-mode="lr-tb"/>
    </style:style>
    <style:style style:name="Table30.D8" style:family="table-cell">
      <style:table-cell-properties style:vertical-align="top" fo:padding="0.0104in" fo:border-left="0.75pt solid #000000" fo:border-right="none" fo:border-top="none" fo:border-bottom="0.75pt solid #000000" style:writing-mode="lr-tb"/>
    </style:style>
    <style:style style:name="Table30.E8" style:family="table-cell">
      <style:table-cell-properties style:vertical-align="top" fo:padding="0.0104in" fo:border-left="0.75pt solid #000000" fo:border-right="none" fo:border-top="none" fo:border-bottom="0.75pt solid #000000" style:writing-mode="lr-tb"/>
    </style:style>
    <style:style style:name="Table30.F8" style:family="table-cell">
      <style:table-cell-properties style:vertical-align="top" fo:padding="0.0104in" fo:border-left="0.75pt solid #000000" fo:border-right="none" fo:border-top="none" fo:border-bottom="0.75pt solid #000000" style:writing-mode="lr-tb"/>
    </style:style>
    <style:style style:name="Table30.G8" style:family="table-cell">
      <style:table-cell-properties style:vertical-align="top" fo:padding="0.0104in" fo:border-left="0.75pt solid #000000" fo:border-right="none" fo:border-top="none" fo:border-bottom="0.75pt solid #000000" style:writing-mode="lr-tb"/>
    </style:style>
    <style:style style:name="Table30.H8" style:family="table-cell">
      <style:table-cell-properties style:vertical-align="top" fo:padding="0.0104in" fo:border-left="0.75pt solid #000000" fo:border-right="0.75pt solid #000000" fo:border-top="none" fo:border-bottom="0.75pt solid #000000" style:writing-mode="lr-tb"/>
    </style:style>
    <style:style style:name="Table30.A9" style:family="table-cell">
      <style:table-cell-properties style:vertical-align="middle" fo:padding="0.0104in" fo:border-left="0.75pt solid #000000" fo:border-right="none" fo:border-top="none" fo:border-bottom="0.75pt solid #000000" style:writing-mode="lr-tb"/>
    </style:style>
    <style:style style:name="Table30.B9" style:family="table-cell">
      <style:table-cell-properties style:vertical-align="top" fo:padding="0.0104in" fo:border-left="0.75pt solid #000000" fo:border-right="none" fo:border-top="none" fo:border-bottom="0.75pt solid #000000" style:writing-mode="lr-tb"/>
    </style:style>
    <style:style style:name="Table30.C9" style:family="table-cell">
      <style:table-cell-properties style:vertical-align="top" fo:padding="0.0104in" fo:border-left="0.75pt solid #000000" fo:border-right="none" fo:border-top="none" fo:border-bottom="0.75pt solid #000000" style:writing-mode="lr-tb"/>
    </style:style>
    <style:style style:name="Table30.D9" style:family="table-cell">
      <style:table-cell-properties style:vertical-align="top" fo:padding="0.0104in" fo:border-left="0.75pt solid #000000" fo:border-right="none" fo:border-top="none" fo:border-bottom="0.75pt solid #000000" style:writing-mode="lr-tb"/>
    </style:style>
    <style:style style:name="Table30.E9" style:family="table-cell">
      <style:table-cell-properties style:vertical-align="top" fo:padding="0.0104in" fo:border-left="0.75pt solid #000000" fo:border-right="none" fo:border-top="none" fo:border-bottom="0.75pt solid #000000" style:writing-mode="lr-tb"/>
    </style:style>
    <style:style style:name="Table30.F9" style:family="table-cell">
      <style:table-cell-properties style:vertical-align="top" fo:padding="0.0104in" fo:border-left="0.75pt solid #000000" fo:border-right="none" fo:border-top="none" fo:border-bottom="0.75pt solid #000000" style:writing-mode="lr-tb"/>
    </style:style>
    <style:style style:name="Table30.G9" style:family="table-cell">
      <style:table-cell-properties style:vertical-align="top" fo:padding="0.0104in" fo:border-left="0.75pt solid #000000" fo:border-right="none" fo:border-top="none" fo:border-bottom="0.75pt solid #000000" style:writing-mode="lr-tb"/>
    </style:style>
    <style:style style:name="Table30.H9" style:family="table-cell">
      <style:table-cell-properties style:vertical-align="top" fo:padding="0.0104in" fo:border-left="0.75pt solid #000000" fo:border-right="0.75pt solid #000000" fo:border-top="none" fo:border-bottom="0.75pt solid #000000" style:writing-mode="lr-tb"/>
    </style:style>
    <style:style style:name="Table30.A10" style:family="table-cell">
      <style:table-cell-properties style:vertical-align="middle" fo:padding="0.0104in" fo:border-left="0.75pt solid #000000" fo:border-right="none" fo:border-top="none" fo:border-bottom="0.75pt solid #000000" style:writing-mode="lr-tb"/>
    </style:style>
    <style:style style:name="Table30.B10" style:family="table-cell">
      <style:table-cell-properties style:vertical-align="top" fo:padding="0.0104in" fo:border-left="0.75pt solid #000000" fo:border-right="none" fo:border-top="none" fo:border-bottom="0.75pt solid #000000" style:writing-mode="lr-tb"/>
    </style:style>
    <style:style style:name="Table30.C10" style:family="table-cell">
      <style:table-cell-properties style:vertical-align="top" fo:padding="0.0104in" fo:border-left="0.75pt solid #000000" fo:border-right="none" fo:border-top="none" fo:border-bottom="0.75pt solid #000000" style:writing-mode="lr-tb"/>
    </style:style>
    <style:style style:name="Table30.D10" style:family="table-cell">
      <style:table-cell-properties style:vertical-align="top" fo:padding="0.0104in" fo:border-left="0.75pt solid #000000" fo:border-right="none" fo:border-top="none" fo:border-bottom="0.75pt solid #000000" style:writing-mode="lr-tb"/>
    </style:style>
    <style:style style:name="Table30.E10" style:family="table-cell">
      <style:table-cell-properties style:vertical-align="top" fo:padding="0.0104in" fo:border-left="0.75pt solid #000000" fo:border-right="none" fo:border-top="none" fo:border-bottom="0.75pt solid #000000" style:writing-mode="lr-tb"/>
    </style:style>
    <style:style style:name="Table30.F10" style:family="table-cell">
      <style:table-cell-properties style:vertical-align="top" fo:padding="0.0104in" fo:border-left="0.75pt solid #000000" fo:border-right="none" fo:border-top="none" fo:border-bottom="0.75pt solid #000000" style:writing-mode="lr-tb"/>
    </style:style>
    <style:style style:name="Table30.G10" style:family="table-cell">
      <style:table-cell-properties style:vertical-align="top" fo:padding="0.0104in" fo:border-left="0.75pt solid #000000" fo:border-right="none" fo:border-top="none" fo:border-bottom="0.75pt solid #000000" style:writing-mode="lr-tb"/>
    </style:style>
    <style:style style:name="Table30.H10" style:family="table-cell">
      <style:table-cell-properties style:vertical-align="top" fo:padding="0.0104in" fo:border-left="0.75pt solid #000000" fo:border-right="0.75pt solid #000000" fo:border-top="none" fo:border-bottom="0.75pt solid #000000" style:writing-mode="lr-tb"/>
    </style:style>
    <style:style style:name="Table30.A11" style:family="table-cell">
      <style:table-cell-properties style:vertical-align="middle" fo:padding="0.0104in" fo:border-left="0.75pt solid #000000" fo:border-right="none" fo:border-top="none" fo:border-bottom="0.75pt solid #000000" style:writing-mode="lr-tb"/>
    </style:style>
    <style:style style:name="Table30.B11" style:family="table-cell">
      <style:table-cell-properties style:vertical-align="top" fo:padding="0.0104in" fo:border-left="0.75pt solid #000000" fo:border-right="none" fo:border-top="none" fo:border-bottom="0.75pt solid #000000" style:writing-mode="lr-tb"/>
    </style:style>
    <style:style style:name="Table30.C11" style:family="table-cell">
      <style:table-cell-properties style:vertical-align="top" fo:padding="0.0104in" fo:border-left="0.75pt solid #000000" fo:border-right="none" fo:border-top="none" fo:border-bottom="0.75pt solid #000000" style:writing-mode="lr-tb"/>
    </style:style>
    <style:style style:name="Table30.D11" style:family="table-cell">
      <style:table-cell-properties style:vertical-align="top" fo:padding="0.0104in" fo:border-left="0.75pt solid #000000" fo:border-right="none" fo:border-top="none" fo:border-bottom="0.75pt solid #000000" style:writing-mode="lr-tb"/>
    </style:style>
    <style:style style:name="Table30.E11" style:family="table-cell">
      <style:table-cell-properties style:vertical-align="top" fo:padding="0.0104in" fo:border-left="0.75pt solid #000000" fo:border-right="none" fo:border-top="none" fo:border-bottom="0.75pt solid #000000" style:writing-mode="lr-tb"/>
    </style:style>
    <style:style style:name="Table30.F11" style:family="table-cell">
      <style:table-cell-properties style:vertical-align="top" fo:padding="0.0104in" fo:border-left="0.75pt solid #000000" fo:border-right="none" fo:border-top="none" fo:border-bottom="0.75pt solid #000000" style:writing-mode="lr-tb"/>
    </style:style>
    <style:style style:name="Table30.G11" style:family="table-cell">
      <style:table-cell-properties style:vertical-align="top" fo:padding="0.0104in" fo:border-left="0.75pt solid #000000" fo:border-right="none" fo:border-top="none" fo:border-bottom="0.75pt solid #000000" style:writing-mode="lr-tb"/>
    </style:style>
    <style:style style:name="Table30.H11" style:family="table-cell">
      <style:table-cell-properties style:vertical-align="top" fo:padding="0.0104in" fo:border-left="0.75pt solid #000000" fo:border-right="0.75pt solid #000000" fo:border-top="none" fo:border-bottom="0.75pt solid #000000" style:writing-mode="lr-tb"/>
    </style:style>
    <style:style style:name="Table30.A12" style:family="table-cell">
      <style:table-cell-properties style:vertical-align="middle" fo:padding="0.0104in" fo:border-left="0.75pt solid #000000" fo:border-right="none" fo:border-top="none" fo:border-bottom="0.75pt solid #000000" style:writing-mode="lr-tb"/>
    </style:style>
    <style:style style:name="Table30.B12" style:family="table-cell">
      <style:table-cell-properties style:vertical-align="top" fo:padding="0.0104in" fo:border-left="0.75pt solid #000000" fo:border-right="none" fo:border-top="none" fo:border-bottom="0.75pt solid #000000" style:writing-mode="lr-tb"/>
    </style:style>
    <style:style style:name="Table30.C12" style:family="table-cell">
      <style:table-cell-properties style:vertical-align="top" fo:padding="0.0104in" fo:border-left="0.75pt solid #000000" fo:border-right="none" fo:border-top="none" fo:border-bottom="0.75pt solid #000000" style:writing-mode="lr-tb"/>
    </style:style>
    <style:style style:name="Table30.D12" style:family="table-cell">
      <style:table-cell-properties style:vertical-align="top" fo:padding="0.0104in" fo:border-left="0.75pt solid #000000" fo:border-right="none" fo:border-top="none" fo:border-bottom="0.75pt solid #000000" style:writing-mode="lr-tb"/>
    </style:style>
    <style:style style:name="Table30.E12" style:family="table-cell">
      <style:table-cell-properties style:vertical-align="top" fo:padding="0.0104in" fo:border-left="0.75pt solid #000000" fo:border-right="none" fo:border-top="none" fo:border-bottom="0.75pt solid #000000" style:writing-mode="lr-tb"/>
    </style:style>
    <style:style style:name="Table30.F12" style:family="table-cell">
      <style:table-cell-properties style:vertical-align="top" fo:padding="0.0104in" fo:border-left="0.75pt solid #000000" fo:border-right="none" fo:border-top="none" fo:border-bottom="0.75pt solid #000000" style:writing-mode="lr-tb"/>
    </style:style>
    <style:style style:name="Table30.G12" style:family="table-cell">
      <style:table-cell-properties style:vertical-align="top" fo:padding="0.0104in" fo:border-left="0.75pt solid #000000" fo:border-right="none" fo:border-top="none" fo:border-bottom="0.75pt solid #000000" style:writing-mode="lr-tb"/>
    </style:style>
    <style:style style:name="Table30.H12" style:family="table-cell">
      <style:table-cell-properties style:vertical-align="top" fo:padding="0.0104in" fo:border-left="0.75pt solid #000000" fo:border-right="0.75pt solid #000000" fo:border-top="none" fo:border-bottom="0.75pt solid #000000" style:writing-mode="lr-tb"/>
    </style:style>
    <style:style style:name="Table30.A13" style:family="table-cell">
      <style:table-cell-properties style:vertical-align="middle" fo:padding="0.0104in" fo:border-left="0.75pt solid #000000" fo:border-right="none" fo:border-top="none" fo:border-bottom="0.75pt solid #000000" style:writing-mode="lr-tb"/>
    </style:style>
    <style:style style:name="Table30.B13" style:family="table-cell">
      <style:table-cell-properties style:vertical-align="top" fo:padding="0.0104in" fo:border-left="0.75pt solid #000000" fo:border-right="none" fo:border-top="none" fo:border-bottom="0.75pt solid #000000" style:writing-mode="lr-tb"/>
    </style:style>
    <style:style style:name="Table30.C13" style:family="table-cell">
      <style:table-cell-properties style:vertical-align="top" fo:padding="0.0104in" fo:border-left="0.75pt solid #000000" fo:border-right="none" fo:border-top="none" fo:border-bottom="0.75pt solid #000000" style:writing-mode="lr-tb"/>
    </style:style>
    <style:style style:name="Table30.D13" style:family="table-cell">
      <style:table-cell-properties style:vertical-align="top" fo:padding="0.0104in" fo:border-left="0.75pt solid #000000" fo:border-right="none" fo:border-top="none" fo:border-bottom="0.75pt solid #000000" style:writing-mode="lr-tb"/>
    </style:style>
    <style:style style:name="Table30.E13" style:family="table-cell">
      <style:table-cell-properties style:vertical-align="top" fo:padding="0.0104in" fo:border-left="0.75pt solid #000000" fo:border-right="none" fo:border-top="none" fo:border-bottom="0.75pt solid #000000" style:writing-mode="lr-tb"/>
    </style:style>
    <style:style style:name="Table30.F13" style:family="table-cell">
      <style:table-cell-properties style:vertical-align="top" fo:padding="0.0104in" fo:border-left="0.75pt solid #000000" fo:border-right="none" fo:border-top="none" fo:border-bottom="0.75pt solid #000000" style:writing-mode="lr-tb"/>
    </style:style>
    <style:style style:name="Table30.G13" style:family="table-cell">
      <style:table-cell-properties style:vertical-align="top" fo:padding="0.0104in" fo:border-left="0.75pt solid #000000" fo:border-right="none" fo:border-top="none" fo:border-bottom="0.75pt solid #000000" style:writing-mode="lr-tb"/>
    </style:style>
    <style:style style:name="Table30.H13" style:family="table-cell">
      <style:table-cell-properties style:vertical-align="top" fo:padding="0.0104in" fo:border-left="0.75pt solid #000000" fo:border-right="0.75pt solid #000000" fo:border-top="none" fo:border-bottom="0.75pt solid #000000" style:writing-mode="lr-tb"/>
    </style:style>
    <style:style style:name="Table30.A14" style:family="table-cell">
      <style:table-cell-properties style:vertical-align="middle" fo:padding="0.0104in" fo:border-left="0.75pt solid #000000" fo:border-right="none" fo:border-top="0.75pt solid #000000" fo:border-bottom="0.75pt solid #000000" style:writing-mode="lr-tb"/>
    </style:style>
    <style:style style:name="Table30.B14" style:family="table-cell">
      <style:table-cell-properties style:vertical-align="top" fo:padding="0.0104in" fo:border-left="0.75pt solid #000000" fo:border-right="none" fo:border-top="0.75pt solid #000000" fo:border-bottom="0.75pt solid #000000" style:writing-mode="lr-tb"/>
    </style:style>
    <style:style style:name="Table30.C14" style:family="table-cell">
      <style:table-cell-properties style:vertical-align="top" fo:padding="0.0104in" fo:border-left="0.75pt solid #000000" fo:border-right="none" fo:border-top="0.75pt solid #000000" fo:border-bottom="0.75pt solid #000000" style:writing-mode="lr-tb"/>
    </style:style>
    <style:style style:name="Table30.D14" style:family="table-cell">
      <style:table-cell-properties style:vertical-align="top" fo:padding="0.0104in" fo:border-left="0.75pt solid #000000" fo:border-right="none" fo:border-top="0.75pt solid #000000" fo:border-bottom="0.75pt solid #000000" style:writing-mode="lr-tb"/>
    </style:style>
    <style:style style:name="Table30.E14" style:family="table-cell">
      <style:table-cell-properties style:vertical-align="top" fo:padding="0.0104in" fo:border-left="0.75pt solid #000000" fo:border-right="none" fo:border-top="0.75pt solid #000000" fo:border-bottom="0.75pt solid #000000" style:writing-mode="lr-tb"/>
    </style:style>
    <style:style style:name="Table30.F14" style:family="table-cell">
      <style:table-cell-properties style:vertical-align="top" fo:padding="0.0104in" fo:border-left="0.75pt solid #000000" fo:border-right="none" fo:border-top="0.75pt solid #000000" fo:border-bottom="0.75pt solid #000000" style:writing-mode="lr-tb"/>
    </style:style>
    <style:style style:name="Table30.G14" style:family="table-cell">
      <style:table-cell-properties style:vertical-align="top" fo:padding="0.0104in" fo:border-left="0.75pt solid #000000" fo:border-right="none" fo:border-top="0.75pt solid #000000" fo:border-bottom="0.75pt solid #000000" style:writing-mode="lr-tb"/>
    </style:style>
    <style:style style:name="Table30.H14" style:family="table-cell">
      <style:table-cell-properties style:vertical-align="top" fo:padding="0.0104in" fo:border="0.75pt solid #000000" style:writing-mode="lr-tb"/>
    </style:style>
    <style:style style:name="Table30.A15" style:family="table-cell">
      <style:table-cell-properties style:vertical-align="middle" fo:padding="0.0104in" fo:border-left="0.75pt solid #000000" fo:border-right="none" fo:border-top="0.75pt solid #000000" fo:border-bottom="0.75pt solid #000000" style:writing-mode="lr-tb"/>
    </style:style>
    <style:style style:name="Table30.B15" style:family="table-cell">
      <style:table-cell-properties style:vertical-align="top" fo:padding="0.0104in" fo:border-left="0.75pt solid #000000" fo:border-right="none" fo:border-top="0.75pt solid #000000" fo:border-bottom="0.75pt solid #000000" style:writing-mode="lr-tb"/>
    </style:style>
    <style:style style:name="Table30.C15" style:family="table-cell">
      <style:table-cell-properties style:vertical-align="top" fo:padding="0.0104in" fo:border-left="0.75pt solid #000000" fo:border-right="none" fo:border-top="0.75pt solid #000000" fo:border-bottom="0.75pt solid #000000" style:writing-mode="lr-tb"/>
    </style:style>
    <style:style style:name="Table30.D15" style:family="table-cell">
      <style:table-cell-properties style:vertical-align="top" fo:padding="0.0104in" fo:border-left="0.75pt solid #000000" fo:border-right="none" fo:border-top="0.75pt solid #000000" fo:border-bottom="0.75pt solid #000000" style:writing-mode="lr-tb"/>
    </style:style>
    <style:style style:name="Table30.E15" style:family="table-cell">
      <style:table-cell-properties style:vertical-align="top" fo:padding="0.0104in" fo:border-left="0.75pt solid #000000" fo:border-right="none" fo:border-top="0.75pt solid #000000" fo:border-bottom="0.75pt solid #000000" style:writing-mode="lr-tb"/>
    </style:style>
    <style:style style:name="Table30.F15" style:family="table-cell">
      <style:table-cell-properties style:vertical-align="top" fo:padding="0.0104in" fo:border-left="0.75pt solid #000000" fo:border-right="none" fo:border-top="0.75pt solid #000000" fo:border-bottom="0.75pt solid #000000" style:writing-mode="lr-tb"/>
    </style:style>
    <style:style style:name="Table30.G15" style:family="table-cell">
      <style:table-cell-properties style:vertical-align="top" fo:padding="0.0104in" fo:border-left="0.75pt solid #000000" fo:border-right="none" fo:border-top="0.75pt solid #000000" fo:border-bottom="0.75pt solid #000000" style:writing-mode="lr-tb"/>
    </style:style>
    <style:style style:name="Table30.H15" style:family="table-cell">
      <style:table-cell-properties style:vertical-align="top" fo:padding="0.0104in" fo:border="0.75pt solid #000000" style:writing-mode="lr-tb"/>
    </style:style>
    <style:style style:name="Table30.A16" style:family="table-cell">
      <style:table-cell-properties style:vertical-align="middle" fo:padding="0.0104in" fo:border-left="0.75pt solid #000000" fo:border-right="none" fo:border-top="0.75pt solid #000000" fo:border-bottom="0.75pt solid #000000" style:writing-mode="lr-tb"/>
    </style:style>
    <style:style style:name="Table30.B16" style:family="table-cell">
      <style:table-cell-properties style:vertical-align="top" fo:padding="0.0104in" fo:border-left="0.75pt solid #000000" fo:border-right="none" fo:border-top="0.75pt solid #000000" fo:border-bottom="0.75pt solid #000000" style:writing-mode="lr-tb"/>
    </style:style>
    <style:style style:name="Table30.C16" style:family="table-cell">
      <style:table-cell-properties style:vertical-align="top" fo:padding="0.0104in" fo:border-left="0.75pt solid #000000" fo:border-right="none" fo:border-top="0.75pt solid #000000" fo:border-bottom="0.75pt solid #000000" style:writing-mode="lr-tb"/>
    </style:style>
    <style:style style:name="Table30.D16" style:family="table-cell">
      <style:table-cell-properties style:vertical-align="top" fo:padding="0.0104in" fo:border-left="0.75pt solid #000000" fo:border-right="none" fo:border-top="0.75pt solid #000000" fo:border-bottom="0.75pt solid #000000" style:writing-mode="lr-tb"/>
    </style:style>
    <style:style style:name="Table30.E16" style:family="table-cell">
      <style:table-cell-properties style:vertical-align="top" fo:padding="0.0104in" fo:border-left="0.75pt solid #000000" fo:border-right="none" fo:border-top="0.75pt solid #000000" fo:border-bottom="0.75pt solid #000000" style:writing-mode="lr-tb"/>
    </style:style>
    <style:style style:name="Table30.F16" style:family="table-cell">
      <style:table-cell-properties style:vertical-align="top" fo:padding="0.0104in" fo:border-left="0.75pt solid #000000" fo:border-right="none" fo:border-top="0.75pt solid #000000" fo:border-bottom="0.75pt solid #000000" style:writing-mode="lr-tb"/>
    </style:style>
    <style:style style:name="Table30.G16" style:family="table-cell">
      <style:table-cell-properties style:vertical-align="top" fo:padding="0.0104in" fo:border-left="0.75pt solid #000000" fo:border-right="none" fo:border-top="0.75pt solid #000000" fo:border-bottom="0.75pt solid #000000" style:writing-mode="lr-tb"/>
    </style:style>
    <style:style style:name="Table30.H16" style:family="table-cell">
      <style:table-cell-properties style:vertical-align="top" fo:padding="0.0104in" fo:border="0.75pt solid #000000" style:writing-mode="lr-tb"/>
    </style:style>
    <style:style style:name="Table30.A17" style:family="table-cell">
      <style:table-cell-properties style:vertical-align="middle" fo:padding="0.0104in" fo:border-left="0.75pt solid #000000" fo:border-right="none" fo:border-top="0.75pt solid #000000" fo:border-bottom="0.75pt solid #000000" style:writing-mode="lr-tb"/>
    </style:style>
    <style:style style:name="Table30.B17" style:family="table-cell">
      <style:table-cell-properties style:vertical-align="top" fo:padding="0.0104in" fo:border-left="0.75pt solid #000000" fo:border-right="none" fo:border-top="0.75pt solid #000000" fo:border-bottom="0.75pt solid #000000" style:writing-mode="lr-tb"/>
    </style:style>
    <style:style style:name="Table30.C17" style:family="table-cell">
      <style:table-cell-properties style:vertical-align="top" fo:padding="0.0104in" fo:border-left="0.75pt solid #000000" fo:border-right="none" fo:border-top="0.75pt solid #000000" fo:border-bottom="0.75pt solid #000000" style:writing-mode="lr-tb"/>
    </style:style>
    <style:style style:name="Table30.D17" style:family="table-cell">
      <style:table-cell-properties style:vertical-align="top" fo:padding="0.0104in" fo:border-left="0.75pt solid #000000" fo:border-right="none" fo:border-top="0.75pt solid #000000" fo:border-bottom="0.75pt solid #000000" style:writing-mode="lr-tb"/>
    </style:style>
    <style:style style:name="Table30.E17" style:family="table-cell">
      <style:table-cell-properties style:vertical-align="top" fo:padding="0.0104in" fo:border-left="0.75pt solid #000000" fo:border-right="none" fo:border-top="0.75pt solid #000000" fo:border-bottom="0.75pt solid #000000" style:writing-mode="lr-tb"/>
    </style:style>
    <style:style style:name="Table30.F17" style:family="table-cell">
      <style:table-cell-properties style:vertical-align="top" fo:padding="0.0104in" fo:border-left="0.75pt solid #000000" fo:border-right="none" fo:border-top="0.75pt solid #000000" fo:border-bottom="0.75pt solid #000000" style:writing-mode="lr-tb"/>
    </style:style>
    <style:style style:name="Table30.G17" style:family="table-cell">
      <style:table-cell-properties style:vertical-align="top" fo:padding="0.0104in" fo:border-left="0.75pt solid #000000" fo:border-right="none" fo:border-top="0.75pt solid #000000" fo:border-bottom="0.75pt solid #000000" style:writing-mode="lr-tb"/>
    </style:style>
    <style:style style:name="Table30.H17" style:family="table-cell">
      <style:table-cell-properties style:vertical-align="top" fo:padding="0.0104in" fo:border="0.75pt solid #000000" style:writing-mode="lr-tb"/>
    </style:style>
    <style:style style:name="Table30.A18" style:family="table-cell">
      <style:table-cell-properties style:vertical-align="middle" fo:padding="0.0104in" fo:border-left="0.75pt solid #000000" fo:border-right="none" fo:border-top="0.75pt solid #000000" fo:border-bottom="0.75pt solid #000000" style:writing-mode="lr-tb"/>
    </style:style>
    <style:style style:name="Table30.B18" style:family="table-cell">
      <style:table-cell-properties style:vertical-align="top" fo:padding="0.0104in" fo:border-left="0.75pt solid #000000" fo:border-right="none" fo:border-top="0.75pt solid #000000" fo:border-bottom="0.75pt solid #000000" style:writing-mode="lr-tb"/>
    </style:style>
    <style:style style:name="Table30.C18" style:family="table-cell">
      <style:table-cell-properties style:vertical-align="top" fo:padding="0.0104in" fo:border-left="0.75pt solid #000000" fo:border-right="none" fo:border-top="0.75pt solid #000000" fo:border-bottom="0.75pt solid #000000" style:writing-mode="lr-tb"/>
    </style:style>
    <style:style style:name="Table30.D18" style:family="table-cell">
      <style:table-cell-properties style:vertical-align="top" fo:padding="0.0104in" fo:border-left="0.75pt solid #000000" fo:border-right="none" fo:border-top="0.75pt solid #000000" fo:border-bottom="0.75pt solid #000000" style:writing-mode="lr-tb"/>
    </style:style>
    <style:style style:name="Table30.E18" style:family="table-cell">
      <style:table-cell-properties style:vertical-align="top" fo:padding="0.0104in" fo:border-left="0.75pt solid #000000" fo:border-right="none" fo:border-top="0.75pt solid #000000" fo:border-bottom="0.75pt solid #000000" style:writing-mode="lr-tb"/>
    </style:style>
    <style:style style:name="Table30.F18" style:family="table-cell">
      <style:table-cell-properties style:vertical-align="top" fo:padding="0.0104in" fo:border-left="0.75pt solid #000000" fo:border-right="none" fo:border-top="0.75pt solid #000000" fo:border-bottom="0.75pt solid #000000" style:writing-mode="lr-tb"/>
    </style:style>
    <style:style style:name="Table30.G18" style:family="table-cell">
      <style:table-cell-properties style:vertical-align="top" fo:padding="0.0104in" fo:border-left="0.75pt solid #000000" fo:border-right="none" fo:border-top="0.75pt solid #000000" fo:border-bottom="0.75pt solid #000000" style:writing-mode="lr-tb"/>
    </style:style>
    <style:style style:name="Table30.H18" style:family="table-cell">
      <style:table-cell-properties style:vertical-align="top" fo:padding="0.0104in" fo:border="0.75pt solid #000000" style:writing-mode="lr-tb"/>
    </style:style>
    <style:style style:name="Table30.A19" style:family="table-cell">
      <style:table-cell-properties style:vertical-align="middle" fo:padding="0.0104in" fo:border-left="0.75pt solid #000000" fo:border-right="none" fo:border-top="0.75pt solid #000000" fo:border-bottom="0.75pt solid #000000" style:writing-mode="lr-tb"/>
    </style:style>
    <style:style style:name="Table30.B19" style:family="table-cell">
      <style:table-cell-properties style:vertical-align="top" fo:padding="0.0104in" fo:border-left="0.75pt solid #000000" fo:border-right="none" fo:border-top="0.75pt solid #000000" fo:border-bottom="0.75pt solid #000000" style:writing-mode="lr-tb"/>
    </style:style>
    <style:style style:name="Table30.C19" style:family="table-cell">
      <style:table-cell-properties style:vertical-align="top" fo:padding="0.0104in" fo:border-left="0.75pt solid #000000" fo:border-right="none" fo:border-top="0.75pt solid #000000" fo:border-bottom="0.75pt solid #000000" style:writing-mode="lr-tb"/>
    </style:style>
    <style:style style:name="Table30.D19" style:family="table-cell">
      <style:table-cell-properties style:vertical-align="top" fo:padding="0.0104in" fo:border-left="0.75pt solid #000000" fo:border-right="none" fo:border-top="0.75pt solid #000000" fo:border-bottom="0.75pt solid #000000" style:writing-mode="lr-tb"/>
    </style:style>
    <style:style style:name="Table30.E19" style:family="table-cell">
      <style:table-cell-properties style:vertical-align="top" fo:padding="0.0104in" fo:border-left="0.75pt solid #000000" fo:border-right="none" fo:border-top="0.75pt solid #000000" fo:border-bottom="0.75pt solid #000000" style:writing-mode="lr-tb"/>
    </style:style>
    <style:style style:name="Table30.F19" style:family="table-cell">
      <style:table-cell-properties style:vertical-align="top" fo:padding="0.0104in" fo:border-left="0.75pt solid #000000" fo:border-right="none" fo:border-top="0.75pt solid #000000" fo:border-bottom="0.75pt solid #000000" style:writing-mode="lr-tb"/>
    </style:style>
    <style:style style:name="Table30.G19" style:family="table-cell">
      <style:table-cell-properties style:vertical-align="top" fo:padding="0.0104in" fo:border-left="0.75pt solid #000000" fo:border-right="none" fo:border-top="0.75pt solid #000000" fo:border-bottom="0.75pt solid #000000" style:writing-mode="lr-tb"/>
    </style:style>
    <style:style style:name="Table30.H19" style:family="table-cell">
      <style:table-cell-properties style:vertical-align="top" fo:padding="0.0104in" fo:border="0.75pt solid #000000" style:writing-mode="lr-tb"/>
    </style:style>
    <style:style style:name="Table30.A20" style:family="table-cell">
      <style:table-cell-properties style:vertical-align="middle" fo:padding="0.0104in" fo:border-left="0.75pt solid #000000" fo:border-right="none" fo:border-top="0.75pt solid #000000" fo:border-bottom="0.75pt solid #000000" style:writing-mode="lr-tb"/>
    </style:style>
    <style:style style:name="Table30.B20" style:family="table-cell">
      <style:table-cell-properties style:vertical-align="top" fo:padding="0.0104in" fo:border-left="0.75pt solid #000000" fo:border-right="none" fo:border-top="0.75pt solid #000000" fo:border-bottom="0.75pt solid #000000" style:writing-mode="lr-tb"/>
    </style:style>
    <style:style style:name="Table30.C20" style:family="table-cell">
      <style:table-cell-properties style:vertical-align="top" fo:padding="0.0104in" fo:border-left="0.75pt solid #000000" fo:border-right="none" fo:border-top="0.75pt solid #000000" fo:border-bottom="0.75pt solid #000000" style:writing-mode="lr-tb"/>
    </style:style>
    <style:style style:name="Table30.D20" style:family="table-cell">
      <style:table-cell-properties style:vertical-align="top" fo:padding="0.0104in" fo:border-left="0.75pt solid #000000" fo:border-right="none" fo:border-top="0.75pt solid #000000" fo:border-bottom="0.75pt solid #000000" style:writing-mode="lr-tb"/>
    </style:style>
    <style:style style:name="Table30.E20" style:family="table-cell">
      <style:table-cell-properties style:vertical-align="top" fo:padding="0.0104in" fo:border-left="0.75pt solid #000000" fo:border-right="none" fo:border-top="0.75pt solid #000000" fo:border-bottom="0.75pt solid #000000" style:writing-mode="lr-tb"/>
    </style:style>
    <style:style style:name="Table30.F20" style:family="table-cell">
      <style:table-cell-properties style:vertical-align="top" fo:padding="0.0104in" fo:border-left="0.75pt solid #000000" fo:border-right="none" fo:border-top="0.75pt solid #000000" fo:border-bottom="0.75pt solid #000000" style:writing-mode="lr-tb"/>
    </style:style>
    <style:style style:name="Table30.G20" style:family="table-cell">
      <style:table-cell-properties style:vertical-align="top" fo:padding="0.0104in" fo:border-left="0.75pt solid #000000" fo:border-right="none" fo:border-top="0.75pt solid #000000" fo:border-bottom="0.75pt solid #000000" style:writing-mode="lr-tb"/>
    </style:style>
    <style:style style:name="Table30.H20" style:family="table-cell">
      <style:table-cell-properties style:vertical-align="top" fo:padding="0.0104in" fo:border="0.75pt solid #000000" style:writing-mode="lr-tb"/>
    </style:style>
    <style:style style:name="Table30.A21" style:family="table-cell">
      <style:table-cell-properties style:vertical-align="middle" fo:padding="0.0104in" fo:border-left="0.75pt solid #000000" fo:border-right="none" fo:border-top="0.75pt solid #000000" fo:border-bottom="0.75pt solid #000000" style:writing-mode="lr-tb"/>
    </style:style>
    <style:style style:name="Table30.B21" style:family="table-cell">
      <style:table-cell-properties style:vertical-align="top" fo:padding="0.0104in" fo:border-left="0.75pt solid #000000" fo:border-right="none" fo:border-top="0.75pt solid #000000" fo:border-bottom="0.75pt solid #000000" style:writing-mode="lr-tb"/>
    </style:style>
    <style:style style:name="Table30.C21" style:family="table-cell">
      <style:table-cell-properties style:vertical-align="top" fo:padding="0.0104in" fo:border-left="0.75pt solid #000000" fo:border-right="none" fo:border-top="0.75pt solid #000000" fo:border-bottom="0.75pt solid #000000" style:writing-mode="lr-tb"/>
    </style:style>
    <style:style style:name="Table30.D21" style:family="table-cell">
      <style:table-cell-properties style:vertical-align="top" fo:padding="0.0104in" fo:border-left="0.75pt solid #000000" fo:border-right="none" fo:border-top="0.75pt solid #000000" fo:border-bottom="0.75pt solid #000000" style:writing-mode="lr-tb"/>
    </style:style>
    <style:style style:name="Table30.E21" style:family="table-cell">
      <style:table-cell-properties style:vertical-align="top" fo:padding="0.0104in" fo:border-left="0.75pt solid #000000" fo:border-right="none" fo:border-top="0.75pt solid #000000" fo:border-bottom="0.75pt solid #000000" style:writing-mode="lr-tb"/>
    </style:style>
    <style:style style:name="Table30.F21" style:family="table-cell">
      <style:table-cell-properties style:vertical-align="top" fo:padding="0.0104in" fo:border-left="0.75pt solid #000000" fo:border-right="none" fo:border-top="0.75pt solid #000000" fo:border-bottom="0.75pt solid #000000" style:writing-mode="lr-tb"/>
    </style:style>
    <style:style style:name="Table30.G21" style:family="table-cell">
      <style:table-cell-properties style:vertical-align="top" fo:padding="0.0104in" fo:border-left="0.75pt solid #000000" fo:border-right="none" fo:border-top="0.75pt solid #000000" fo:border-bottom="0.75pt solid #000000" style:writing-mode="lr-tb"/>
    </style:style>
    <style:style style:name="Table30.H21" style:family="table-cell">
      <style:table-cell-properties style:vertical-align="top" fo:padding="0.0104in" fo:border="0.75pt solid #000000" style:writing-mode="lr-tb"/>
    </style:style>
    <style:style style:name="Table30.A22" style:family="table-cell">
      <style:table-cell-properties style:vertical-align="middle" fo:padding="0.0104in" fo:border-left="0.75pt solid #000000" fo:border-right="none" fo:border-top="0.75pt solid #000000" fo:border-bottom="0.75pt solid #000000" style:writing-mode="lr-tb"/>
    </style:style>
    <style:style style:name="Table30.B22" style:family="table-cell">
      <style:table-cell-properties style:vertical-align="top" fo:padding="0.0104in" fo:border-left="0.75pt solid #000000" fo:border-right="none" fo:border-top="0.75pt solid #000000" fo:border-bottom="0.75pt solid #000000" style:writing-mode="lr-tb"/>
    </style:style>
    <style:style style:name="Table30.C22" style:family="table-cell">
      <style:table-cell-properties style:vertical-align="top" fo:padding="0.0104in" fo:border-left="0.75pt solid #000000" fo:border-right="none" fo:border-top="0.75pt solid #000000" fo:border-bottom="0.75pt solid #000000" style:writing-mode="lr-tb"/>
    </style:style>
    <style:style style:name="Table30.D22" style:family="table-cell">
      <style:table-cell-properties style:vertical-align="top" fo:padding="0.0104in" fo:border-left="0.75pt solid #000000" fo:border-right="none" fo:border-top="0.75pt solid #000000" fo:border-bottom="0.75pt solid #000000" style:writing-mode="lr-tb"/>
    </style:style>
    <style:style style:name="Table30.E22" style:family="table-cell">
      <style:table-cell-properties style:vertical-align="top" fo:padding="0.0104in" fo:border-left="0.75pt solid #000000" fo:border-right="none" fo:border-top="0.75pt solid #000000" fo:border-bottom="0.75pt solid #000000" style:writing-mode="lr-tb"/>
    </style:style>
    <style:style style:name="Table30.F22" style:family="table-cell">
      <style:table-cell-properties style:vertical-align="top" fo:padding="0.0104in" fo:border-left="0.75pt solid #000000" fo:border-right="none" fo:border-top="0.75pt solid #000000" fo:border-bottom="0.75pt solid #000000" style:writing-mode="lr-tb"/>
    </style:style>
    <style:style style:name="Table30.G22" style:family="table-cell">
      <style:table-cell-properties style:vertical-align="top" fo:padding="0.0104in" fo:border-left="0.75pt solid #000000" fo:border-right="none" fo:border-top="0.75pt solid #000000" fo:border-bottom="0.75pt solid #000000" style:writing-mode="lr-tb"/>
    </style:style>
    <style:style style:name="Table30.H22" style:family="table-cell">
      <style:table-cell-properties style:vertical-align="top" fo:padding="0.0104in" fo:border="0.75pt solid #000000" style:writing-mode="lr-tb"/>
    </style:style>
    <style:style style:name="Table30.A23" style:family="table-cell">
      <style:table-cell-properties style:vertical-align="middle" fo:padding="0.0104in" fo:border-left="0.75pt solid #000000" fo:border-right="none" fo:border-top="0.75pt solid #000000" fo:border-bottom="0.75pt solid #000000" style:writing-mode="lr-tb"/>
    </style:style>
    <style:style style:name="Table30.B23" style:family="table-cell">
      <style:table-cell-properties style:vertical-align="top" fo:padding="0.0104in" fo:border-left="0.75pt solid #000000" fo:border-right="none" fo:border-top="0.75pt solid #000000" fo:border-bottom="0.75pt solid #000000" style:writing-mode="lr-tb"/>
    </style:style>
    <style:style style:name="Table30.C23" style:family="table-cell">
      <style:table-cell-properties style:vertical-align="top" fo:padding="0.0104in" fo:border-left="0.75pt solid #000000" fo:border-right="none" fo:border-top="0.75pt solid #000000" fo:border-bottom="0.75pt solid #000000" style:writing-mode="lr-tb"/>
    </style:style>
    <style:style style:name="Table30.D23" style:family="table-cell">
      <style:table-cell-properties style:vertical-align="top" fo:padding="0.0104in" fo:border-left="0.75pt solid #000000" fo:border-right="none" fo:border-top="0.75pt solid #000000" fo:border-bottom="0.75pt solid #000000" style:writing-mode="lr-tb"/>
    </style:style>
    <style:style style:name="Table30.E23" style:family="table-cell">
      <style:table-cell-properties style:vertical-align="top" fo:padding="0.0104in" fo:border-left="0.75pt solid #000000" fo:border-right="none" fo:border-top="0.75pt solid #000000" fo:border-bottom="0.75pt solid #000000" style:writing-mode="lr-tb"/>
    </style:style>
    <style:style style:name="Table30.F23" style:family="table-cell">
      <style:table-cell-properties style:vertical-align="top" fo:padding="0.0104in" fo:border-left="0.75pt solid #000000" fo:border-right="none" fo:border-top="0.75pt solid #000000" fo:border-bottom="0.75pt solid #000000" style:writing-mode="lr-tb"/>
    </style:style>
    <style:style style:name="Table30.G23" style:family="table-cell">
      <style:table-cell-properties style:vertical-align="top" fo:padding="0.0104in" fo:border-left="0.75pt solid #000000" fo:border-right="none" fo:border-top="0.75pt solid #000000" fo:border-bottom="0.75pt solid #000000" style:writing-mode="lr-tb"/>
    </style:style>
    <style:style style:name="Table30.H23" style:family="table-cell">
      <style:table-cell-properties style:vertical-align="top" fo:padding="0.0104in" fo:border="0.75pt solid #000000" style:writing-mode="lr-tb"/>
    </style:style>
    <style:style style:name="Table30.A24" style:family="table-cell">
      <style:table-cell-properties style:vertical-align="middle" fo:padding="0.0104in" fo:border-left="0.75pt solid #000000" fo:border-right="none" fo:border-top="0.75pt solid #000000" fo:border-bottom="0.75pt solid #000000" style:writing-mode="lr-tb"/>
    </style:style>
    <style:style style:name="Table30.B24" style:family="table-cell">
      <style:table-cell-properties style:vertical-align="top" fo:padding="0.0104in" fo:border-left="0.75pt solid #000000" fo:border-right="none" fo:border-top="0.75pt solid #000000" fo:border-bottom="0.75pt solid #000000" style:writing-mode="lr-tb"/>
    </style:style>
    <style:style style:name="Table30.C24" style:family="table-cell">
      <style:table-cell-properties style:vertical-align="top" fo:padding="0.0104in" fo:border-left="0.75pt solid #000000" fo:border-right="none" fo:border-top="0.75pt solid #000000" fo:border-bottom="0.75pt solid #000000" style:writing-mode="lr-tb"/>
    </style:style>
    <style:style style:name="Table30.D24" style:family="table-cell">
      <style:table-cell-properties style:vertical-align="top" fo:padding="0.0104in" fo:border-left="0.75pt solid #000000" fo:border-right="none" fo:border-top="0.75pt solid #000000" fo:border-bottom="0.75pt solid #000000" style:writing-mode="lr-tb"/>
    </style:style>
    <style:style style:name="Table30.E24" style:family="table-cell">
      <style:table-cell-properties style:vertical-align="top" fo:padding="0.0104in" fo:border-left="0.75pt solid #000000" fo:border-right="none" fo:border-top="0.75pt solid #000000" fo:border-bottom="0.75pt solid #000000" style:writing-mode="lr-tb"/>
    </style:style>
    <style:style style:name="Table30.F24" style:family="table-cell">
      <style:table-cell-properties style:vertical-align="top" fo:padding="0.0104in" fo:border-left="0.75pt solid #000000" fo:border-right="none" fo:border-top="0.75pt solid #000000" fo:border-bottom="0.75pt solid #000000" style:writing-mode="lr-tb"/>
    </style:style>
    <style:style style:name="Table30.G24" style:family="table-cell">
      <style:table-cell-properties style:vertical-align="top" fo:padding="0.0104in" fo:border-left="0.75pt solid #000000" fo:border-right="none" fo:border-top="0.75pt solid #000000" fo:border-bottom="0.75pt solid #000000" style:writing-mode="lr-tb"/>
    </style:style>
    <style:style style:name="Table30.H24" style:family="table-cell">
      <style:table-cell-properties style:vertical-align="top" fo:padding="0.0104in" fo:border="0.75pt solid #000000" style:writing-mode="lr-tb"/>
    </style:style>
    <style:style style:name="Table30.A25" style:family="table-cell">
      <style:table-cell-properties style:vertical-align="middle" fo:padding="0.0104in" fo:border-left="0.75pt solid #000000" fo:border-right="none" fo:border-top="none" fo:border-bottom="0.75pt solid #000000" style:writing-mode="lr-tb"/>
    </style:style>
    <style:style style:name="Table30.B25" style:family="table-cell">
      <style:table-cell-properties style:vertical-align="top" fo:padding="0.0104in" fo:border-left="0.75pt solid #000000" fo:border-right="none" fo:border-top="none" fo:border-bottom="0.75pt solid #000000" style:writing-mode="lr-tb"/>
    </style:style>
    <style:style style:name="Table30.C25" style:family="table-cell">
      <style:table-cell-properties style:vertical-align="top" fo:padding="0.0104in" fo:border-left="0.75pt solid #000000" fo:border-right="none" fo:border-top="none" fo:border-bottom="0.75pt solid #000000" style:writing-mode="lr-tb"/>
    </style:style>
    <style:style style:name="Table30.D25" style:family="table-cell">
      <style:table-cell-properties style:vertical-align="top" fo:padding="0.0104in" fo:border-left="0.75pt solid #000000" fo:border-right="none" fo:border-top="none" fo:border-bottom="0.75pt solid #000000" style:writing-mode="lr-tb"/>
    </style:style>
    <style:style style:name="Table30.E25" style:family="table-cell">
      <style:table-cell-properties style:vertical-align="top" fo:padding="0.0104in" fo:border-left="0.75pt solid #000000" fo:border-right="none" fo:border-top="none" fo:border-bottom="0.75pt solid #000000" style:writing-mode="lr-tb"/>
    </style:style>
    <style:style style:name="Table30.F25" style:family="table-cell">
      <style:table-cell-properties style:vertical-align="top" fo:padding="0.0104in" fo:border-left="0.75pt solid #000000" fo:border-right="none" fo:border-top="none" fo:border-bottom="0.75pt solid #000000" style:writing-mode="lr-tb"/>
    </style:style>
    <style:style style:name="Table30.G25" style:family="table-cell">
      <style:table-cell-properties style:vertical-align="top" fo:padding="0.0104in" fo:border-left="0.75pt solid #000000" fo:border-right="none" fo:border-top="none" fo:border-bottom="0.75pt solid #000000" style:writing-mode="lr-tb"/>
    </style:style>
    <style:style style:name="Table30.H25" style:family="table-cell">
      <style:table-cell-properties style:vertical-align="top" fo:padding="0.0104in" fo:border-left="0.75pt solid #000000" fo:border-right="0.75pt solid #000000" fo:border-top="none" fo:border-bottom="0.75pt solid #000000" style:writing-mode="lr-tb"/>
    </style:style>
    <style:style style:name="Table30.A26" style:family="table-cell">
      <style:table-cell-properties style:vertical-align="middle" fo:padding="0.0104in" fo:border-left="0.75pt solid #000000" fo:border-right="none" fo:border-top="none" fo:border-bottom="0.75pt solid #000000" style:writing-mode="lr-tb"/>
    </style:style>
    <style:style style:name="Table30.B26" style:family="table-cell">
      <style:table-cell-properties style:vertical-align="top" fo:padding="0.0104in" fo:border-left="0.75pt solid #000000" fo:border-right="none" fo:border-top="none" fo:border-bottom="0.75pt solid #000000" style:writing-mode="lr-tb"/>
    </style:style>
    <style:style style:name="Table30.C26" style:family="table-cell">
      <style:table-cell-properties style:vertical-align="top" fo:padding="0.0104in" fo:border-left="0.75pt solid #000000" fo:border-right="none" fo:border-top="none" fo:border-bottom="0.75pt solid #000000" style:writing-mode="lr-tb"/>
    </style:style>
    <style:style style:name="Table30.D26" style:family="table-cell">
      <style:table-cell-properties style:vertical-align="top" fo:padding="0.0104in" fo:border-left="0.75pt solid #000000" fo:border-right="none" fo:border-top="none" fo:border-bottom="0.75pt solid #000000" style:writing-mode="lr-tb"/>
    </style:style>
    <style:style style:name="Table30.E26" style:family="table-cell">
      <style:table-cell-properties style:vertical-align="top" fo:padding="0.0104in" fo:border-left="0.75pt solid #000000" fo:border-right="none" fo:border-top="none" fo:border-bottom="0.75pt solid #000000" style:writing-mode="lr-tb"/>
    </style:style>
    <style:style style:name="Table30.F26" style:family="table-cell">
      <style:table-cell-properties style:vertical-align="top" fo:padding="0.0104in" fo:border-left="0.75pt solid #000000" fo:border-right="none" fo:border-top="none" fo:border-bottom="0.75pt solid #000000" style:writing-mode="lr-tb"/>
    </style:style>
    <style:style style:name="Table30.G26" style:family="table-cell">
      <style:table-cell-properties style:vertical-align="top" fo:padding="0.0104in" fo:border-left="0.75pt solid #000000" fo:border-right="none" fo:border-top="none" fo:border-bottom="0.75pt solid #000000" style:writing-mode="lr-tb"/>
    </style:style>
    <style:style style:name="Table30.H26" style:family="table-cell">
      <style:table-cell-properties style:vertical-align="top" fo:padding="0.0104in" fo:border-left="0.75pt solid #000000" fo:border-right="0.75pt solid #000000" fo:border-top="none" fo:border-bottom="0.75pt solid #000000" style:writing-mode="lr-tb"/>
    </style:style>
    <style:style style:name="Table30.A27" style:family="table-cell">
      <style:table-cell-properties style:vertical-align="middle" fo:padding="0.0104in" fo:border-left="0.75pt solid #000000" fo:border-right="none" fo:border-top="none" fo:border-bottom="0.75pt solid #000000" style:writing-mode="lr-tb"/>
    </style:style>
    <style:style style:name="Table30.B27" style:family="table-cell">
      <style:table-cell-properties style:vertical-align="top" fo:padding="0.0104in" fo:border-left="0.75pt solid #000000" fo:border-right="none" fo:border-top="none" fo:border-bottom="0.75pt solid #000000" style:writing-mode="lr-tb"/>
    </style:style>
    <style:style style:name="Table30.C27" style:family="table-cell">
      <style:table-cell-properties style:vertical-align="top" fo:padding="0.0104in" fo:border-left="0.75pt solid #000000" fo:border-right="none" fo:border-top="none" fo:border-bottom="0.75pt solid #000000" style:writing-mode="lr-tb"/>
    </style:style>
    <style:style style:name="Table30.D27" style:family="table-cell">
      <style:table-cell-properties style:vertical-align="top" fo:padding="0.0104in" fo:border-left="0.75pt solid #000000" fo:border-right="none" fo:border-top="none" fo:border-bottom="0.75pt solid #000000" style:writing-mode="lr-tb"/>
    </style:style>
    <style:style style:name="Table30.E27" style:family="table-cell">
      <style:table-cell-properties style:vertical-align="top" fo:padding="0.0104in" fo:border-left="0.75pt solid #000000" fo:border-right="none" fo:border-top="none" fo:border-bottom="0.75pt solid #000000" style:writing-mode="lr-tb"/>
    </style:style>
    <style:style style:name="Table30.F27" style:family="table-cell">
      <style:table-cell-properties style:vertical-align="top" fo:padding="0.0104in" fo:border-left="0.75pt solid #000000" fo:border-right="none" fo:border-top="none" fo:border-bottom="0.75pt solid #000000" style:writing-mode="lr-tb"/>
    </style:style>
    <style:style style:name="Table30.G27" style:family="table-cell">
      <style:table-cell-properties style:vertical-align="top" fo:padding="0.0104in" fo:border-left="0.75pt solid #000000" fo:border-right="none" fo:border-top="none" fo:border-bottom="0.75pt solid #000000" style:writing-mode="lr-tb"/>
    </style:style>
    <style:style style:name="Table30.H27" style:family="table-cell">
      <style:table-cell-properties style:vertical-align="top" fo:padding="0.0104in" fo:border-left="0.75pt solid #000000" fo:border-right="0.75pt solid #000000" fo:border-top="none" fo:border-bottom="0.75pt solid #000000" style:writing-mode="lr-tb"/>
    </style:style>
    <style:style style:name="Table4" style:family="table">
      <style:table-properties style:width="5.8979in" table:align="center" style:writing-mode="lr-tb"/>
    </style:style>
    <style:style style:name="Table4.A" style:family="table-column">
      <style:table-column-properties style:column-width="1.1771in"/>
    </style:style>
    <style:style style:name="Table4.B" style:family="table-column">
      <style:table-column-properties style:column-width="0.8833in"/>
    </style:style>
    <style:style style:name="Table4.C" style:family="table-column">
      <style:table-column-properties style:column-width="3.8375in"/>
    </style:style>
    <style:style style:name="Table4.1" style:family="table-row">
      <style:table-row-properties style:keep-together="true" fo:keep-together="auto"/>
    </style:style>
    <style:style style:name="Table4.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middle" fo:background-color="#999999" fo:padding="0.0104in" fo:border="0.75pt solid #000000" style:writing-mode="lr-tb">
        <style:background-image/>
      </style:table-cell-properties>
    </style:style>
    <style:style style:name="Table4.A2" style:family="table-cell">
      <style:table-cell-properties style:vertical-align="middle" fo:padding="0.0104in" fo:border-left="0.75pt solid #000000" fo:border-right="none" fo:border-top="0.75pt solid #000000" fo:border-bottom="0.75pt solid #000000" style:writing-mode="lr-tb"/>
    </style:style>
    <style:style style:name="Table4.B2" style:family="table-cell">
      <style:table-cell-properties style:vertical-align="middle" fo:padding="0.0104in" fo:border-left="0.75pt solid #000000" fo:border-right="none" fo:border-top="0.75pt solid #000000" fo:border-bottom="0.75pt solid #000000" style:writing-mode="lr-tb"/>
    </style:style>
    <style:style style:name="Table4.C2" style:family="table-cell">
      <style:table-cell-properties style:vertical-align="middle" fo:padding="0.0104in" fo:border="0.75pt solid #000000" style:writing-mode="lr-tb"/>
    </style:style>
    <style:style style:name="Table5" style:family="table">
      <style:table-properties style:width="5.8979in" table:align="center" style:writing-mode="lr-tb"/>
    </style:style>
    <style:style style:name="Table5.A" style:family="table-column">
      <style:table-column-properties style:column-width="1.1771in"/>
    </style:style>
    <style:style style:name="Table5.B" style:family="table-column">
      <style:table-column-properties style:column-width="0.8833in"/>
    </style:style>
    <style:style style:name="Table5.C" style:family="table-column">
      <style:table-column-properties style:column-width="3.8375in"/>
    </style:style>
    <style:style style:name="Table5.1" style:family="table-row">
      <style:table-row-properties style:keep-together="true" fo:keep-together="auto"/>
    </style:style>
    <style:style style:name="Table5.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5.C1" style:family="table-cell">
      <style:table-cell-properties style:vertical-align="middle" fo:background-color="#999999" fo:padding="0.0104in" fo:border="0.75pt solid #000000" style:writing-mode="lr-tb">
        <style:background-image/>
      </style:table-cell-properties>
    </style:style>
    <style:style style:name="Table5.A2" style:family="table-cell">
      <style:table-cell-properties style:vertical-align="middle" fo:padding="0.0104in" fo:border-left="0.75pt solid #000000" fo:border-right="none" fo:border-top="0.75pt solid #000000" fo:border-bottom="0.75pt solid #000000" style:writing-mode="lr-tb"/>
    </style:style>
    <style:style style:name="Table5.B2" style:family="table-cell">
      <style:table-cell-properties style:vertical-align="middle" fo:padding="0.0104in" fo:border-left="0.75pt solid #000000" fo:border-right="none" fo:border-top="0.75pt solid #000000" fo:border-bottom="0.75pt solid #000000" style:writing-mode="lr-tb"/>
    </style:style>
    <style:style style:name="Table5.C2" style:family="table-cell">
      <style:table-cell-properties style:vertical-align="middle" fo:padding="0.0104in" fo:border="0.75pt solid #000000" style:writing-mode="lr-tb"/>
    </style:style>
    <style:style style:name="Table7" style:family="table">
      <style:table-properties style:width="5.8979in" table:align="center" style:writing-mode="lr-tb"/>
    </style:style>
    <style:style style:name="Table7.A" style:family="table-column">
      <style:table-column-properties style:column-width="1.1771in"/>
    </style:style>
    <style:style style:name="Table7.B" style:family="table-column">
      <style:table-column-properties style:column-width="0.8833in"/>
    </style:style>
    <style:style style:name="Table7.C" style:family="table-column">
      <style:table-column-properties style:column-width="3.8375in"/>
    </style:style>
    <style:style style:name="Table7.1" style:family="table-row">
      <style:table-row-properties style:keep-together="true" fo:keep-together="auto"/>
    </style:style>
    <style:style style:name="Table7.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7.C1" style:family="table-cell">
      <style:table-cell-properties style:vertical-align="middle" fo:background-color="#999999" fo:padding="0.0104in" fo:border="0.75pt solid #000000" style:writing-mode="lr-tb">
        <style:background-image/>
      </style:table-cell-properties>
    </style:style>
    <style:style style:name="Table7.A2" style:family="table-cell">
      <style:table-cell-properties style:vertical-align="middle" fo:padding="0.0104in" fo:border-left="0.75pt solid #000000" fo:border-right="none" fo:border-top="0.75pt solid #000000" fo:border-bottom="0.75pt solid #000000" style:writing-mode="lr-tb"/>
    </style:style>
    <style:style style:name="Table7.B2" style:family="table-cell">
      <style:table-cell-properties style:vertical-align="middle" fo:padding="0.0104in" fo:border-left="0.75pt solid #000000" fo:border-right="none" fo:border-top="0.75pt solid #000000" fo:border-bottom="0.75pt solid #000000" style:writing-mode="lr-tb"/>
    </style:style>
    <style:style style:name="Table7.C2" style:family="table-cell">
      <style:table-cell-properties style:vertical-align="middle" fo:padding="0.0104in" fo:border="0.75pt solid #000000" style:writing-mode="lr-tb"/>
    </style:style>
    <style:style style:name="Table3" style:family="table">
      <style:table-properties style:width="5.9167in" table:align="center" style:writing-mode="lr-tb"/>
    </style:style>
    <style:style style:name="Table3.A" style:family="table-column">
      <style:table-column-properties style:column-width="1.1736in"/>
    </style:style>
    <style:style style:name="Table3.B" style:family="table-column">
      <style:table-column-properties style:column-width="1.1583in"/>
    </style:style>
    <style:style style:name="Table3.C" style:family="table-column">
      <style:table-column-properties style:column-width="3.5847in"/>
    </style:style>
    <style:style style:name="Table3.1" style:family="table-row">
      <style:table-row-properties style:keep-together="true" fo:keep-together="auto"/>
    </style:style>
    <style:style style:name="Table3.A1" style:family="table-cell">
      <style:table-cell-properties style:vertical-align="top" fo:padding="0.0208in" fo:border-left="0.75pt solid #000000" fo:border-right="none" fo:border-top="0.75pt solid #000000" fo:border-bottom="0.75pt solid #000000" style:writing-mode="lr-tb"/>
    </style:style>
    <style:style style:name="Table3.C1" style:family="table-cell">
      <style:table-cell-properties style:vertical-align="top" fo:padding="0.0208in"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style:snap-to-layout-grid="false"/>
      <style:text-properties fo:font-size="9pt" style:font-size-asian="9pt"/>
    </style:style>
    <style:style style:name="P6" style:family="paragraph" style:parent-style-name="Standard">
      <style:paragraph-properties fo:keep-together="always" style:snap-to-layout-grid="false"/>
    </style:style>
    <style:style style:name="P7"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0"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1" style:family="paragraph" style:parent-style-name="Standard">
      <style:paragraph-properties fo:margin-left="0in" fo:margin-right="0.25in" fo:text-indent="0in" style:auto-text-indent="false" style:snap-to-layout-grid="false"/>
    </style:style>
    <style:style style:name="P12" style:family="paragraph" style:parent-style-name="Standard">
      <style:paragraph-properties fo:margin-top="0.0835in" fo:margin-bottom="0in"/>
    </style:style>
    <style:style style:name="P13" style:family="paragraph" style:parent-style-name="Heading">
      <style:paragraph-properties fo:text-align="end" style:justify-single-word="false"/>
    </style:style>
    <style:style style:name="P14" style:family="paragraph" style:parent-style-name="Heading">
      <style:text-properties fo:font-size="14pt" style:font-size-asian="14pt"/>
    </style:style>
    <style:style style:name="P15" style:family="paragraph" style:parent-style-name="Heading">
      <style:paragraph-properties fo:text-align="end" style:justify-single-word="false"/>
      <style:text-properties fo:font-size="14pt" style:font-size-asian="14pt"/>
    </style:style>
    <style:style style:name="P16" style:family="paragraph" style:parent-style-name="Heading">
      <style:paragraph-properties fo:break-before="page"/>
    </style:style>
    <style:style style:name="P17" style:family="paragraph" style:parent-style-name="Heading">
      <style:paragraph-properties fo:break-before="page">
        <style:tab-stops>
          <style:tab-stop style:position="0.3in"/>
          <style:tab-stop style:position="6.5in" style:type="right"/>
        </style:tab-stops>
      </style:paragraph-properties>
    </style:style>
    <style:style style:name="P18" style:family="paragraph" style:parent-style-name="Tabletext">
      <style:paragraph-properties style:snap-to-layout-grid="false"/>
    </style:style>
    <style:style style:name="P19" style:family="paragraph" style:parent-style-name="Tabletext">
      <style:paragraph-properties fo:text-align="center" style:justify-single-word="false" style:snap-to-layout-grid="false"/>
      <style:text-properties fo:font-weight="bold" style:font-weight-asian="bold"/>
    </style:style>
    <style:style style:name="P20" style:family="paragraph" style:parent-style-name="HTML_20_Preformatted">
      <style:paragraph-properties style:snap-to-layout-grid="false"/>
      <style:text-properties style:font-name-complex="Courier New"/>
    </style:style>
    <style:style style:name="P21" style:family="paragraph" style:parent-style-name="HTML_20_Preformatted">
      <style:paragraph-properties fo:keep-together="always" style:snap-to-layout-grid="false"/>
      <style:text-properties style:font-name-complex="Courier New"/>
    </style:style>
    <style:style style:name="P22" style:family="paragraph" style:parent-style-name="Standard">
      <style:paragraph-properties style:snap-to-layout-grid="false"/>
    </style:style>
    <style:style style:name="P23" style:family="paragraph" style:parent-style-name="Standard" style:list-style-name="WW8Num38"/>
    <style:style style:name="P24" style:family="paragraph" style:parent-style-name="Standard" style:list-style-name="WW8Num38">
      <style:text-properties fo:font-weight="bold" style:font-weight-asian="bold" style:font-weight-complex="bold"/>
    </style:style>
    <style:style style:name="P25" style:family="paragraph" style:parent-style-name="Standard">
      <style:paragraph-properties style:snap-to-layout-grid="false"/>
      <style:text-properties fo:font-size="9pt" style:font-size-asian="9pt"/>
    </style:style>
    <style:style style:name="P26" style:family="paragraph" style:parent-style-name="Standard">
      <style:paragraph-properties style:snap-to-layout-grid="false"/>
      <style:text-properties style:font-name="Times New Roman1"/>
    </style:style>
    <style:style style:name="P27" style:family="paragraph" style:parent-style-name="Standard">
      <style:paragraph-properties style:snap-to-layout-grid="false"/>
      <style:text-properties style:font-name="Times New Roman1" fo:font-size="9pt" style:font-size-asian="9pt"/>
    </style:style>
    <style:style style:name="P28" style:family="paragraph" style:parent-style-name="Standard">
      <style:paragraph-properties fo:text-align="center" style:justify-single-word="false" style:snap-to-layout-grid="false"/>
      <style:text-properties style:font-name="Times New Roman1"/>
    </style:style>
    <style:style style:name="P29" style:family="paragraph" style:parent-style-name="Standard">
      <style:paragraph-properties style:snap-to-layout-grid="false"/>
      <style:text-properties style:font-name="Times New Roman1" style:font-name-complex="Courier New"/>
    </style:style>
    <style:style style:name="P30" style:family="paragraph" style:parent-style-name="Text_20_body" style:list-style-name="L1"/>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snap-to-layout-grid="false"/>
      <style:text-properties fo:font-size="9pt" style:font-size-asian="9pt"/>
    </style:style>
    <style:style style:name="P33" style:family="paragraph" style:parent-style-name="Text_20_body">
      <style:paragraph-properties fo:margin-left="0in" fo:margin-right="0in" fo:text-indent="0in" style:auto-text-indent="false" style:snap-to-layout-grid="false"/>
    </style:style>
    <style:style style:name="P34" style:family="paragraph" style:parent-style-name="Heading" style:master-page-name="Standard">
      <style:paragraph-properties fo:text-align="end" style:justify-single-word="false" style:page-number="auto"/>
    </style:style>
    <style:style style:name="P35" style:family="paragraph" style:parent-style-name="Heading" style:master-page-name="Convert_20_1">
      <style:paragraph-properties style:page-number="auto"/>
    </style:style>
    <style:style style:name="P36" style:family="paragraph" style:parent-style-name="Heading_20_1">
      <style:paragraph-properties fo:margin-left="0.5in" fo:margin-right="0in" fo:text-indent="-0.5in" style:auto-text-indent="false" fo:break-before="page"/>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3">
      <style:paragraph-properties fo:keep-together="always"/>
    </style:style>
    <style:style style:name="P40" style:family="paragraph" style:parent-style-name="Heading_20_3">
      <style:paragraph-properties fo:break-before="page"/>
    </style:style>
    <style:style style:name="P41" style:family="paragraph" style:parent-style-name="Heading_20_3">
      <style:paragraph-properties fo:keep-together="always" fo:break-before="page"/>
    </style:style>
    <style:style style:name="P42" style:family="paragraph" style:parent-style-name="Contents_20_2">
      <style:paragraph-properties>
        <style:tab-stops>
          <style:tab-stop style:position="6.5in"/>
        </style:tab-stops>
      </style:paragraph-properties>
    </style:style>
    <style:style style:name="P43" style:family="paragraph" style:parent-style-name="Contents_20_2">
      <style:paragraph-properties>
        <style:tab-stops>
          <style:tab-stop style:position="6.5in"/>
        </style:tab-stops>
      </style:paragraph-properties>
    </style:style>
    <style:style style:name="P44" style:family="paragraph" style:parent-style-name="Contents_20_1">
      <style:paragraph-properties>
        <style:tab-stops>
          <style:tab-stop style:position="6.5in"/>
        </style:tab-stops>
      </style:paragraph-properties>
    </style:style>
    <style:style style:name="P45" style:family="paragraph" style:parent-style-name="Header">
      <style:paragraph-properties style:snap-to-layout-grid="false">
        <style:tab-stops/>
      </style:paragraph-properties>
      <style:text-properties style:font-name="Times New Roman1" fo:font-size="9pt" style:font-size-asian="9pt"/>
    </style:style>
    <style:style style:name="P46" style:family="paragraph" style:parent-style-name="Tabletext">
      <style:paragraph-properties style:snap-to-layout-grid="false"/>
      <style:text-properties fo:font-size="9pt" fo:font-weight="bold" style:font-size-asian="9pt" style:font-weight-asian="bold" style:font-weight-complex="bold"/>
    </style:style>
    <style:style style:name="P47" style:family="paragraph" style:parent-style-name="InfoBlue">
      <style:paragraph-properties style:snap-to-layout-grid="false"/>
      <style:text-properties fo:font-size="9pt" style:font-size-asian="9pt"/>
    </style:style>
    <style:style style:name="P48" style:family="paragraph" style:parent-style-name="InfoBlue" style:list-style-name="WW8Num42"/>
    <style:style style:name="P49" style:family="paragraph" style:parent-style-name="HTML_20_Preformatted">
      <style:paragraph-properties style:snap-to-layout-grid="false"/>
      <style:text-properties style:font-name-complex="Courier New"/>
    </style:style>
    <style:style style:name="P50" style:family="paragraph" style:parent-style-name="HTML_20_Preformatted">
      <style:paragraph-properties style:snap-to-layout-grid="false"/>
      <style:text-properties style:font-name="Times New Roman1" style:font-name-complex="Courier New"/>
    </style:style>
    <style:style style:name="P51" style:family="paragraph" style:parent-style-name="HTML_20_Preformatted">
      <style:paragraph-properties fo:text-align="start" style:justify-single-word="false" style:snap-to-layout-grid="false"/>
      <style:text-properties style:font-name="Times New Roman1" style:font-name-complex="Courier New"/>
    </style:style>
    <style:style style:name="P52" style:family="paragraph" style:parent-style-name="HTML_20_Preformatted">
      <style:paragraph-properties fo:text-align="center" style:justify-single-word="false" style:snap-to-layout-grid="false"/>
      <style:text-properties style:font-name="Times New Roman1" style:font-name-complex="Courier New"/>
    </style:style>
    <style:style style:name="T1" style:family="text">
      <style:text-properties style:font-name="Symbol"/>
    </style:style>
    <style:style style:name="T2" style:family="text">
      <style:text-properties style:font-name-asian="Arial"/>
    </style:style>
    <style:style style:name="T3" style:family="text">
      <style:text-properties fo:font-weight="bold" style:font-weight-asian="bold" style:font-weight-complex="bold"/>
    </style:style>
    <style:style style:name="T4" style:family="text">
      <style:text-properties style:font-name="Arial" fo:font-size="8pt" fo:font-weight="bold" style:font-size-asian="8pt" style:font-weight-asian="bold" style:font-name-complex="Arial" style:font-weight-complex="bold"/>
    </style:style>
    <style:style style:name="T5" style:family="text">
      <style:text-properties style:font-name="Arial" fo:font-weight="bold" style:font-weight-asian="bold" style:font-name-complex="Arial" style:font-weight-complex="bold"/>
    </style:style>
    <style:style style:name="T6" style:family="text">
      <style:text-properties fo:font-size="9pt" style:font-size-asian="9pt"/>
    </style:style>
    <style:style style:name="T7"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JagTrack</text:p>
      <text:p text:style-name="P13"><text:title>Development Case</text:title></text:p>
      <text:p text:style-name="P13"/>
      <text:p text:style-name="P15">Version<text:span text:style-name="T2"> </text:span>2.0</text:p>
      <text:p text:style-name="P14"/>
      <text:p text:style-name="Standard"/>
      <text:p text:style-name="P35">Revision<text:span text:style-name="T2">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P18">09/Feb/12</text:p>
          </table:table-cell>
          <table:table-cell table:style-name="Table1.A1" office:value-type="string">
            <text:p text:style-name="P18">1.0</text:p>
          </table:table-cell>
          <table:table-cell table:style-name="Table1.A1" office:value-type="string">
            <text:p text:style-name="P18">Document Creation</text:p>
          </table:table-cell>
          <table:table-cell table:style-name="Table1.D1" office:value-type="string">
            <text:p text:style-name="P18">Hayden Chudy</text:p>
          </table:table-cell>
        </table:table-row>
        <table:table-row table:style-name="Table1.1">
          <table:table-cell table:style-name="Table1.A1" office:value-type="string">
            <text:p text:style-name="P18">19/Mar/12</text:p>
          </table:table-cell>
          <table:table-cell table:style-name="Table1.A1" office:value-type="string">
            <text:p text:style-name="P18">2.0</text:p>
          </table:table-cell>
          <table:table-cell table:style-name="Table1.A1" office:value-type="string">
            <text:p text:style-name="P18">Release Version</text:p>
          </table:table-cell>
          <table:table-cell table:style-name="Table1.D1" office:value-type="string">
            <text:p text:style-name="P18">Hayden Chudy</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
      <text:p text:style-name="Standard"/>
      <text:p text:style-name="P16">Table<text:span text:style-name="T2"> </text:span>of<text:span text:style-name="T2"> </text:span>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1.11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1. Introduction<text:tab/></text:p>
          <text:p text:style-name="P42">1.1 Purpose</text:p>
          <text:p text:style-name="P42">1.2 Scope</text:p>
          <text:p text:style-name="P42">1.3 Definitions, Acronyms, and Abbreviations</text:p>
          <text:p text:style-name="P42">1.4 References</text:p>
          <text:p text:style-name="P42">1.5 Overview</text:p>
          <text:p text:style-name="P44">2. Overview of the Development Case<text:tab/></text:p>
          <text:p text:style-name="P42">2.1 Lifecycle Model </text:p>
          <text:p text:style-name="P42">2.2 Disciplines </text:p>
          <text:p text:style-name="P42">2.3 Discipline Configuration </text:p>
          <text:p text:style-name="P42">2.4 Artifact Classification </text:p>
          <text:p text:style-name="P42">2.5 Review Procedures </text:p>
          <text:p text:style-name="P42">2.6 Sample Iteration Plans </text:p>
          <text:p text:style-name="P44">3. Disciplines </text:p>
          <text:p text:style-name="P42">3.1 Project Managers</text:p>
          <text:p text:style-name="P42">3.2 Requirements and Analysis</text:p>
          <text:p text:style-name="P42">3.3 Design Team </text:p>
          <text:p text:style-name="P42">3.4 Implementation </text:p>
          <text:p text:style-name="P42">3.5 Testing &amp; Security</text:p>
          <text:p text:style-name="P42">3.6 Deployment </text:p>
          <text:p text:style-name="P42">3.7 Configuration &amp; Change Management </text:p>
          <text:p text:style-name="P42">3.8 Artifacts To Be Assigned</text:p>
          <text:p text:style-name="P44">4. Roles </text:p>
        </text:index-body>
      </text:table-of-content>
      <text:p text:style-name="P17"><text:title>Development Case</text:title></text:p>
      <text:h text:style-name="Heading_20_1" text:outline-level="1">Introduction</text:h>
      <text:h text:style-name="Heading_20_2" text:outline-level="2">Purpose</text:h>
      <text:p text:style-name="Text_20_body">This document describes how the JagTrack team has tailored the RUP process to fit their needs. It covers the artifacts, their assignments, due dates, and review process. It also lists and details all discipline configurations.</text:p>
      <text:h text:style-name="Heading_20_2" text:outline-level="2">Scope</text:h>
      <text:p text:style-name="Text_20_body">This development case concerns the JagTrack Android application. It serves as a guide for the team's processes and procedures.</text:p>
      <text:h text:style-name="Heading_20_2" text:outline-level="2">Definitions,<text:span text:style-name="T2"> </text:span>Acronyms,<text:span text:style-name="T2"> </text:span>and<text:span text:style-name="T2"> </text:span>Abbreviations</text:h>
      <text:list xml:id="list1004470383" text:style-name="L1">
        <text:list-item>
          <text:p text:style-name="P30">Assigned Discipline – The particular discipline that was assigned to complete the artifact and/or task.</text:p>
        </text:list-item>
        <text:list-item>
          <text:p text:style-name="P30">Office (Tools Category) – Refers to any general office suite product (word processor, presentation program, etc.) used to produce the document. Examples include: <text:a xlink:type="simple" xlink:href="http://www.libreoffice.org/">LibreOffice</text:a> and <text:a xlink:type="simple" xlink:href="http://www.microsoftstore.com/store/msstore/pd/productID.216673600?WT.mc_id=pointitsem_US_Google_5-Word_generic&amp;wt.term=microsoft word&amp;wt.campaign=*5+-+Word&amp;wt.content=oSeFklFO&amp;wt.source=google&amp;wt.medium=cpc&amp;WT.srch=1">Microsoft Word</text:a>.</text:p>
        </text:list-item>
        <text:list-item>
          <text:p text:style-name="P30">UML (Tools Category) – Refers to any general UML creation tool. Examples include: <text:a xlink:type="simple" xlink:href="http://www.visual-paradigm.com/">Visual Paradigm</text:a> and <text:a xlink:type="simple" xlink:href="http://www.microsoftstore.com/store/msstore/pd/productID.216627300?WT.mc_id=pointitsem_US_Google_5-Visio_generic&amp;wt.term=visio&amp;wt.campaign=*5+-+Visio&amp;wt.content=9jQ9FrMX&amp;wt.source=google&amp;wt.medium=cpc&amp;WT.srch=1">Microsoft Visio</text:a>.</text:p>
        </text:list-item>
      </text:list>
      <text:h text:style-name="Heading_20_2" text:outline-level="2">References</text:h>
      <text:p text:style-name="Text_20_body">Configuration Management:<text:tab/><text:tab/>Project Management/JT-cm_plan.docx</text:p>
      <text:p text:style-name="Text_20_body"/>
      <text:h text:style-name="Heading_20_2" text:outline-level="2">Overview</text:h>
      <text:p text:style-name="Text_20_body">The remainder of the document covers the Lifecycle Model, the Disciplines and their configurations, further explanations on this article, the artifact classification (when each artifact should/must/could/won't be done by), the review process for artifacts, and a list of all artifacts from each discipline. </text:p>
      <text:h text:style-name="P36" text:outline-level="1">Overview<text:span text:style-name="T2"> </text:span>of<text:span text:style-name="T2"> </text:span>the<text:span text:style-name="T2"> </text:span>Development<text:span text:style-name="T2"> </text:span>Case<text:span text:style-name="T2"> </text:span></text:h>
      <text:h text:style-name="Heading_20_2" text:outline-level="2">Lifecycle<text:span text:style-name="T2"> </text:span>Model<text:span text:style-name="T2"> </text:span></text:h>
      <text:p text:style-name="Text_20_body">The primary milestone for this Inception iteration was an LCO briefing for the project with a primary stakeholder. The date of the milestone was March 20, 2012. The entire development team was broken up into groups and each were assigned a specific category of artifacts, with one team member per group completing an artifact by themselves.</text:p>
      <text:h text:style-name="Heading_20_2" text:outline-level="2">Disciplines<text:span text:style-name="T2"> </text:span></text:h>
      <text:p text:style-name="Text_20_body">Project Leaders – Robert Fornof, Hayden Chudy. Project co-managers, tasked with organizing assignments, teams, setting deadlines, and processing submissions.</text:p>
      <text:p text:style-name="Text_20_body">Requirements and Analysis – Two teams. Team one: He Zhang, Weijian Jiang, Jim Fletcher. Leader: Xingyu Wang. Team two: Chase Bryant, Hao Wu, Rujie Yuan, Sumit Shrestha. Leader: Kathleen (KD) Wilson. These two teams are tasked with gathering the requirements, functional and nonfunctional, of the system. They will also transition into design teams in later iterations, as such they were given other design related artifacts.</text:p>
      <text:p text:style-name="Text_20_body">Quality Assurance – Caleb Hall, Christopher Camp (team leader). Team tasked with ensuring the overall quality of both the project and the software engineering process. Will be tasked with reviewing the processes of the team.</text:p>
      <text:p text:style-name="Text_20_body">Configuration Management – Matthew Cooper (away on service), Matthew Nguyen (team leader). Team tasked with overseeing the process of creating the software and managing versions. Will document team's overall approach to both aspects.</text:p>
      <text:p text:style-name="Text_20_body">Testing &amp; Security – Shanna Keith, Leyue Wang, Brad Bittinger, Adam Moore (team leader). Team tasked with ensuring risks are discovered and accounted for. Will later be charged with creating and writing tests for the software and ensuring security concerns are handled.</text:p>
      <text:p text:style-name="Text_20_body">Technology &amp; Tool Integration – Ray Bigelow, Christopher Johnson (team leader). Will be tasked with creating prototypes and planning for each iteration. Additionally, will be responsible for any future tool integration tasks (i.e. teach the team to use a tool).</text:p>
      <text:h text:style-name="Heading_20_2" text:outline-level="2">Discipline<text:span text:style-name="T2"> </text:span>Configuration </text:h>
      <text:p text:style-name="Text_20_body">Project Leaders – Setup as co-managers. Communicate via e-mail and phone. Main job is assigning artifacts to other disciplines, ensuring those artifacts get assigned to individual members, and setting deadlines for when those artifacts are due. Further duties include reminding other team members about their deadlines and ensuring everything gets done in time. They also have the job of compiling all artifacts and slides into one document or presentation by the milestone dates.</text:p>
      <text:p text:style-name="Text_20_body"/>
      <text:p text:style-name="Text_20_body">Requirements and Analysis – Both teams are independent and largely communicate with each other via e-mail. One team focused more on the non-functional requirements, while the other focused more on the domain modeling and the candidate architecture. Use cases were split evenly between the teams.</text:p>
      <text:p text:style-name="Text_20_body"/>
      <text:p text:style-name="Text_20_body">Quality Assurance – Small team. Mainly uses face to face communication and e-mail. Tasked with determining the business plan in addition to the quality assurance work.</text:p>
      <text:p text:style-name="Text_20_body"/>
      <text:p text:style-name="Text_20_body">Configuration Management – One man team now. Given the task of Software Development Plan.</text:p>
      <text:p text:style-name="Text_20_body"/>
      <text:p text:style-name="Text_20_body"><text:soft-page-break/>Testing &amp; Security – Wild Card team for the inception phase. Were tasked with dealing with risks, but due to their large number of people, they were given more unrelated artifacts, such as the CM Plan and the Business Rules artifact. Mainly communicated via e-mail.</text:p>
      <text:p text:style-name="Text_20_body"/>
      <text:p text:style-name="Text_20_body">Technology &amp; Tool Integration – Very small team. Worked on unrelated artifacts, so little communication between them was required. Most communication between the team's only member besides the group leader, came through Project Leaders. Group's leader was given the prototype to design.</text:p>
      <text:h text:style-name="Heading_20_3" text:outline-level="3">Workflow</text:h>
      <text:p text:style-name="Text_20_body">The major changes to the flow of the project is the omission of reports and audits for both code and artifacts. Due to the size of the team, the limited time we have, and the small amount of coding we will do, removing them seemed reasonable.</text:p>
      <text:h text:style-name="Heading_20_3" text:outline-level="3">Artifacts</text:h>
      <table:table table:name="Table2" table:style-name="Table2">
        <table:table-column table:style-name="Table2.A"/>
        <table:table-column table:style-name="Table2.B" table:number-columns-repeated="4"/>
        <table:table-column table:style-name="Table2.F" table:number-columns-repeated="2"/>
        <table:table-column table:style-name="Table2.H"/>
        <table:table-row table:style-name="Table2.1">
          <table:table-cell table:style-name="Table2.A1" table:number-rows-spanned="2" office:value-type="string">
            <text:p text:style-name="P2"><text:span text:style-name="Strong_20_Emphasis">Artifacts</text:span></text:p>
          </table:table-cell>
          <table:table-cell table:style-name="Table2.A1" table:number-columns-spanned="4" office:value-type="string">
            <text:p text:style-name="P2"><text:span text:style-name="Strong_20_Emphasis">How to Use</text:span></text:p>
          </table:table-cell>
          <table:covered-table-cell/>
          <table:covered-table-cell/>
          <table:covered-table-cell/>
          <table:table-cell table:style-name="Table2.A1" table:number-rows-spanned="2" office:value-type="string">
            <text:p text:style-name="P2"><text:span text:style-name="Strong_20_Emphasis">Review Details</text:span></text:p>
          </table:table-cell>
          <table:table-cell table:style-name="Table2.A1" table:number-rows-spanned="2" office:value-type="string">
            <text:p text:style-name="P2"><text:span text:style-name="Strong_20_Emphasis">Tools Used</text:span></text:p>
          </table:table-cell>
          <table:table-cell table:style-name="Table2.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2.1">
          <table:covered-table-cell/>
          <table:table-cell table:style-name="Table2.A1" office:value-type="string">
            <text:p text:style-name="P2"><text:span text:style-name="Strong_20_Emphasis">Incep</text:span></text:p>
          </table:table-cell>
          <table:table-cell table:style-name="Table2.A1" office:value-type="string">
            <text:p text:style-name="P2"><text:span text:style-name="Strong_20_Emphasis">Elab</text:span></text:p>
          </table:table-cell>
          <table:table-cell table:style-name="Table2.A1" office:value-type="string">
            <text:p text:style-name="P2"><text:span text:style-name="Strong_20_Emphasis">Const</text:span></text:p>
          </table:table-cell>
          <table:table-cell table:style-name="Table2.A1" office:value-type="string">
            <text:p text:style-name="P2"><text:span text:style-name="Strong_20_Emphasis">Trans</text:span></text:p>
          </table:table-cell>
          <table:covered-table-cell/>
          <table:covered-table-cell/>
          <table:covered-table-cell/>
        </table:table-row>
        <table:table-row table:style-name="Table2.1">
          <table:table-cell table:style-name="Table2.A3" office:value-type="string">
            <text:p text:style-name="P2">JagTrack Development Case </text:p>
          </table:table-cell>
          <table:table-cell table:style-name="Table2.B3" office:value-type="string">
            <text:p text:style-name="P2">S </text:p>
          </table:table-cell>
          <table:table-cell table:style-name="Table2.C3" office:value-type="string">
            <text:p text:style-name="P2">M </text:p>
          </table:table-cell>
          <table:table-cell table:style-name="Table2.D3" office:value-type="string">
            <text:p text:style-name="P2">M </text:p>
          </table:table-cell>
          <table:table-cell table:style-name="Table2.E3" office:value-type="string">
            <text:p text:style-name="P2">M </text:p>
          </table:table-cell>
          <table:table-cell table:style-name="Table2.F3" office:value-type="string">
            <text:p text:style-name="P2">Formal-External </text:p>
          </table:table-cell>
          <table:table-cell table:style-name="Table2.G3" office:value-type="string">
            <text:p text:style-name="P2">LibreOffice Writer </text:p>
          </table:table-cell>
          <table:table-cell table:style-name="Table2.H3" office:value-type="string">
            <text:p text:style-name="P2">environ/rup_devcs.dot</text:p>
          </table:table-cell>
        </table:table-row>
      </table:table>
      <text:h text:style-name="Heading_20_4" text:outline-level="4">Explanation<text:span text:style-name="T2"> </text:span>of<text:span text:style-name="T2"> </text:span>the<text:span text:style-name="T2"> </text:span>table</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Strong_20_Emphasis">Column Name</text:span></text:p>
          </table:table-cell>
          <table:table-cell table:style-name="Table3.A1" office:value-type="string">
            <text:p text:style-name="P2"><text:span text:style-name="Strong_20_Emphasis">Purpose</text:span></text:p>
          </table:table-cell>
          <table:table-cell table:style-name="Table3.C1" office:value-type="string">
            <text:p text:style-name="P2"><text:span text:style-name="Strong_20_Emphasis">Contents/Comments</text:span></text:p>
          </table:table-cell>
        </table:table-row>
        <table:table-row table:style-name="Table3.1">
          <table:table-cell table:style-name="Table3.A1" office:value-type="string">
            <text:p text:style-name="P46">Artifacts</text:p>
          </table:table-cell>
          <table:table-cell table:style-name="Table3.A1" office:value-type="string">
            <text:p text:style-name="P32">JagTrack Development Case</text:p>
          </table:table-cell>
          <table:table-cell table:style-name="Table3.C1" office:value-type="string">
            <text:p text:style-name="P33"><text:span text:style-name="T6">From template: rup_devcs</text:span>.dot</text:p>
          </table:table-cell>
        </table:table-row>
        <table:table-row table:style-name="Table3.1">
          <table:table-cell table:style-name="Table3.A1" office:value-type="string">
            <text:p text:style-name="P46">How to Use</text:p>
          </table:table-cell>
          <table:table-cell table:style-name="Table3.A1" office:value-type="string">
            <text:p text:style-name="P32">This artifact is used to document and describe the software engineering approach used in this project. It lists changes to the RUP process and workflow</text:p>
          </table:table-cell>
          <table:table-cell table:style-name="Table3.C1" office:value-type="string">
            <text:p text:style-name="P31"><text:span text:style-name="T6">This artifact is required in every phase.</text:span></text:p>
          </table:table-cell>
        </table:table-row>
        <table:table-row table:style-name="Table3.1">
          <table:table-cell table:style-name="Table3.A1" office:value-type="string">
            <text:p text:style-name="P46">Review Details</text:p>
          </table:table-cell>
          <table:table-cell table:style-name="Table3.A1" office:value-type="string">
            <text:p text:style-name="P32">Review level:</text:p>
            <text:p text:style-name="P32">Formal-External, Formal-Internal</text:p>
          </table:table-cell>
          <table:table-cell table:style-name="Table3.C1" office:value-type="string">
            <text:p text:style-name="P31"><text:span text:style-name="T6">See section 2.5 for a definition and list of review procedures.</text:span></text:p>
          </table:table-cell>
        </table:table-row>
        <table:table-row table:style-name="Table3.1">
          <table:table-cell table:style-name="Table3.A1" office:value-type="string">
            <text:p text:style-name="P46">Tools Used</text:p>
          </table:table-cell>
          <table:table-cell table:style-name="Table3.A1" office:value-type="string">
            <text:p text:style-name="P32">This entire document was written in LibreOffice Writer (Office).</text:p>
          </table:table-cell>
          <table:table-cell table:style-name="Table3.C1" office:value-type="string">
            <text:p text:style-name="P32">LibreOffice Writer is open source software available from: <text:a xlink:type="simple" xlink:href="http://www.libreoffce.org/">www.libreoffce.org</text:a>. It uses the Open Document Format for Office Applications (ODF).</text:p>
          </table:table-cell>
        </table:table-row>
        <table:table-row table:style-name="Table3.1">
          <table:table-cell table:style-name="Table3.A1" office:value-type="string">
            <text:p text:style-name="P46">Templates/Examples</text:p>
          </table:table-cell>
          <table:table-cell table:style-name="Table3.A1" office:value-type="string">
            <text:p text:style-name="P32">Major template used for this artifact: rup_devcs.dot</text:p>
          </table:table-cell>
          <table:table-cell table:style-name="Table3.C1" office:value-type="string">
            <text:p text:style-name="P47"/>
          </table:table-cell>
        </table:table-row>
      </table:table>
      <text:h text:style-name="P39" text:outline-level="3">Notes<text:span text:style-name="T2"> </text:span>on<text:span text:style-name="T2"> </text:span>Artifacts</text:h>
      <text:p text:style-name="Text_20_body">For Configuration Management Plan see: Project Management/JT-cm_plan.docx</text:p>
      <text:p text:style-name="Standard">  </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2"><text:span text:style-name="Strong_20_Emphasis">Artifacts</text:span></text:p>
          </table:table-cell>
          <table:table-cell table:style-name="Table4.A1" office:value-type="string">
            <text:p text:style-name="P2"><text:span text:style-name="Strong_20_Emphasis">How to Use</text:span></text:p>
          </table:table-cell>
          <table:table-cell table:style-name="Table4.C1" office:value-type="string">
            <text:p text:style-name="P2"><text:span text:style-name="Strong_20_Emphasis">Reason</text:span></text:p>
          </table:table-cell>
        </table:table-row>
        <table:table-row table:style-name="Table4.1">
          <table:table-cell table:style-name="Table4.A2" office:value-type="string">
            <text:p text:style-name="P26">Configuration Management Plan </text:p>
          </table:table-cell>
          <table:table-cell table:style-name="Table4.B2" office:value-type="string">
            <text:p text:style-name="P50">Reference </text:p>
          </table:table-cell>
          <table:table-cell table:style-name="Table4.C2" office:value-type="string">
            <text:p text:style-name="P50">Use is to document and elucidate the rules for uploading a document to the project repository </text:p>
          </table:table-cell>
        </table:table-row>
      </table:table>
      <text:h text:style-name="Heading_20_3" text:outline-level="3" text:is-list-header="true"/>
      <text:h text:style-name="Heading_20_3" text:outline-level="3">Additional<text:span text:style-name="T2"> </text:span>Review<text:span text:style-name="T2"> </text:span>Procedures</text:h>
      <text:p text:style-name="Text_20_body">Document will be made into a presentation and graded by primary stakeholder.</text:p>
      <text:h text:style-name="Heading_20_3" text:outline-level="3">Other<text:span text:style-name="T2"> </text:span>Issues</text:h>
      <text:p text:style-name="Text_20_body">Teams for later iterations need to be configured and documents assigned.</text:p>
      <text:p text:style-name="Text_20_body"/>
      <text:h text:style-name="Heading_20_2" text:outline-level="2">Artifact<text:span text:style-name="T2"> </text:span>Classification<text:span text:style-name="T2"> </text:span></text:h>
      <text:p text:style-name="Standard">An artifact is a deliverable of the process. It is often developed within one core workflow, although there are exceptions. The artifacts are organized in the workflow where they are created. To describe how an artifact will be used and when it is due, we use the following classification scheme: </text:p>
      <text:list xml:id="list1975655250" text:style-name="WW8Num38">
        <text:list-item>
          <text:p text:style-name="P24">Must (M) – The artifact must be delivered by the end of this phase. It is required.</text:p>
        </text:list-item>
        <text:list-item>
          <text:p text:style-name="P24">Should (S) – Ideally, the artifact will be done by th end of this phase, though it is not required.</text:p>
        </text:list-item>
        <text:list-item>
          <text:p text:style-name="P24">Could (C) – It is possible that this artifact could be done by the end of this phase, though not required or prioritized.</text:p>
        </text:list-item>
        <text:list-item>
          <text:p text:style-name="P24">Won't (W) – It is not possible that this artifact will be done by the end of this phase. It is either too large or too early in the process to complete it.</text:p>
        </text:list-item>
      </text:list>
      <text:p text:style-name="P12"/>
      <text:h text:style-name="P38" text:outline-level="2">Review<text:span text:style-name="T2"> </text:span>Procedures<text:span text:style-name="T2"> </text:span></text:h>
      <text:p text:style-name="Standard">The project uses the following review levels:  </text:p>
      <text:list xml:id="list545036765" text:continue-numbering="true" text:style-name="WW8Num38">
        <text:list-item>
          <text:p text:style-name="P23">Formal-External – Document is to be reviewed by primary stakeholder, Dr. Todd McDonald.</text:p>
        </text:list-item>
        <text:list-item>
          <text:p text:style-name="P23">Formal-Internal <text:s/>– Document to be reviewed by project's projects managers. This includes review by either Hayden Chudy, Robert Fornof, or both. </text:p>
        </text:list-item>
        <text:list-item>
          <text:p text:style-name="P23">Formal-Interdisciplinary – Document to be reviewed by the assigned discipline's team leader.</text:p>
        </text:list-item>
        <text:list-item>
          <text:p text:style-name="P23">Informal – Document to be reviewed by any internal project member. Document must be reviewed however.</text:p>
        </text:list-item>
        <text:list-item>
          <text:p text:style-name="P23">None – Document does not need review</text:p>
        </text:list-item>
      </text:list>
      <text:h text:style-name="Heading_20_2" text:outline-level="2">Sample<text:span text:style-name="T2"> </text:span>Iteration<text:span text:style-name="T2"> </text:span>Plans </text:h>
      <text:h text:style-name="Heading_20_3" text:outline-level="3">Inception<text:span text:style-name="T2"> </text:span>Phase</text:h>
      <text:p text:style-name="Text_20_body">First plan used:</text:p>
      <text:p text:style-name="Text_20_body">Iteration Plan – by Ray Bigelow (see: Project Management/Ray Bigelow Iteration Plan.odt)</text:p>
      <text:h text:style-name="Heading_20_3" text:outline-level="3">Elaboration<text:span text:style-name="T2"> </text:span>Phase</text:h>
      <text:p text:style-name="Text_20_body">None yet.</text:p>
      <text:h text:style-name="Heading_20_3" text:outline-level="3">Construction<text:span text:style-name="T2"> </text:span>Phase</text:h>
      <text:p text:style-name="Text_20_body">None yet.</text:p>
      <text:h text:style-name="Heading_20_3" text:outline-level="3">Transition<text:span text:style-name="T2"> </text:span>Phase</text:h>
      <text:p text:style-name="Text_20_body">None yet.</text:p>
      <text:h text:style-name="Heading_20_1" text:outline-level="1">Disciplines<text:span text:style-name="T2"> </text:span></text:h>
      <text:h text:style-name="Heading_20_2" text:outline-level="2">Project Managers</text:h>
      <text:h text:style-name="Heading_20_3" text:outline-level="3">Workflow</text:h>
      <text:p text:style-name="Standard">Development Case: <text:tab/>Hayden Chudy.</text:p>
      <text:p text:style-name="Standard">Glossary: <text:tab/><text:tab/>Robert Fornof.</text:p>
      <text:p text:style-name="Standard">Iteration Plan:<text:tab/><text:tab/>Ray Bigelow (from Technology &amp; Tool Integration).</text:p>
      <text:p text:style-name="Standard">Vision:<text:tab/><text:tab/><text:tab/>Robert Fornof.</text:p>
      <text:p text:style-name="Standard"/>
      <text:h text:style-name="P40" text:outline-level="3">Artifacts</text:h>
      <table:table table:name="Table6" table:style-name="Table6">
        <table:table-column table:style-name="Table6.A"/>
        <table:table-column table:style-name="Table6.B" table:number-columns-repeated="4"/>
        <table:table-column table:style-name="Table6.F" table:number-columns-repeated="2"/>
        <table:table-column table:style-name="Table6.H"/>
        <table:table-row table:style-name="Table6.1">
          <table:table-cell table:style-name="Table6.A1" table:number-rows-spanned="2" office:value-type="string">
            <text:p text:style-name="P2"><text:span text:style-name="Strong_20_Emphasis">Artifacts</text:span></text:p>
          </table:table-cell>
          <table:table-cell table:style-name="Table6.A1" table:number-columns-spanned="4" office:value-type="string">
            <text:p text:style-name="P2"><text:span text:style-name="Strong_20_Emphasis">How to Use</text:span></text:p>
          </table:table-cell>
          <table:covered-table-cell/>
          <table:covered-table-cell/>
          <table:covered-table-cell/>
          <table:table-cell table:style-name="Table6.A1" table:number-rows-spanned="2" office:value-type="string">
            <text:p text:style-name="P2"><text:span text:style-name="Strong_20_Emphasis">Review Details</text:span></text:p>
          </table:table-cell>
          <table:table-cell table:style-name="Table6.A1" table:number-rows-spanned="2" office:value-type="string">
            <text:p text:style-name="P2"><text:span text:style-name="Strong_20_Emphasis">Tools Used</text:span></text:p>
          </table:table-cell>
          <table:table-cell table:style-name="Table6.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6.2">
          <table:covered-table-cell/>
          <table:table-cell table:style-name="Table6.A1" office:value-type="string">
            <text:p text:style-name="P2"><text:span text:style-name="Strong_20_Emphasis">Incep</text:span></text:p>
          </table:table-cell>
          <table:table-cell table:style-name="Table6.A1" office:value-type="string">
            <text:p text:style-name="P2"><text:span text:style-name="Strong_20_Emphasis">Elab</text:span></text:p>
          </table:table-cell>
          <table:table-cell table:style-name="Table6.A1" office:value-type="string">
            <text:p text:style-name="P2"><text:span text:style-name="Strong_20_Emphasis">Const</text:span></text:p>
          </table:table-cell>
          <table:table-cell table:style-name="Table6.A1" office:value-type="string">
            <text:p text:style-name="P2"><text:span text:style-name="Strong_20_Emphasis">Trans</text:span></text:p>
          </table:table-cell>
          <table:covered-table-cell/>
          <table:covered-table-cell/>
          <table:covered-table-cell/>
        </table:table-row>
        <table:table-row table:style-name="Table6.3">
          <table:table-cell table:style-name="Table6.A3" office:value-type="string">
            <text:p text:style-name="P27">Development Case</text:p>
          </table:table-cell>
          <table:table-cell table:style-name="Table6.B3" office:value-type="string">
            <text:p text:style-name="P26">M </text:p>
          </table:table-cell>
          <table:table-cell table:style-name="Table6.C3" office:value-type="string">
            <text:p text:style-name="P26">M </text:p>
          </table:table-cell>
          <table:table-cell table:style-name="Table6.D3" office:value-type="string">
            <text:p text:style-name="P26">M </text:p>
          </table:table-cell>
          <table:table-cell table:style-name="Table6.E3" office:value-type="string">
            <text:p text:style-name="P26">M </text:p>
          </table:table-cell>
          <table:table-cell table:style-name="Table6.F3" office:value-type="string">
            <text:p text:style-name="P26">Formal-External, Formal-Internal </text:p>
          </table:table-cell>
          <table:table-cell table:style-name="Table6.G3" office:value-type="string">
            <text:p text:style-name="P26">Office </text:p>
          </table:table-cell>
          <table:table-cell table:style-name="Table6.H3" office:value-type="string">
            <text:p text:style-name="P26">environ/rup_devcs.dot </text:p>
          </table:table-cell>
        </table:table-row>
        <table:table-row table:style-name="Table6.4">
          <table:table-cell table:style-name="Table6.A4" office:value-type="string">
            <text:p text:style-name="P27">Glossary</text:p>
          </table:table-cell>
          <table:table-cell table:style-name="Table6.B4" office:value-type="string">
            <text:p text:style-name="P26">S </text:p>
          </table:table-cell>
          <table:table-cell table:style-name="Table6.C4" office:value-type="string">
            <text:p text:style-name="P26">M </text:p>
          </table:table-cell>
          <table:table-cell table:style-name="Table6.D4" office:value-type="string">
            <text:p text:style-name="P26">M </text:p>
          </table:table-cell>
          <table:table-cell table:style-name="Table6.E4" office:value-type="string">
            <text:p text:style-name="P26">M </text:p>
          </table:table-cell>
          <table:table-cell table:style-name="Table6.F4" office:value-type="string">
            <text:p text:style-name="P26">Formal-External, Formal-Internal </text:p>
          </table:table-cell>
          <table:table-cell table:style-name="Table6.G4" office:value-type="string">
            <text:p text:style-name="P26">Office </text:p>
          </table:table-cell>
          <table:table-cell table:style-name="Table6.H4" office:value-type="string">
            <text:p text:style-name="P26">None </text:p>
          </table:table-cell>
        </table:table-row>
        <table:table-row table:style-name="Table6.6">
          <table:table-cell table:style-name="Table6.A5" office:value-type="string">
            <text:p text:style-name="P27">Iteration Assessment</text:p>
          </table:table-cell>
          <table:table-cell table:style-name="Table6.B5" office:value-type="string">
            <text:p text:style-name="P50">C</text:p>
          </table:table-cell>
          <table:table-cell table:style-name="Table6.C5" office:value-type="string">
            <text:p text:style-name="P50">S </text:p>
          </table:table-cell>
          <table:table-cell table:style-name="Table6.D5" office:value-type="string">
            <text:p text:style-name="P50">M </text:p>
          </table:table-cell>
          <table:table-cell table:style-name="Table6.E5" office:value-type="string">
            <text:p text:style-name="P50">M </text:p>
          </table:table-cell>
          <table:table-cell table:style-name="Table6.F5" office:value-type="string">
            <text:p text:style-name="P26">TBD </text:p>
          </table:table-cell>
          <table:table-cell table:style-name="Table6.G5" office:value-type="string">
            <text:p text:style-name="P50">TBD </text:p>
          </table:table-cell>
          <table:table-cell table:style-name="Table6.H5" office:value-type="string">
            <text:p text:style-name="P26"> </text:p>
          </table:table-cell>
        </table:table-row>
        <table:table-row table:style-name="Table6.6">
          <table:table-cell table:style-name="Table6.A6" office:value-type="string">
            <text:p text:style-name="P27">Iteration Plan</text:p>
          </table:table-cell>
          <table:table-cell table:style-name="Table6.B6" office:value-type="string">
            <text:p text:style-name="P26">M </text:p>
          </table:table-cell>
          <table:table-cell table:style-name="Table6.C6" office:value-type="string">
            <text:p text:style-name="P26">M </text:p>
          </table:table-cell>
          <table:table-cell table:style-name="Table6.D6" office:value-type="string">
            <text:p text:style-name="P26">M </text:p>
          </table:table-cell>
          <table:table-cell table:style-name="Table6.E6" office:value-type="string">
            <text:p text:style-name="P26">M </text:p>
          </table:table-cell>
          <table:table-cell table:style-name="Table6.F6" office:value-type="string">
            <text:p text:style-name="P26">Formal-External, Formal-Internal </text:p>
          </table:table-cell>
          <table:table-cell table:style-name="Table6.G6" office:value-type="string">
            <text:p text:style-name="P26">Office </text:p>
          </table:table-cell>
          <table:table-cell table:style-name="Table6.H6" office:value-type="string">
            <text:p text:style-name="P26">mgmnt/rup_itpln.dot </text:p>
          </table:table-cell>
        </table:table-row>
        <table:table-row table:style-name="Table6.7">
          <table:table-cell table:style-name="Table6.A7" office:value-type="string">
            <text:p text:style-name="P27">Measurement Plan</text:p>
          </table:table-cell>
          <table:table-cell table:style-name="Table6.B7" office:value-type="string">
            <text:p text:style-name="P26">W </text:p>
          </table:table-cell>
          <table:table-cell table:style-name="Table6.C7" office:value-type="string">
            <text:p text:style-name="P26">C </text:p>
          </table:table-cell>
          <table:table-cell table:style-name="Table6.D7" office:value-type="string">
            <text:p text:style-name="P26">S </text:p>
          </table:table-cell>
          <table:table-cell table:style-name="Table6.E7" office:value-type="string">
            <text:p text:style-name="P26">M </text:p>
          </table:table-cell>
          <table:table-cell table:style-name="Table6.F7" office:value-type="string">
            <text:p text:style-name="P26">TBD </text:p>
          </table:table-cell>
          <table:table-cell table:style-name="Table6.G7" office:value-type="string">
            <text:p text:style-name="P26">TBD </text:p>
          </table:table-cell>
          <table:table-cell table:style-name="Table6.H7" office:value-type="string">
            <text:p text:style-name="P26"> </text:p>
          </table:table-cell>
        </table:table-row>
        <table:table-row table:style-name="Table6.8">
          <table:table-cell table:style-name="Table6.A8" office:value-type="string">
            <text:p text:style-name="P27">Problem Resolution Plan</text:p>
          </table:table-cell>
          <table:table-cell table:style-name="Table6.B8" office:value-type="string">
            <text:p text:style-name="P26">W </text:p>
          </table:table-cell>
          <table:table-cell table:style-name="Table6.C8" office:value-type="string">
            <text:p text:style-name="P26">C </text:p>
          </table:table-cell>
          <table:table-cell table:style-name="Table6.D8" office:value-type="string">
            <text:p text:style-name="P26">S </text:p>
          </table:table-cell>
          <table:table-cell table:style-name="Table6.E8" office:value-type="string">
            <text:p text:style-name="P26">M </text:p>
          </table:table-cell>
          <table:table-cell table:style-name="Table6.F8" office:value-type="string">
            <text:p text:style-name="P26">TBD </text:p>
          </table:table-cell>
          <table:table-cell table:style-name="Table6.G8" office:value-type="string">
            <text:p text:style-name="P26">TBD </text:p>
          </table:table-cell>
          <table:table-cell table:style-name="Table6.H8" office:value-type="string">
            <text:p text:style-name="P26"> </text:p>
          </table:table-cell>
        </table:table-row>
        <table:table-row table:style-name="Table6.9">
          <table:table-cell table:style-name="Table6.A9" office:value-type="string">
            <text:p text:style-name="P27">Product Acceptance Plan</text:p>
          </table:table-cell>
          <table:table-cell table:style-name="Table6.B9" office:value-type="string">
            <text:p text:style-name="P26">W </text:p>
          </table:table-cell>
          <table:table-cell table:style-name="Table6.C9" office:value-type="string">
            <text:p text:style-name="P26">C </text:p>
          </table:table-cell>
          <table:table-cell table:style-name="Table6.D9" office:value-type="string">
            <text:p text:style-name="P26">S </text:p>
          </table:table-cell>
          <table:table-cell table:style-name="Table6.E9" office:value-type="string">
            <text:p text:style-name="P26">M </text:p>
          </table:table-cell>
          <table:table-cell table:style-name="Table6.F9" office:value-type="string">
            <text:p text:style-name="P26">TBD </text:p>
          </table:table-cell>
          <table:table-cell table:style-name="Table6.G9" office:value-type="string">
            <text:p text:style-name="P26">TBD </text:p>
          </table:table-cell>
          <table:table-cell table:style-name="Table6.H9" office:value-type="string">
            <text:p text:style-name="P26"> </text:p>
          </table:table-cell>
        </table:table-row>
        <table:table-row table:style-name="Table6.10">
          <table:table-cell table:style-name="Table6.A10" office:value-type="string">
            <text:p text:style-name="P27">Project Measurements</text:p>
          </table:table-cell>
          <table:table-cell table:style-name="Table6.B10" office:value-type="string">
            <text:p text:style-name="P26">W </text:p>
          </table:table-cell>
          <table:table-cell table:style-name="Table6.C10" office:value-type="string">
            <text:p text:style-name="P26">C </text:p>
          </table:table-cell>
          <table:table-cell table:style-name="Table6.D10" office:value-type="string">
            <text:p text:style-name="P26">S </text:p>
          </table:table-cell>
          <table:table-cell table:style-name="Table6.E10" office:value-type="string">
            <text:p text:style-name="P26">M </text:p>
          </table:table-cell>
          <table:table-cell table:style-name="Table6.F10" office:value-type="string">
            <text:p text:style-name="P26">TBD </text:p>
          </table:table-cell>
          <table:table-cell table:style-name="Table6.G10" office:value-type="string">
            <text:p text:style-name="P26">TBD </text:p>
          </table:table-cell>
          <table:table-cell table:style-name="Table6.H10" office:value-type="string">
            <text:p text:style-name="P26"> </text:p>
          </table:table-cell>
        </table:table-row>
        <table:table-row table:style-name="Table6.12">
          <table:table-cell table:style-name="Table6.A11" office:value-type="string">
            <text:p text:style-name="P27">Review Record</text:p>
          </table:table-cell>
          <table:table-cell table:style-name="Table6.B11" office:value-type="string">
            <text:p text:style-name="P26">W </text:p>
          </table:table-cell>
          <table:table-cell table:style-name="Table6.C11" office:value-type="string">
            <text:p text:style-name="P26">C </text:p>
          </table:table-cell>
          <table:table-cell table:style-name="Table6.D11" office:value-type="string">
            <text:p text:style-name="P26">S </text:p>
          </table:table-cell>
          <table:table-cell table:style-name="Table6.E11" office:value-type="string">
            <text:p text:style-name="P26">M </text:p>
          </table:table-cell>
          <table:table-cell table:style-name="Table6.F11" office:value-type="string">
            <text:p text:style-name="P26">TBD </text:p>
          </table:table-cell>
          <table:table-cell table:style-name="Table6.G11" office:value-type="string">
            <text:p text:style-name="P26">TBD </text:p>
          </table:table-cell>
          <table:table-cell table:style-name="Table6.H11" office:value-type="string">
            <text:p text:style-name="P26"> </text:p>
          </table:table-cell>
        </table:table-row>
        <table:table-row table:style-name="Table6.12">
          <table:table-cell table:style-name="Table6.A12" office:value-type="string">
            <text:p text:style-name="P27">Status Assessment</text:p>
          </table:table-cell>
          <table:table-cell table:style-name="Table6.B12" office:value-type="string">
            <text:p text:style-name="P26">W </text:p>
          </table:table-cell>
          <table:table-cell table:style-name="Table6.C12" office:value-type="string">
            <text:p text:style-name="P26">C </text:p>
          </table:table-cell>
          <table:table-cell table:style-name="Table6.D12" office:value-type="string">
            <text:p text:style-name="P26">S </text:p>
          </table:table-cell>
          <table:table-cell table:style-name="Table6.E12" office:value-type="string">
            <text:p text:style-name="P26">M </text:p>
          </table:table-cell>
          <table:table-cell table:style-name="Table6.F12" office:value-type="string">
            <text:p text:style-name="P26">TBD </text:p>
          </table:table-cell>
          <table:table-cell table:style-name="Table6.G12" office:value-type="string">
            <text:p text:style-name="P26">TBD </text:p>
          </table:table-cell>
          <table:table-cell table:style-name="Table6.H12" office:value-type="string">
            <text:p text:style-name="P26"> </text:p>
          </table:table-cell>
        </table:table-row>
        <table:table-row table:style-name="Table6.14">
          <table:table-cell table:style-name="Table6.A13" office:value-type="string">
            <text:p text:style-name="P27">Vision</text:p>
          </table:table-cell>
          <table:table-cell table:style-name="Table6.B13" office:value-type="string">
            <text:p text:style-name="P26">M </text:p>
          </table:table-cell>
          <table:table-cell table:style-name="Table6.C13" office:value-type="string">
            <text:p text:style-name="P26">M</text:p>
          </table:table-cell>
          <table:table-cell table:style-name="Table6.D13" office:value-type="string">
            <text:p text:style-name="P26">M</text:p>
          </table:table-cell>
          <table:table-cell table:style-name="Table6.E13" office:value-type="string">
            <text:p text:style-name="P26">M</text:p>
          </table:table-cell>
          <table:table-cell table:style-name="Table6.F13" office:value-type="string">
            <text:p text:style-name="P26">Formal-External, Formal-Internal </text:p>
          </table:table-cell>
          <table:table-cell table:style-name="Table6.G13" office:value-type="string">
            <text:p text:style-name="P26">Office </text:p>
          </table:table-cell>
          <table:table-cell table:style-name="Table6.H13" office:value-type="string">
            <text:p text:style-name="P26">req/rup_vision.dot </text:p>
          </table:table-cell>
        </table:table-row>
        <table:table-row table:style-name="Table6.14">
          <table:table-cell table:style-name="Table6.A14" office:value-type="string">
            <text:p text:style-name="P27">Work Order</text:p>
          </table:table-cell>
          <table:table-cell table:style-name="Table6.B14" office:value-type="string">
            <text:p text:style-name="P26">W </text:p>
          </table:table-cell>
          <table:table-cell table:style-name="Table6.C14" office:value-type="string">
            <text:p text:style-name="P26">C </text:p>
          </table:table-cell>
          <table:table-cell table:style-name="Table6.D14" office:value-type="string">
            <text:p text:style-name="P26">C </text:p>
          </table:table-cell>
          <table:table-cell table:style-name="Table6.E14" office:value-type="string">
            <text:p text:style-name="P26">M </text:p>
          </table:table-cell>
          <table:table-cell table:style-name="Table6.F14" office:value-type="string">
            <text:p text:style-name="P26">TBD </text:p>
          </table:table-cell>
          <table:table-cell table:style-name="Table6.G14" office:value-type="string">
            <text:p text:style-name="P26">TBD </text:p>
          </table:table-cell>
          <table:table-cell table:style-name="Table6.H14"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Strong_20_Emphasis">Artifacts</text:span></text:p>
          </table:table-cell>
          <table:table-cell table:style-name="Table5.A1" office:value-type="string">
            <text:p text:style-name="P2"><text:span text:style-name="Strong_20_Emphasis">How to Use</text:span></text:p>
          </table:table-cell>
          <table:table-cell table:style-name="Table5.C1" office:value-type="string">
            <text:p text:style-name="P2"><text:span text:style-name="Strong_20_Emphasis">Reason</text:span></text:p>
          </table:table-cell>
        </table:table-row>
        <table:table-row table:style-name="Table5.1">
          <table:table-cell table:style-name="Table5.A2" office:value-type="string">
            <text:p text:style-name="P2">Glossary </text:p>
          </table:table-cell>
          <table:table-cell table:style-name="Table5.B2" office:value-type="string">
            <text:p text:style-name="P50">As a dictionary for project terms </text:p>
          </table:table-cell>
          <table:table-cell table:style-name="Table5.C2" office:value-type="string">
            <text:p text:style-name="P50">The glossary was created to be a comprehensive database of all the terms that would be used throughout the project.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The project began with Robert as the single project manager. As the scale and scope of the project became larger and more apparently so, the primary stakeholder deemed it appropriate to promote a second leader, which was Hayden Chudy.</text:p>
      <text:h text:style-name="P38" text:outline-level="2">Requirements<text:span text:style-name="T2"> and Analysis</text:span></text:h>
      <text:h text:style-name="Heading_20_3" text:outline-level="3">Workflow</text:h>
      <text:p text:style-name="Standard">Domain Model:<text:tab/><text:tab/><text:tab/><text:tab/>KD Wilson.</text:p>
      <text:p text:style-name="Standard">Stakeholder Requests:<text:tab/><text:tab/><text:tab/>Sumit Shrestha, Ruijie Yuan.</text:p>
      <text:p text:style-name="Standard">Software Requirements Specification:<text:tab/>Xingyu Wang, He Zhang.</text:p>
      <text:p text:style-name="Standard">Supplementary Specifications:<text:tab/><text:tab/>Jim Fletcher, Weijian Jiang.</text:p>
      <text:p text:style-name="Standard">Use Case:<text:tab/><text:tab/><text:tab/><text:tab/>All team members.</text:p>
      <text:p text:style-name="Standard">Use-Case Model:<text:tab/><text:tab/><text:tab/><text:tab/>All team members.</text:p>
      <text:p text:style-name="Standard">Fully Dressed Use Cases:<text:tab/><text:tab/><text:tab/>Chase Bryant, Xingyu Wang.</text:p>
      <text:p text:style-name="Standard"/>
      <text:p text:style-name="Standard"/>
      <text:h text:style-name="Heading_20_3" text:outline-level="3">Artifacts</text:h>
      <table:table table:name="Table9" table:style-name="Table9">
        <table:table-column table:style-name="Table9.A"/>
        <table:table-column table:style-name="Table9.B" table:number-columns-repeated="4"/>
        <table:table-column table:style-name="Table9.F" table:number-columns-repeated="2"/>
        <table:table-column table:style-name="Table9.H"/>
        <table:table-row table:style-name="Table9.1">
          <table:table-cell table:style-name="Table9.A1" table:number-rows-spanned="2" office:value-type="string">
            <text:p text:style-name="P2"><text:span text:style-name="Strong_20_Emphasis">Artifacts</text:span></text:p>
          </table:table-cell>
          <table:table-cell table:style-name="Table9.A1" table:number-columns-spanned="4" office:value-type="string">
            <text:p text:style-name="P2"><text:span text:style-name="Strong_20_Emphasis">How to Use</text:span></text:p>
          </table:table-cell>
          <table:covered-table-cell/>
          <table:covered-table-cell/>
          <table:covered-table-cell/>
          <table:table-cell table:style-name="Table9.A1" table:number-rows-spanned="2" office:value-type="string">
            <text:p text:style-name="P2"><text:span text:style-name="Strong_20_Emphasis">Review Details</text:span></text:p>
          </table:table-cell>
          <table:table-cell table:style-name="Table9.A1" table:number-rows-spanned="2" office:value-type="string">
            <text:p text:style-name="P2"><text:span text:style-name="Strong_20_Emphasis">Tools Used</text:span></text:p>
          </table:table-cell>
          <table:table-cell table:style-name="Table9.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9.1">
          <table:covered-table-cell/>
          <table:table-cell table:style-name="Table9.A1" office:value-type="string">
            <text:p text:style-name="P2"><text:span text:style-name="Strong_20_Emphasis">Incep</text:span></text:p>
          </table:table-cell>
          <table:table-cell table:style-name="Table9.A1" office:value-type="string">
            <text:p text:style-name="P2"><text:span text:style-name="Strong_20_Emphasis">Elab</text:span></text:p>
          </table:table-cell>
          <table:table-cell table:style-name="Table9.A1" office:value-type="string">
            <text:p text:style-name="P2"><text:span text:style-name="Strong_20_Emphasis">Const</text:span></text:p>
          </table:table-cell>
          <table:table-cell table:style-name="Table9.A1" office:value-type="string">
            <text:p text:style-name="P2"><text:span text:style-name="Strong_20_Emphasis">Trans</text:span></text:p>
          </table:table-cell>
          <table:covered-table-cell/>
          <table:covered-table-cell/>
          <table:covered-table-cell/>
        </table:table-row>
        <table:table-row table:style-name="Table9.1">
          <table:table-cell table:style-name="Table9.A3" office:value-type="string">
            <text:p text:style-name="P27">Actor</text:p>
          </table:table-cell>
          <table:table-cell table:style-name="Table9.B3" office:value-type="string">
            <text:p text:style-name="P50">W </text:p>
          </table:table-cell>
          <table:table-cell table:style-name="Table9.C3" office:value-type="string">
            <text:p text:style-name="P50">S</text:p>
          </table:table-cell>
          <table:table-cell table:style-name="Table9.D3" office:value-type="string">
            <text:p text:style-name="P50">M </text:p>
          </table:table-cell>
          <table:table-cell table:style-name="Table9.E3" office:value-type="string">
            <text:p text:style-name="P50">M</text:p>
          </table:table-cell>
          <table:table-cell table:style-name="Table9.F3" office:value-type="string">
            <text:p text:style-name="P26">TBD</text:p>
          </table:table-cell>
          <table:table-cell table:style-name="Table9.G3" office:value-type="string">
            <text:p text:style-name="P26">TBD</text:p>
          </table:table-cell>
          <table:table-cell table:style-name="Table9.H3" office:value-type="string">
            <text:p text:style-name="P26">None </text:p>
          </table:table-cell>
        </table:table-row>
        <table:table-row table:style-name="Table9.1">
          <table:table-cell table:style-name="Table9.A4" office:value-type="string">
            <text:p text:style-name="P27">Boundary Class</text:p>
          </table:table-cell>
          <table:table-cell table:style-name="Table9.B4" office:value-type="string">
            <text:p text:style-name="P50">W</text:p>
          </table:table-cell>
          <table:table-cell table:style-name="Table9.C4" office:value-type="string">
            <text:p text:style-name="P50">S </text:p>
          </table:table-cell>
          <table:table-cell table:style-name="Table9.D4" office:value-type="string">
            <text:p text:style-name="P50">M</text:p>
          </table:table-cell>
          <table:table-cell table:style-name="Table9.E4" office:value-type="string">
            <text:p text:style-name="P50">M</text:p>
          </table:table-cell>
          <table:table-cell table:style-name="Table9.F4" office:value-type="string">
            <text:p text:style-name="P26">TBD</text:p>
          </table:table-cell>
          <table:table-cell table:style-name="Table9.G4" office:value-type="string">
            <text:p text:style-name="P26">TBD</text:p>
          </table:table-cell>
          <table:table-cell table:style-name="Table9.H4" office:value-type="string">
            <text:p text:style-name="P26">None </text:p>
          </table:table-cell>
        </table:table-row>
        <table:table-row table:style-name="Table9.1">
          <table:table-cell table:style-name="Table9.A6" office:value-type="string">
            <text:p text:style-name="P27">Domain Model</text:p>
          </table:table-cell>
          <table:table-cell table:style-name="Table9.B6" office:value-type="string">
            <text:p text:style-name="P50">M</text:p>
          </table:table-cell>
          <table:table-cell table:style-name="Table9.C6" office:value-type="string">
            <text:p text:style-name="P50">M</text:p>
          </table:table-cell>
          <table:table-cell table:style-name="Table9.D6" office:value-type="string">
            <text:p text:style-name="P50">M</text:p>
          </table:table-cell>
          <table:table-cell table:style-name="Table9.E6" office:value-type="string">
            <text:p text:style-name="P50">M</text:p>
          </table:table-cell>
          <table:table-cell table:style-name="Table9.F6" office:value-type="string">
            <text:p text:style-name="P26">Formal-External, Formal-Internal</text:p>
          </table:table-cell>
          <table:table-cell table:style-name="Table9.G6" office:value-type="string">
            <text:p text:style-name="P50">UML</text:p>
          </table:table-cell>
          <table:table-cell table:style-name="Table9.H6" office:value-type="string">
            <text:p text:style-name="P26">None</text:p>
          </table:table-cell>
        </table:table-row>
        <table:table-row table:style-name="Table9.1">
          <table:table-cell table:style-name="Table9.A6" office:value-type="string">
            <text:p text:style-name="P27">Fully Dressed Use Cases</text:p>
          </table:table-cell>
          <table:table-cell table:style-name="Table9.B6" office:value-type="string">
            <text:p text:style-name="P50">M</text:p>
          </table:table-cell>
          <table:table-cell table:style-name="Table9.C6" office:value-type="string">
            <text:p text:style-name="P50">M</text:p>
          </table:table-cell>
          <table:table-cell table:style-name="Table9.D6" office:value-type="string">
            <text:p text:style-name="P50">M</text:p>
          </table:table-cell>
          <table:table-cell table:style-name="Table9.E6" office:value-type="string">
            <text:p text:style-name="P50">M</text:p>
          </table:table-cell>
          <table:table-cell table:style-name="Table9.F6" office:value-type="string">
            <text:p text:style-name="P26">Formal-External, Formal-Internal</text:p>
          </table:table-cell>
          <table:table-cell table:style-name="Table9.G6" office:value-type="string">
            <text:p text:style-name="P50">UML, Office</text:p>
          </table:table-cell>
          <table:table-cell table:style-name="Table9.H6" office:value-type="string">
            <text:p text:style-name="P26">None</text:p>
          </table:table-cell>
        </table:table-row>
        <table:table-row table:style-name="Table9.1">
          <table:table-cell table:style-name="Table9.A7" office:value-type="string">
            <text:p text:style-name="P27">Stakeholder Requests</text:p>
          </table:table-cell>
          <table:table-cell table:style-name="Table9.B7" office:value-type="string">
            <text:p text:style-name="P26">S </text:p>
          </table:table-cell>
          <table:table-cell table:style-name="Table9.C7" office:value-type="string">
            <text:p text:style-name="P26">M </text:p>
          </table:table-cell>
          <table:table-cell table:style-name="Table9.D7" office:value-type="string">
            <text:p text:style-name="P26">M </text:p>
          </table:table-cell>
          <table:table-cell table:style-name="Table9.E7" office:value-type="string">
            <text:p text:style-name="P26">M </text:p>
          </table:table-cell>
          <table:table-cell table:style-name="Table9.F7" office:value-type="string">
            <text:p text:style-name="P26">Formal-External, Formal-Internal</text:p>
          </table:table-cell>
          <table:table-cell table:style-name="Table9.G7" office:value-type="string">
            <text:p text:style-name="P26">Office </text:p>
          </table:table-cell>
          <table:table-cell table:style-name="Table9.H7" office:value-type="string">
            <text:p text:style-name="P26">req/rup_stkreq.dot </text:p>
          </table:table-cell>
        </table:table-row>
        <table:table-row table:style-name="Table9.1">
          <table:table-cell table:style-name="Table9.A8" office:value-type="string">
            <text:p text:style-name="P27">Software Requirements Specification</text:p>
          </table:table-cell>
          <table:table-cell table:style-name="Table9.B8" office:value-type="string">
            <text:p text:style-name="P26">S </text:p>
          </table:table-cell>
          <table:table-cell table:style-name="Table9.C8" office:value-type="string">
            <text:p text:style-name="P26">M </text:p>
          </table:table-cell>
          <table:table-cell table:style-name="Table9.D8" office:value-type="string">
            <text:p text:style-name="P26">M </text:p>
          </table:table-cell>
          <table:table-cell table:style-name="Table9.E8" office:value-type="string">
            <text:p text:style-name="P26">M </text:p>
          </table:table-cell>
          <table:table-cell table:style-name="Table9.F8" office:value-type="string">
            <text:p text:style-name="P26">Formal-External, Formal-Internal</text:p>
          </table:table-cell>
          <table:table-cell table:style-name="Table9.G8" office:value-type="string">
            <text:p text:style-name="P26">Office </text:p>
          </table:table-cell>
          <table:table-cell table:style-name="Table9.H8" office:value-type="string">
            <text:p text:style-name="P26">req/rup_srs.dot </text:p>
          </table:table-cell>
        </table:table-row>
        <table:table-row table:style-name="Table9.1">
          <table:table-cell table:style-name="Table9.A9" office:value-type="string">
            <text:p text:style-name="P27">Supplementary Specification</text:p>
          </table:table-cell>
          <table:table-cell table:style-name="Table9.B9" office:value-type="string">
            <text:p text:style-name="P26">S </text:p>
          </table:table-cell>
          <table:table-cell table:style-name="Table9.C9" office:value-type="string">
            <text:p text:style-name="P26">M </text:p>
          </table:table-cell>
          <table:table-cell table:style-name="Table9.D9" office:value-type="string">
            <text:p text:style-name="P26">M </text:p>
          </table:table-cell>
          <table:table-cell table:style-name="Table9.E9" office:value-type="string">
            <text:p text:style-name="P26">M </text:p>
          </table:table-cell>
          <table:table-cell table:style-name="Table9.F9" office:value-type="string">
            <text:p text:style-name="P26">Formal-External, Formal-Internal</text:p>
          </table:table-cell>
          <table:table-cell table:style-name="Table9.G9" office:value-type="string">
            <text:p text:style-name="P26">Office </text:p>
          </table:table-cell>
          <table:table-cell table:style-name="Table9.H9" office:value-type="string">
            <text:p text:style-name="P26">req/rup_sspec.dot </text:p>
          </table:table-cell>
        </table:table-row>
        <table:table-row table:style-name="Table9.1">
          <table:table-cell table:style-name="Table9.A10" office:value-type="string">
            <text:p text:style-name="P27">Use Case</text:p>
          </table:table-cell>
          <table:table-cell table:style-name="Table9.B10" office:value-type="string">
            <text:p text:style-name="P26">S </text:p>
          </table:table-cell>
          <table:table-cell table:style-name="Table9.C10" office:value-type="string">
            <text:p text:style-name="P26">M </text:p>
          </table:table-cell>
          <table:table-cell table:style-name="Table9.D10" office:value-type="string">
            <text:p text:style-name="P26">M </text:p>
          </table:table-cell>
          <table:table-cell table:style-name="Table9.E10" office:value-type="string">
            <text:p text:style-name="P26">M </text:p>
          </table:table-cell>
          <table:table-cell table:style-name="Table9.F10" office:value-type="string">
            <text:p text:style-name="P26">Formal-External, Formal-Internal</text:p>
          </table:table-cell>
          <table:table-cell table:style-name="Table9.G10" office:value-type="string">
            <text:p text:style-name="P26">Office </text:p>
          </table:table-cell>
          <table:table-cell table:style-name="Table9.H10" office:value-type="string">
            <text:p text:style-name="P26">None </text:p>
          </table:table-cell>
        </table:table-row>
        <table:table-row table:style-name="Table9.1">
          <table:table-cell table:style-name="Table9.A11" office:value-type="string">
            <text:p text:style-name="P27">Use-Case Model</text:p>
          </table:table-cell>
          <table:table-cell table:style-name="Table9.B11" office:value-type="string">
            <text:p text:style-name="P26">S </text:p>
          </table:table-cell>
          <table:table-cell table:style-name="Table9.C11" office:value-type="string">
            <text:p text:style-name="P26">M </text:p>
          </table:table-cell>
          <table:table-cell table:style-name="Table9.D11" office:value-type="string">
            <text:p text:style-name="P26">M </text:p>
          </table:table-cell>
          <table:table-cell table:style-name="Table9.E11" office:value-type="string">
            <text:p text:style-name="P26">M </text:p>
          </table:table-cell>
          <table:table-cell table:style-name="Table9.F11" office:value-type="string">
            <text:p text:style-name="P26">Formal-External, Formal-Internal</text:p>
          </table:table-cell>
          <table:table-cell table:style-name="Table9.G11" office:value-type="string">
            <text:p text:style-name="P26">UML </text:p>
          </table:table-cell>
          <table:table-cell table:style-name="Table9.H11" office:value-type="string">
            <text:p text:style-name="P26">None </text:p>
          </table:table-cell>
        </table:table-row>
        <table:table-row table:style-name="Table9.1">
          <table:table-cell table:style-name="Table9.A12" office:value-type="string">
            <text:p text:style-name="P27">Use-Case Package</text:p>
          </table:table-cell>
          <table:table-cell table:style-name="Table9.B12" office:value-type="string">
            <text:p text:style-name="P26">W </text:p>
          </table:table-cell>
          <table:table-cell table:style-name="Table9.C12" office:value-type="string">
            <text:p text:style-name="P26">C </text:p>
          </table:table-cell>
          <table:table-cell table:style-name="Table9.D12" office:value-type="string">
            <text:p text:style-name="P26">M </text:p>
          </table:table-cell>
          <table:table-cell table:style-name="Table9.E12" office:value-type="string">
            <text:p text:style-name="P26">M </text:p>
          </table:table-cell>
          <table:table-cell table:style-name="Table9.F12" office:value-type="string">
            <text:p text:style-name="P26">TBD</text:p>
          </table:table-cell>
          <table:table-cell table:style-name="Table9.G12" office:value-type="string">
            <text:p text:style-name="P26">TBD</text:p>
          </table:table-cell>
          <table:table-cell table:style-name="Table9.H12" office:value-type="string">
            <text:p text:style-name="P26">None </text:p>
          </table:table-cell>
        </table:table-row>
        <table:table-row table:style-name="Table9.1">
          <table:table-cell table:style-name="Table9.A13" office:value-type="string">
            <text:p text:style-name="P27">Use-Case Storyboard</text:p>
          </table:table-cell>
          <table:table-cell table:style-name="Table9.B13" office:value-type="string">
            <text:p text:style-name="P26">W </text:p>
          </table:table-cell>
          <table:table-cell table:style-name="Table9.C13" office:value-type="string">
            <text:p text:style-name="P26">C </text:p>
          </table:table-cell>
          <table:table-cell table:style-name="Table9.D13" office:value-type="string">
            <text:p text:style-name="P26">M </text:p>
          </table:table-cell>
          <table:table-cell table:style-name="Table9.E13" office:value-type="string">
            <text:p text:style-name="P26">M </text:p>
          </table:table-cell>
          <table:table-cell table:style-name="Table9.F13" office:value-type="string">
            <text:p text:style-name="P26">TBD</text:p>
          </table:table-cell>
          <table:table-cell table:style-name="Table9.G13" office:value-type="string">
            <text:p text:style-name="P26">TBD</text:p>
          </table:table-cell>
          <table:table-cell table:style-name="Table9.H13" office:value-type="string">
            <text:p text:style-name="P26">None </text:p>
          </table:table-cell>
        </table:table-row>
      </table:table>
      <text:h text:style-name="Heading_20_3" text:outline-level="3"><text:soft-page-break/>Notes<text:span text:style-name="T2"> </text:span>on<text:span text:style-name="T2"> </text:span>the<text:span text:style-name="T2"> </text:span>Artifact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text:span text:style-name="Strong_20_Emphasis">Artifacts</text:span></text:p>
          </table:table-cell>
          <table:table-cell table:style-name="Table10.A1" office:value-type="string">
            <text:p text:style-name="P2"><text:span text:style-name="Strong_20_Emphasis">How to Use</text:span></text:p>
          </table:table-cell>
          <table:table-cell table:style-name="Table10.C1" office:value-type="string">
            <text:p text:style-name="P2"><text:span text:style-name="Strong_20_Emphasis">Reason</text:span></text:p>
          </table:table-cell>
        </table:table-row>
        <table:table-row table:style-name="Table10.1">
          <table:table-cell table:style-name="Table10.A2" office:value-type="string">
            <text:p text:style-name="P2">Fully Dressed Use Cases </text:p>
          </table:table-cell>
          <table:table-cell table:style-name="Table10.B2" office:value-type="string">
            <text:p text:style-name="P50">Typical Use Case </text:p>
          </table:table-cell>
          <table:table-cell table:style-name="Table10.C2" office:value-type="string">
            <text:p text:style-name="P50">There will be two fully dressed use cases finished by the LCO.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R/A (requriements and analysis) group one began with Hayden Chudy as group leader. After his promotion to project co-manager, Xingyu Wang led group one for the remainder of the project. This discipline was split into two teams, giving us 9 individuals in total to work on R/A.</text:p>
      <text:h text:style-name="P38" text:outline-level="2">Design<text:span text:style-name="T2"> Team (Not Implemented in Inception)</text:span></text:h>
      <text:h text:style-name="Heading_20_3" text:outline-level="3">Workflow</text:h>
      <text:p text:style-name="Standard">TBD and assigned by Elaboration.</text:p>
      <text:p text:style-name="Standard"/>
      <text:h text:style-name="Heading_20_3" text:outline-level="3">Artifacts</text:h>
      <table:table table:name="Table12" table:style-name="Table12">
        <table:table-column table:style-name="Table12.A"/>
        <table:table-column table:style-name="Table12.B" table:number-columns-repeated="4"/>
        <table:table-column table:style-name="Table12.F" table:number-columns-repeated="2"/>
        <table:table-column table:style-name="Table12.H"/>
        <table:table-row table:style-name="Table12.1">
          <table:table-cell table:style-name="Table12.A1" table:number-rows-spanned="2" office:value-type="string">
            <text:p text:style-name="P2"><text:span text:style-name="Strong_20_Emphasis">Artifacts</text:span></text:p>
          </table:table-cell>
          <table:table-cell table:style-name="Table12.A1" table:number-columns-spanned="4" office:value-type="string">
            <text:p text:style-name="P2"><text:span text:style-name="Strong_20_Emphasis">How to Use</text:span></text:p>
          </table:table-cell>
          <table:covered-table-cell/>
          <table:covered-table-cell/>
          <table:covered-table-cell/>
          <table:table-cell table:style-name="Table12.A1" table:number-rows-spanned="2" office:value-type="string">
            <text:p text:style-name="P2"><text:span text:style-name="Strong_20_Emphasis">Review Details</text:span></text:p>
          </table:table-cell>
          <table:table-cell table:style-name="Table12.A1" table:number-rows-spanned="2" office:value-type="string">
            <text:p text:style-name="P2"><text:span text:style-name="Strong_20_Emphasis">Tools Used</text:span></text:p>
          </table:table-cell>
          <table:table-cell table:style-name="Table12.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12.1">
          <table:covered-table-cell/>
          <table:table-cell table:style-name="Table12.A1" office:value-type="string">
            <text:p text:style-name="P2"><text:span text:style-name="Strong_20_Emphasis">Incep</text:span></text:p>
          </table:table-cell>
          <table:table-cell table:style-name="Table12.A1" office:value-type="string">
            <text:p text:style-name="P2"><text:span text:style-name="Strong_20_Emphasis">Elab</text:span></text:p>
          </table:table-cell>
          <table:table-cell table:style-name="Table12.A1" office:value-type="string">
            <text:p text:style-name="P2"><text:span text:style-name="Strong_20_Emphasis">Const</text:span></text:p>
          </table:table-cell>
          <table:table-cell table:style-name="Table12.A1" office:value-type="string">
            <text:p text:style-name="P2"><text:span text:style-name="Strong_20_Emphasis">Trans</text:span></text:p>
          </table:table-cell>
          <table:covered-table-cell/>
          <table:covered-table-cell/>
          <table:covered-table-cell/>
        </table:table-row>
        <table:table-row table:style-name="Table12.3">
          <table:table-cell table:style-name="Table12.A3" office:value-type="string">
            <text:p text:style-name="P5">Analysis Class</text:p>
          </table:table-cell>
          <table:table-cell table:style-name="Table12.B3" office:value-type="string">
            <text:p text:style-name="P2">W </text:p>
          </table:table-cell>
          <table:table-cell table:style-name="Table12.C3" office:value-type="string">
            <text:p text:style-name="P20">S </text:p>
          </table:table-cell>
          <table:table-cell table:style-name="Table12.D3" office:value-type="string">
            <text:p text:style-name="P20">M </text:p>
          </table:table-cell>
          <table:table-cell table:style-name="Table12.E3" office:value-type="string">
            <text:p text:style-name="P20">M </text:p>
          </table:table-cell>
          <table:table-cell table:style-name="Table12.F3" office:value-type="string">
            <text:p text:style-name="P2">TBD</text:p>
          </table:table-cell>
          <table:table-cell table:style-name="Table12.G3" office:value-type="string">
            <text:p text:style-name="P20">TBD </text:p>
          </table:table-cell>
          <table:table-cell table:style-name="Table12.H3" office:value-type="string">
            <text:p text:style-name="P2"> </text:p>
          </table:table-cell>
        </table:table-row>
        <table:table-row table:style-name="Table12.3">
          <table:table-cell table:style-name="Table12.A4" office:value-type="string">
            <text:p text:style-name="P27">Analysis Model</text:p>
          </table:table-cell>
          <table:table-cell table:style-name="Table12.B4" office:value-type="string">
            <text:p text:style-name="P50">W </text:p>
          </table:table-cell>
          <table:table-cell table:style-name="Table12.C4" office:value-type="string">
            <text:p text:style-name="P50">S </text:p>
          </table:table-cell>
          <table:table-cell table:style-name="Table12.D4" office:value-type="string">
            <text:p text:style-name="P50">M</text:p>
          </table:table-cell>
          <table:table-cell table:style-name="Table12.E4" office:value-type="string">
            <text:p text:style-name="P50">M </text:p>
          </table:table-cell>
          <table:table-cell table:style-name="Table12.F4" office:value-type="string">
            <text:p text:style-name="P26">TBD </text:p>
          </table:table-cell>
          <table:table-cell table:style-name="Table12.G4" office:value-type="string">
            <text:p text:style-name="P29">TBD</text:p>
          </table:table-cell>
          <table:table-cell table:style-name="Table12.H4" office:value-type="string">
            <text:p text:style-name="P26"> </text:p>
          </table:table-cell>
        </table:table-row>
        <table:table-row table:style-name="Table12.3">
          <table:table-cell table:style-name="Table12.A5" office:value-type="string">
            <text:p text:style-name="P5">Capsule</text:p>
          </table:table-cell>
          <table:table-cell table:style-name="Table12.B5" office:value-type="string">
            <text:p text:style-name="P2">W </text:p>
          </table:table-cell>
          <table:table-cell table:style-name="Table12.C5" office:value-type="string">
            <text:p text:style-name="P2">C </text:p>
          </table:table-cell>
          <table:table-cell table:style-name="Table12.D5" office:value-type="string">
            <text:p text:style-name="P2">S </text:p>
          </table:table-cell>
          <table:table-cell table:style-name="Table12.E5" office:value-type="string">
            <text:p text:style-name="P2">M </text:p>
          </table:table-cell>
          <table:table-cell table:style-name="Table12.F5" office:value-type="string">
            <text:p text:style-name="P2">TBD </text:p>
          </table:table-cell>
          <table:table-cell table:style-name="Table12.G5" office:value-type="string">
            <text:p text:style-name="P2">TBD </text:p>
          </table:table-cell>
          <table:table-cell table:style-name="Table12.H5" office:value-type="string">
            <text:p text:style-name="P2"> </text:p>
          </table:table-cell>
        </table:table-row>
        <table:table-row table:style-name="Table12.6">
          <table:table-cell table:style-name="Table12.A6" office:value-type="string">
            <text:p text:style-name="P5">Deployment Model</text:p>
          </table:table-cell>
          <table:table-cell table:style-name="Table12.B6" office:value-type="string">
            <text:p text:style-name="P2">W </text:p>
          </table:table-cell>
          <table:table-cell table:style-name="Table12.C6" office:value-type="string">
            <text:p text:style-name="P2">C </text:p>
          </table:table-cell>
          <table:table-cell table:style-name="Table12.D6" office:value-type="string">
            <text:p text:style-name="P2">S </text:p>
          </table:table-cell>
          <table:table-cell table:style-name="Table12.E6" office:value-type="string">
            <text:p text:style-name="P2">M </text:p>
          </table:table-cell>
          <table:table-cell table:style-name="Table12.F6" office:value-type="string">
            <text:p text:style-name="P2">TBD </text:p>
          </table:table-cell>
          <table:table-cell table:style-name="Table12.G6" office:value-type="string">
            <text:p text:style-name="P2">TBD </text:p>
          </table:table-cell>
          <table:table-cell table:style-name="Table12.H6" office:value-type="string">
            <text:p text:style-name="P2"> </text:p>
          </table:table-cell>
        </table:table-row>
        <table:table-row table:style-name="Table12.6">
          <table:table-cell table:style-name="Table12.A7" office:value-type="string">
            <text:p text:style-name="P5">Data Model</text:p>
          </table:table-cell>
          <table:table-cell table:style-name="Table12.B7" office:value-type="string">
            <text:p text:style-name="P2">W </text:p>
          </table:table-cell>
          <table:table-cell table:style-name="Table12.C7" office:value-type="string">
            <text:p text:style-name="P2">S </text:p>
          </table:table-cell>
          <table:table-cell table:style-name="Table12.D7" office:value-type="string">
            <text:p text:style-name="P2">M </text:p>
          </table:table-cell>
          <table:table-cell table:style-name="Table12.E7" office:value-type="string">
            <text:p text:style-name="P2">M </text:p>
          </table:table-cell>
          <table:table-cell table:style-name="Table12.F7" office:value-type="string">
            <text:p text:style-name="P2">TBD </text:p>
          </table:table-cell>
          <table:table-cell table:style-name="Table12.G7" office:value-type="string">
            <text:p text:style-name="P2">TBD </text:p>
          </table:table-cell>
          <table:table-cell table:style-name="Table12.H7" office:value-type="string">
            <text:p text:style-name="P2"> </text:p>
          </table:table-cell>
        </table:table-row>
        <table:table-row table:style-name="Table12.3">
          <table:table-cell table:style-name="Table12.A8" office:value-type="string">
            <text:p text:style-name="P5">Design Class</text:p>
          </table:table-cell>
          <table:table-cell table:style-name="Table12.B8" office:value-type="string">
            <text:p text:style-name="P2">W </text:p>
          </table:table-cell>
          <table:table-cell table:style-name="Table12.C8" office:value-type="string">
            <text:p text:style-name="P2">S </text:p>
          </table:table-cell>
          <table:table-cell table:style-name="Table12.D8" office:value-type="string">
            <text:p text:style-name="P2">M </text:p>
          </table:table-cell>
          <table:table-cell table:style-name="Table12.E8" office:value-type="string">
            <text:p text:style-name="P2">M </text:p>
          </table:table-cell>
          <table:table-cell table:style-name="Table12.F8" office:value-type="string">
            <text:p text:style-name="P2">TBD </text:p>
          </table:table-cell>
          <table:table-cell table:style-name="Table12.G8" office:value-type="string">
            <text:p text:style-name="P2">TBD </text:p>
          </table:table-cell>
          <table:table-cell table:style-name="Table12.H8" office:value-type="string">
            <text:p text:style-name="P2"> </text:p>
          </table:table-cell>
        </table:table-row>
        <table:table-row table:style-name="Table12.3">
          <table:table-cell table:style-name="Table12.A9" office:value-type="string">
            <text:p text:style-name="P5">Design Model</text:p>
          </table:table-cell>
          <table:table-cell table:style-name="Table12.B9" office:value-type="string">
            <text:p text:style-name="P2">W </text:p>
          </table:table-cell>
          <table:table-cell table:style-name="Table12.C9" office:value-type="string">
            <text:p text:style-name="P2">S </text:p>
          </table:table-cell>
          <table:table-cell table:style-name="Table12.D9" office:value-type="string">
            <text:p text:style-name="P2">M </text:p>
          </table:table-cell>
          <table:table-cell table:style-name="Table12.E9" office:value-type="string">
            <text:p text:style-name="P2">M </text:p>
          </table:table-cell>
          <table:table-cell table:style-name="Table12.F9" office:value-type="string">
            <text:p text:style-name="P2">TBD </text:p>
          </table:table-cell>
          <table:table-cell table:style-name="Table12.G9" office:value-type="string">
            <text:p text:style-name="P2">TBD </text:p>
          </table:table-cell>
          <table:table-cell table:style-name="Table12.H9" office:value-type="string">
            <text:p text:style-name="P2"> </text:p>
          </table:table-cell>
        </table:table-row>
        <table:table-row table:style-name="Table12.3">
          <table:table-cell table:style-name="Table12.A10" office:value-type="string">
            <text:p text:style-name="P5">Design Package</text:p>
          </table:table-cell>
          <table:table-cell table:style-name="Table12.B10" office:value-type="string">
            <text:p text:style-name="P2">W </text:p>
          </table:table-cell>
          <table:table-cell table:style-name="Table12.C10" office:value-type="string">
            <text:p text:style-name="P2">S </text:p>
          </table:table-cell>
          <table:table-cell table:style-name="Table12.D10" office:value-type="string">
            <text:p text:style-name="P2">M </text:p>
          </table:table-cell>
          <table:table-cell table:style-name="Table12.E10" office:value-type="string">
            <text:p text:style-name="P2">M </text:p>
          </table:table-cell>
          <table:table-cell table:style-name="Table12.F10" office:value-type="string">
            <text:p text:style-name="P2">TBD </text:p>
          </table:table-cell>
          <table:table-cell table:style-name="Table12.G10" office:value-type="string">
            <text:p text:style-name="P2">TBD </text:p>
          </table:table-cell>
          <table:table-cell table:style-name="Table12.H10" office:value-type="string">
            <text:p text:style-name="P2"> </text:p>
          </table:table-cell>
        </table:table-row>
        <table:table-row table:style-name="Table12.3">
          <table:table-cell table:style-name="Table12.A11" office:value-type="string">
            <text:p text:style-name="P5">Design Subsystem</text:p>
          </table:table-cell>
          <table:table-cell table:style-name="Table12.B11" office:value-type="string">
            <text:p text:style-name="P2">W </text:p>
          </table:table-cell>
          <table:table-cell table:style-name="Table12.C11" office:value-type="string">
            <text:p text:style-name="P2">S </text:p>
          </table:table-cell>
          <table:table-cell table:style-name="Table12.D11" office:value-type="string">
            <text:p text:style-name="P2">M </text:p>
          </table:table-cell>
          <table:table-cell table:style-name="Table12.E11" office:value-type="string">
            <text:p text:style-name="P2">M </text:p>
          </table:table-cell>
          <table:table-cell table:style-name="Table12.F11" office:value-type="string">
            <text:p text:style-name="P2">TBD </text:p>
          </table:table-cell>
          <table:table-cell table:style-name="Table12.G11" office:value-type="string">
            <text:p text:style-name="P2">TBD </text:p>
          </table:table-cell>
          <table:table-cell table:style-name="Table12.H11" office:value-type="string">
            <text:p text:style-name="P2"> </text:p>
          </table:table-cell>
        </table:table-row>
        <table:table-row table:style-name="Table12.3">
          <table:table-cell table:style-name="Table12.A12" office:value-type="string">
            <text:p text:style-name="P5">Event</text:p>
          </table:table-cell>
          <table:table-cell table:style-name="Table12.B12" office:value-type="string">
            <text:p text:style-name="P2">W </text:p>
          </table:table-cell>
          <table:table-cell table:style-name="Table12.C12" office:value-type="string">
            <text:p text:style-name="P2">C </text:p>
          </table:table-cell>
          <table:table-cell table:style-name="Table12.D12" office:value-type="string">
            <text:p text:style-name="P2">S </text:p>
          </table:table-cell>
          <table:table-cell table:style-name="Table12.E12" office:value-type="string">
            <text:p text:style-name="P2">M </text:p>
          </table:table-cell>
          <table:table-cell table:style-name="Table12.F12" office:value-type="string">
            <text:p text:style-name="P2">TBD </text:p>
          </table:table-cell>
          <table:table-cell table:style-name="Table12.G12" office:value-type="string">
            <text:p text:style-name="P2">TBD </text:p>
          </table:table-cell>
          <table:table-cell table:style-name="Table12.H12" office:value-type="string">
            <text:p text:style-name="P2"> </text:p>
          </table:table-cell>
        </table:table-row>
        <table:table-row table:style-name="Table12.3">
          <table:table-cell table:style-name="Table12.A13" office:value-type="string">
            <text:p text:style-name="P5">Interface</text:p>
          </table:table-cell>
          <table:table-cell table:style-name="Table12.B13" office:value-type="string">
            <text:p text:style-name="P2">W </text:p>
          </table:table-cell>
          <table:table-cell table:style-name="Table12.C13" office:value-type="string">
            <text:p text:style-name="P2">C </text:p>
          </table:table-cell>
          <table:table-cell table:style-name="Table12.D13" office:value-type="string">
            <text:p text:style-name="P2">S </text:p>
          </table:table-cell>
          <table:table-cell table:style-name="Table12.E13" office:value-type="string">
            <text:p text:style-name="P2">M </text:p>
          </table:table-cell>
          <table:table-cell table:style-name="Table12.F13" office:value-type="string">
            <text:p text:style-name="P2">TBD </text:p>
          </table:table-cell>
          <table:table-cell table:style-name="Table12.G13" office:value-type="string">
            <text:p text:style-name="P2">TBD </text:p>
          </table:table-cell>
          <table:table-cell table:style-name="Table12.H13" office:value-type="string">
            <text:p text:style-name="P2"> </text:p>
          </table:table-cell>
        </table:table-row>
        <table:table-row table:style-name="Table12.3">
          <table:table-cell table:style-name="Table12.A14" office:value-type="string">
            <text:p text:style-name="P5">Protocol</text:p>
          </table:table-cell>
          <table:table-cell table:style-name="Table12.B14" office:value-type="string">
            <text:p text:style-name="P2">W </text:p>
          </table:table-cell>
          <table:table-cell table:style-name="Table12.C14" office:value-type="string">
            <text:p text:style-name="P2">C </text:p>
          </table:table-cell>
          <table:table-cell table:style-name="Table12.D14" office:value-type="string">
            <text:p text:style-name="P2">S </text:p>
          </table:table-cell>
          <table:table-cell table:style-name="Table12.E14" office:value-type="string">
            <text:p text:style-name="P2">M </text:p>
          </table:table-cell>
          <table:table-cell table:style-name="Table12.F14" office:value-type="string">
            <text:p text:style-name="P2">TBD</text:p>
          </table:table-cell>
          <table:table-cell table:style-name="Table12.G14" office:value-type="string">
            <text:p text:style-name="P2">TBD </text:p>
          </table:table-cell>
          <table:table-cell table:style-name="Table12.H14" office:value-type="string">
            <text:p text:style-name="P2"> </text:p>
          </table:table-cell>
        </table:table-row>
        <table:table-row table:style-name="Table12.3">
          <table:table-cell table:style-name="Table12.A15" office:value-type="string">
            <text:p text:style-name="P5">Reference Architecture</text:p>
          </table:table-cell>
          <table:table-cell table:style-name="Table12.B15" office:value-type="string">
            <text:p text:style-name="P2">W </text:p>
          </table:table-cell>
          <table:table-cell table:style-name="Table12.C15" office:value-type="string">
            <text:p text:style-name="P2">S </text:p>
          </table:table-cell>
          <table:table-cell table:style-name="Table12.D15" office:value-type="string">
            <text:p text:style-name="P2">M </text:p>
          </table:table-cell>
          <table:table-cell table:style-name="Table12.E15" office:value-type="string">
            <text:p text:style-name="P2">M </text:p>
          </table:table-cell>
          <table:table-cell table:style-name="Table12.F15" office:value-type="string">
            <text:p text:style-name="P2">TBD </text:p>
          </table:table-cell>
          <table:table-cell table:style-name="Table12.G15" office:value-type="string">
            <text:p text:style-name="P2">TBD </text:p>
          </table:table-cell>
          <table:table-cell table:style-name="Table12.H15" office:value-type="string">
            <text:p text:style-name="P2"> </text:p>
          </table:table-cell>
        </table:table-row>
        <table:table-row table:style-name="Table12.3">
          <table:table-cell table:style-name="Table12.A16" office:value-type="string">
            <text:p text:style-name="P5">Signal</text:p>
          </table:table-cell>
          <table:table-cell table:style-name="Table12.B16" office:value-type="string">
            <text:p text:style-name="P2">W </text:p>
          </table:table-cell>
          <table:table-cell table:style-name="Table12.C16" office:value-type="string">
            <text:p text:style-name="P2">C </text:p>
          </table:table-cell>
          <table:table-cell table:style-name="Table12.D16" office:value-type="string">
            <text:p text:style-name="P2">S </text:p>
          </table:table-cell>
          <table:table-cell table:style-name="Table12.E16" office:value-type="string">
            <text:p text:style-name="P2">M </text:p>
          </table:table-cell>
          <table:table-cell table:style-name="Table12.F16" office:value-type="string">
            <text:p text:style-name="P2">TBD </text:p>
          </table:table-cell>
          <table:table-cell table:style-name="Table12.G16" office:value-type="string">
            <text:p text:style-name="P2">TBD </text:p>
          </table:table-cell>
          <table:table-cell table:style-name="Table12.H16" office:value-type="string">
            <text:p text:style-name="P2"> </text:p>
          </table:table-cell>
        </table:table-row>
        <table:table-row table:style-name="Table12.3">
          <table:table-cell table:style-name="Table12.A17" office:value-type="string">
            <text:p text:style-name="P5">Software Architecture Document </text:p>
          </table:table-cell>
          <table:table-cell table:style-name="Table12.B17" office:value-type="string">
            <text:p text:style-name="P2">W </text:p>
          </table:table-cell>
          <table:table-cell table:style-name="Table12.C17" office:value-type="string">
            <text:p text:style-name="P2">S </text:p>
          </table:table-cell>
          <table:table-cell table:style-name="Table12.D17" office:value-type="string">
            <text:p text:style-name="P2">M </text:p>
          </table:table-cell>
          <table:table-cell table:style-name="Table12.E17" office:value-type="string">
            <text:p text:style-name="P2">M </text:p>
          </table:table-cell>
          <table:table-cell table:style-name="Table12.F17" office:value-type="string">
            <text:p text:style-name="P2">TBD </text:p>
          </table:table-cell>
          <table:table-cell table:style-name="Table12.G17" office:value-type="string">
            <text:p text:style-name="P2">TBD </text:p>
          </table:table-cell>
          <table:table-cell table:style-name="Table12.H17" office:value-type="string">
            <text:p text:style-name="P2"> </text:p>
          </table:table-cell>
        </table:table-row>
        <table:table-row table:style-name="Table12.3">
          <table:table-cell table:style-name="Table12.A18" office:value-type="string">
            <text:p text:style-name="P5">Use-Case Realization</text:p>
          </table:table-cell>
          <table:table-cell table:style-name="Table12.B18" office:value-type="string">
            <text:p text:style-name="P2">W </text:p>
          </table:table-cell>
          <table:table-cell table:style-name="Table12.C18" office:value-type="string">
            <text:p text:style-name="P2">S </text:p>
          </table:table-cell>
          <table:table-cell table:style-name="Table12.D18" office:value-type="string">
            <text:p text:style-name="P2">M </text:p>
          </table:table-cell>
          <table:table-cell table:style-name="Table12.E18" office:value-type="string">
            <text:p text:style-name="P2">M </text:p>
          </table:table-cell>
          <table:table-cell table:style-name="Table12.F18" office:value-type="string">
            <text:p text:style-name="P2">TBD </text:p>
          </table:table-cell>
          <table:table-cell table:style-name="Table12.G18" office:value-type="string">
            <text:p text:style-name="P2">TBD </text:p>
          </table:table-cell>
          <table:table-cell table:style-name="Table12.H18"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text:span text:style-name="Strong_20_Emphasis">Artifact</text:span></text:p>
          </table:table-cell>
          <table:table-cell table:style-name="Table13.A1" office:value-type="string">
            <text:p text:style-name="P2"><text:span text:style-name="Strong_20_Emphasis">How to Use</text:span></text:p>
          </table:table-cell>
          <table:table-cell table:style-name="Table13.C1" office:value-type="string">
            <text:p text:style-name="P2"><text:span text:style-name="Strong_20_Emphasis">Reason</text:span></text:p>
          </table:table-cell>
        </table:table-row>
        <table:table-row table:style-name="Table13.1">
          <table:table-cell table:style-name="Table13.A2" office:value-type="string">
            <text:p text:style-name="P2"> </text:p>
          </table:table-cell>
          <table:table-cell table:style-name="Table13.B2" office:value-type="string">
            <text:p text:style-name="P20"> </text:p>
          </table:table-cell>
          <table:table-cell table:style-name="Table13.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Most of the requirements and analysis team members will likely end up here when the project progresses beyond Inception.</text:p>
      <text:h text:style-name="Heading_20_2" text:outline-level="2">Implementation<text:span text:style-name="T2"> (QA Team and Technology &amp; Tool Integration Team)</text:span></text:h>
      <text:h text:style-name="Heading_20_3" text:outline-level="3">Workflow</text:h>
      <text:p text:style-name="Standard">Business Case:<text:tab/><text:tab/><text:tab/>Caleb Hall.</text:p>
      <text:p text:style-name="Standard">Quality Assurance Plan:<text:tab/><text:tab/>Chris Camp.</text:p>
      <text:p text:style-name="Standard">User-Interface Prototype:<text:tab/><text:tab/>Christopher Johnson, Robert Fornof.</text:p>
      <text:p text:style-name="Standard"/>
      <text:p text:style-name="Standard"/>
      <text:p text:style-name="Standard"/>
      <text:h text:style-name="Heading_20_3" text:outline-level="3"><text:soft-page-break/>Artifacts</text:h>
      <table:table table:name="Table15" table:style-name="Table15">
        <table:table-column table:style-name="Table15.A"/>
        <table:table-column table:style-name="Table15.B" table:number-columns-repeated="4"/>
        <table:table-column table:style-name="Table15.F" table:number-columns-repeated="2"/>
        <table:table-column table:style-name="Table15.H"/>
        <table:table-row table:style-name="Table15.1">
          <table:table-cell table:style-name="Table15.A1" table:number-rows-spanned="2" office:value-type="string">
            <text:p text:style-name="P2"><text:span text:style-name="Strong_20_Emphasis">Artifacts</text:span></text:p>
          </table:table-cell>
          <table:table-cell table:style-name="Table15.A1" table:number-columns-spanned="4" office:value-type="string">
            <text:p text:style-name="P2"><text:span text:style-name="Strong_20_Emphasis">How to Use</text:span></text:p>
          </table:table-cell>
          <table:covered-table-cell/>
          <table:covered-table-cell/>
          <table:covered-table-cell/>
          <table:table-cell table:style-name="Table15.A1" table:number-rows-spanned="2" office:value-type="string">
            <text:p text:style-name="P2"><text:span text:style-name="Strong_20_Emphasis">Review Details</text:span></text:p>
          </table:table-cell>
          <table:table-cell table:style-name="Table15.A1" table:number-rows-spanned="2" office:value-type="string">
            <text:p text:style-name="P2"><text:span text:style-name="Strong_20_Emphasis">Tools Used</text:span></text:p>
          </table:table-cell>
          <table:table-cell table:style-name="Table15.H1" table:number-rows-spanned="2" office:value-type="string">
            <text:p text:style-name="P2"><text:span text:style-name="Strong_20_Emphasis">Templates/<text:line-break/>Examples</text:span></text:p>
          </table:table-cell>
        </table:table-row>
        <table:table-row table:style-name="Table15.1">
          <table:covered-table-cell/>
          <table:table-cell table:style-name="Table15.A1" office:value-type="string">
            <text:p text:style-name="P2"><text:span text:style-name="Strong_20_Emphasis">Incep</text:span></text:p>
          </table:table-cell>
          <table:table-cell table:style-name="Table15.A1" office:value-type="string">
            <text:p text:style-name="P2"><text:span text:style-name="Strong_20_Emphasis">Elab</text:span></text:p>
          </table:table-cell>
          <table:table-cell table:style-name="Table15.A1" office:value-type="string">
            <text:p text:style-name="P2"><text:span text:style-name="Strong_20_Emphasis">Const</text:span></text:p>
          </table:table-cell>
          <table:table-cell table:style-name="Table15.A1" office:value-type="string">
            <text:p text:style-name="P2"><text:span text:style-name="Strong_20_Emphasis">Trans</text:span></text:p>
          </table:table-cell>
          <table:covered-table-cell/>
          <table:covered-table-cell/>
          <table:covered-table-cell/>
        </table:table-row>
        <table:table-row table:style-name="Table15.1">
          <table:table-cell table:style-name="Table15.A3" office:value-type="string">
            <text:p text:style-name="P27">Build</text:p>
          </table:table-cell>
          <table:table-cell table:style-name="Table15.B3" office:value-type="string">
            <text:p text:style-name="P26">W </text:p>
          </table:table-cell>
          <table:table-cell table:style-name="Table15.C3" office:value-type="string">
            <text:p text:style-name="P26">C </text:p>
          </table:table-cell>
          <table:table-cell table:style-name="Table15.D3" office:value-type="string">
            <text:p text:style-name="P26">C </text:p>
          </table:table-cell>
          <table:table-cell table:style-name="Table15.E3" office:value-type="string">
            <text:p text:style-name="P26">M </text:p>
          </table:table-cell>
          <table:table-cell table:style-name="Table15.F3" office:value-type="string">
            <text:p text:style-name="P26">TBD </text:p>
          </table:table-cell>
          <table:table-cell table:style-name="Table15.G3" office:value-type="string">
            <text:p text:style-name="P26">TBD </text:p>
          </table:table-cell>
          <table:table-cell table:style-name="Table15.H3" office:value-type="string">
            <text:p text:style-name="P26"> </text:p>
          </table:table-cell>
        </table:table-row>
        <table:table-row table:style-name="Table15.1">
          <table:table-cell table:style-name="Table15.A4" office:value-type="string">
            <text:p text:style-name="P27">Business Case</text:p>
          </table:table-cell>
          <table:table-cell table:style-name="Table15.B4" office:value-type="string">
            <text:p text:style-name="P50">S </text:p>
          </table:table-cell>
          <table:table-cell table:style-name="Table15.C4" office:value-type="string">
            <text:p text:style-name="P50">M </text:p>
          </table:table-cell>
          <table:table-cell table:style-name="Table15.D4" office:value-type="string">
            <text:p text:style-name="P50">M </text:p>
          </table:table-cell>
          <table:table-cell table:style-name="Table15.E4" office:value-type="string">
            <text:p text:style-name="P50">M </text:p>
          </table:table-cell>
          <table:table-cell table:style-name="Table15.F4" office:value-type="string">
            <text:p text:style-name="P26">Formal-External, Formal-Internal</text:p>
          </table:table-cell>
          <table:table-cell table:style-name="Table15.G4" office:value-type="string">
            <text:p text:style-name="P50">Office </text:p>
          </table:table-cell>
          <table:table-cell table:style-name="Table15.H4" office:value-type="string">
            <text:p text:style-name="P26">mgmnt/rup_buscs.dot </text:p>
          </table:table-cell>
        </table:table-row>
        <table:table-row table:style-name="Table15.1">
          <table:table-cell table:style-name="Table15.A5" office:value-type="string">
            <text:p text:style-name="P27">Component</text:p>
          </table:table-cell>
          <table:table-cell table:style-name="Table15.B5" office:value-type="string">
            <text:p text:style-name="P26">W </text:p>
          </table:table-cell>
          <table:table-cell table:style-name="Table15.C5" office:value-type="string">
            <text:p text:style-name="P26">C </text:p>
          </table:table-cell>
          <table:table-cell table:style-name="Table15.D5" office:value-type="string">
            <text:p text:style-name="P26">C </text:p>
          </table:table-cell>
          <table:table-cell table:style-name="Table15.E5" office:value-type="string">
            <text:p text:style-name="P26">M </text:p>
          </table:table-cell>
          <table:table-cell table:style-name="Table15.F5" office:value-type="string">
            <text:p text:style-name="P26">TBD </text:p>
          </table:table-cell>
          <table:table-cell table:style-name="Table15.G5" office:value-type="string">
            <text:p text:style-name="P26">TBD </text:p>
          </table:table-cell>
          <table:table-cell table:style-name="Table15.H5" office:value-type="string">
            <text:p text:style-name="P26"> </text:p>
          </table:table-cell>
        </table:table-row>
        <table:table-row table:style-name="Table15.1">
          <table:table-cell table:style-name="Table15.A6" office:value-type="string">
            <text:p text:style-name="P27">Implementation Model</text:p>
          </table:table-cell>
          <table:table-cell table:style-name="Table15.B6" office:value-type="string">
            <text:p text:style-name="P50">W </text:p>
          </table:table-cell>
          <table:table-cell table:style-name="Table15.C6" office:value-type="string">
            <text:p text:style-name="P50">W </text:p>
          </table:table-cell>
          <table:table-cell table:style-name="Table15.D6" office:value-type="string">
            <text:p text:style-name="P50">C </text:p>
          </table:table-cell>
          <table:table-cell table:style-name="Table15.E6" office:value-type="string">
            <text:p text:style-name="P50">M </text:p>
          </table:table-cell>
          <table:table-cell table:style-name="Table15.F6" office:value-type="string">
            <text:p text:style-name="P26">TBD </text:p>
          </table:table-cell>
          <table:table-cell table:style-name="Table15.G6" office:value-type="string">
            <text:p text:style-name="P50">TBD </text:p>
          </table:table-cell>
          <table:table-cell table:style-name="Table15.H6" office:value-type="string">
            <text:p text:style-name="P26"> </text:p>
          </table:table-cell>
        </table:table-row>
        <table:table-row table:style-name="Table15.1">
          <table:table-cell table:style-name="Table15.A7" office:value-type="string">
            <text:p text:style-name="P27">Implementation Subsystem</text:p>
          </table:table-cell>
          <table:table-cell table:style-name="Table15.B7" office:value-type="string">
            <text:p text:style-name="P50">W </text:p>
          </table:table-cell>
          <table:table-cell table:style-name="Table15.C7" office:value-type="string">
            <text:p text:style-name="P50">W</text:p>
          </table:table-cell>
          <table:table-cell table:style-name="Table15.D7" office:value-type="string">
            <text:p text:style-name="P50">C </text:p>
          </table:table-cell>
          <table:table-cell table:style-name="Table15.E7" office:value-type="string">
            <text:p text:style-name="P50">M </text:p>
          </table:table-cell>
          <table:table-cell table:style-name="Table15.F7" office:value-type="string">
            <text:p text:style-name="P26">TBD </text:p>
          </table:table-cell>
          <table:table-cell table:style-name="Table15.G7" office:value-type="string">
            <text:p text:style-name="P50">TBD </text:p>
          </table:table-cell>
          <table:table-cell table:style-name="Table15.H7" office:value-type="string">
            <text:p text:style-name="P26"> </text:p>
          </table:table-cell>
        </table:table-row>
        <table:table-row table:style-name="Table15.1">
          <table:table-cell table:style-name="Table15.A8" office:value-type="string">
            <text:p text:style-name="P27">Integration Build Plan</text:p>
          </table:table-cell>
          <table:table-cell table:style-name="Table15.B8" office:value-type="string">
            <text:p text:style-name="P26">W </text:p>
          </table:table-cell>
          <table:table-cell table:style-name="Table15.C8" office:value-type="string">
            <text:p text:style-name="P26">C </text:p>
          </table:table-cell>
          <table:table-cell table:style-name="Table15.D8" office:value-type="string">
            <text:p text:style-name="P26">M </text:p>
          </table:table-cell>
          <table:table-cell table:style-name="Table15.E8" office:value-type="string">
            <text:p text:style-name="P26">M </text:p>
          </table:table-cell>
          <table:table-cell table:style-name="Table15.F8" office:value-type="string">
            <text:p text:style-name="P26">TBD </text:p>
          </table:table-cell>
          <table:table-cell table:style-name="Table15.G8" office:value-type="string">
            <text:p text:style-name="P26">TBD </text:p>
          </table:table-cell>
          <table:table-cell table:style-name="Table15.H8" office:value-type="string">
            <text:p text:style-name="P26"> </text:p>
          </table:table-cell>
        </table:table-row>
        <table:table-row table:style-name="Table15.1">
          <table:table-cell table:style-name="Table15.A9" office:value-type="string">
            <text:p text:style-name="P27">Quality Assurance Plan</text:p>
          </table:table-cell>
          <table:table-cell table:style-name="Table15.B9" office:value-type="string">
            <text:p text:style-name="P26">S </text:p>
          </table:table-cell>
          <table:table-cell table:style-name="Table15.C9" office:value-type="string">
            <text:p text:style-name="P26">M </text:p>
          </table:table-cell>
          <table:table-cell table:style-name="Table15.D9" office:value-type="string">
            <text:p text:style-name="P26">M </text:p>
          </table:table-cell>
          <table:table-cell table:style-name="Table15.E9" office:value-type="string">
            <text:p text:style-name="P26">M </text:p>
          </table:table-cell>
          <table:table-cell table:style-name="Table15.F9" office:value-type="string">
            <text:p text:style-name="P26">Formal-External, Formal-Internal </text:p>
          </table:table-cell>
          <table:table-cell table:style-name="Table15.G9" office:value-type="string">
            <text:p text:style-name="P26">Office </text:p>
          </table:table-cell>
          <table:table-cell table:style-name="Table15.H9" office:value-type="string">
            <text:p text:style-name="P26">mgmnt/rup_qapln.dot </text:p>
          </table:table-cell>
        </table:table-row>
        <table:table-row table:style-name="Table15.1">
          <table:table-cell table:style-name="Table15.A10" office:value-type="string">
            <text:p text:style-name="P27">User-Interface Prototype</text:p>
          </table:table-cell>
          <table:table-cell table:style-name="Table15.B10" office:value-type="string">
            <text:p text:style-name="P26">S </text:p>
          </table:table-cell>
          <table:table-cell table:style-name="Table15.C10" office:value-type="string">
            <text:p text:style-name="P26">S </text:p>
          </table:table-cell>
          <table:table-cell table:style-name="Table15.D10" office:value-type="string">
            <text:p text:style-name="P26">S </text:p>
          </table:table-cell>
          <table:table-cell table:style-name="Table15.E10" office:value-type="string">
            <text:p text:style-name="P26">S </text:p>
          </table:table-cell>
          <table:table-cell table:style-name="Table15.F10" office:value-type="string">
            <text:p text:style-name="P26">Formal-External, Formal-Internal </text:p>
          </table:table-cell>
          <table:table-cell table:style-name="Table15.G10" office:value-type="string">
            <text:p text:style-name="P26">Eclipse </text:p>
          </table:table-cell>
          <table:table-cell table:style-name="Table15.H10"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text:span text:style-name="Strong_20_Emphasis">Artifacts</text:span></text:p>
          </table:table-cell>
          <table:table-cell table:style-name="Table16.A1" office:value-type="string">
            <text:p text:style-name="P2"><text:span text:style-name="Strong_20_Emphasis">How to Use</text:span></text:p>
          </table:table-cell>
          <table:table-cell table:style-name="Table16.C1" office:value-type="string">
            <text:p text:style-name="P2"><text:span text:style-name="Strong_20_Emphasis">Reason</text:span></text:p>
          </table:table-cell>
        </table:table-row>
        <table:table-row table:style-name="Table16.1">
          <table:table-cell table:style-name="Table16.A2" office:value-type="string">
            <text:p text:style-name="P2"> </text:p>
          </table:table-cell>
          <table:table-cell table:style-name="Table16.B2" office:value-type="string">
            <text:p text:style-name="P20"> </text:p>
          </table:table-cell>
          <table:table-cell table:style-name="Table16.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Composed of two groups: Quality Assurance (leader: Christopher Camp) and Technology &amp; Tool Integration (leader: Christopher Johnson).</text:p>
      <text:h text:style-name="Heading_20_2" text:outline-level="2">Testing<text:span text:style-name="T2"> &amp; Security</text:span></text:h>
      <text:h text:style-name="Heading_20_3" text:outline-level="3">Workflow</text:h>
      <text:p text:style-name="Standard">Business Rules:<text:tab/><text:tab/><text:tab/>Leyue Wang.</text:p>
      <text:p text:style-name="Standard">Risk List:<text:tab/><text:tab/><text:tab/>Shanna Keith.</text:p>
      <text:p text:style-name="Standard">Risk Management Plan:<text:tab/><text:tab/>Brad Bittinger.</text:p>
      <text:p text:style-name="Standard"/>
      <text:p text:style-name="Standard">Tests cases and other testing related documents will come in phases later than inception.</text:p>
      <text:h text:style-name="P40" text:outline-level="3">Artifacts</text:h>
      <table:table table:name="Table18" table:style-name="Table18">
        <table:table-column table:style-name="Table18.A"/>
        <table:table-column table:style-name="Table18.B" table:number-columns-repeated="4"/>
        <table:table-column table:style-name="Table18.F" table:number-columns-repeated="2"/>
        <table:table-column table:style-name="Table18.H"/>
        <table:table-row table:style-name="Table18.1">
          <table:table-cell table:style-name="Table18.A1" table:number-rows-spanned="2" office:value-type="string">
            <text:p text:style-name="P2"><text:span text:style-name="Strong_20_Emphasis">Artifacts</text:span></text:p>
          </table:table-cell>
          <table:table-cell table:style-name="Table18.A1" table:number-columns-spanned="4" office:value-type="string">
            <text:p text:style-name="P2"><text:span text:style-name="Strong_20_Emphasis">How to Use</text:span></text:p>
          </table:table-cell>
          <table:covered-table-cell/>
          <table:covered-table-cell/>
          <table:covered-table-cell/>
          <table:table-cell table:style-name="Table18.A1" table:number-rows-spanned="2" office:value-type="string">
            <text:p text:style-name="P2"><text:span text:style-name="Strong_20_Emphasis">Review Details</text:span></text:p>
          </table:table-cell>
          <table:table-cell table:style-name="Table18.A1" table:number-rows-spanned="2" office:value-type="string">
            <text:p text:style-name="P2"><text:span text:style-name="Strong_20_Emphasis">Tools Used</text:span></text:p>
          </table:table-cell>
          <table:table-cell table:style-name="Table18.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18.1">
          <table:covered-table-cell/>
          <table:table-cell table:style-name="Table18.A1" office:value-type="string">
            <text:p text:style-name="P2"><text:span text:style-name="Strong_20_Emphasis">Incep</text:span></text:p>
          </table:table-cell>
          <table:table-cell table:style-name="Table18.A1" office:value-type="string">
            <text:p text:style-name="P2"><text:span text:style-name="Strong_20_Emphasis">Elab</text:span></text:p>
          </table:table-cell>
          <table:table-cell table:style-name="Table18.A1" office:value-type="string">
            <text:p text:style-name="P2"><text:span text:style-name="Strong_20_Emphasis">Const</text:span></text:p>
          </table:table-cell>
          <table:table-cell table:style-name="Table18.A1" office:value-type="string">
            <text:p text:style-name="P2"><text:span text:style-name="Strong_20_Emphasis">Trans</text:span></text:p>
          </table:table-cell>
          <table:covered-table-cell/>
          <table:covered-table-cell/>
          <table:covered-table-cell/>
        </table:table-row>
        <table:table-row table:style-name="Table18.1">
          <table:table-cell table:style-name="Table18.A6" office:value-type="string">
            <text:p text:style-name="P27">Business Rules</text:p>
          </table:table-cell>
          <table:table-cell table:style-name="Table18.B6" office:value-type="string">
            <text:p text:style-name="P50">S </text:p>
          </table:table-cell>
          <table:table-cell table:style-name="Table18.C6" office:value-type="string">
            <text:p text:style-name="P50">M </text:p>
          </table:table-cell>
          <table:table-cell table:style-name="Table18.D6" office:value-type="string">
            <text:p text:style-name="P50">M </text:p>
          </table:table-cell>
          <table:table-cell table:style-name="Table18.E6" office:value-type="string">
            <text:p text:style-name="P50">M </text:p>
          </table:table-cell>
          <table:table-cell table:style-name="Table18.F6" office:value-type="string">
            <text:p text:style-name="P26">Formal-Interdisciplinary </text:p>
          </table:table-cell>
          <table:table-cell table:style-name="Table18.G6" office:value-type="string">
            <text:p text:style-name="P50">Office</text:p>
          </table:table-cell>
          <table:table-cell table:style-name="Table18.H6" office:value-type="string">
            <text:p text:style-name="P26">bm/rup_brul.dot </text:p>
          </table:table-cell>
        </table:table-row>
        <table:table-row table:style-name="Table18.1">
          <table:table-cell table:style-name="Table18.A6" office:value-type="string">
            <text:p text:style-name="P27">Risk List</text:p>
          </table:table-cell>
          <table:table-cell table:style-name="Table18.B6" office:value-type="string">
            <text:p text:style-name="P26">M </text:p>
          </table:table-cell>
          <table:table-cell table:style-name="Table18.C6" office:value-type="string">
            <text:p text:style-name="P26">M </text:p>
          </table:table-cell>
          <table:table-cell table:style-name="Table18.D6" office:value-type="string">
            <text:p text:style-name="P26">M </text:p>
          </table:table-cell>
          <table:table-cell table:style-name="Table18.E6" office:value-type="string">
            <text:p text:style-name="P26">M </text:p>
          </table:table-cell>
          <table:table-cell table:style-name="Table18.F6" office:value-type="string">
            <text:p text:style-name="P26">Formal-Interdisciplinary </text:p>
          </table:table-cell>
          <table:table-cell table:style-name="Table18.G6" office:value-type="string">
            <text:p text:style-name="P26">Office </text:p>
          </table:table-cell>
          <table:table-cell table:style-name="Table18.H6" office:value-type="string">
            <text:p text:style-name="P26">mgmnt/rup_rsklst.dot </text:p>
          </table:table-cell>
        </table:table-row>
        <table:table-row table:style-name="Table18.1">
          <table:table-cell table:style-name="Table18.A6" office:value-type="string">
            <text:p text:style-name="P27">Risk Management Plan</text:p>
          </table:table-cell>
          <table:table-cell table:style-name="Table18.B6" office:value-type="string">
            <text:p text:style-name="P26">M </text:p>
          </table:table-cell>
          <table:table-cell table:style-name="Table18.C6" office:value-type="string">
            <text:p text:style-name="P26">M </text:p>
          </table:table-cell>
          <table:table-cell table:style-name="Table18.D6" office:value-type="string">
            <text:p text:style-name="P26">M </text:p>
          </table:table-cell>
          <table:table-cell table:style-name="Table18.E6" office:value-type="string">
            <text:p text:style-name="P26">M </text:p>
          </table:table-cell>
          <table:table-cell table:style-name="Table18.F6" office:value-type="string">
            <text:p text:style-name="P26">Formal-Interdisciplinary </text:p>
          </table:table-cell>
          <table:table-cell table:style-name="Table18.G6" office:value-type="string">
            <text:p text:style-name="P26">Office </text:p>
          </table:table-cell>
          <table:table-cell table:style-name="Table18.H6" office:value-type="string">
            <text:p text:style-name="P26">mgmnt/rup_rskpln.dot </text:p>
          </table:table-cell>
        </table:table-row>
        <table:table-row table:style-name="Table18.1">
          <table:table-cell table:style-name="Table18.A6" office:value-type="string">
            <text:p text:style-name="P27">Test Case</text:p>
          </table:table-cell>
          <table:table-cell table:style-name="Table18.B6" office:value-type="string">
            <text:p text:style-name="P26">W</text:p>
          </table:table-cell>
          <table:table-cell table:style-name="Table18.C6" office:value-type="string">
            <text:p text:style-name="P26">C</text:p>
          </table:table-cell>
          <table:table-cell table:style-name="Table18.D6" office:value-type="string">
            <text:p text:style-name="P26">S</text:p>
          </table:table-cell>
          <table:table-cell table:style-name="Table18.E6" office:value-type="string">
            <text:p text:style-name="P26">M</text:p>
          </table:table-cell>
          <table:table-cell table:style-name="Table18.F6" office:value-type="string">
            <text:p text:style-name="P26">TBD</text:p>
          </table:table-cell>
          <table:table-cell table:style-name="Table18.G6" office:value-type="string">
            <text:p text:style-name="P26">TBD</text:p>
          </table:table-cell>
          <table:table-cell table:style-name="Table18.H6" office:value-type="string">
            <text:p text:style-name="P26"/>
          </table:table-cell>
        </table:table-row>
        <table:table-row table:style-name="Table18.1">
          <table:table-cell table:style-name="Table18.A7" office:value-type="string">
            <text:p text:style-name="P27">Test Class</text:p>
          </table:table-cell>
          <table:table-cell table:style-name="Table18.B7" office:value-type="string">
            <text:p text:style-name="P50">W </text:p>
          </table:table-cell>
          <table:table-cell table:style-name="Table18.C7" office:value-type="string">
            <text:p text:style-name="P50">C </text:p>
          </table:table-cell>
          <table:table-cell table:style-name="Table18.D7" office:value-type="string">
            <text:p text:style-name="P50">S</text:p>
          </table:table-cell>
          <table:table-cell table:style-name="Table18.E7" office:value-type="string">
            <text:p text:style-name="P50">M </text:p>
          </table:table-cell>
          <table:table-cell table:style-name="Table18.F7" office:value-type="string">
            <text:p text:style-name="P26">TBD </text:p>
          </table:table-cell>
          <table:table-cell table:style-name="Table18.G7" office:value-type="string">
            <text:p text:style-name="P50">TBD </text:p>
          </table:table-cell>
          <table:table-cell table:style-name="Table18.H7" office:value-type="string">
            <text:p text:style-name="P26"> </text:p>
          </table:table-cell>
        </table:table-row>
        <table:table-row table:style-name="Table18.1">
          <table:table-cell table:style-name="Table18.A8" office:value-type="string">
            <text:p text:style-name="P27">Test Components</text:p>
          </table:table-cell>
          <table:table-cell table:style-name="Table18.B8" office:value-type="string">
            <text:p text:style-name="P26">W </text:p>
          </table:table-cell>
          <table:table-cell table:style-name="Table18.C8" office:value-type="string">
            <text:p text:style-name="P26">C </text:p>
          </table:table-cell>
          <table:table-cell table:style-name="Table18.D8" office:value-type="string">
            <text:p text:style-name="P26">S </text:p>
          </table:table-cell>
          <table:table-cell table:style-name="Table18.E8" office:value-type="string">
            <text:p text:style-name="P26">M </text:p>
          </table:table-cell>
          <table:table-cell table:style-name="Table18.F8" office:value-type="string">
            <text:p text:style-name="P26">TBD </text:p>
          </table:table-cell>
          <table:table-cell table:style-name="Table18.G8" office:value-type="string">
            <text:p text:style-name="P26">TBD </text:p>
          </table:table-cell>
          <table:table-cell table:style-name="Table18.H8" office:value-type="string">
            <text:p text:style-name="P26"> </text:p>
          </table:table-cell>
        </table:table-row>
        <table:table-row table:style-name="Table18.1">
          <table:table-cell table:style-name="Table18.A9" office:value-type="string">
            <text:p text:style-name="P27">Test Evaluation Summary</text:p>
          </table:table-cell>
          <table:table-cell table:style-name="Table18.B9" office:value-type="string">
            <text:p text:style-name="P26">W </text:p>
          </table:table-cell>
          <table:table-cell table:style-name="Table18.C9" office:value-type="string">
            <text:p text:style-name="P26">C </text:p>
          </table:table-cell>
          <table:table-cell table:style-name="Table18.D9" office:value-type="string">
            <text:p text:style-name="P26">S </text:p>
          </table:table-cell>
          <table:table-cell table:style-name="Table18.E9" office:value-type="string">
            <text:p text:style-name="P26">M </text:p>
          </table:table-cell>
          <table:table-cell table:style-name="Table18.F9" office:value-type="string">
            <text:p text:style-name="P26">TBD </text:p>
          </table:table-cell>
          <table:table-cell table:style-name="Table18.G9" office:value-type="string">
            <text:p text:style-name="P26">TBD </text:p>
          </table:table-cell>
          <table:table-cell table:style-name="Table18.H9" office:value-type="string">
            <text:p text:style-name="P26"> </text:p>
          </table:table-cell>
        </table:table-row>
        <table:table-row table:style-name="Table18.1">
          <table:table-cell table:style-name="Table18.A10" office:value-type="string">
            <text:p text:style-name="P27">Test Model</text:p>
          </table:table-cell>
          <table:table-cell table:style-name="Table18.B10" office:value-type="string">
            <text:p text:style-name="P26">W </text:p>
          </table:table-cell>
          <table:table-cell table:style-name="Table18.C10" office:value-type="string">
            <text:p text:style-name="P26">C </text:p>
          </table:table-cell>
          <table:table-cell table:style-name="Table18.D10" office:value-type="string">
            <text:p text:style-name="P26">S </text:p>
          </table:table-cell>
          <table:table-cell table:style-name="Table18.E10" office:value-type="string">
            <text:p text:style-name="P26">M </text:p>
          </table:table-cell>
          <table:table-cell table:style-name="Table18.F10" office:value-type="string">
            <text:p text:style-name="P26">TBD </text:p>
          </table:table-cell>
          <table:table-cell table:style-name="Table18.G10" office:value-type="string">
            <text:p text:style-name="P26">TBD </text:p>
          </table:table-cell>
          <table:table-cell table:style-name="Table18.H10" office:value-type="string">
            <text:p text:style-name="P26"> </text:p>
          </table:table-cell>
        </table:table-row>
        <table:table-row table:style-name="Table18.1">
          <table:table-cell table:style-name="Table18.A11" office:value-type="string">
            <text:p text:style-name="P27">Test Package</text:p>
          </table:table-cell>
          <table:table-cell table:style-name="Table18.B11" office:value-type="string">
            <text:p text:style-name="P26">W </text:p>
          </table:table-cell>
          <table:table-cell table:style-name="Table18.C11" office:value-type="string">
            <text:p text:style-name="P26">C </text:p>
          </table:table-cell>
          <table:table-cell table:style-name="Table18.D11" office:value-type="string">
            <text:p text:style-name="P26">S </text:p>
          </table:table-cell>
          <table:table-cell table:style-name="Table18.E11" office:value-type="string">
            <text:p text:style-name="P26">M </text:p>
          </table:table-cell>
          <table:table-cell table:style-name="Table18.F11" office:value-type="string">
            <text:p text:style-name="P26">TBD </text:p>
          </table:table-cell>
          <table:table-cell table:style-name="Table18.G11" office:value-type="string">
            <text:p text:style-name="P26">TBD </text:p>
          </table:table-cell>
          <table:table-cell table:style-name="Table18.H11" office:value-type="string">
            <text:p text:style-name="P26"> </text:p>
          </table:table-cell>
        </table:table-row>
        <table:table-row table:style-name="Table18.1">
          <table:table-cell table:style-name="Table18.A12" office:value-type="string">
            <text:p text:style-name="P27">Test Plan</text:p>
          </table:table-cell>
          <table:table-cell table:style-name="Table18.B12" office:value-type="string">
            <text:p text:style-name="P26">W </text:p>
          </table:table-cell>
          <table:table-cell table:style-name="Table18.C12" office:value-type="string">
            <text:p text:style-name="P26">C </text:p>
          </table:table-cell>
          <table:table-cell table:style-name="Table18.D12" office:value-type="string">
            <text:p text:style-name="P26">S </text:p>
          </table:table-cell>
          <table:table-cell table:style-name="Table18.E12" office:value-type="string">
            <text:p text:style-name="P26">M </text:p>
          </table:table-cell>
          <table:table-cell table:style-name="Table18.F12" office:value-type="string">
            <text:p text:style-name="P26">TBD </text:p>
          </table:table-cell>
          <table:table-cell table:style-name="Table18.G12" office:value-type="string">
            <text:p text:style-name="P26">TBD </text:p>
          </table:table-cell>
          <table:table-cell table:style-name="Table18.H12" office:value-type="string">
            <text:p text:style-name="P26"> </text:p>
          </table:table-cell>
        </table:table-row>
        <table:table-row table:style-name="Table18.1">
          <table:table-cell table:style-name="Table18.A13" office:value-type="string">
            <text:p text:style-name="P27">Test Procedure</text:p>
          </table:table-cell>
          <table:table-cell table:style-name="Table18.B13" office:value-type="string">
            <text:p text:style-name="P26">W </text:p>
          </table:table-cell>
          <table:table-cell table:style-name="Table18.C13" office:value-type="string">
            <text:p text:style-name="P26">C </text:p>
          </table:table-cell>
          <table:table-cell table:style-name="Table18.D13" office:value-type="string">
            <text:p text:style-name="P26">S </text:p>
          </table:table-cell>
          <table:table-cell table:style-name="Table18.E13" office:value-type="string">
            <text:p text:style-name="P26">M </text:p>
          </table:table-cell>
          <table:table-cell table:style-name="Table18.F13" office:value-type="string">
            <text:p text:style-name="P26">TBD </text:p>
          </table:table-cell>
          <table:table-cell table:style-name="Table18.G13" office:value-type="string">
            <text:p text:style-name="P26">TBD </text:p>
          </table:table-cell>
          <table:table-cell table:style-name="Table18.H13" office:value-type="string">
            <text:p text:style-name="P26"> </text:p>
          </table:table-cell>
        </table:table-row>
        <table:table-row table:style-name="Table18.1">
          <table:table-cell table:style-name="Table18.A14" office:value-type="string">
            <text:p text:style-name="P27">Test Results</text:p>
          </table:table-cell>
          <table:table-cell table:style-name="Table18.B14" office:value-type="string">
            <text:p text:style-name="P26">W </text:p>
          </table:table-cell>
          <table:table-cell table:style-name="Table18.C14" office:value-type="string">
            <text:p text:style-name="P26">C </text:p>
          </table:table-cell>
          <table:table-cell table:style-name="Table18.D14" office:value-type="string">
            <text:p text:style-name="P26">S </text:p>
          </table:table-cell>
          <table:table-cell table:style-name="Table18.E14" office:value-type="string">
            <text:p text:style-name="P26">M </text:p>
          </table:table-cell>
          <table:table-cell table:style-name="Table18.F14" office:value-type="string">
            <text:p text:style-name="P26">TBD </text:p>
          </table:table-cell>
          <table:table-cell table:style-name="Table18.G14" office:value-type="string">
            <text:p text:style-name="P26">TBD </text:p>
          </table:table-cell>
          <table:table-cell table:style-name="Table18.H14" office:value-type="string">
            <text:p text:style-name="P26"> </text:p>
          </table:table-cell>
        </table:table-row>
        <table:table-row table:style-name="Table18.1">
          <table:table-cell table:style-name="Table18.A15" office:value-type="string">
            <text:p text:style-name="P27">Test Script</text:p>
          </table:table-cell>
          <table:table-cell table:style-name="Table18.B15" office:value-type="string">
            <text:p text:style-name="P26">W </text:p>
          </table:table-cell>
          <table:table-cell table:style-name="Table18.C15" office:value-type="string">
            <text:p text:style-name="P26">C </text:p>
          </table:table-cell>
          <table:table-cell table:style-name="Table18.D15" office:value-type="string">
            <text:p text:style-name="P26">S </text:p>
          </table:table-cell>
          <table:table-cell table:style-name="Table18.E15" office:value-type="string">
            <text:p text:style-name="P26">M </text:p>
          </table:table-cell>
          <table:table-cell table:style-name="Table18.F15" office:value-type="string">
            <text:p text:style-name="P26">TBD </text:p>
          </table:table-cell>
          <table:table-cell table:style-name="Table18.G15" office:value-type="string">
            <text:p text:style-name="P26">TBD </text:p>
          </table:table-cell>
          <table:table-cell table:style-name="Table18.H15" office:value-type="string">
            <text:p text:style-name="P26"> </text:p>
          </table:table-cell>
        </table:table-row>
        <table:table-row table:style-name="Table18.1">
          <table:table-cell table:style-name="Table18.A16" office:value-type="string">
            <text:p text:style-name="P27">Test Subsystem</text:p>
          </table:table-cell>
          <table:table-cell table:style-name="Table18.B16" office:value-type="string">
            <text:p text:style-name="P26">W </text:p>
          </table:table-cell>
          <table:table-cell table:style-name="Table18.C16" office:value-type="string">
            <text:p text:style-name="P26">C </text:p>
          </table:table-cell>
          <table:table-cell table:style-name="Table18.D16" office:value-type="string">
            <text:p text:style-name="P26">S </text:p>
          </table:table-cell>
          <table:table-cell table:style-name="Table18.E16" office:value-type="string">
            <text:p text:style-name="P26">M </text:p>
          </table:table-cell>
          <table:table-cell table:style-name="Table18.F16" office:value-type="string">
            <text:p text:style-name="P26">TBD </text:p>
          </table:table-cell>
          <table:table-cell table:style-name="Table18.G16" office:value-type="string">
            <text:p text:style-name="P26">TBD </text:p>
          </table:table-cell>
          <table:table-cell table:style-name="Table18.H16" office:value-type="string">
            <text:p text:style-name="P26"> </text:p>
          </table:table-cell>
        </table:table-row>
        <table:table-row table:style-name="Table18.1">
          <table:table-cell table:style-name="Table18.A17" office:value-type="string">
            <text:p text:style-name="P27">Workload Analysis Document</text:p>
          </table:table-cell>
          <table:table-cell table:style-name="Table18.B17" office:value-type="string">
            <text:p text:style-name="P26">W </text:p>
          </table:table-cell>
          <table:table-cell table:style-name="Table18.C17" office:value-type="string">
            <text:p text:style-name="P26">C </text:p>
          </table:table-cell>
          <table:table-cell table:style-name="Table18.D17" office:value-type="string">
            <text:p text:style-name="P26">S </text:p>
          </table:table-cell>
          <table:table-cell table:style-name="Table18.E17" office:value-type="string">
            <text:p text:style-name="P26">M </text:p>
          </table:table-cell>
          <table:table-cell table:style-name="Table18.F17" office:value-type="string">
            <text:p text:style-name="P26">TBD </text:p>
          </table:table-cell>
          <table:table-cell table:style-name="Table18.G17" office:value-type="string">
            <text:p text:style-name="P26">TBD </text:p>
          </table:table-cell>
          <table:table-cell table:style-name="Table18.H17"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text:span text:style-name="Strong_20_Emphasis">Artifacts</text:span></text:p>
          </table:table-cell>
          <table:table-cell table:style-name="Table19.A1" office:value-type="string">
            <text:p text:style-name="P2"><text:span text:style-name="Strong_20_Emphasis">How to Use</text:span></text:p>
          </table:table-cell>
          <table:table-cell table:style-name="Table19.C1" office:value-type="string">
            <text:p text:style-name="P2"><text:span text:style-name="Strong_20_Emphasis">Reason</text:span></text:p>
          </table:table-cell>
        </table:table-row>
        <table:table-row table:style-name="Table19.1">
          <table:table-cell table:style-name="Table19.A2" office:value-type="string">
            <text:p text:style-name="P2"> </text:p>
          </table:table-cell>
          <table:table-cell table:style-name="Table19.B2" office:value-type="string">
            <text:p text:style-name="P20"> </text:p>
          </table:table-cell>
          <table:table-cell table:style-name="Table19.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For the Inception phase, Adam Moore worked on the Configuration Plan mainly. The other group members focused on the artifacts assigned to Testing &amp; Security.</text:p>
      <text:h text:style-name="Heading_20_2" text:outline-level="2">Deployment<text:span text:style-name="T2"> </text:span></text:h>
      <text:h text:style-name="Heading_20_3" text:outline-level="3">Workflow</text:h>
      <text:p text:style-name="Standard">Team not created yet, will come in later phases.</text:p>
      <text:h text:style-name="P40" text:outline-level="3">Artifacts</text:h>
      <table:table table:name="Table21" table:style-name="Table21">
        <table:table-column table:style-name="Table21.A"/>
        <table:table-column table:style-name="Table21.B"/>
        <table:table-column table:style-name="Table21.C" table:number-columns-repeated="2"/>
        <table:table-column table:style-name="Table21.E"/>
        <table:table-column table:style-name="Table21.F" table:number-columns-repeated="2"/>
        <table:table-column table:style-name="Table21.H"/>
        <table:table-row table:style-name="Table21.1">
          <table:table-cell table:style-name="Table21.A1" table:number-rows-spanned="2" office:value-type="string">
            <text:p text:style-name="P2"><text:span text:style-name="Strong_20_Emphasis">Artifacts</text:span></text:p>
          </table:table-cell>
          <table:table-cell table:style-name="Table21.A1" table:number-columns-spanned="4" office:value-type="string">
            <text:p text:style-name="P2"><text:span text:style-name="Strong_20_Emphasis">How to Use</text:span></text:p>
          </table:table-cell>
          <table:covered-table-cell/>
          <table:covered-table-cell/>
          <table:covered-table-cell/>
          <table:table-cell table:style-name="Table21.A1" table:number-rows-spanned="2" office:value-type="string">
            <text:p text:style-name="P2"><text:span text:style-name="Strong_20_Emphasis">Review Details</text:span></text:p>
          </table:table-cell>
          <table:table-cell table:style-name="Table21.A1" table:number-rows-spanned="2" office:value-type="string">
            <text:p text:style-name="P2"><text:span text:style-name="Strong_20_Emphasis">Tools Used</text:span></text:p>
          </table:table-cell>
          <table:table-cell table:style-name="Table21.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21.1">
          <table:covered-table-cell/>
          <table:table-cell table:style-name="Table21.A1" office:value-type="string">
            <text:p text:style-name="P2"><text:span text:style-name="Strong_20_Emphasis">Incep</text:span></text:p>
          </table:table-cell>
          <table:table-cell table:style-name="Table21.A1" office:value-type="string">
            <text:p text:style-name="P2"><text:span text:style-name="Strong_20_Emphasis">Elab</text:span></text:p>
          </table:table-cell>
          <table:table-cell table:style-name="Table21.A1" office:value-type="string">
            <text:p text:style-name="P2"><text:span text:style-name="Strong_20_Emphasis">Const</text:span></text:p>
          </table:table-cell>
          <table:table-cell table:style-name="Table21.A1" office:value-type="string">
            <text:p text:style-name="P2"><text:span text:style-name="Strong_20_Emphasis">Trans</text:span></text:p>
          </table:table-cell>
          <table:covered-table-cell/>
          <table:covered-table-cell/>
          <table:covered-table-cell/>
        </table:table-row>
        <table:table-row table:style-name="Table21.1">
          <table:table-cell table:style-name="Table21.A3" office:value-type="string">
            <text:p text:style-name="P27">Bill of Materials</text:p>
          </table:table-cell>
          <table:table-cell table:style-name="Table21.B3" office:value-type="string">
            <text:p text:style-name="P50">W<text:tab/></text:p>
          </table:table-cell>
          <table:table-cell table:style-name="Table21.C3" office:value-type="string">
            <text:p text:style-name="P50">C </text:p>
          </table:table-cell>
          <table:table-cell table:style-name="Table21.D3" office:value-type="string">
            <text:p text:style-name="P50">M </text:p>
          </table:table-cell>
          <table:table-cell table:style-name="Table21.E3" office:value-type="string">
            <text:p text:style-name="P50">M </text:p>
          </table:table-cell>
          <table:table-cell table:style-name="Table21.F3" office:value-type="string">
            <text:p text:style-name="P26">TBD </text:p>
          </table:table-cell>
          <table:table-cell table:style-name="Table21.G3" office:value-type="string">
            <text:p text:style-name="P50"><text:s/></text:p>
          </table:table-cell>
          <table:table-cell table:style-name="Table21.H3" office:value-type="string">
            <text:p text:style-name="P26"> </text:p>
          </table:table-cell>
        </table:table-row>
        <table:table-row table:style-name="Table21.1">
          <table:table-cell table:style-name="Table21.A4" office:value-type="string">
            <text:p text:style-name="P27">Deployment Plan</text:p>
          </table:table-cell>
          <table:table-cell table:style-name="Table21.B4" office:value-type="string">
            <text:p text:style-name="P50">W<text:tab/></text:p>
          </table:table-cell>
          <table:table-cell table:style-name="Table21.C4" office:value-type="string">
            <text:p text:style-name="P50">C </text:p>
          </table:table-cell>
          <table:table-cell table:style-name="Table21.D4" office:value-type="string">
            <text:p text:style-name="P50">S </text:p>
          </table:table-cell>
          <table:table-cell table:style-name="Table21.E4" office:value-type="string">
            <text:p text:style-name="P50">M </text:p>
          </table:table-cell>
          <table:table-cell table:style-name="Table21.F4" office:value-type="string">
            <text:p text:style-name="P26">TBD </text:p>
          </table:table-cell>
          <table:table-cell table:style-name="Table21.G4" office:value-type="string">
            <text:p text:style-name="P50"><text:s/></text:p>
          </table:table-cell>
          <table:table-cell table:style-name="Table21.H4" office:value-type="string">
            <text:p text:style-name="P26"> </text:p>
          </table:table-cell>
        </table:table-row>
        <table:table-row table:style-name="Table21.1">
          <table:table-cell table:style-name="Table21.A5" office:value-type="string">
            <text:p text:style-name="P27">Deployment Unit</text:p>
          </table:table-cell>
          <table:table-cell table:style-name="Table21.B5" office:value-type="string">
            <text:p text:style-name="P50">W<text:tab/></text:p>
          </table:table-cell>
          <table:table-cell table:style-name="Table21.C5" office:value-type="string">
            <text:p text:style-name="P50">C </text:p>
          </table:table-cell>
          <table:table-cell table:style-name="Table21.D5" office:value-type="string">
            <text:p text:style-name="P50">S </text:p>
          </table:table-cell>
          <table:table-cell table:style-name="Table21.E5" office:value-type="string">
            <text:p text:style-name="P50">M </text:p>
          </table:table-cell>
          <table:table-cell table:style-name="Table21.F5" office:value-type="string">
            <text:p text:style-name="P26">TBD </text:p>
          </table:table-cell>
          <table:table-cell table:style-name="Table21.G5" office:value-type="string">
            <text:p text:style-name="P50"><text:s/></text:p>
          </table:table-cell>
          <table:table-cell table:style-name="Table21.H5" office:value-type="string">
            <text:p text:style-name="P26"> </text:p>
          </table:table-cell>
        </table:table-row>
        <table:table-row table:style-name="Table21.1">
          <table:table-cell table:style-name="Table21.A6" office:value-type="string">
            <text:p text:style-name="P27">End-User Support Material</text:p>
          </table:table-cell>
          <table:table-cell table:style-name="Table21.B6" office:value-type="string">
            <text:p text:style-name="P50">W </text:p>
          </table:table-cell>
          <table:table-cell table:style-name="Table21.C6" office:value-type="string">
            <text:p text:style-name="P50">C </text:p>
          </table:table-cell>
          <table:table-cell table:style-name="Table21.D6" office:value-type="string">
            <text:p text:style-name="P50">C </text:p>
          </table:table-cell>
          <table:table-cell table:style-name="Table21.E6" office:value-type="string">
            <text:p text:style-name="P50">M </text:p>
          </table:table-cell>
          <table:table-cell table:style-name="Table21.F6" office:value-type="string">
            <text:p text:style-name="P26">TBD </text:p>
          </table:table-cell>
          <table:table-cell table:style-name="Table21.G6" office:value-type="string">
            <text:p text:style-name="P50"><text:s/></text:p>
          </table:table-cell>
          <table:table-cell table:style-name="Table21.H6" office:value-type="string">
            <text:p text:style-name="P26"> </text:p>
          </table:table-cell>
        </table:table-row>
        <table:table-row table:style-name="Table21.1">
          <table:table-cell table:style-name="Table21.A7" office:value-type="string">
            <text:p text:style-name="P27">Installation Artifacts</text:p>
          </table:table-cell>
          <table:table-cell table:style-name="Table21.B7" office:value-type="string">
            <text:p text:style-name="P26">W </text:p>
          </table:table-cell>
          <table:table-cell table:style-name="Table21.C7" office:value-type="string">
            <text:p text:style-name="P26">C </text:p>
          </table:table-cell>
          <table:table-cell table:style-name="Table21.D7" office:value-type="string">
            <text:p text:style-name="P26">C </text:p>
          </table:table-cell>
          <table:table-cell table:style-name="Table21.E7" office:value-type="string">
            <text:p text:style-name="P26">M </text:p>
          </table:table-cell>
          <table:table-cell table:style-name="Table21.F7" office:value-type="string">
            <text:p text:style-name="P26">TBD </text:p>
          </table:table-cell>
          <table:table-cell table:style-name="Table21.G7" office:value-type="string">
            <text:p text:style-name="P26"> </text:p>
          </table:table-cell>
          <table:table-cell table:style-name="Table21.H7" office:value-type="string">
            <text:p text:style-name="P26"> </text:p>
          </table:table-cell>
        </table:table-row>
        <table:table-row table:style-name="Table21.1">
          <table:table-cell table:style-name="Table21.A8" office:value-type="string">
            <text:p text:style-name="P27">Product</text:p>
          </table:table-cell>
          <table:table-cell table:style-name="Table21.B8" office:value-type="string">
            <text:p text:style-name="P26">W </text:p>
          </table:table-cell>
          <table:table-cell table:style-name="Table21.C8" office:value-type="string">
            <text:p text:style-name="P26">C </text:p>
          </table:table-cell>
          <table:table-cell table:style-name="Table21.D8" office:value-type="string">
            <text:p text:style-name="P26">S </text:p>
          </table:table-cell>
          <table:table-cell table:style-name="Table21.E8" office:value-type="string">
            <text:p text:style-name="P26">M </text:p>
          </table:table-cell>
          <table:table-cell table:style-name="Table21.F8" office:value-type="string">
            <text:p text:style-name="P26">TBD </text:p>
          </table:table-cell>
          <table:table-cell table:style-name="Table21.G8" office:value-type="string">
            <text:p text:style-name="P26"> </text:p>
          </table:table-cell>
          <table:table-cell table:style-name="Table21.H8" office:value-type="string">
            <text:p text:style-name="P26"> </text:p>
          </table:table-cell>
        </table:table-row>
        <table:table-row table:style-name="Table21.1">
          <table:table-cell table:style-name="Table21.A9" office:value-type="string">
            <text:p text:style-name="P27">Product Artwork</text:p>
          </table:table-cell>
          <table:table-cell table:style-name="Table21.B9" office:value-type="string">
            <text:p text:style-name="P26">W </text:p>
          </table:table-cell>
          <table:table-cell table:style-name="Table21.C9" office:value-type="string">
            <text:p text:style-name="P26">C </text:p>
          </table:table-cell>
          <table:table-cell table:style-name="Table21.D9" office:value-type="string">
            <text:p text:style-name="P26">C </text:p>
          </table:table-cell>
          <table:table-cell table:style-name="Table21.E9" office:value-type="string">
            <text:p text:style-name="P26">M </text:p>
          </table:table-cell>
          <table:table-cell table:style-name="Table21.F9" office:value-type="string">
            <text:p text:style-name="P26">TBD </text:p>
          </table:table-cell>
          <table:table-cell table:style-name="Table21.G9" office:value-type="string">
            <text:p text:style-name="P26"> </text:p>
          </table:table-cell>
          <table:table-cell table:style-name="Table21.H9" office:value-type="string">
            <text:p text:style-name="P26"> </text:p>
          </table:table-cell>
        </table:table-row>
        <table:table-row table:style-name="Table21.1">
          <table:table-cell table:style-name="Table21.A10" office:value-type="string">
            <text:p text:style-name="P27">Release Notes</text:p>
          </table:table-cell>
          <table:table-cell table:style-name="Table21.B10" office:value-type="string">
            <text:p text:style-name="P26">W </text:p>
          </table:table-cell>
          <table:table-cell table:style-name="Table21.C10" office:value-type="string">
            <text:p text:style-name="P26">C </text:p>
          </table:table-cell>
          <table:table-cell table:style-name="Table21.D10" office:value-type="string">
            <text:p text:style-name="P26">S </text:p>
          </table:table-cell>
          <table:table-cell table:style-name="Table21.E10" office:value-type="string">
            <text:p text:style-name="P26">M </text:p>
          </table:table-cell>
          <table:table-cell table:style-name="Table21.F10" office:value-type="string">
            <text:p text:style-name="P26">TBD </text:p>
          </table:table-cell>
          <table:table-cell table:style-name="Table21.G10" office:value-type="string">
            <text:p text:style-name="P26"> </text:p>
          </table:table-cell>
          <table:table-cell table:style-name="Table21.H10" office:value-type="string">
            <text:p text:style-name="P26"> </text:p>
          </table:table-cell>
        </table:table-row>
        <table:table-row table:style-name="Table21.1">
          <table:table-cell table:style-name="Table21.A11" office:value-type="string">
            <text:p text:style-name="P27">Training Materials</text:p>
          </table:table-cell>
          <table:table-cell table:style-name="Table21.B11" office:value-type="string">
            <text:p text:style-name="P26">W </text:p>
          </table:table-cell>
          <table:table-cell table:style-name="Table21.C11" office:value-type="string">
            <text:p text:style-name="P26">C </text:p>
          </table:table-cell>
          <table:table-cell table:style-name="Table21.D11" office:value-type="string">
            <text:p text:style-name="P26">C </text:p>
          </table:table-cell>
          <table:table-cell table:style-name="Table21.E11" office:value-type="string">
            <text:p text:style-name="P26">M </text:p>
          </table:table-cell>
          <table:table-cell table:style-name="Table21.F11" office:value-type="string">
            <text:p text:style-name="P26">TBD </text:p>
          </table:table-cell>
          <table:table-cell table:style-name="Table21.G11" office:value-type="string">
            <text:p text:style-name="P26"> </text:p>
          </table:table-cell>
          <table:table-cell table:style-name="Table21.H11"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text:span text:style-name="Strong_20_Emphasis">Artifacts</text:span></text:p>
          </table:table-cell>
          <table:table-cell table:style-name="Table22.A1" office:value-type="string">
            <text:p text:style-name="P2"><text:span text:style-name="Strong_20_Emphasis">How to Use</text:span></text:p>
          </table:table-cell>
          <table:table-cell table:style-name="Table22.C1" office:value-type="string">
            <text:p text:style-name="P2"><text:span text:style-name="Strong_20_Emphasis">Reason</text:span></text:p>
          </table:table-cell>
        </table:table-row>
        <table:table-row table:style-name="Table22.1">
          <table:table-cell table:style-name="Table22.A2" office:value-type="string">
            <text:p text:style-name="P2"> </text:p>
          </table:table-cell>
          <table:table-cell table:style-name="Table22.B2" office:value-type="string">
            <text:p text:style-name="P20"> </text:p>
          </table:table-cell>
          <table:table-cell table:style-name="Table22.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Created by construction.</text:p>
      <text:p text:style-name="Standard"/>
      <text:h text:style-name="Heading_20_2" text:outline-level="2">Configuration<text:span text:style-name="T2"> </text:span>&amp;<text:span text:style-name="T2"> </text:span>Change<text:span text:style-name="T2"> </text:span>Management<text:span text:style-name="T2"> </text:span></text:h>
      <text:p text:style-name="InfoBlue">[See the section titled Discipline Configuration that describes what each of the following sections needs to contain.]</text:p>
      <text:h text:style-name="Heading_20_3" text:outline-level="3">Workflow</text:h>
      <text:p text:style-name="Standard">Configuration Management Plan:<text:tab/><text:tab/>Adam Moore, Hayden Chudy.</text:p>
      <text:p text:style-name="Standard">Project Repository:<text:tab/><text:tab/><text:tab/>Creation: Hayden Chudy; Upkeep: All group members.</text:p>
      <text:p text:style-name="Standard">Software Development Plan:<text:tab/><text:tab/>Matthew Nguyen.</text:p>
      <text:p text:style-name="Standard">Workspace:<text:tab/><text:tab/><text:tab/><text:tab/>Christopher Johns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Artifacts</text:h>
      <table:table table:name="Table24" table:style-name="Table24">
        <table:table-column table:style-name="Table24.A"/>
        <table:table-column table:style-name="Table24.B" table:number-columns-repeated="4"/>
        <table:table-column table:style-name="Table24.F" table:number-columns-repeated="2"/>
        <table:table-column table:style-name="Table24.H"/>
        <table:table-row table:style-name="Table24.1">
          <table:table-cell table:style-name="Table24.A1" table:number-rows-spanned="2" office:value-type="string">
            <text:p text:style-name="P2"><text:span text:style-name="Strong_20_Emphasis">Artifacts</text:span></text:p>
          </table:table-cell>
          <table:table-cell table:style-name="Table24.A1" table:number-columns-spanned="4" office:value-type="string">
            <text:p text:style-name="P2"><text:span text:style-name="Strong_20_Emphasis">How to Use</text:span></text:p>
          </table:table-cell>
          <table:covered-table-cell/>
          <table:covered-table-cell/>
          <table:covered-table-cell/>
          <table:table-cell table:style-name="Table24.A1" table:number-rows-spanned="2" office:value-type="string">
            <text:p text:style-name="P2"><text:span text:style-name="Strong_20_Emphasis">Review Details</text:span></text:p>
          </table:table-cell>
          <table:table-cell table:style-name="Table24.A1" table:number-rows-spanned="2" office:value-type="string">
            <text:p text:style-name="P2"><text:span text:style-name="Strong_20_Emphasis">Tools Used</text:span></text:p>
          </table:table-cell>
          <table:table-cell table:style-name="Table24.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24.1">
          <table:covered-table-cell/>
          <table:table-cell table:style-name="Table24.A1" office:value-type="string">
            <text:p text:style-name="P2"><text:span text:style-name="Strong_20_Emphasis">Incep</text:span></text:p>
          </table:table-cell>
          <table:table-cell table:style-name="Table24.A1" office:value-type="string">
            <text:p text:style-name="P2"><text:span text:style-name="Strong_20_Emphasis">Elab</text:span></text:p>
          </table:table-cell>
          <table:table-cell table:style-name="Table24.A1" office:value-type="string">
            <text:p text:style-name="P2"><text:span text:style-name="Strong_20_Emphasis">Const</text:span></text:p>
          </table:table-cell>
          <table:table-cell table:style-name="Table24.A1" office:value-type="string">
            <text:p text:style-name="P2"><text:span text:style-name="Strong_20_Emphasis">Trans</text:span></text:p>
          </table:table-cell>
          <table:covered-table-cell/>
          <table:covered-table-cell/>
          <table:covered-table-cell/>
        </table:table-row>
        <table:table-row table:style-name="Table24.1">
          <table:table-cell table:style-name="Table24.A3" office:value-type="string">
            <text:p text:style-name="P5">Change Request</text:p>
          </table:table-cell>
          <table:table-cell table:style-name="Table24.B3" office:value-type="string">
            <text:p text:style-name="P20">W </text:p>
          </table:table-cell>
          <table:table-cell table:style-name="Table24.C3" office:value-type="string">
            <text:p text:style-name="P20">S </text:p>
          </table:table-cell>
          <table:table-cell table:style-name="Table24.D3" office:value-type="string">
            <text:p text:style-name="P20">M </text:p>
          </table:table-cell>
          <table:table-cell table:style-name="Table24.E3" office:value-type="string">
            <text:p text:style-name="P20">M </text:p>
          </table:table-cell>
          <table:table-cell table:style-name="Table24.F3" office:value-type="string">
            <text:p text:style-name="P2">TBD </text:p>
          </table:table-cell>
          <table:table-cell table:style-name="Table24.G3" office:value-type="string">
            <text:p text:style-name="P20">TBD </text:p>
          </table:table-cell>
          <table:table-cell table:style-name="Table24.H3" office:value-type="string">
            <text:p text:style-name="P2"> </text:p>
          </table:table-cell>
        </table:table-row>
        <table:table-row table:style-name="Table24.1">
          <table:table-cell table:style-name="Table24.A4" office:value-type="string">
            <text:p text:style-name="P5">Configuration Audit Findings</text:p>
          </table:table-cell>
          <table:table-cell table:style-name="Table24.B4" office:value-type="string">
            <text:p text:style-name="P20">W </text:p>
          </table:table-cell>
          <table:table-cell table:style-name="Table24.C4" office:value-type="string">
            <text:p text:style-name="P20">S </text:p>
          </table:table-cell>
          <table:table-cell table:style-name="Table24.D4" office:value-type="string">
            <text:p text:style-name="P20">M </text:p>
          </table:table-cell>
          <table:table-cell table:style-name="Table24.E4" office:value-type="string">
            <text:p text:style-name="P20">M </text:p>
          </table:table-cell>
          <table:table-cell table:style-name="Table24.F4" office:value-type="string">
            <text:p text:style-name="P2">TBD </text:p>
          </table:table-cell>
          <table:table-cell table:style-name="Table24.G4" office:value-type="string">
            <text:p text:style-name="P20">TBD </text:p>
          </table:table-cell>
          <table:table-cell table:style-name="Table24.H4" office:value-type="string">
            <text:p text:style-name="P2"> </text:p>
          </table:table-cell>
        </table:table-row>
        <table:table-row table:style-name="Table24.1">
          <table:table-cell table:style-name="Table24.A5" office:value-type="string">
            <text:p text:style-name="P5">Configuration Management Plan</text:p>
          </table:table-cell>
          <table:table-cell table:style-name="Table24.B5" office:value-type="string">
            <text:p text:style-name="P2">S </text:p>
          </table:table-cell>
          <table:table-cell table:style-name="Table24.C5" office:value-type="string">
            <text:p text:style-name="P2">M </text:p>
          </table:table-cell>
          <table:table-cell table:style-name="Table24.D5" office:value-type="string">
            <text:p text:style-name="P2">M </text:p>
          </table:table-cell>
          <table:table-cell table:style-name="Table24.E5" office:value-type="string">
            <text:p text:style-name="P2">M </text:p>
          </table:table-cell>
          <table:table-cell table:style-name="Table24.F5" office:value-type="string">
            <text:p text:style-name="P2">Formal-External, Formal-Internal </text:p>
          </table:table-cell>
          <table:table-cell table:style-name="Table24.G5" office:value-type="string">
            <text:p text:style-name="P2">Office </text:p>
          </table:table-cell>
          <table:table-cell table:style-name="Table24.H5" office:value-type="string">
            <text:p text:style-name="P2">cm_mgt/rup_cmpln.dot</text:p>
          </table:table-cell>
        </table:table-row>
        <table:table-row table:style-name="Table24.1">
          <table:table-cell table:style-name="Table24.A6" office:value-type="string">
            <text:p text:style-name="P5">Project Repository</text:p>
          </table:table-cell>
          <table:table-cell table:style-name="Table24.B6" office:value-type="string">
            <text:p text:style-name="P2">S </text:p>
          </table:table-cell>
          <table:table-cell table:style-name="Table24.C6" office:value-type="string">
            <text:p text:style-name="P2">M </text:p>
          </table:table-cell>
          <table:table-cell table:style-name="Table24.D6" office:value-type="string">
            <text:p text:style-name="P2">M </text:p>
          </table:table-cell>
          <table:table-cell table:style-name="Table24.E6" office:value-type="string">
            <text:p text:style-name="P2">M </text:p>
          </table:table-cell>
          <table:table-cell table:style-name="Table24.F6" office:value-type="string">
            <text:p text:style-name="P2">Informal </text:p>
          </table:table-cell>
          <table:table-cell table:style-name="Table24.G6" office:value-type="string">
            <text:p text:style-name="P2">GitHub </text:p>
          </table:table-cell>
          <table:table-cell table:style-name="Table24.H6" office:value-type="string">
            <text:p text:style-name="P2">None </text:p>
          </table:table-cell>
        </table:table-row>
        <table:table-row table:style-name="Table24.1">
          <table:table-cell table:style-name="Table24.A7" office:value-type="string">
            <text:p text:style-name="P5">Software Development Plan </text:p>
          </table:table-cell>
          <table:table-cell table:style-name="Table24.B7" office:value-type="string">
            <text:p text:style-name="P2">S </text:p>
          </table:table-cell>
          <table:table-cell table:style-name="Table24.C7" office:value-type="string">
            <text:p text:style-name="P2">M </text:p>
          </table:table-cell>
          <table:table-cell table:style-name="Table24.D7" office:value-type="string">
            <text:p text:style-name="P2">M </text:p>
          </table:table-cell>
          <table:table-cell table:style-name="Table24.E7" office:value-type="string">
            <text:p text:style-name="P2">M </text:p>
          </table:table-cell>
          <table:table-cell table:style-name="Table24.F7" office:value-type="string">
            <text:p text:style-name="P2">Formal-External, Formal-Internal </text:p>
          </table:table-cell>
          <table:table-cell table:style-name="Table24.G7" office:value-type="string">
            <text:p text:style-name="P2">Office </text:p>
          </table:table-cell>
          <table:table-cell table:style-name="Table24.H7" office:value-type="string">
            <text:p text:style-name="P2">mgmnt/rup_sdpln.dot </text:p>
          </table:table-cell>
        </table:table-row>
        <table:table-row table:style-name="Table24.1">
          <table:table-cell table:style-name="Table24.A8" office:value-type="string">
            <text:p text:style-name="P5">Workspace</text:p>
          </table:table-cell>
          <table:table-cell table:style-name="Table24.B8" office:value-type="string">
            <text:p text:style-name="P2">S </text:p>
          </table:table-cell>
          <table:table-cell table:style-name="Table24.C8" office:value-type="string">
            <text:p text:style-name="P2">M </text:p>
          </table:table-cell>
          <table:table-cell table:style-name="Table24.D8" office:value-type="string">
            <text:p text:style-name="P2">M </text:p>
          </table:table-cell>
          <table:table-cell table:style-name="Table24.E8" office:value-type="string">
            <text:p text:style-name="P2">M </text:p>
          </table:table-cell>
          <table:table-cell table:style-name="Table24.F8" office:value-type="string">
            <text:p text:style-name="P2">Formal-External, Informal </text:p>
          </table:table-cell>
          <table:table-cell table:style-name="Table24.G8" office:value-type="string">
            <text:p text:style-name="P2">Eclipse Project </text:p>
          </table:table-cell>
          <table:table-cell table:style-name="Table24.H8" office:value-type="string">
            <text:p text:style-name="P2">None </text:p>
          </table:table-cell>
        </table:table-row>
      </table:table>
      <text:p text:style-name="Standard"/>
      <text:h text:style-name="P41" text:outline-level="3">Notes<text:span text:style-name="T2"> </text:span>on<text:span text:style-name="T2"> </text:span>the<text:span text:style-name="T2"> </text:span>Artifact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text:span text:style-name="Strong_20_Emphasis">Artifacts</text:span></text:p>
          </table:table-cell>
          <table:table-cell table:style-name="Table25.A1" office:value-type="string">
            <text:p text:style-name="P6"><text:span text:style-name="Strong_20_Emphasis">How to Use</text:span></text:p>
          </table:table-cell>
          <table:table-cell table:style-name="Table25.C1" office:value-type="string">
            <text:p text:style-name="P6"><text:span text:style-name="Strong_20_Emphasis">Reason</text:span></text:p>
          </table:table-cell>
        </table:table-row>
        <table:table-row table:style-name="Table25.1">
          <table:table-cell table:style-name="Table25.A2" office:value-type="string">
            <text:p text:style-name="P6"> </text:p>
          </table:table-cell>
          <table:table-cell table:style-name="Table25.B2" office:value-type="string">
            <text:p text:style-name="P21"> </text:p>
          </table:table-cell>
          <table:table-cell table:style-name="Table25.C2" office:value-type="string">
            <text:p text:style-name="P21">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Matthew Cooper (the original leader of the CM team), had to leave for military training early into the project. This brought his group down to one member, making him the group leader. Creating the CM Plan was moved to the leader of Testing &amp; Security, Adam Moore, and a Project Leader, Hayden Chudy.</text:p>
      <text:h text:style-name="Heading_20_2" text:outline-level="2">Artifacts To Be Assigned</text:h>
      <text:h text:style-name="Heading_20_3" text:outline-level="3">Workflow</text:h>
      <text:p text:style-name="Standard">These artifacts have not been assigned to any discipline yet.</text:p>
      <text:p text:style-name="Standard"/>
      <text:h text:style-name="Heading_20_3" text:outline-level="3">Artifacts</text:h>
      <table:table table:name="Table30" table:style-name="Table30">
        <table:table-column table:style-name="Table30.A"/>
        <table:table-column table:style-name="Table30.B" table:number-columns-repeated="4"/>
        <table:table-column table:style-name="Table30.F" table:number-columns-repeated="2"/>
        <table:table-column table:style-name="Table30.H"/>
        <table:table-row table:style-name="Table30.1">
          <table:table-cell table:style-name="Table30.A1" table:number-rows-spanned="2" office:value-type="string">
            <text:p text:style-name="P2"><text:span text:style-name="Strong_20_Emphasis">Artifacts</text:span></text:p>
          </table:table-cell>
          <table:table-cell table:style-name="Table30.A1" table:number-columns-spanned="4" office:value-type="string">
            <text:p text:style-name="P2"><text:span text:style-name="Strong_20_Emphasis">How to Use</text:span></text:p>
          </table:table-cell>
          <table:covered-table-cell/>
          <table:covered-table-cell/>
          <table:covered-table-cell/>
          <table:table-cell table:style-name="Table30.A1" table:number-rows-spanned="2" office:value-type="string">
            <text:p text:style-name="P2"><text:span text:style-name="Strong_20_Emphasis">Review Details</text:span></text:p>
          </table:table-cell>
          <table:table-cell table:style-name="Table30.A1" table:number-rows-spanned="2" office:value-type="string">
            <text:p text:style-name="P2"><text:span text:style-name="Strong_20_Emphasis">Tools Used</text:span></text:p>
          </table:table-cell>
          <table:table-cell table:style-name="Table30.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30.1">
          <table:covered-table-cell/>
          <table:table-cell table:style-name="Table30.A1" office:value-type="string">
            <text:p text:style-name="P2"><text:span text:style-name="Strong_20_Emphasis">Incep</text:span></text:p>
          </table:table-cell>
          <table:table-cell table:style-name="Table30.A1" office:value-type="string">
            <text:p text:style-name="P2"><text:span text:style-name="Strong_20_Emphasis">Elab</text:span></text:p>
          </table:table-cell>
          <table:table-cell table:style-name="Table30.A1" office:value-type="string">
            <text:p text:style-name="P2"><text:span text:style-name="Strong_20_Emphasis">Const</text:span></text:p>
          </table:table-cell>
          <table:table-cell table:style-name="Table30.A1" office:value-type="string">
            <text:p text:style-name="P2"><text:span text:style-name="Strong_20_Emphasis">Trans</text:span></text:p>
          </table:table-cell>
          <table:covered-table-cell/>
          <table:covered-table-cell/>
          <table:covered-table-cell/>
        </table:table-row>
        <table:table-row table:style-name="Table30.1">
          <table:table-cell table:style-name="Table30.A3" office:value-type="string">
            <text:p text:style-name="P27">Business Actor</text:p>
          </table:table-cell>
          <table:table-cell table:style-name="Table30.B3" office:value-type="string">
            <text:p text:style-name="P50">W </text:p>
          </table:table-cell>
          <table:table-cell table:style-name="Table30.C3" office:value-type="string">
            <text:p text:style-name="P50"><text:s/></text:p>
          </table:table-cell>
          <table:table-cell table:style-name="Table30.D3" office:value-type="string">
            <text:p text:style-name="P50"><text:s/></text:p>
          </table:table-cell>
          <table:table-cell table:style-name="Table30.E3" office:value-type="string">
            <text:p text:style-name="P50"><text:s/></text:p>
          </table:table-cell>
          <table:table-cell table:style-name="Table30.F3" office:value-type="string">
            <text:p text:style-name="P26"> </text:p>
          </table:table-cell>
          <table:table-cell table:style-name="Table30.G3" office:value-type="string">
            <text:p text:style-name="P50"><text:s/></text:p>
          </table:table-cell>
          <table:table-cell table:style-name="Table30.H3" office:value-type="string">
            <text:p text:style-name="P26"> </text:p>
          </table:table-cell>
        </table:table-row>
        <table:table-row table:style-name="Table30.1">
          <table:table-cell table:style-name="Table30.A4" office:value-type="string">
            <text:p text:style-name="P27">Business Architecture Document</text:p>
          </table:table-cell>
          <table:table-cell table:style-name="Table30.B4" office:value-type="string">
            <text:p text:style-name="P50">W </text:p>
          </table:table-cell>
          <table:table-cell table:style-name="Table30.C4" office:value-type="string">
            <text:p text:style-name="P50"><text:s/></text:p>
          </table:table-cell>
          <table:table-cell table:style-name="Table30.D4" office:value-type="string">
            <text:p text:style-name="P50"><text:s/></text:p>
          </table:table-cell>
          <table:table-cell table:style-name="Table30.E4" office:value-type="string">
            <text:p text:style-name="P50"><text:s/></text:p>
          </table:table-cell>
          <table:table-cell table:style-name="Table30.F4" office:value-type="string">
            <text:p text:style-name="P26"> </text:p>
          </table:table-cell>
          <table:table-cell table:style-name="Table30.G4" office:value-type="string">
            <text:p text:style-name="P50"><text:s/></text:p>
          </table:table-cell>
          <table:table-cell table:style-name="Table30.H4" office:value-type="string">
            <text:p text:style-name="P26"> </text:p>
          </table:table-cell>
        </table:table-row>
        <table:table-row table:style-name="Table30.1">
          <table:table-cell table:style-name="Table30.A5" office:value-type="string">
            <text:p text:style-name="P27">Business Entity</text:p>
          </table:table-cell>
          <table:table-cell table:style-name="Table30.B5" office:value-type="string">
            <text:p text:style-name="P50">W </text:p>
          </table:table-cell>
          <table:table-cell table:style-name="Table30.C5" office:value-type="string">
            <text:p text:style-name="P50"><text:s/></text:p>
          </table:table-cell>
          <table:table-cell table:style-name="Table30.D5" office:value-type="string">
            <text:p text:style-name="P50"><text:s/></text:p>
          </table:table-cell>
          <table:table-cell table:style-name="Table30.E5" office:value-type="string">
            <text:p text:style-name="P50"><text:s/></text:p>
          </table:table-cell>
          <table:table-cell table:style-name="Table30.F5" office:value-type="string">
            <text:p text:style-name="P26"> </text:p>
          </table:table-cell>
          <table:table-cell table:style-name="Table30.G5" office:value-type="string">
            <text:p text:style-name="P50"><text:s/></text:p>
          </table:table-cell>
          <table:table-cell table:style-name="Table30.H5" office:value-type="string">
            <text:p text:style-name="P26"> </text:p>
          </table:table-cell>
        </table:table-row>
        <table:table-row table:style-name="Table30.1">
          <table:table-cell table:style-name="Table30.A6" office:value-type="string">
            <text:p text:style-name="P27">Business Glossary</text:p>
          </table:table-cell>
          <table:table-cell table:style-name="Table30.B6" office:value-type="string">
            <text:p text:style-name="P50">W </text:p>
          </table:table-cell>
          <table:table-cell table:style-name="Table30.C6" office:value-type="string">
            <text:p text:style-name="P50"><text:s/></text:p>
          </table:table-cell>
          <table:table-cell table:style-name="Table30.D6" office:value-type="string">
            <text:p text:style-name="P50"><text:s/></text:p>
          </table:table-cell>
          <table:table-cell table:style-name="Table30.E6" office:value-type="string">
            <text:p text:style-name="P50"><text:s/></text:p>
          </table:table-cell>
          <table:table-cell table:style-name="Table30.F6" office:value-type="string">
            <text:p text:style-name="P26"> </text:p>
          </table:table-cell>
          <table:table-cell table:style-name="Table30.G6" office:value-type="string">
            <text:p text:style-name="P50"><text:s/></text:p>
          </table:table-cell>
          <table:table-cell table:style-name="Table30.H6" office:value-type="string">
            <text:p text:style-name="P26"> </text:p>
          </table:table-cell>
        </table:table-row>
        <table:table-row table:style-name="Table30.1">
          <table:table-cell table:style-name="Table30.A7" office:value-type="string">
            <text:p text:style-name="P27">Business Modeling Guidelines</text:p>
          </table:table-cell>
          <table:table-cell table:style-name="Table30.B7" office:value-type="string">
            <text:p text:style-name="P50">W </text:p>
          </table:table-cell>
          <table:table-cell table:style-name="Table30.C7" office:value-type="string">
            <text:p text:style-name="P50"><text:s/></text:p>
          </table:table-cell>
          <table:table-cell table:style-name="Table30.D7" office:value-type="string">
            <text:p text:style-name="P50"><text:s/></text:p>
          </table:table-cell>
          <table:table-cell table:style-name="Table30.E7" office:value-type="string">
            <text:p text:style-name="P50"><text:s/></text:p>
          </table:table-cell>
          <table:table-cell table:style-name="Table30.F7" office:value-type="string">
            <text:p text:style-name="P26"> </text:p>
          </table:table-cell>
          <table:table-cell table:style-name="Table30.G7" office:value-type="string">
            <text:p text:style-name="P50"><text:s/></text:p>
          </table:table-cell>
          <table:table-cell table:style-name="Table30.H7" office:value-type="string">
            <text:p text:style-name="P26"> </text:p>
          </table:table-cell>
        </table:table-row>
        <table:table-row table:style-name="Table30.1">
          <table:table-cell table:style-name="Table30.A13" office:value-type="string">
            <text:p text:style-name="P27">Business Object Model</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Use Case</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Use-Case Model</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Use-Case Realization</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Vision</text:p>
          </table:table-cell>
          <table:table-cell table:style-name="Table30.B13" office:value-type="string">
            <text:p text:style-name="P50">W</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Worker</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4" office:value-type="string">
            <text:p text:style-name="P27">Design Guidelines</text:p>
          </table:table-cell>
          <table:table-cell table:style-name="Table30.B14" office:value-type="string">
            <text:p text:style-name="P50">W </text:p>
          </table:table-cell>
          <table:table-cell table:style-name="Table30.C14" office:value-type="string">
            <text:p text:style-name="P50"><text:s/></text:p>
          </table:table-cell>
          <table:table-cell table:style-name="Table30.D14" office:value-type="string">
            <text:p text:style-name="P50"><text:s/></text:p>
          </table:table-cell>
          <table:table-cell table:style-name="Table30.E14" office:value-type="string">
            <text:p text:style-name="P50"><text:s/></text:p>
          </table:table-cell>
          <table:table-cell table:style-name="Table30.F14" office:value-type="string">
            <text:p text:style-name="P26"> </text:p>
          </table:table-cell>
          <table:table-cell table:style-name="Table30.G14" office:value-type="string">
            <text:p text:style-name="P50"><text:s/></text:p>
          </table:table-cell>
          <table:table-cell table:style-name="Table30.H14" office:value-type="string">
            <text:p text:style-name="P26"> </text:p>
          </table:table-cell>
        </table:table-row>
        <table:table-row table:style-name="Table30.1">
          <table:table-cell table:style-name="Table30.A15" office:value-type="string">
            <text:p text:style-name="P27">Development Infrastructure</text:p>
          </table:table-cell>
          <table:table-cell table:style-name="Table30.B15" office:value-type="string">
            <text:p text:style-name="P50">W </text:p>
          </table:table-cell>
          <table:table-cell table:style-name="Table30.C15" office:value-type="string">
            <text:p text:style-name="P26"> </text:p>
          </table:table-cell>
          <table:table-cell table:style-name="Table30.D15" office:value-type="string">
            <text:p text:style-name="P26"> </text:p>
          </table:table-cell>
          <table:table-cell table:style-name="Table30.E15" office:value-type="string">
            <text:p text:style-name="P26"> </text:p>
          </table:table-cell>
          <table:table-cell table:style-name="Table30.F15" office:value-type="string">
            <text:p text:style-name="P26"> </text:p>
          </table:table-cell>
          <table:table-cell table:style-name="Table30.G15" office:value-type="string">
            <text:p text:style-name="P26"> </text:p>
          </table:table-cell>
          <table:table-cell table:style-name="Table30.H15" office:value-type="string">
            <text:p text:style-name="P26"> </text:p>
          </table:table-cell>
        </table:table-row>
        <table:table-row table:style-name="Table30.1">
          <table:table-cell table:style-name="Table30.A16" office:value-type="string">
            <text:p text:style-name="P27">Development-Organization Assessment</text:p>
          </table:table-cell>
          <table:table-cell table:style-name="Table30.B16" office:value-type="string">
            <text:p text:style-name="P50">W </text:p>
          </table:table-cell>
          <table:table-cell table:style-name="Table30.C16" office:value-type="string">
            <text:p text:style-name="P26"> </text:p>
          </table:table-cell>
          <table:table-cell table:style-name="Table30.D16" office:value-type="string">
            <text:p text:style-name="P26"> </text:p>
          </table:table-cell>
          <table:table-cell table:style-name="Table30.E16" office:value-type="string">
            <text:p text:style-name="P26"> </text:p>
          </table:table-cell>
          <table:table-cell table:style-name="Table30.F16" office:value-type="string">
            <text:p text:style-name="P26"> </text:p>
          </table:table-cell>
          <table:table-cell table:style-name="Table30.G16" office:value-type="string">
            <text:p text:style-name="P26"> </text:p>
          </table:table-cell>
          <table:table-cell table:style-name="Table30.H16" office:value-type="string">
            <text:p text:style-name="P26"> </text:p>
          </table:table-cell>
        </table:table-row>
        <table:table-row table:style-name="Table30.1">
          <table:table-cell table:style-name="Table30.A17" office:value-type="string">
            <text:p text:style-name="P27">Manual Styleguide</text:p>
          </table:table-cell>
          <table:table-cell table:style-name="Table30.B17" office:value-type="string">
            <text:p text:style-name="P50">W </text:p>
          </table:table-cell>
          <table:table-cell table:style-name="Table30.C17" office:value-type="string">
            <text:p text:style-name="P26"> </text:p>
          </table:table-cell>
          <table:table-cell table:style-name="Table30.D17" office:value-type="string">
            <text:p text:style-name="P26"> </text:p>
          </table:table-cell>
          <table:table-cell table:style-name="Table30.E17" office:value-type="string">
            <text:p text:style-name="P26"> </text:p>
          </table:table-cell>
          <table:table-cell table:style-name="Table30.F17" office:value-type="string">
            <text:p text:style-name="P26"> </text:p>
          </table:table-cell>
          <table:table-cell table:style-name="Table30.G17" office:value-type="string">
            <text:p text:style-name="P26"> </text:p>
          </table:table-cell>
          <table:table-cell table:style-name="Table30.H17" office:value-type="string">
            <text:p text:style-name="P26"> </text:p>
          </table:table-cell>
        </table:table-row>
        <table:table-row table:style-name="Table30.1">
          <table:table-cell table:style-name="Table30.A18" office:value-type="string">
            <text:p text:style-name="P27">Organization Unit</text:p>
          </table:table-cell>
          <table:table-cell table:style-name="Table30.B18" office:value-type="string">
            <text:p text:style-name="P50">W </text:p>
          </table:table-cell>
          <table:table-cell table:style-name="Table30.C18" office:value-type="string">
            <text:p text:style-name="P50"><text:s/></text:p>
          </table:table-cell>
          <table:table-cell table:style-name="Table30.D18" office:value-type="string">
            <text:p text:style-name="P50"><text:s/></text:p>
          </table:table-cell>
          <table:table-cell table:style-name="Table30.E18" office:value-type="string">
            <text:p text:style-name="P50"><text:s/></text:p>
          </table:table-cell>
          <table:table-cell table:style-name="Table30.F18" office:value-type="string">
            <text:p text:style-name="P26"> </text:p>
          </table:table-cell>
          <table:table-cell table:style-name="Table30.G18" office:value-type="string">
            <text:p text:style-name="P50"><text:s/></text:p>
          </table:table-cell>
          <table:table-cell table:style-name="Table30.H18" office:value-type="string">
            <text:p text:style-name="P26"> </text:p>
          </table:table-cell>
        </table:table-row>
        <table:table-row table:style-name="Table30.1">
          <table:table-cell table:style-name="Table30.A19" office:value-type="string">
            <text:p text:style-name="P27">Project-Specific Templates</text:p>
          </table:table-cell>
          <table:table-cell table:style-name="Table30.B19" office:value-type="string">
            <text:p text:style-name="P50">W </text:p>
          </table:table-cell>
          <table:table-cell table:style-name="Table30.C19" office:value-type="string">
            <text:p text:style-name="P26"> </text:p>
          </table:table-cell>
          <table:table-cell table:style-name="Table30.D19" office:value-type="string">
            <text:p text:style-name="P26"> </text:p>
          </table:table-cell>
          <table:table-cell table:style-name="Table30.E19" office:value-type="string">
            <text:p text:style-name="P26"> </text:p>
          </table:table-cell>
          <table:table-cell table:style-name="Table30.F19" office:value-type="string">
            <text:p text:style-name="P26"> </text:p>
          </table:table-cell>
          <table:table-cell table:style-name="Table30.G19" office:value-type="string">
            <text:p text:style-name="P26"> </text:p>
          </table:table-cell>
          <table:table-cell table:style-name="Table30.H19" office:value-type="string">
            <text:p text:style-name="P26"> </text:p>
          </table:table-cell>
        </table:table-row>
        <table:table-row table:style-name="Table30.1">
          <table:table-cell table:style-name="Table30.A20" office:value-type="string">
            <text:p text:style-name="P27">Programming Guidelines</text:p>
          </table:table-cell>
          <table:table-cell table:style-name="Table30.B20" office:value-type="string">
            <text:p text:style-name="P50">W </text:p>
          </table:table-cell>
          <table:table-cell table:style-name="Table30.C20" office:value-type="string">
            <text:p text:style-name="P26"> </text:p>
          </table:table-cell>
          <table:table-cell table:style-name="Table30.D20" office:value-type="string">
            <text:p text:style-name="P26"> </text:p>
          </table:table-cell>
          <table:table-cell table:style-name="Table30.E20" office:value-type="string">
            <text:p text:style-name="P26"> </text:p>
          </table:table-cell>
          <table:table-cell table:style-name="Table30.F20" office:value-type="string">
            <text:p text:style-name="P26"> </text:p>
          </table:table-cell>
          <table:table-cell table:style-name="Table30.G20" office:value-type="string">
            <text:p text:style-name="P26"> </text:p>
          </table:table-cell>
          <table:table-cell table:style-name="Table30.H20" office:value-type="string">
            <text:p text:style-name="P26"> </text:p>
          </table:table-cell>
        </table:table-row>
        <table:table-row table:style-name="Table30.1">
          <table:table-cell table:style-name="Table30.A21" office:value-type="string">
            <text:p text:style-name="P27">Supplementary Business Specification</text:p>
          </table:table-cell>
          <table:table-cell table:style-name="Table30.B21" office:value-type="string">
            <text:p text:style-name="P50">W </text:p>
          </table:table-cell>
          <table:table-cell table:style-name="Table30.C21" office:value-type="string">
            <text:p text:style-name="P50"><text:s/></text:p>
          </table:table-cell>
          <table:table-cell table:style-name="Table30.D21" office:value-type="string">
            <text:p text:style-name="P50"><text:s/></text:p>
          </table:table-cell>
          <table:table-cell table:style-name="Table30.E21" office:value-type="string">
            <text:p text:style-name="P50"><text:s/></text:p>
          </table:table-cell>
          <table:table-cell table:style-name="Table30.F21" office:value-type="string">
            <text:p text:style-name="P26"> </text:p>
          </table:table-cell>
          <table:table-cell table:style-name="Table30.G21" office:value-type="string">
            <text:p text:style-name="P50">Office</text:p>
          </table:table-cell>
          <table:table-cell table:style-name="Table30.H21" office:value-type="string">
            <text:p text:style-name="P26">bm/rup_sbs.dot </text:p>
          </table:table-cell>
        </table:table-row>
        <table:table-row table:style-name="Table30.1">
          <table:table-cell table:style-name="Table30.A22" office:value-type="string">
            <text:p text:style-name="P45">Target-Organization Assessment</text:p>
          </table:table-cell>
          <table:table-cell table:style-name="Table30.B22" office:value-type="string">
            <text:p text:style-name="P51">W </text:p>
          </table:table-cell>
          <table:table-cell table:style-name="Table30.C22" office:value-type="string">
            <text:p text:style-name="P52"><text:s/></text:p>
          </table:table-cell>
          <table:table-cell table:style-name="Table30.D22" office:value-type="string">
            <text:p text:style-name="P52"><text:s/></text:p>
          </table:table-cell>
          <table:table-cell table:style-name="Table30.E22" office:value-type="string">
            <text:p text:style-name="P52"><text:s/></text:p>
          </table:table-cell>
          <table:table-cell table:style-name="Table30.F22" office:value-type="string">
            <text:p text:style-name="P28"/>
          </table:table-cell>
          <table:table-cell table:style-name="Table30.G22" office:value-type="string">
            <text:p text:style-name="P51">Office</text:p>
          </table:table-cell>
          <table:table-cell table:style-name="Table30.H22" office:value-type="string">
            <text:p text:style-name="P26">bm/rup_tarorgass.dot </text:p>
          </table:table-cell>
        </table:table-row>
        <table:table-row table:style-name="Table30.1">
          <table:table-cell table:style-name="Table30.A23" office:value-type="string">
            <text:p text:style-name="P27">Test Guidelines</text:p>
          </table:table-cell>
          <table:table-cell table:style-name="Table30.B23" office:value-type="string">
            <text:p text:style-name="P50">W </text:p>
          </table:table-cell>
          <table:table-cell table:style-name="Table30.C23" office:value-type="string">
            <text:p text:style-name="P26"> </text:p>
          </table:table-cell>
          <table:table-cell table:style-name="Table30.D23" office:value-type="string">
            <text:p text:style-name="P26"> </text:p>
          </table:table-cell>
          <table:table-cell table:style-name="Table30.E23" office:value-type="string">
            <text:p text:style-name="P26"> </text:p>
          </table:table-cell>
          <table:table-cell table:style-name="Table30.F23" office:value-type="string">
            <text:p text:style-name="P26"> </text:p>
          </table:table-cell>
          <table:table-cell table:style-name="Table30.G23" office:value-type="string">
            <text:p text:style-name="P26"> </text:p>
          </table:table-cell>
          <table:table-cell table:style-name="Table30.H23" office:value-type="string">
            <text:p text:style-name="P26"> </text:p>
          </table:table-cell>
        </table:table-row>
        <table:table-row table:style-name="Table30.1">
          <table:table-cell table:style-name="Table30.A24" office:value-type="string">
            <text:p text:style-name="P27">Tools</text:p>
          </table:table-cell>
          <table:table-cell table:style-name="Table30.B24" office:value-type="string">
            <text:p text:style-name="P50">W </text:p>
          </table:table-cell>
          <table:table-cell table:style-name="Table30.C24" office:value-type="string">
            <text:p text:style-name="P26"> </text:p>
          </table:table-cell>
          <table:table-cell table:style-name="Table30.D24" office:value-type="string">
            <text:p text:style-name="P26"> </text:p>
          </table:table-cell>
          <table:table-cell table:style-name="Table30.E24" office:value-type="string">
            <text:p text:style-name="P26"> </text:p>
          </table:table-cell>
          <table:table-cell table:style-name="Table30.F24" office:value-type="string">
            <text:p text:style-name="P26"> </text:p>
          </table:table-cell>
          <table:table-cell table:style-name="Table30.G24" office:value-type="string">
            <text:p text:style-name="P26"> </text:p>
          </table:table-cell>
          <table:table-cell table:style-name="Table30.H24" office:value-type="string">
            <text:p text:style-name="P26"> </text:p>
          </table:table-cell>
        </table:table-row>
        <text:soft-page-break/>
        <table:table-row table:style-name="Table30.1">
          <table:table-cell table:style-name="Table30.A25" office:value-type="string">
            <text:p text:style-name="P27">Tool Guidelines</text:p>
          </table:table-cell>
          <table:table-cell table:style-name="Table30.B25" office:value-type="string">
            <text:p text:style-name="P50">W </text:p>
          </table:table-cell>
          <table:table-cell table:style-name="Table30.C25" office:value-type="string">
            <text:p text:style-name="P26"> </text:p>
          </table:table-cell>
          <table:table-cell table:style-name="Table30.D25" office:value-type="string">
            <text:p text:style-name="P26"> </text:p>
          </table:table-cell>
          <table:table-cell table:style-name="Table30.E25" office:value-type="string">
            <text:p text:style-name="P26"> </text:p>
          </table:table-cell>
          <table:table-cell table:style-name="Table30.F25" office:value-type="string">
            <text:p text:style-name="P26"> </text:p>
          </table:table-cell>
          <table:table-cell table:style-name="Table30.G25" office:value-type="string">
            <text:p text:style-name="P26"> </text:p>
          </table:table-cell>
          <table:table-cell table:style-name="Table30.H25" office:value-type="string">
            <text:p text:style-name="P26"> </text:p>
          </table:table-cell>
        </table:table-row>
        <table:table-row table:style-name="Table30.1">
          <table:table-cell table:style-name="Table30.A26" office:value-type="string">
            <text:p text:style-name="P27">Use-Case Modeling Guidelines</text:p>
          </table:table-cell>
          <table:table-cell table:style-name="Table30.B26" office:value-type="string">
            <text:p text:style-name="P50">W </text:p>
          </table:table-cell>
          <table:table-cell table:style-name="Table30.C26" office:value-type="string">
            <text:p text:style-name="P26"> </text:p>
          </table:table-cell>
          <table:table-cell table:style-name="Table30.D26" office:value-type="string">
            <text:p text:style-name="P26"> </text:p>
          </table:table-cell>
          <table:table-cell table:style-name="Table30.E26" office:value-type="string">
            <text:p text:style-name="P26"> </text:p>
          </table:table-cell>
          <table:table-cell table:style-name="Table30.F26" office:value-type="string">
            <text:p text:style-name="P26"> </text:p>
          </table:table-cell>
          <table:table-cell table:style-name="Table30.G26" office:value-type="string">
            <text:p text:style-name="P26"> </text:p>
          </table:table-cell>
          <table:table-cell table:style-name="Table30.H26" office:value-type="string">
            <text:p text:style-name="P26"> </text:p>
          </table:table-cell>
        </table:table-row>
        <table:table-row table:style-name="Table30.1">
          <table:table-cell table:style-name="Table30.A27" office:value-type="string">
            <text:p text:style-name="P27">User-Interface Guidelines</text:p>
          </table:table-cell>
          <table:table-cell table:style-name="Table30.B27" office:value-type="string">
            <text:p text:style-name="P50">W </text:p>
          </table:table-cell>
          <table:table-cell table:style-name="Table30.C27" office:value-type="string">
            <text:p text:style-name="P26"> </text:p>
          </table:table-cell>
          <table:table-cell table:style-name="Table30.D27" office:value-type="string">
            <text:p text:style-name="P26"> </text:p>
          </table:table-cell>
          <table:table-cell table:style-name="Table30.E27" office:value-type="string">
            <text:p text:style-name="P26"> </text:p>
          </table:table-cell>
          <table:table-cell table:style-name="Table30.F27" office:value-type="string">
            <text:p text:style-name="P26"> </text:p>
          </table:table-cell>
          <table:table-cell table:style-name="Table30.G27" office:value-type="string">
            <text:p text:style-name="P26"> </text:p>
          </table:table-cell>
          <table:table-cell table:style-name="Table30.H27"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text:span text:style-name="Strong_20_Emphasis">Artifacts</text:span></text:p>
          </table:table-cell>
          <table:table-cell table:style-name="Table7.A1" office:value-type="string">
            <text:p text:style-name="P2"><text:span text:style-name="Strong_20_Emphasis">How to Use</text:span></text:p>
          </table:table-cell>
          <table:table-cell table:style-name="Table7.C1" office:value-type="string">
            <text:p text:style-name="P2"><text:span text:style-name="Strong_20_Emphasis">Reason</text:span></text:p>
          </table:table-cell>
        </table:table-row>
        <table:table-row table:style-name="Table7.1">
          <table:table-cell table:style-name="Table7.A2" office:value-type="string">
            <text:p text:style-name="P2"> </text:p>
          </table:table-cell>
          <table:table-cell table:style-name="Table7.B2" office:value-type="string">
            <text:p text:style-name="P20"> </text:p>
          </table:table-cell>
          <table:table-cell table:style-name="Table7.C2" office:value-type="string">
            <text:p text:style-name="P20"> </text:p>
          </table:table-cell>
        </table:table-row>
      </table:table>
      <text:h text:style-name="Heading_20_3" text:outline-level="3" text:is-list-header="true"/>
      <text:h text:style-name="P37" text:outline-level="1">Roles<text:span text:style-name="T2"> </text:span></text:h>
      <text:p text:style-name="InfoBlue">[This section is used for the following purposes:</text:p>
      <text:list xml:id="list820380489" text:style-name="WW8Num42">
        <text:list-item>
          <text:p text:style-name="P48">To describe any changes in the set of roles; for example, it is common to refine the role Stakeholder into more than one role. </text:p>
        </text:list-item>
        <text:list-item>
          <text:p text:style-name="P48">To map job positions in the organization to the roles in the Rational Unified Process. The reason for this is that in some development organizations there are job positions defined. If these job positions are commonly used and have a wide acceptance within the organization, it may be worth doing a mapping between the roles in the Rational Unified Process and the job positions in the organization. Mapping job positions to roles makes it easier for people in the organization to understand how to employ the Rational Unified Process. The mapping can also help people understand that roles are not job positions, which is a common misconception.] </text:p>
        </text:list-item>
      </text:list>
      <text:p text:style-name="Text_20_body">Primary Stakeholder:<text:tab/><text:tab/><text:tab/>Todd McDona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list-style-name="WW8Num1">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style:text-properties fo:color="#0000ff" fo:font-style="italic" style:font-style-asian="italic"/>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4" style:family="table">
      <style:table-properties style:width="6.6479in" fo:margin-left="-0.0799in" table:align="left" style:writing-mode="lr-tb"/>
    </style:style>
    <style:style style:name="Table34.A" style:family="table-column">
      <style:table-column-properties style:column-width="4.4299in"/>
    </style:style>
    <style:style style:name="Table34.B" style:family="table-column">
      <style:table-column-properties style:column-width="2.2181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4.B1" style:family="table-cell">
      <style:table-cell-properties style:vertical-align="top" fo:padding-left="0.075in" fo:padding-right="0.075in" fo:padding-top="0in" fo:padding-bottom="0in" fo:border="0.75pt solid #000000" style:writing-mode="lr-tb"/>
    </style:style>
    <style:style style:name="Table33" style:family="table">
      <style:table-properties style:width="6.5875in" fo:margin-left="-0.075in" table:align="left" style:writing-mode="lr-tb"/>
    </style:style>
    <style:style style:name="Table33.A" style:family="table-column">
      <style:table-column-properties style:column-width="2.1958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style:snap-to-layout-grid="false"/>
    </style:style>
    <style:style style:name="M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120">
      <number:year number:style="long"/>
    </number:date-style>
  </office:automatic-styles>
  <office:master-styles>
    <style:master-page style:name="Standard" style:page-layout-name="Mpm1">
      <style:header>
        <text:p text:style-name="MP1"/>
        <text:p text:style-name="MP2"/>
        <text:p text:style-name="MP3"><text:user-defined style:data-style-name="N0" text:name="Company"/></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able:table table:name="Table34" table:style-name="Table34">
          <table:table-column table:style-name="Table34.A"/>
          <table:table-column table:style-name="Table34.B"/>
          <table:table-row table:style-name="Table34.1">
            <table:table-cell table:style-name="Table34.A1" office:value-type="string">
              <text:p text:style-name="MP5">JagTrack</text:p>
            </table:table-cell>
            <table:table-cell table:style-name="Table34.B1" office:value-type="string">
              <text:p text:style-name="MP6"><text:s text:c="2"/>Version: <text:s text:c="10"/>2.0</text:p>
            </table:table-cell>
          </table:table-row>
          <table:table-row table:style-name="Table34.1">
            <table:table-cell table:style-name="Table34.A1" office:value-type="string">
              <text:p text:style-name="MP5"><text:title>Development Case</text:title></text:p>
            </table:table-cell>
            <table:table-cell table:style-name="Table34.B1" office:value-type="string">
              <text:p text:style-name="MP5"><text:s text:c="2"/>Date: <text:s/>19/Mar/12</text:p>
            </table:table-cell>
          </table:table-row>
          <table:table-row table:style-name="Table34.1">
            <table:table-cell table:style-name="Table34.B1" table:number-columns-spanned="2" office:value-type="string">
              <text:p text:style-name="MP5">Development Case for JagTrack</text:p>
            </table:table-cell>
            <table:covered-table-cell/>
          </table:table-row>
        </table:table>
        <text:p text:style-name="Header"/>
      </style:header>
      <style:footer>
        <table:table table:name="Table33" table:style-name="Table33">
          <table:table-column table:style-name="Table33.A" table:number-columns-repeated="3"/>
          <table:table-row table:style-name="Table33.1">
            <table:table-cell table:style-name="Table33.A1" office:value-type="string">
              <text:p text:style-name="MP7">Confidential</text:p>
            </table:table-cell>
            <table:table-cell table:style-name="Table33.A1" office:value-type="string">
              <text:p text:style-name="MP8"><text:span text:style-name="MT1"></text:span><text:user-defined style:data-style-name="N0" text:name="Company"/>JagTrack, <text:date style:data-style-name="N120" text:date-value="2012-03-19T21:29:27">2012</text:date></text:p>
            </table:table-cell>
            <table:table-cell table:style-name="Table33.A1" office:value-type="string">
              <text:p text:style-name="MP9">Page <text:span text:style-name="Page_20_Number"><text:page-number text:select-page="current">19</text:page-number></text:span><text:span text:style-name="Page_20_Number"> of </text:span><text:span text:style-name="Page_20_Number"><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hayden </meta:initial-creator>
    <meta:creation-date>2012-03-10T00:08:33</meta:creation-date>
    <dc:creator>hayden </dc:creator>
    <dc:date>2012-03-19T21:29:27</dc:date>
    <meta:editing-cycles>34</meta:editing-cycles>
    <meta:editing-duration>P6DT1H6M12S</meta:editing-duration>
    <meta:generator>LibreOffice/3.4$Linux LibreOffice_project/340m1$Build-302</meta:generator>
    <meta:document-statistic meta:table-count="22" meta:image-count="0" meta:object-count="0" meta:page-count="19" meta:paragraph-count="1181" meta:word-count="3010" meta:character-count="18724" meta:non-whitespace-character-count="15976"/>
    <meta:user-defined meta:name="Info 1"/>
    <meta:user-defined meta:name="Info 2"/>
    <meta:user-defined meta:name="Info 3"/>
    <meta:user-defined meta:name="Info 4"/>
  </office:meta>
</office:document-meta>
</file>